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order-left="0.06pt solid #000000" fo:border-right="0.06pt solid #000000" fo:border-top="none"/>
    </style:style>
    <style:style style:name="ce22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bold" style:font-size-asian="10pt" style:font-style-asian="normal" style:font-weight-asian="bold" style:font-name-complex="Futura-book" style:font-size-complex="10pt" style:font-style-complex="normal" style:font-weight-complex="bold"/>
    </style:style>
    <style:style style:name="ce23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>
      <style:table-cell-properties style:rotation-align="none"/>
    </style:style>
    <style:style style:name="ce2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Default" style:data-style-name="N4">
      <style:table-cell-properties style:rotation-align="none"/>
    </style:style>
    <style:style style:name="ce28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ASIVOS POR IMPUESTOS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Impuestos Corriente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0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57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0" office:value-type="string" calcext:value-type="string" table:number-columns-spanned="2" table:number-rows-spanned="1">
            <text:p>Ajustes y/o re-clasificaciones</text:p>
          </table:table-cell>
          <table:covered-table-cell table:style-name="ce200"/>
          <table:table-cell table:style-name="ce200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57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24" office:value-type="string" office:string-value="Ref. PT" calcext:value-type="string" table:number-columns-spanned="1" table:number-rows-spanned="2">
            <text:p><text:s/>Ref. PT </text:p>
          </table:table-cell>
          <table:table-cell table:style-name="ce237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69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05"/>
          <table:covered-table-cell table:style-name="ce157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05"/>
          <table:covered-table-cell table:style-name="ce157"/>
          <table:table-cell table:style-name="ce48" office:value-type="date" office:date-value="2019-12-31" calcext:value-type="date">
            <text:p>31-dic-19</text:p>
          </table:table-cell>
          <table:covered-table-cell table:style-name="ce224"/>
          <table:covered-table-cell table:style-name="ce237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69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227"/>
          <table:table-cell table:style-name="ce93"/>
          <table:table-cell table:style-name="ce98"/>
          <table:table-cell table:style-name="ce106"/>
          <table:table-cell table:style-name="ce49" table:formula="of:=[.F14]-[.I14]" office:value-type="float" office:value="0" calcext:value-type="float">
            <text:p><text:s/>- </text:p>
          </table:table-cell>
          <table:table-cell table:style-name="ce124" table:formula="of:=[.L14]/[.$L$34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86"/>
          <table:table-cell table:style-name="ce159" office:value-type="string" office:string-value="IVA por Pagar" calcext:value-type="string">
            <text:p><text:s/>IVA por Pagar </text:p>
          </table:table-cell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159" office:value-type="string" office:string-value="IVA por Pagar" calcext:value-type="string">
            <text:p><text:s/>IVA por Pagar </text:p>
          </table:table-cell>
          <table:table-cell table:style-name="ce51"/>
          <table:table-cell table:style-name="ce99"/>
          <table:table-cell table:style-name="ce107"/>
          <table:table-cell table:style-name="ce49" table:formula="of:=[.F15]-[.I15]" office:value-type="float" office:value="0" calcext:value-type="float">
            <text:p><text:s/>- </text:p>
          </table:table-cell>
          <table:table-cell table:style-name="ce124" table:formula="of:=[.L15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1-01-002" calcext:value-type="string">
            <text:p><text:s/>2-1-1-01-01-002 </text:p>
          </table:table-cell>
          <table:table-cell table:style-name="ce228" office:value-type="string" office:string-value="30% IVA Retencion Proveedores" calcext:value-type="string">
            <text:p><text:s/>30% IVA Retencion Proveedores 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 office:value-type="string" office:string-value="2-1-1-01-01-002" calcext:value-type="string">
            <text:p><text:s/>2-1-1-01-01-002 </text:p>
          </table:table-cell>
          <table:table-cell table:style-name="ce228" office:value-type="string" office:string-value="30% IVA Retencion Proveedores" calcext:value-type="string">
            <text:p><text:s/>30% IVA Retencion Proveedor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1-01-003" calcext:value-type="string">
            <text:p><text:s/>2-1-1-01-01-003 </text:p>
          </table:table-cell>
          <table:table-cell table:style-name="ce228" office:value-type="string" office:string-value="70% IVA Retencion Proveedores" calcext:value-type="string">
            <text:p><text:s/>70% IVA Retencion Proveedores 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 office:value-type="string" office:string-value="2-1-1-01-01-003" calcext:value-type="string">
            <text:p><text:s/>2-1-1-01-01-003 </text:p>
          </table:table-cell>
          <table:table-cell table:style-name="ce228" office:value-type="string" office:string-value="70% IVA Retencion Proveedores" calcext:value-type="string">
            <text:p><text:s/>70% IVA Retencion Proveedor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1-01-004" calcext:value-type="string">
            <text:p><text:s/>2-1-1-01-01-004 </text:p>
          </table:table-cell>
          <table:table-cell table:style-name="ce228" office:value-type="string" office:string-value="100% IVA Retencion Proveedores" calcext:value-type="string">
            <text:p><text:s/>100% IVA Retencion Proveedor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86" office:value-type="string" office:string-value="2-1-1-01-01-004" calcext:value-type="string">
            <text:p><text:s/>2-1-1-01-01-004 </text:p>
          </table:table-cell>
          <table:table-cell table:style-name="ce228" office:value-type="string" office:string-value="100% IVA Retencion Proveedores" calcext:value-type="string">
            <text:p><text:s/>100% IVA Retencion Proveedor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1-01-005" calcext:value-type="string">
            <text:p><text:s/>2-1-1-01-01-005 </text:p>
          </table:table-cell>
          <table:table-cell table:style-name="ce228" office:value-type="string" office:string-value="IVA por pagar" calcext:value-type="string">
            <text:p><text:s/>IVA por pagar </text:p>
          </table:table-cell>
          <table:table-cell table:style-name="ce51" office:value-type="float" office:value="9636.94" calcext:value-type="float">
            <text:p><text:s/>9,637 </text:p>
          </table:table-cell>
          <table:table-cell table:style-name="ce70"/>
          <table:table-cell table:style-name="ce83"/>
          <table:table-cell table:style-name="ce85" table:formula="of:=[.C19]-[.D19]+[.E19]" office:value-type="float" office:value="9636.94" calcext:value-type="float">
            <text:p><text:s/>9,637 </text:p>
          </table:table-cell>
          <table:table-cell table:style-name="ce86" office:value-type="string" office:string-value="2-1-1-01-01-005" calcext:value-type="string">
            <text:p><text:s/>2-1-1-01-01-005 </text:p>
          </table:table-cell>
          <table:table-cell table:style-name="ce228" office:value-type="string" office:string-value="IVA por pagar" calcext:value-type="string">
            <text:p><text:s/>IVA por pagar </text:p>
          </table:table-cell>
          <table:table-cell table:style-name="ce51" office:value-type="float" office:value="158.6" calcext:value-type="float">
            <text:p><text:s/>159 </text:p>
          </table:table-cell>
          <table:table-cell table:style-name="ce99"/>
          <table:table-cell table:style-name="ce107"/>
          <table:table-cell table:style-name="ce49" table:formula="of:=[.F19]-[.I19]" office:value-type="float" office:value="9478.34" calcext:value-type="float">
            <text:p><text:s/>9,478 </text:p>
          </table:table-cell>
          <table:table-cell table:style-name="ce124" table:formula="of:=[.L19]/[.$L$34]" office:value-type="percentage" office:value="-0.0438219142767212" calcext:value-type="percentage">
            <text:p>-4.3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1-01-006" calcext:value-type="string">
            <text:p><text:s/>2-1-1-01-01-006 </text:p>
          </table:table-cell>
          <table:table-cell table:style-name="ce229" office:value-type="string" office:string-value="12% IVA en Ventas" calcext:value-type="string">
            <text:p><text:s/>12% IVA en Ventas </text:p>
          </table:table-cell>
          <table:table-cell table:style-name="ce51" office:value-type="float" office:value="0.01" calcext:value-type="float">
            <text:p><text:s/>0 </text:p>
          </table:table-cell>
          <table:table-cell table:style-name="ce52" table:number-columns-repeated="2"/>
          <table:table-cell table:style-name="ce85" table:formula="of:=[.C20]-[.D20]+[.E20]" office:value-type="float" office:value="0.01" calcext:value-type="float">
            <text:p><text:s/>0 </text:p>
          </table:table-cell>
          <table:table-cell table:style-name="ce86" office:value-type="string" office:string-value="2-1-1-01-01-006" calcext:value-type="string">
            <text:p><text:s/>2-1-1-01-01-006 </text:p>
          </table:table-cell>
          <table:table-cell table:style-name="ce229" office:value-type="string" office:string-value="12% IVA en Ventas" calcext:value-type="string">
            <text:p><text:s/>12% IVA en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0]-[.I20]" office:value-type="float" office:value="0.01" calcext:value-type="float">
            <text:p><text:s/>0 </text:p>
          </table:table-cell>
          <table:table-cell table:style-name="ce124" table:formula="of:=[.L20]/[.$L$34]" office:value-type="percentage" office:value="-0.0000000462337437533589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5"/>
          <table:table-cell/>
          <table:table-cell table:style-name="ce51"/>
          <table:table-cell table:style-name="ce71"/>
          <table:table-cell table:style-name="ce84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145"/>
          <table:table-cell/>
          <table:table-cell table:style-name="ce51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45"/>
          <table:table-cell/>
          <table:table-cell table:style-name="ce51"/>
          <table:table-cell table:style-name="ce71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145"/>
          <table:table-cell/>
          <table:table-cell table:style-name="ce51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/>
          <table:table-cell table:style-name="ce161" office:value-type="string" calcext:value-type="string">
            <text:p>Retenciones a Fuente x Pagar</text:p>
          </table:table-cell>
          <table:table-cell table:style-name="ce53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6"/>
          <table:table-cell table:style-name="ce161" office:value-type="string" calcext:value-type="string">
            <text:p>Retenciones a Fuente x Pagar</text:p>
          </table:table-cell>
          <table:table-cell table:style-name="ce53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8" office:value-type="string" office:string-value="2-1-1-01-02-001" calcext:value-type="string">
            <text:p><text:s/>2-1-1-01-02-001 </text:p>
          </table:table-cell>
          <table:table-cell table:style-name="ce231" office:value-type="string" calcext:value-type="string">
            <text:p>1% Retencones Fuente</text:p>
          </table:table-cell>
          <table:table-cell table:style-name="ce54" office:value-type="float" office:value="0" calcext:value-type="float">
            <text:p>0 </text:p>
          </table:table-cell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228" office:value-type="string" office:string-value="2-1-1-01-02-001" calcext:value-type="string">
            <text:p><text:s/>2-1-1-01-02-001 </text:p>
          </table:table-cell>
          <table:table-cell table:style-name="ce231" office:value-type="string" calcext:value-type="string">
            <text:p>1% Retencones Fuente</text:p>
          </table:table-cell>
          <table:table-cell table:style-name="ce54" office:value-type="float" office:value="0" calcext:value-type="float">
            <text:p>0 </text:p>
          </table:table-cell>
          <table:table-cell table:style-name="ce99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8" office:value-type="string" office:string-value="2-1-1-01-02-002" calcext:value-type="string">
            <text:p><text:s/>2-1-1-01-02-002 </text:p>
          </table:table-cell>
          <table:table-cell table:style-name="ce92" office:value-type="string" calcext:value-type="string">
            <text:p>2% Retenciones Fuente</text:p>
          </table:table-cell>
          <table:table-cell table:style-name="ce54" office:value-type="float" office:value="0" calcext:value-type="float">
            <text:p>0 </text:p>
          </table:table-cell>
          <table:table-cell table:style-name="ce70"/>
          <table:table-cell table:style-name="ce51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228" office:value-type="string" office:string-value="2-1-1-01-02-002" calcext:value-type="string">
            <text:p><text:s/>2-1-1-01-02-002 </text:p>
          </table:table-cell>
          <table:table-cell table:style-name="ce92" office:value-type="string" calcext:value-type="string">
            <text:p>2% Retenciones Fuente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8" office:value-type="string" office:string-value="2-1-1-01-02-004" calcext:value-type="string">
            <text:p><text:s/>2-1-1-01-02-004 </text:p>
          </table:table-cell>
          <table:table-cell table:style-name="ce88" office:value-type="string" office:string-value="10% Retenciones Fuente" calcext:value-type="string">
            <text:p><text:s/>10% Retenciones Fuente </text:p>
          </table:table-cell>
          <table:table-cell table:style-name="ce55"/>
          <table:table-cell table:style-name="ce52" table:number-columns-repeated="2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228" office:value-type="string" office:string-value="2-1-1-01-02-004" calcext:value-type="string">
            <text:p><text:s/>2-1-1-01-02-004 </text:p>
          </table:table-cell>
          <table:table-cell table:style-name="ce88" office:value-type="string" office:string-value="10% Retenciones Fuente" calcext:value-type="string">
            <text:p><text:s/>10% Retenciones Fuente </text:p>
          </table:table-cell>
          <table:table-cell table:style-name="ce52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4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228" office:value-type="string" office:string-value="2-1-1-01-02-005" calcext:value-type="string">
            <text:p><text:s/>2-1-1-01-02-005 </text:p>
          </table:table-cell>
          <table:table-cell table:style-name="ce165" office:value-type="string" office:string-value="Impt. Renta por Pagar" calcext:value-type="string">
            <text:p><text:s/>Impt. Renta por Pagar </text:p>
          </table:table-cell>
          <table:table-cell table:style-name="ce51"/>
          <table:table-cell table:style-name="ce71"/>
          <table:table-cell table:style-name="ce51"/>
          <table:table-cell table:style-name="ce82" table:formula="of:=[.C27]-[.D27]+[.E27]" office:value-type="float" office:value="0" calcext:value-type="float">
            <text:p><text:s/>- </text:p>
          </table:table-cell>
          <table:table-cell table:style-name="ce228" office:value-type="string" office:string-value="2-1-1-01-02-005" calcext:value-type="string">
            <text:p><text:s/>2-1-1-01-02-005 </text:p>
          </table:table-cell>
          <table:table-cell table:style-name="ce165" office:value-type="string" office:string-value="Impt. Renta por Pagar" calcext:value-type="string">
            <text:p><text:s/>Impt. Renta por Pagar </text:p>
          </table:table-cell>
          <table:table-cell table:style-name="ce51" office:value-type="float" office:value="228468.35" calcext:value-type="float">
            <text:p><text:s/>228,468 </text:p>
          </table:table-cell>
          <table:table-cell table:style-name="ce100"/>
          <table:table-cell table:style-name="ce107"/>
          <table:table-cell table:style-name="ce49" table:formula="of:=[.F27]-[.I27]" office:value-type="float" office:value="-228468.35" calcext:value-type="float">
            <text:p><text:s/>(228,468)</text:p>
          </table:table-cell>
          <table:table-cell table:style-name="ce124" table:formula="of:=[.L27]/[.$L$34]" office:value-type="percentage" office:value="1.05629471496527" calcext:value-type="percentage">
            <text:p>105.6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8" office:value-type="string" office:string-value="2-1-1-01-02-006" calcext:value-type="string">
            <text:p><text:s/>2-1-1-01-02-006 </text:p>
          </table:table-cell>
          <table:table-cell table:style-name="ce50" office:value-type="string" office:string-value="Retenciones en la Fuente por Pagar" calcext:value-type="string">
            <text:p><text:s/>Retenciones en la Fuente por Pagar </text:p>
          </table:table-cell>
          <table:table-cell table:style-name="ce51" office:value-type="float" office:value="2738.9" calcext:value-type="float">
            <text:p><text:s/>2,739 </text:p>
          </table:table-cell>
          <table:table-cell table:style-name="ce70"/>
          <table:table-cell table:style-name="ce83"/>
          <table:table-cell table:style-name="ce82" table:formula="of:=[.C28]-[.D28]+[.E28]" office:value-type="float" office:value="2738.9" calcext:value-type="float">
            <text:p><text:s/>2,739 </text:p>
          </table:table-cell>
          <table:table-cell table:style-name="ce228" office:value-type="string" office:string-value="2-1-1-01-02-006" calcext:value-type="string">
            <text:p><text:s/>2-1-1-01-02-006 </text:p>
          </table:table-cell>
          <table:table-cell table:style-name="ce50" office:value-type="string" office:string-value="Retenciones en la Fuente por Pagar" calcext:value-type="string">
            <text:p><text:s/>Retenciones en la Fuente por Pagar </text:p>
          </table:table-cell>
          <table:table-cell table:style-name="ce51" office:value-type="float" office:value="41.14" calcext:value-type="float">
            <text:p><text:s/>41 </text:p>
          </table:table-cell>
          <table:table-cell table:style-name="ce100"/>
          <table:table-cell table:style-name="ce107"/>
          <table:table-cell table:style-name="ce49" table:formula="of:=[.F28]-[.I28]" office:value-type="float" office:value="2697.76" calcext:value-type="float">
            <text:p><text:s/>2,698 </text:p>
          </table:table-cell>
          <table:table-cell table:style-name="ce124" table:formula="of:=[.L28]/[.$L$34]" office:value-type="percentage" office:value="-0.0124727544548061" calcext:value-type="percentage">
            <text:p>-1.2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8" office:value-type="string" office:string-value="2-1-1-01-02-007" calcext:value-type="string">
            <text:p><text:s/>2-1-1-01-02-007 </text:p>
          </table:table-cell>
          <table:table-cell table:style-name="ce50" office:value-type="string" office:string-value="Ret. Impto. 1.75% sobre Compras" calcext:value-type="string">
            <text:p><text:s/>Ret. Impto. 1.75% sobre Compr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2" table:formula="of:=[.C29]-[.D29]+[.E29]" office:value-type="float" office:value="0" calcext:value-type="float">
            <text:p><text:s/>- </text:p>
          </table:table-cell>
          <table:table-cell table:style-name="ce228" office:value-type="string" office:string-value="2-1-1-01-02-007" calcext:value-type="string">
            <text:p><text:s/>2-1-1-01-02-007 </text:p>
          </table:table-cell>
          <table:table-cell table:style-name="ce50" office:value-type="string" office:string-value="Ret. Impto. 1.75% sobre Compras" calcext:value-type="string">
            <text:p><text:s/>Ret. Impto. 1.75% sobre Compr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9]-[.I29]" office:value-type="float" office:value="0" calcext:value-type="float">
            <text:p><text:s/>- </text:p>
          </table:table-cell>
          <table:table-cell table:style-name="ce124" table:formula="of:=[.L29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8" office:value-type="string" office:string-value="2-1-1-01-02-008" calcext:value-type="string">
            <text:p><text:s/>2-1-1-01-02-008 </text:p>
          </table:table-cell>
          <table:table-cell table:style-name="ce50" office:value-type="string" office:string-value="Ret. Impto. 2.75% sobre Compras" calcext:value-type="string">
            <text:p><text:s/>Ret. Impto. 2.75% sobre Compr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2" table:formula="of:=[.C30]-[.D30]+[.E30]" office:value-type="float" office:value="0" calcext:value-type="float">
            <text:p><text:s/>- </text:p>
          </table:table-cell>
          <table:table-cell table:style-name="ce228" office:value-type="string" office:string-value="2-1-1-01-02-008" calcext:value-type="string">
            <text:p><text:s/>2-1-1-01-02-008 </text:p>
          </table:table-cell>
          <table:table-cell table:style-name="ce50" office:value-type="string" office:string-value="Ret. Impto. 2.75% sobre Compras" calcext:value-type="string">
            <text:p><text:s/>Ret. Impto. 2.75% sobre Compr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30]-[.I30]" office:value-type="float" office:value="0" calcext:value-type="float">
            <text:p><text:s/>- </text:p>
          </table:table-cell>
          <table:table-cell table:style-name="ce124" table:formula="of:=[.L30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8" office:value-type="string" office:string-value="2-1-1-01-02-009" calcext:value-type="string">
            <text:p><text:s/>2-1-1-01-02-009 </text:p>
          </table:table-cell>
          <table:table-cell table:style-name="ce50" office:value-type="string" office:string-value="Retencion Impuesto Renta Empleados" calcext:value-type="string">
            <text:p><text:s/>Retencion Impuesto Renta Empleado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2" table:formula="of:=[.C31]-[.D31]+[.E31]" office:value-type="float" office:value="0" calcext:value-type="float">
            <text:p><text:s/>- </text:p>
          </table:table-cell>
          <table:table-cell table:style-name="ce228" office:value-type="string" office:string-value="2-1-1-01-02-009" calcext:value-type="string">
            <text:p><text:s/>2-1-1-01-02-009 </text:p>
          </table:table-cell>
          <table:table-cell table:style-name="ce50" office:value-type="string" office:string-value="Retencion Impuesto Renta Empleados" calcext:value-type="string">
            <text:p><text:s/>Retencion Impuesto Renta Empleado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31]-[.I31]" office:value-type="float" office:value="0" calcext:value-type="float">
            <text:p><text:s/>- </text:p>
          </table:table-cell>
          <table:table-cell table:style-name="ce124" table:formula="of:=[.L31]/[.$L$34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8])" office:value-type="float" office:value="12375.85" calcext:value-type="float">
            <text:p><text:s/>12,376 </text:p>
          </table:table-cell>
          <table:table-cell table:style-name="ce18" table:formula="of:=SUM([.D14:.D28])" office:value-type="float" office:value="0" calcext:value-type="float">
            <text:p><text:s/>- </text:p>
          </table:table-cell>
          <table:table-cell table:style-name="ce18" table:formula="of:=SUM([.E14:.E28])" office:value-type="float" office:value="0" calcext:value-type="float">
            <text:p><text:s/>- </text:p>
          </table:table-cell>
          <table:table-cell table:style-name="ce18" table:formula="of:=SUM([.F14:.F28])" office:value-type="float" office:value="12375.85" calcext:value-type="float">
            <text:p><text:s/>12,376 </text:p>
          </table:table-cell>
          <table:table-cell table:style-name="ce18" table:number-columns-repeated="2"/>
          <table:table-cell table:style-name="ce18" table:formula="of:=SUM([.I14:.I28])" office:value-type="float" office:value="228668.09" calcext:value-type="float">
            <text:p><text:s/>228,668 </text:p>
          </table:table-cell>
          <table:table-cell table:style-name="ce18" table:number-columns-repeated="2"/>
          <table:table-cell table:style-name="ce18" table:formula="of:=SUM([.L14:.L28])" office:value-type="float" office:value="-216292.24" calcext:value-type="float">
            <text:p><text:s/>(216,292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Impuesto a la renta por pagar</text:p>
          </table:table-cell>
          <table:table-cell table:style-name="ce60" table:formula="of:=[.F27]" office:value-type="float" office:value="0" calcext:value-type="float">
            <text:p><text:s/>- </text:p>
          </table:table-cell>
          <table:table-cell table:style-name="ce60" table:formula="of:=[.I27]" office:value-type="float" office:value="228468.35" calcext:value-type="float">
            <text:p><text:s/>228,468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tenciones de IVA por pagar</text:p>
          </table:table-cell>
          <table:table-cell table:style-name="ce60" table:formula="of:=SUM([.F15:.F22])" office:value-type="float" office:value="9636.95" calcext:value-type="float">
            <text:p><text:s/>9,637 </text:p>
          </table:table-cell>
          <table:table-cell table:style-name="ce60" table:formula="of:=SUM([.I15:.I22])" office:value-type="float" office:value="158.6" calcext:value-type="float">
            <text:p><text:s/>159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tenciones en la fuente por pagar</text:p>
          </table:table-cell>
          <table:table-cell table:style-name="ce60" table:formula="of:=SUM([.F23:.F26])+[.F28]" office:value-type="float" office:value="2738.9" calcext:value-type="float">
            <text:p><text:s/>2,739 </text:p>
          </table:table-cell>
          <table:table-cell table:style-name="ce60" table:formula="of:=SUM([.I23:.I26])+[.I28]" office:value-type="float" office:value="41.14" calcext:value-type="float">
            <text:p><text:s/>41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9:.C45])" office:value-type="float" office:value="12375.85" calcext:value-type="float">
            <text:p><text:s/>12,376 </text:p>
          </table:table-cell>
          <table:table-cell table:style-name="ce77" table:formula="of:=+SUM([.D39:.D45])" office:value-type="float" office:value="228668.09" calcext:value-type="float">
            <text:p><text:s/>228,668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Obligaciones tributarias" table:style-name="ta1">
        <table:table-column table:style-name="co8" table:default-cell-style-name="ce278"/>
        <table:table-column table:style-name="co8" table:default-cell-style-name="ce280"/>
        <table:table-column table:style-name="co9" table:default-cell-style-name="ce282"/>
        <table:table-column table:style-name="co8" table:default-cell-style-name="ce282"/>
        <table:table-column table:style-name="co8" table:default-cell-style-name="Default"/>
        <table:table-column table:style-name="co8" table:number-columns-repeated="4" table:default-cell-style-name="ce278"/>
        <table:table-column table:style-name="co8" table:default-cell-style-name="ce286"/>
        <table:table-column table:style-name="co8" table:default-cell-style-name="ce278"/>
        <table:table-row table:style-name="ro6">
          <table:table-cell office:value-type="float" office:value="3969" calcext:value-type="float">
            <text:p>3969</text:p>
          </table:table-cell>
          <table:table-cell office:value-type="string" calcext:value-type="string">
            <text:p>2-1-1-01</text:p>
          </table:table-cell>
          <table:table-cell office:value-type="float" office:value="-228668.09" calcext:value-type="float">
            <text:p><text:s/>(228,668.09)</text:p>
          </table:table-cell>
          <table:table-cell office:value-type="string" office:string-value="OBLIGACIONES TRIBUTARIAS" calcext:value-type="string">
            <text:p><text:s/>OBLIGACIONES TRIBUTARIAS </text:p>
          </table:table-cell>
          <table:table-cell/>
          <table:table-cell table:style-name="ce284" table:number-columns-repeated="3"/>
          <table:table-cell table:style-name="Default" table:number-columns-repeated="2"/>
          <table:table-cell table:style-name="ce284"/>
        </table:table-row>
        <table:table-row table:style-name="ro6">
          <table:table-cell office:value-type="float" office:value="3970" calcext:value-type="float">
            <text:p>3970</text:p>
          </table:table-cell>
          <table:table-cell office:value-type="string" calcext:value-type="string">
            <text:p>2-1-1-01-01</text:p>
          </table:table-cell>
          <table:table-cell office:value-type="float" office:value="-158.6" calcext:value-type="float">
            <text:p><text:s/>(158.60)</text:p>
          </table:table-cell>
          <table:table-cell office:value-type="string" office:string-value="IVA POR PAGAR" calcext:value-type="string">
            <text:p><text:s/>IVA POR PAGAR </text:p>
          </table:table-cell>
          <table:table-cell/>
          <table:table-cell table:style-name="ce284" table:number-columns-repeated="3"/>
          <table:table-cell table:style-name="Default" table:number-columns-repeated="2"/>
          <table:table-cell table:style-name="ce284"/>
        </table:table-row>
        <table:table-row table:style-name="ro7">
          <table:table-cell table:style-name="ce279" office:value-type="float" office:value="3971" calcext:value-type="float">
            <text:p>3971</text:p>
          </table:table-cell>
          <table:table-cell table:style-name="ce281" office:value-type="string" calcext:value-type="string">
            <text:p>2-1-1-01-01-002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30% IVA  Retenido Proveedores" calcext:value-type="string">
            <text:p><text:s/>30% IVA <text:s/>Retenido Proveedores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3972" calcext:value-type="float">
            <text:p>3972</text:p>
          </table:table-cell>
          <table:table-cell office:value-type="string" calcext:value-type="string">
            <text:p><text:s/>57.92</text:p>
          </table:table-cell>
          <table:table-cell office:value-type="float" office:value="57.92" calcext:value-type="float">
            <text:p><text:s/>57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3973" calcext:value-type="float">
            <text:p>3973</text:p>
          </table:table-cell>
          <table:table-cell office:value-type="string" calcext:value-type="string">
            <text:p><text:s/>27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4" calcext:value-type="float">
            <text:p><text:s/>30.4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603" calcext:value-type="float">
            <text:p>22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37499-001001-8 REFLECTORES</text:p>
          </table:table-cell>
        </table:table-row>
        <table:table-row table:style-name="ro6">
          <table:table-cell office:value-type="float" office:value="3974" calcext:value-type="float">
            <text:p>3974</text:p>
          </table:table-cell>
          <table:table-cell office:value-type="string" calcext:value-type="string">
            <text:p><text:s/>25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96" calcext:value-type="float">
            <text:p><text:s/>1.96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603" calcext:value-type="float">
            <text:p>223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547-001001-10 KILOS SOLDADURA 7018 X 3/16</text:p>
          </table:table-cell>
        </table:table-row>
        <table:table-row table:style-name="ro6">
          <table:table-cell office:value-type="float" office:value="3975" calcext:value-type="float">
            <text:p>3975</text:p>
          </table:table-cell>
          <table:table-cell office:value-type="string" calcext:value-type="string">
            <text:p><text:s/>1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48" calcext:value-type="float">
            <text:p><text:s/>24.48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703" calcext:value-type="float">
            <text:p>224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66-001001-4 JALADOR INTERNO DE 110 MM - </text:p>
          </table:table-cell>
        </table:table-row>
        <table:table-row table:style-name="ro6">
          <table:table-cell office:value-type="float" office:value="3976" calcext:value-type="float">
            <text:p>397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08" calcext:value-type="float">
            <text:p><text:s/>1.08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303" calcext:value-type="float">
            <text:p>224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100-BALANZA ELECT. GIGITAL 5 KG</text:p>
          </table:table-cell>
        </table:table-row>
        <table:table-row table:style-name="ro6">
          <table:table-cell office:value-type="float" office:value="3977" calcext:value-type="float">
            <text:p>3977</text:p>
          </table:table-cell>
          <table:table-cell office:value-type="string" calcext:value-type="string">
            <text:p>-18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36" calcext:value-type="float">
            <text:p><text:s/>18.3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303" calcext:value-type="float">
            <text:p>228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366-001001-3 METROS DE TUBO 24" - 3 METRO</text:p>
          </table:table-cell>
        </table:table-row>
        <table:table-row table:style-name="ro6">
          <table:table-cell office:value-type="float" office:value="3978" calcext:value-type="float">
            <text:p>3978</text:p>
          </table:table-cell>
          <table:table-cell office:value-type="string" calcext:value-type="string">
            <text:p>-127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.44" calcext:value-type="float">
            <text:p><text:s/>109.4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403" calcext:value-type="float">
            <text:p>227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425-001001-380 BUZOS DE HOMBRE</text:p>
          </table:table-cell>
        </table:table-row>
        <table:table-row table:style-name="ro6">
          <table:table-cell office:value-type="float" office:value="3979" calcext:value-type="float">
            <text:p>3979</text:p>
          </table:table-cell>
          <table:table-cell office:value-type="string" calcext:value-type="string">
            <text:p>-130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7" calcext:value-type="float">
            <text:p><text:s/>2.7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403" calcext:value-type="float">
            <text:p>228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60-001001-50 BOTELLONES DE AGUA - 1 CAJA</text:p>
          </table:table-cell>
        </table:table-row>
        <table:table-row table:style-name="ro6">
          <table:table-cell office:value-type="float" office:value="3980" calcext:value-type="float">
            <text:p>3980</text:p>
          </table:table-cell>
          <table:table-cell office:value-type="string" calcext:value-type="string">
            <text:p>-14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11" calcext:value-type="float">
            <text:p><text:s/>17.11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003" calcext:value-type="float">
            <text:p>229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80-001100-BISAGRAS, CANDADO BARRIL 80MM,</text:p>
          </table:table-cell>
        </table:table-row>
        <table:table-row table:style-name="ro6">
          <table:table-cell office:value-type="float" office:value="3981" calcext:value-type="float">
            <text:p>3981</text:p>
          </table:table-cell>
          <table:table-cell office:value-type="string" calcext:value-type="string">
            <text:p>-149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3" calcext:value-type="float">
            <text:p><text:s/>2.23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203" calcext:value-type="float">
            <text:p>228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165227-001001-BATERIA BOSCH, SUPER FULL EQUI</text:p>
          </table:table-cell>
        </table:table-row>
        <table:table-row table:style-name="ro6">
          <table:table-cell office:value-type="float" office:value="3982" calcext:value-type="float">
            <text:p>3982</text:p>
          </table:table-cell>
          <table:table-cell office:value-type="string" calcext:value-type="string">
            <text:p>-15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08" calcext:value-type="float">
            <text:p><text:s/>2.0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603" calcext:value-type="float">
            <text:p>225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44-001001-9 BOTELLONES DE AGUA</text:p>
          </table:table-cell>
        </table:table-row>
        <table:table-row table:style-name="ro6">
          <table:table-cell office:value-type="float" office:value="3983" calcext:value-type="float">
            <text:p>3983</text:p>
          </table:table-cell>
          <table:table-cell office:value-type="string" calcext:value-type="string">
            <text:p>-154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9" calcext:value-type="float">
            <text:p><text:s/>2.59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103" calcext:value-type="float">
            <text:p>226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53-001001-32 BOTELLONES DE AGUA</text:p>
          </table:table-cell>
        </table:table-row>
        <table:table-row table:style-name="ro6">
          <table:table-cell office:value-type="float" office:value="3984" calcext:value-type="float">
            <text:p>3984</text:p>
          </table:table-cell>
          <table:table-cell office:value-type="string" calcext:value-type="string">
            <text:p>-172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54" calcext:value-type="float">
            <text:p><text:s/>17.5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903" calcext:value-type="float">
            <text:p>227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162-001100-3 MALLAS ELECTROSOLDADAS- 30 S</text:p>
          </table:table-cell>
        </table:table-row>
        <table:table-row table:style-name="ro6">
          <table:table-cell office:value-type="float" office:value="3985" calcext:value-type="float">
            <text:p>3985</text:p>
          </table:table-cell>
          <table:table-cell office:value-type="string" calcext:value-type="string">
            <text:p><text:s/>.00</text:p>
          </table:table-cell>
          <table:table-cell office:value-type="float" office:value="172.05" calcext:value-type="float">
            <text:p><text:s/>172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3986" calcext:value-type="float">
            <text:p>3986</text:p>
          </table:table-cell>
          <table:table-cell office:value-type="string" calcext:value-type="string">
            <text:p>-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" calcext:value-type="float">
            <text:p><text:s/>4.50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LASIFICACION TRANSACCION #239003 PROVEEDOR MERGAMA</text:p>
          </table:table-cell>
        </table:table-row>
        <table:table-row table:style-name="ro6">
          <table:table-cell office:value-type="float" office:value="3987" calcext:value-type="float">
            <text:p>3987</text:p>
          </table:table-cell>
          <table:table-cell office:value-type="string" calcext:value-type="string">
            <text:p>-52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.14" calcext:value-type="float">
            <text:p><text:s/>48.1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403" calcext:value-type="float">
            <text:p>235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42-001001-IBROPISONADOR COMPACTADOR A GA</text:p>
          </table:table-cell>
        </table:table-row>
        <table:table-row table:style-name="ro6">
          <table:table-cell office:value-type="float" office:value="3988" calcext:value-type="float">
            <text:p>3988</text:p>
          </table:table-cell>
          <table:table-cell office:value-type="string" calcext:value-type="string">
            <text:p>-55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303" calcext:value-type="float">
            <text:p>233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69-001001-35 BOTELLONES DE AGUA</text:p>
          </table:table-cell>
        </table:table-row>
        <table:table-row table:style-name="ro6">
          <table:table-cell office:value-type="float" office:value="3989" calcext:value-type="float">
            <text:p>3989</text:p>
          </table:table-cell>
          <table:table-cell office:value-type="string" calcext:value-type="string">
            <text:p>-7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07" calcext:value-type="float">
            <text:p><text:s/>16.0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803" calcext:value-type="float">
            <text:p>235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43-001100-LLAVE DE TUBO 36"-PINTURA SPRA</text:p>
          </table:table-cell>
        </table:table-row>
        <table:table-row table:style-name="ro6">
          <table:table-cell office:value-type="float" office:value="3990" calcext:value-type="float">
            <text:p>3990</text:p>
          </table:table-cell>
          <table:table-cell office:value-type="string" calcext:value-type="string">
            <text:p>-74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9" calcext:value-type="float">
            <text:p><text:s/>2.5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203" calcext:value-type="float">
            <text:p>238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80-001001-32 BOTELLONES DE AGUA</text:p>
          </table:table-cell>
        </table:table-row>
        <table:table-row table:style-name="ro6">
          <table:table-cell office:value-type="float" office:value="3991" calcext:value-type="float">
            <text:p>3991</text:p>
          </table:table-cell>
          <table:table-cell office:value-type="string" calcext:value-type="string">
            <text:p>-75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03" calcext:value-type="float">
            <text:p><text:s/>1.03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703" calcext:value-type="float">
            <text:p>238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59-001100-PILA ALCALINA MAX "C"</text:p>
          </table:table-cell>
        </table:table-row>
        <table:table-row table:style-name="ro6">
          <table:table-cell office:value-type="float" office:value="3992" calcext:value-type="float">
            <text:p>3992</text:p>
          </table:table-cell>
          <table:table-cell office:value-type="string" calcext:value-type="string">
            <text:p>-157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86" calcext:value-type="float">
            <text:p><text:s/>81.8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203" calcext:value-type="float">
            <text:p>239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9-001001-40 ROLLO MALLA SEGURIDAD PVC A</text:p>
          </table:table-cell>
        </table:table-row>
        <table:table-row table:style-name="ro6">
          <table:table-cell office:value-type="float" office:value="3993" calcext:value-type="float">
            <text:p>3993</text:p>
          </table:table-cell>
          <table:table-cell office:value-type="string" calcext:value-type="string">
            <text:p><text:s/>.00</text:p>
          </table:table-cell>
          <table:table-cell office:value-type="float" office:value="157.03" calcext:value-type="float">
            <text:p><text:s/>157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3994" calcext:value-type="float">
            <text:p>3994</text:p>
          </table:table-cell>
          <table:table-cell office:value-type="string" calcext:value-type="string">
            <text:p><text:s/>288.87</text:p>
          </table:table-cell>
          <table:table-cell office:value-type="float" office:value="288.87" calcext:value-type="float">
            <text:p><text:s/>288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3995" calcext:value-type="float">
            <text:p>399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8.87" calcext:value-type="float">
            <text:p><text:s/>288.87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703" calcext:value-type="float">
            <text:p>240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161-002002-CAJA DE CLAVO DE ACERO-TIRA SE</text:p>
          </table:table-cell>
        </table:table-row>
        <table:table-row table:style-name="ro6">
          <table:table-cell office:value-type="float" office:value="3996" calcext:value-type="float">
            <text:p>3996</text:p>
          </table:table-cell>
          <table:table-cell office:value-type="string" calcext:value-type="string">
            <text:p><text:s/>1.21</text:p>
          </table:table-cell>
          <table:table-cell office:value-type="float" office:value="1.21" calcext:value-type="float">
            <text:p><text:s/>1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3997" calcext:value-type="float">
            <text:p>3997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1" calcext:value-type="float">
            <text:p><text:s/>1.21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703" calcext:value-type="float">
            <text:p>242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67-002002-BRIDA PP90 PN16 DN80 PPST- POR</text:p>
          </table:table-cell>
        </table:table-row>
        <table:table-row table:style-name="ro6">
          <table:table-cell office:value-type="float" office:value="3998" calcext:value-type="float">
            <text:p>3998</text:p>
          </table:table-cell>
          <table:table-cell office:value-type="string" calcext:value-type="string">
            <text:p>-1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08" calcext:value-type="float">
            <text:p><text:s/>1.0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603" calcext:value-type="float">
            <text:p>245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7-001100-5 UNID. DE LIQUIDO PENETRANTE</text:p>
          </table:table-cell>
        </table:table-row>
        <table:table-row table:style-name="ro6">
          <table:table-cell office:value-type="float" office:value="3999" calcext:value-type="float">
            <text:p>3999</text:p>
          </table:table-cell>
          <table:table-cell office:value-type="string" calcext:value-type="string">
            <text:p>-1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5" calcext:value-type="float">
            <text:p><text:s/>0.6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303" calcext:value-type="float">
            <text:p>246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3-001100-SACO VACIO 25KG CLASICC</text:p>
          </table:table-cell>
        </table:table-row>
        <table:table-row table:style-name="ro6">
          <table:table-cell office:value-type="float" office:value="4000" calcext:value-type="float">
            <text:p>4000</text:p>
          </table:table-cell>
          <table:table-cell office:value-type="string" calcext:value-type="string">
            <text:p>-2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2" calcext:value-type="float">
            <text:p><text:s/>0.4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303" calcext:value-type="float">
            <text:p>245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45-001001-6 UNID. DISCO DE CORTE METAL D</text:p>
          </table:table-cell>
        </table:table-row>
        <table:table-row table:style-name="ro6">
          <table:table-cell office:value-type="float" office:value="4001" calcext:value-type="float">
            <text:p>4001</text:p>
          </table:table-cell>
          <table:table-cell office:value-type="string" calcext:value-type="string">
            <text:p>-48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67" calcext:value-type="float">
            <text:p><text:s/>46.6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403" calcext:value-type="float">
            <text:p>245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94-002002-78 UNID. ANGULO 50X50X2MM - 78</text:p>
          </table:table-cell>
        </table:table-row>
        <table:table-row table:style-name="ro6">
          <table:table-cell office:value-type="float" office:value="4002" calcext:value-type="float">
            <text:p>4002</text:p>
          </table:table-cell>
          <table:table-cell office:value-type="string" calcext:value-type="string">
            <text:p><text:s/>209.07</text:p>
          </table:table-cell>
          <table:table-cell office:value-type="float" office:value="257.89" calcext:value-type="float">
            <text:p><text:s/>257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003" calcext:value-type="float">
            <text:p>4003</text:p>
          </table:table-cell>
          <table:table-cell office:value-type="string" calcext:value-type="string">
            <text:p><text:s/>197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16" calcext:value-type="float">
            <text:p><text:s/>11.1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603" calcext:value-type="float">
            <text:p>246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52-001001-FABRICACION DE PASADOR CON ROS</text:p>
          </table:table-cell>
        </table:table-row>
        <table:table-row table:style-name="ro6">
          <table:table-cell office:value-type="float" office:value="4004" calcext:value-type="float">
            <text:p>4004</text:p>
          </table:table-cell>
          <table:table-cell office:value-type="string" calcext:value-type="string">
            <text:p><text:s/>196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41" calcext:value-type="float">
            <text:p><text:s/>1.4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203" calcext:value-type="float">
            <text:p>245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27-001001-2 UNID TACHO BASURA ROJO 64CM </text:p>
          </table:table-cell>
        </table:table-row>
        <table:table-row table:style-name="ro6">
          <table:table-cell office:value-type="float" office:value="4005" calcext:value-type="float">
            <text:p>4005</text:p>
          </table:table-cell>
          <table:table-cell office:value-type="string" calcext:value-type="string">
            <text:p><text:s/>187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97" calcext:value-type="float">
            <text:p><text:s/>8.9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603" calcext:value-type="float">
            <text:p>250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68-001001-6 UNID CODAL DE ALUMINIO DE 3 </text:p>
          </table:table-cell>
        </table:table-row>
        <table:table-row table:style-name="ro6">
          <table:table-cell office:value-type="float" office:value="4006" calcext:value-type="float">
            <text:p>4006</text:p>
          </table:table-cell>
          <table:table-cell office:value-type="string" calcext:value-type="string">
            <text:p><text:s/>18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13" calcext:value-type="float">
            <text:p><text:s/>7.1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903" calcext:value-type="float">
            <text:p>247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1995-001001-88 BOTELLONES DE AGUA</text:p>
          </table:table-cell>
        </table:table-row>
        <table:table-row table:style-name="ro6">
          <table:table-cell office:value-type="float" office:value="4007" calcext:value-type="float">
            <text:p>4007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.4" calcext:value-type="float">
            <text:p><text:s/>180.4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503" calcext:value-type="float">
            <text:p>246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13-002002-TUBERIA PEAD 160 X 11.80MM 1.2</text:p>
          </table:table-cell>
        </table:table-row>
        <table:table-row table:style-name="ro6">
          <table:table-cell office:value-type="float" office:value="4008" calcext:value-type="float">
            <text:p>4008</text:p>
          </table:table-cell>
          <table:table-cell office:value-type="string" calcext:value-type="string">
            <text:p>-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32" calcext:value-type="float">
            <text:p><text:s/>4.3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603" calcext:value-type="float">
            <text:p>263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53-001001-PLANCHA PLYWOOD 3MM - PERNO AU</text:p>
          </table:table-cell>
        </table:table-row>
        <table:table-row table:style-name="ro6">
          <table:table-cell office:value-type="float" office:value="4009" calcext:value-type="float">
            <text:p>4009</text:p>
          </table:table-cell>
          <table:table-cell office:value-type="string" calcext:value-type="string">
            <text:p>-28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58" calcext:value-type="float">
            <text:p><text:s/>24.5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803" calcext:value-type="float">
            <text:p>25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7-001100-MALLA HEXAGONAL 1/2" 1X50M IDE</text:p>
          </table:table-cell>
        </table:table-row>
        <table:table-row table:style-name="ro6">
          <table:table-cell office:value-type="float" office:value="4010" calcext:value-type="float">
            <text:p>4010</text:p>
          </table:table-cell>
          <table:table-cell office:value-type="string" calcext:value-type="string">
            <text:p>-56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.43" calcext:value-type="float">
            <text:p><text:s/>27.4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603" calcext:value-type="float">
            <text:p>25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4-001001-DISCOS DE CORTE PARA HORMIGON </text:p>
          </table:table-cell>
        </table:table-row>
        <table:table-row table:style-name="ro6">
          <table:table-cell office:value-type="float" office:value="4011" calcext:value-type="float">
            <text:p>4011</text:p>
          </table:table-cell>
          <table:table-cell office:value-type="string" calcext:value-type="string">
            <text:p>-59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38" calcext:value-type="float">
            <text:p><text:s/>3.3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503" calcext:value-type="float">
            <text:p>25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7-001001-DISCO DE CORTE P/HORMIGON SIMP</text:p>
          </table:table-cell>
        </table:table-row>
        <table:table-row table:style-name="ro6">
          <table:table-cell office:value-type="float" office:value="4012" calcext:value-type="float">
            <text:p>4012</text:p>
          </table:table-cell>
          <table:table-cell office:value-type="string" calcext:value-type="string">
            <text:p>-60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2" calcext:value-type="float">
            <text:p><text:s/>0.3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703" calcext:value-type="float">
            <text:p>260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8-001100-DISCO CORTE METAL 7" X 1/16" X</text:p>
          </table:table-cell>
        </table:table-row>
        <table:table-row table:style-name="ro6">
          <table:table-cell office:value-type="float" office:value="4013" calcext:value-type="float">
            <text:p>4013</text:p>
          </table:table-cell>
          <table:table-cell office:value-type="string" calcext:value-type="string">
            <text:p>-60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7" calcext:value-type="float">
            <text:p><text:s/>0.5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403" calcext:value-type="float">
            <text:p>260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25-001100-PILA ALCALINA MAX "C" 1.5V ENE</text:p>
          </table:table-cell>
        </table:table-row>
        <table:table-row table:style-name="ro6">
          <table:table-cell office:value-type="float" office:value="4014" calcext:value-type="float">
            <text:p>4014</text:p>
          </table:table-cell>
          <table:table-cell office:value-type="string" calcext:value-type="string">
            <text:p>-66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59" calcext:value-type="float">
            <text:p><text:s/>5.5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703" calcext:value-type="float">
            <text:p>25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7-002002-PEGA TUBOS PVC KALIPEGA GALON </text:p>
          </table:table-cell>
        </table:table-row>
        <table:table-row table:style-name="ro6">
          <table:table-cell office:value-type="float" office:value="4015" calcext:value-type="float">
            <text:p>4015</text:p>
          </table:table-cell>
          <table:table-cell office:value-type="string" calcext:value-type="string">
            <text:p>-94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.95" calcext:value-type="float">
            <text:p><text:s/>27.9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503" calcext:value-type="float">
            <text:p>25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5-002002-ADAPTADOR ROSCABLE P/LIMP 110M</text:p>
          </table:table-cell>
        </table:table-row>
        <table:table-row table:style-name="ro6">
          <table:table-cell office:value-type="float" office:value="4016" calcext:value-type="float">
            <text:p>4016</text:p>
          </table:table-cell>
          <table:table-cell office:value-type="string" calcext:value-type="string">
            <text:p>-17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.11" calcext:value-type="float">
            <text:p><text:s/>82.1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403" calcext:value-type="float">
            <text:p>25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4-002002-VARILLA CORRUGADA DE 14MM X 12</text:p>
          </table:table-cell>
        </table:table-row>
        <table:table-row table:style-name="ro6">
          <table:table-cell office:value-type="float" office:value="4017" calcext:value-type="float">
            <text:p>4017</text:p>
          </table:table-cell>
          <table:table-cell office:value-type="string" calcext:value-type="string">
            <text:p>-272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.2" calcext:value-type="float">
            <text:p><text:s/>96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303" calcext:value-type="float">
            <text:p>25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3-002002-PLAYWOOD DE 18MM -VARILLA CORR</text:p>
          </table:table-cell>
        </table:table-row>
        <table:table-row table:style-name="ro6">
          <table:table-cell office:value-type="float" office:value="4018" calcext:value-type="float">
            <text:p>4018</text:p>
          </table:table-cell>
          <table:table-cell office:value-type="string" calcext:value-type="string">
            <text:p>-392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.27" calcext:value-type="float">
            <text:p><text:s/>120.2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203" calcext:value-type="float">
            <text:p>25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9-002002-TUBERIA PEAD 160 X 11,80MM 1.2</text:p>
          </table:table-cell>
        </table:table-row>
        <table:table-row table:style-name="ro6">
          <table:table-cell office:value-type="float" office:value="4019" calcext:value-type="float">
            <text:p>4019</text:p>
          </table:table-cell>
          <table:table-cell office:value-type="string" calcext:value-type="string">
            <text:p>-42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.53" calcext:value-type="float">
            <text:p><text:s/>36.5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103" calcext:value-type="float">
            <text:p>25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5-002002-ALAMBRE GALVANIZADO-ALAMBRE RE</text:p>
          </table:table-cell>
        </table:table-row>
        <table:table-row table:style-name="ro6">
          <table:table-cell office:value-type="float" office:value="4020" calcext:value-type="float">
            <text:p>4020</text:p>
          </table:table-cell>
          <table:table-cell office:value-type="string" calcext:value-type="string">
            <text:p>-454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2" calcext:value-type="float">
            <text:p><text:s/>25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603" calcext:value-type="float">
            <text:p>26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46-001001-SACO DE PIEDRA GRANITO LAVABLE</text:p>
          </table:table-cell>
        </table:table-row>
        <table:table-row table:style-name="ro6">
          <table:table-cell office:value-type="float" office:value="4021" calcext:value-type="float">
            <text:p>4021</text:p>
          </table:table-cell>
          <table:table-cell office:value-type="string" calcext:value-type="string">
            <text:p>-507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.46" calcext:value-type="float">
            <text:p><text:s/>53.4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503" calcext:value-type="float">
            <text:p>263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207-001001-55 METROS ADOQUIN</text:p>
          </table:table-cell>
        </table:table-row>
        <table:table-row table:style-name="ro6">
          <table:table-cell office:value-type="float" office:value="4022" calcext:value-type="float">
            <text:p>4022</text:p>
          </table:table-cell>
          <table:table-cell office:value-type="string" calcext:value-type="string">
            <text:p>-50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6" calcext:value-type="float">
            <text:p><text:s/>0.0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603" calcext:value-type="float">
            <text:p>257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0-002002-CODO ROSCABLE HH 1/2 X90</text:p>
          </table:table-cell>
        </table:table-row>
        <table:table-row table:style-name="ro6">
          <table:table-cell office:value-type="float" office:value="4023" calcext:value-type="float">
            <text:p>4023</text:p>
          </table:table-cell>
          <table:table-cell office:value-type="string" calcext:value-type="string">
            <text:p>-528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21" calcext:value-type="float">
            <text:p><text:s/>20.2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503" calcext:value-type="float">
            <text:p>26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5-001100-TUBO EMT 3/4 - TUBO EMT 1"</text:p>
          </table:table-cell>
        </table:table-row>
        <table:table-row table:style-name="ro6">
          <table:table-cell office:value-type="float" office:value="4024" calcext:value-type="float">
            <text:p>4024</text:p>
          </table:table-cell>
          <table:table-cell office:value-type="string" calcext:value-type="string">
            <text:p>-53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36" calcext:value-type="float">
            <text:p><text:s/>7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403" calcext:value-type="float">
            <text:p>26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6-001100-CODO DESAGUE 45- CODO DESAGUE </text:p>
          </table:table-cell>
        </table:table-row>
        <table:table-row table:style-name="ro6">
          <table:table-cell office:value-type="float" office:value="4025" calcext:value-type="float">
            <text:p>4025</text:p>
          </table:table-cell>
          <table:table-cell office:value-type="string" calcext:value-type="string">
            <text:p>-549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84" calcext:value-type="float">
            <text:p><text:s/>13.8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303" calcext:value-type="float">
            <text:p>25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50-001100-MALLA TEJIDA IDEAL ALAMBREC</text:p>
          </table:table-cell>
        </table:table-row>
        <table:table-row table:style-name="ro6">
          <table:table-cell office:value-type="float" office:value="4026" calcext:value-type="float">
            <text:p>4026</text:p>
          </table:table-cell>
          <table:table-cell office:value-type="string" calcext:value-type="string">
            <text:p>-560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11" calcext:value-type="float">
            <text:p><text:s/>11.1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203" calcext:value-type="float">
            <text:p>26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30-001001-RUEDAS LLANTAS ANTIPINCHAZO DE</text:p>
          </table:table-cell>
        </table:table-row>
        <table:table-row table:style-name="ro6">
          <table:table-cell office:value-type="float" office:value="4027" calcext:value-type="float">
            <text:p>4027</text:p>
          </table:table-cell>
          <table:table-cell office:value-type="string" calcext:value-type="string">
            <text:p><text:s/>.00</text:p>
          </table:table-cell>
          <table:table-cell office:value-type="float" office:value="560.49" calcext:value-type="float">
            <text:p><text:s/>560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028" calcext:value-type="float">
            <text:p>4028</text:p>
          </table:table-cell>
          <table:table-cell office:value-type="string" calcext:value-type="string">
            <text:p>-2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7" calcext:value-type="float">
            <text:p><text:s/>2.8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803" calcext:value-type="float">
            <text:p>27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905-001001-F# 905 COMPRA TAPON HEMBRA DE </text:p>
          </table:table-cell>
        </table:table-row>
        <table:table-row table:style-name="ro6">
          <table:table-cell office:value-type="float" office:value="4029" calcext:value-type="float">
            <text:p>4029</text:p>
          </table:table-cell>
          <table:table-cell office:value-type="string" calcext:value-type="string">
            <text:p>-16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8" calcext:value-type="float">
            <text:p><text:s/>13.4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403" calcext:value-type="float">
            <text:p>270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79-001001-CORTADORA MANUAL DE PORCELANAT</text:p>
          </table:table-cell>
        </table:table-row>
        <table:table-row table:style-name="ro6">
          <table:table-cell office:value-type="float" office:value="4030" calcext:value-type="float">
            <text:p>4030</text:p>
          </table:table-cell>
          <table:table-cell office:value-type="string" calcext:value-type="string">
            <text:p>-28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83" calcext:value-type="float">
            <text:p><text:s/>11.8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603" calcext:value-type="float">
            <text:p>27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2222-001001-COMPRA DE 146 BOTELLONES DE AG</text:p>
          </table:table-cell>
        </table:table-row>
        <table:table-row table:style-name="ro6">
          <table:table-cell office:value-type="float" office:value="4031" calcext:value-type="float">
            <text:p>4031</text:p>
          </table:table-cell>
          <table:table-cell office:value-type="string" calcext:value-type="string">
            <text:p>-38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9" calcext:value-type="float">
            <text:p><text:s/>10.4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103" calcext:value-type="float">
            <text:p>27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1-001001-CODAL ALUMINIO 6 MTS (REGLETA)</text:p>
          </table:table-cell>
        </table:table-row>
        <table:table-row table:style-name="ro6">
          <table:table-cell office:value-type="float" office:value="4032" calcext:value-type="float">
            <text:p>4032</text:p>
          </table:table-cell>
          <table:table-cell office:value-type="string" calcext:value-type="string">
            <text:p>-43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92" calcext:value-type="float">
            <text:p><text:s/>4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203" calcext:value-type="float">
            <text:p>270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85-001100-MALLA HEXAGONAL 1/2" 1X50M IDE</text:p>
          </table:table-cell>
        </table:table-row>
        <table:table-row table:style-name="ro6">
          <table:table-cell office:value-type="float" office:value="4033" calcext:value-type="float">
            <text:p>4033</text:p>
          </table:table-cell>
          <table:table-cell office:value-type="string" calcext:value-type="string">
            <text:p>-4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29" calcext:value-type="float">
            <text:p><text:s/>6.2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303" calcext:value-type="float">
            <text:p>270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93-001100-DISCO CORTE METAL 7" X 1/16" 7</text:p>
          </table:table-cell>
        </table:table-row>
        <table:table-row table:style-name="ro6">
          <table:table-cell office:value-type="float" office:value="4034" calcext:value-type="float">
            <text:p>4034</text:p>
          </table:table-cell>
          <table:table-cell office:value-type="string" calcext:value-type="string">
            <text:p><text:s/>284.40</text:p>
          </table:table-cell>
          <table:table-cell office:value-type="float" office:value="334.28" calcext:value-type="float">
            <text:p><text:s/>334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035" calcext:value-type="float">
            <text:p>4035</text:p>
          </table:table-cell>
          <table:table-cell office:value-type="string" calcext:value-type="string">
            <text:p><text:s/>26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67" calcext:value-type="float">
            <text:p><text:s/>19.6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203" calcext:value-type="float">
            <text:p>26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9-001100-MALLA EXAGONAL 1/2" 1X50M IDEA</text:p>
          </table:table-cell>
        </table:table-row>
        <table:table-row table:style-name="ro6">
          <table:table-cell office:value-type="float" office:value="4036" calcext:value-type="float">
            <text:p>4036</text:p>
          </table:table-cell>
          <table:table-cell office:value-type="string" calcext:value-type="string">
            <text:p><text:s/>26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02" calcext:value-type="float">
            <text:p><text:s/>3.0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903" calcext:value-type="float">
            <text:p>28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0-001001-F# 890 COMPRA TACO DE EXPANSIO</text:p>
          </table:table-cell>
        </table:table-row>
        <table:table-row table:style-name="ro6">
          <table:table-cell office:value-type="float" office:value="4037" calcext:value-type="float">
            <text:p>4037</text:p>
          </table:table-cell>
          <table:table-cell office:value-type="string" calcext:value-type="string">
            <text:p><text:s/>250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55" calcext:value-type="float">
            <text:p><text:s/>11.5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803" calcext:value-type="float">
            <text:p>26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2-001100-TUBO PVC DESAGUE 76MM X 3M - C</text:p>
          </table:table-cell>
        </table:table-row>
        <table:table-row table:style-name="ro6">
          <table:table-cell office:value-type="float" office:value="4038" calcext:value-type="float">
            <text:p>4038</text:p>
          </table:table-cell>
          <table:table-cell office:value-type="string" calcext:value-type="string">
            <text:p><text:s/>230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44" calcext:value-type="float">
            <text:p><text:s/>19.4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103" calcext:value-type="float">
            <text:p>277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35-001001-F# 1535 COMPRA 20 METROS ADOQU</text:p>
          </table:table-cell>
        </table:table-row>
        <table:table-row table:style-name="ro6">
          <table:table-cell office:value-type="float" office:value="4039" calcext:value-type="float">
            <text:p>4039</text:p>
          </table:table-cell>
          <table:table-cell office:value-type="string" calcext:value-type="string">
            <text:p><text:s/>15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9" calcext:value-type="float">
            <text:p><text:s/>76.9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903" calcext:value-type="float">
            <text:p>27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43-001001-F# 343 CANALES METALICOS TIPO </text:p>
          </table:table-cell>
        </table:table-row>
        <table:table-row table:style-name="ro6">
          <table:table-cell office:value-type="float" office:value="4040" calcext:value-type="float">
            <text:p>4040</text:p>
          </table:table-cell>
          <table:table-cell office:value-type="string" calcext:value-type="string">
            <text:p><text:s/>13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89" calcext:value-type="float">
            <text:p><text:s/>139.8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603" calcext:value-type="float">
            <text:p>269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309-001001-PLANCHAS GRANITO-SACO BONDEX-D</text:p>
          </table:table-cell>
        </table:table-row>
        <table:table-row table:style-name="ro6">
          <table:table-cell office:value-type="float" office:value="4041" calcext:value-type="float">
            <text:p>404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93" calcext:value-type="float">
            <text:p><text:s/>13.9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503" calcext:value-type="float">
            <text:p>278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27-001001-F# 1527 RESINA 15 KILOS - SELL</text:p>
          </table:table-cell>
        </table:table-row>
        <table:table-row table:style-name="ro6">
          <table:table-cell office:value-type="float" office:value="4042" calcext:value-type="float">
            <text:p>4042</text:p>
          </table:table-cell>
          <table:table-cell office:value-type="string" calcext:value-type="string">
            <text:p><text:s/>237.49</text:p>
          </table:table-cell>
          <table:table-cell office:value-type="float" office:value="237.49" calcext:value-type="float">
            <text:p><text:s/>237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503" calcext:value-type="float">
            <text:p>300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4539-000000-ALCIVAR BRICIO HUMBERTO AFECTA</text:p>
          </table:table-cell>
        </table:table-row>
        <table:table-row table:style-name="ro6">
          <table:table-cell office:value-type="float" office:value="4043" calcext:value-type="float">
            <text:p>4043</text:p>
          </table:table-cell>
          <table:table-cell office:value-type="string" calcext:value-type="string">
            <text:p><text:s/>233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84" calcext:value-type="float">
            <text:p><text:s/>3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003" calcext:value-type="float">
            <text:p>30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73-001001-CARRERA LLAGUNO JONATHAN F# 12</text:p>
          </table:table-cell>
        </table:table-row>
        <table:table-row table:style-name="ro6">
          <table:table-cell office:value-type="float" office:value="4044" calcext:value-type="float">
            <text:p>4044</text:p>
          </table:table-cell>
          <table:table-cell office:value-type="string" calcext:value-type="string">
            <text:p><text:s/>21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6" calcext:value-type="float">
            <text:p><text:s/>19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003" calcext:value-type="float">
            <text:p>286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167459-001001-RENDON DE LA CUADRA JOSE F# 16</text:p>
          </table:table-cell>
        </table:table-row>
        <table:table-row table:style-name="ro6">
          <table:table-cell office:value-type="float" office:value="4045" calcext:value-type="float">
            <text:p>4045</text:p>
          </table:table-cell>
          <table:table-cell office:value-type="string" calcext:value-type="string">
            <text:p><text:s/>204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04" calcext:value-type="float">
            <text:p><text:s/>10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303" calcext:value-type="float">
            <text:p>28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31-001001-GURUMENDI WASHINGTON F# 12231 </text:p>
          </table:table-cell>
        </table:table-row>
        <table:table-row table:style-name="ro6">
          <table:table-cell office:value-type="float" office:value="4046" calcext:value-type="float">
            <text:p>4046</text:p>
          </table:table-cell>
          <table:table-cell office:value-type="string" calcext:value-type="string">
            <text:p><text:s/>135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.4" calcext:value-type="float">
            <text:p><text:s/>68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803" calcext:value-type="float">
            <text:p>28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41-002002-BOWEN MENDOZA JOSE F# 341 COMP</text:p>
          </table:table-cell>
        </table:table-row>
        <table:table-row table:style-name="ro6">
          <table:table-cell office:value-type="float" office:value="4047" calcext:value-type="float">
            <text:p>4047</text:p>
          </table:table-cell>
          <table:table-cell office:value-type="string" calcext:value-type="string">
            <text:p>-101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.49" calcext:value-type="float">
            <text:p><text:s/>237.4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103" calcext:value-type="float">
            <text:p>28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539-001001-ALCIVAR BRICIO HUMBERTO F# 453</text:p>
          </table:table-cell>
        </table:table-row>
        <table:table-row table:style-name="ro6">
          <table:table-cell office:value-type="float" office:value="4048" calcext:value-type="float">
            <text:p>4048</text:p>
          </table:table-cell>
          <table:table-cell office:value-type="string" calcext:value-type="string">
            <text:p>-91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3.24" calcext:value-type="float">
            <text:p><text:s/>813.2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203" calcext:value-type="float">
            <text:p>28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30-002002-BOWEN MENDOZA JOSE F# 330 COMP</text:p>
          </table:table-cell>
        </table:table-row>
        <table:table-row table:style-name="ro6">
          <table:table-cell office:value-type="float" office:value="4049" calcext:value-type="float">
            <text:p>4049</text:p>
          </table:table-cell>
          <table:table-cell office:value-type="string" calcext:value-type="string">
            <text:p><text:s/>.00</text:p>
          </table:table-cell>
          <table:table-cell office:value-type="float" office:value="915.12" calcext:value-type="float">
            <text:p><text:s/>91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050" calcext:value-type="float">
            <text:p>4050</text:p>
          </table:table-cell>
          <table:table-cell office:value-type="string" calcext:value-type="string">
            <text:p>-10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37" calcext:value-type="float">
            <text:p><text:s/>10.3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803" calcext:value-type="float">
            <text:p>302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12245-001001-GURUMENDI WASHINGTON F# 12245 </text:p>
          </table:table-cell>
        </table:table-row>
        <table:table-row table:style-name="ro6">
          <table:table-cell office:value-type="float" office:value="4051" calcext:value-type="float">
            <text:p>4051</text:p>
          </table:table-cell>
          <table:table-cell office:value-type="string" calcext:value-type="string">
            <text:p>-62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84" calcext:value-type="float">
            <text:p><text:s/>51.8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003" calcext:value-type="float">
            <text:p>304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1-001101-BRENSAM BONILLA F# 141 <text:s/>SUB BA</text:p>
          </table:table-cell>
        </table:table-row>
        <table:table-row table:style-name="ro6">
          <table:table-cell office:value-type="float" office:value="4052" calcext:value-type="float">
            <text:p>4052</text:p>
          </table:table-cell>
          <table:table-cell office:value-type="string" calcext:value-type="string">
            <text:p><text:s/>102.22</text:p>
          </table:table-cell>
          <table:table-cell office:value-type="float" office:value="164.43" calcext:value-type="float">
            <text:p><text:s/>164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053" calcext:value-type="float">
            <text:p>4053</text:p>
          </table:table-cell>
          <table:table-cell office:value-type="string" calcext:value-type="string">
            <text:p><text:s/>100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77" calcext:value-type="float">
            <text:p><text:s/>1.7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703" calcext:value-type="float">
            <text:p>302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23232-003001-SUKER F# 23232 COMPRA 20 PAPEL</text:p>
          </table:table-cell>
        </table:table-row>
        <table:table-row table:style-name="ro6">
          <table:table-cell office:value-type="float" office:value="4054" calcext:value-type="float">
            <text:p>4054</text:p>
          </table:table-cell>
          <table:table-cell office:value-type="string" calcext:value-type="string">
            <text:p><text:s/>78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05" calcext:value-type="float">
            <text:p><text:s/>22.0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303" calcext:value-type="float">
            <text:p>308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74-001002-COMERC. ORTIZLOFFREDO F# 9474 </text:p>
          </table:table-cell>
        </table:table-row>
        <table:table-row table:style-name="ro6">
          <table:table-cell office:value-type="float" office:value="4055" calcext:value-type="float">
            <text:p>4055</text:p>
          </table:table-cell>
          <table:table-cell office:value-type="string" calcext:value-type="string">
            <text:p><text:s/>7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59" calcext:value-type="float">
            <text:p><text:s/>7.5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103" calcext:value-type="float">
            <text:p>304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60708-001102-CONTRUCC. MATUTE F# 60708 COMP</text:p>
          </table:table-cell>
        </table:table-row>
        <table:table-row table:style-name="ro6">
          <table:table-cell office:value-type="float" office:value="4056" calcext:value-type="float">
            <text:p>4056</text:p>
          </table:table-cell>
          <table:table-cell office:value-type="string" calcext:value-type="string">
            <text:p><text:s/>70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3" calcext:value-type="float">
            <text:p><text:s/>0.6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703" calcext:value-type="float">
            <text:p>303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02-001001-GARCIA ALAÑA VICTOR F# 1002 CO</text:p>
          </table:table-cell>
        </table:table-row>
        <table:table-row table:style-name="ro6">
          <table:table-cell office:value-type="float" office:value="4057" calcext:value-type="float">
            <text:p>4057</text:p>
          </table:table-cell>
          <table:table-cell office:value-type="string" calcext:value-type="string">
            <text:p><text:s/>6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7" calcext:value-type="float">
            <text:p><text:s/>2.5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203" calcext:value-type="float">
            <text:p>308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94-001004-PINTUSARIATO F# 6794 COMPRA 1 </text:p>
          </table:table-cell>
        </table:table-row>
        <table:table-row table:style-name="ro6">
          <table:table-cell office:value-type="float" office:value="4058" calcext:value-type="float">
            <text:p>4058</text:p>
          </table:table-cell>
          <table:table-cell office:value-type="string" calcext:value-type="string">
            <text:p><text:s/>6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6" calcext:value-type="float">
            <text:p><text:s/>5.7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603" calcext:value-type="float">
            <text:p>304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4-001101-BRENSAM BONILLA F# 144 COMPRA </text:p>
          </table:table-cell>
        </table:table-row>
        <table:table-row table:style-name="ro6">
          <table:table-cell office:value-type="float" office:value="4059" calcext:value-type="float">
            <text:p>4059</text:p>
          </table:table-cell>
          <table:table-cell office:value-type="string" calcext:value-type="string">
            <text:p><text:s/>52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84" calcext:value-type="float">
            <text:p><text:s/>9.8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003" calcext:value-type="float">
            <text:p>306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579-001004-PINTUSARIATO F# 6579 COMPRA 3 </text:p>
          </table:table-cell>
        </table:table-row>
        <table:table-row table:style-name="ro6">
          <table:table-cell office:value-type="float" office:value="4060" calcext:value-type="float">
            <text:p>4060</text:p>
          </table:table-cell>
          <table:table-cell office:value-type="string" calcext:value-type="string">
            <text:p><text:s/>26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92" calcext:value-type="float">
            <text:p><text:s/>25.9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803" calcext:value-type="float">
            <text:p>304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5-001101-BRENSAM BONILLA F# 145 <text:s/>SUB BA</text:p>
          </table:table-cell>
        </table:table-row>
        <table:table-row table:style-name="ro6">
          <table:table-cell office:value-type="float" office:value="4061" calcext:value-type="float">
            <text:p>4061</text:p>
          </table:table-cell>
          <table:table-cell office:value-type="string" calcext:value-type="string">
            <text:p><text:s/>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28" calcext:value-type="float">
            <text:p><text:s/>17.2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903" calcext:value-type="float">
            <text:p>304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207-001002-COMERC. ORTIZLOFFREDO F# 9207 </text:p>
          </table:table-cell>
        </table:table-row>
        <table:table-row table:style-name="ro6">
          <table:table-cell office:value-type="float" office:value="4062" calcext:value-type="float">
            <text:p>4062</text:p>
          </table:table-cell>
          <table:table-cell office:value-type="string" calcext:value-type="string">
            <text:p><text:s/>8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5" calcext:value-type="float">
            <text:p><text:s/>0.2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503" calcext:value-type="float">
            <text:p>305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25-001001-GARCIA ALAÑA VICTOR F# 1025 CO</text:p>
          </table:table-cell>
        </table:table-row>
        <table:table-row table:style-name="ro6">
          <table:table-cell office:value-type="float" office:value="4063" calcext:value-type="float">
            <text:p>4063</text:p>
          </table:table-cell>
          <table:table-cell office:value-type="string" calcext:value-type="string">
            <text:p><text:s/>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94" calcext:value-type="float">
            <text:p><text:s/>1.9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603" calcext:value-type="float">
            <text:p>305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092-001001-JC PORTAL DRILLING F# 92 COMPR</text:p>
          </table:table-cell>
        </table:table-row>
        <table:table-row table:style-name="ro6">
          <table:table-cell office:value-type="float" office:value="4064" calcext:value-type="float">
            <text:p>4064</text:p>
          </table:table-cell>
          <table:table-cell office:value-type="string" calcext:value-type="string">
            <text:p><text:s/>4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79" calcext:value-type="float">
            <text:p><text:s/>1.7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803" calcext:value-type="float">
            <text:p>307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51-001004-PINTUSARIATO F# 6751 COMPRA 3 </text:p>
          </table:table-cell>
        </table:table-row>
        <table:table-row table:style-name="ro6">
          <table:table-cell office:value-type="float" office:value="4065" calcext:value-type="float">
            <text:p>406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3" calcext:value-type="float">
            <text:p><text:s/>4.8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403" calcext:value-type="float">
            <text:p>308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89-001002-COMERC. ORTIZLOFFREDO F# 9489 </text:p>
          </table:table-cell>
        </table:table-row>
        <table:table-row table:style-name="ro7">
          <table:table-cell table:style-name="ce279" office:value-type="float" office:value="4071" calcext:value-type="float">
            <text:p>4071</text:p>
          </table:table-cell>
          <table:table-cell table:style-name="ce281" office:value-type="string" calcext:value-type="string">
            <text:p>2-1-1-01-01-003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70% IVA Retenido Proveedores" calcext:value-type="string">
            <text:p><text:s/>70% IVA Retenido Proveedores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072" calcext:value-type="float">
            <text:p>4072</text:p>
          </table:table-cell>
          <table:table-cell office:value-type="string" calcext:value-type="string">
            <text:p>-12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" calcext:value-type="float">
            <text:p><text:s/>126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4073" calcext:value-type="float">
            <text:p>4073</text:p>
          </table:table-cell>
          <table:table-cell office:value-type="string" calcext:value-type="string">
            <text:p>-176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.82" calcext:value-type="float">
            <text:p><text:s/>50.82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203" calcext:value-type="float">
            <text:p>221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630-001001-MANTENIMIENTO DEL ACCESORIO DE</text:p>
          </table:table-cell>
        </table:table-row>
        <table:table-row table:style-name="ro6">
          <table:table-cell office:value-type="float" office:value="4074" calcext:value-type="float">
            <text:p>4074</text:p>
          </table:table-cell>
          <table:table-cell office:value-type="string" calcext:value-type="string">
            <text:p><text:s/>664.71</text:p>
          </table:table-cell>
          <table:table-cell office:value-type="float" office:value="841.53" calcext:value-type="float">
            <text:p><text:s/>841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075" calcext:value-type="float">
            <text:p>4075</text:p>
          </table:table-cell>
          <table:table-cell office:value-type="string" calcext:value-type="string">
            <text:p><text:s/>589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.97" calcext:value-type="float">
            <text:p><text:s/>74.97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003" calcext:value-type="float">
            <text:p>222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33-001001-SERVICIO ALQUILER CAMIONETA DE</text:p>
          </table:table-cell>
        </table:table-row>
        <table:table-row table:style-name="ro6">
          <table:table-cell office:value-type="float" office:value="4076" calcext:value-type="float">
            <text:p>4076</text:p>
          </table:table-cell>
          <table:table-cell office:value-type="string" calcext:value-type="string">
            <text:p><text:s/>358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1" calcext:value-type="float">
            <text:p><text:s/>231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103" calcext:value-type="float">
            <text:p>224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6-001001-JORNADAS DE TRABAJO 01/11/19 G</text:p>
          </table:table-cell>
        </table:table-row>
        <table:table-row table:style-name="ro6">
          <table:table-cell office:value-type="float" office:value="4077" calcext:value-type="float">
            <text:p>4077</text:p>
          </table:table-cell>
          <table:table-cell office:value-type="string" calcext:value-type="string">
            <text:p><text:s/>484.74</text:p>
          </table:table-cell>
          <table:table-cell office:value-type="float" office:value="126" calcext:value-type="float">
            <text:p><text:s/>12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REVERSO DE TRANSACCION #246101 POR DUPLICIDAD DE REGISTRO</text:p>
          </table:table-cell>
        </table:table-row>
        <table:table-row table:style-name="ro6">
          <table:table-cell office:value-type="float" office:value="4078" calcext:value-type="float">
            <text:p>4078</text:p>
          </table:table-cell>
          <table:table-cell office:value-type="string" calcext:value-type="string">
            <text:p><text:s/>40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54" calcext:value-type="float">
            <text:p><text:s/>81.5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103" calcext:value-type="float">
            <text:p>222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9-001001-ALQUILER CAMIONETA DEL 18 NOV-</text:p>
          </table:table-cell>
        </table:table-row>
        <table:table-row table:style-name="ro6">
          <table:table-cell office:value-type="float" office:value="4079" calcext:value-type="float">
            <text:p>4079</text:p>
          </table:table-cell>
          <table:table-cell office:value-type="string" calcext:value-type="string">
            <text:p><text:s/>277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" calcext:value-type="float">
            <text:p><text:s/>126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4080" calcext:value-type="float">
            <text:p>4080</text:p>
          </table:table-cell>
          <table:table-cell office:value-type="string" calcext:value-type="string">
            <text:p><text:s/>12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2" calcext:value-type="float">
            <text:p><text:s/>151.2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203" calcext:value-type="float">
            <text:p>225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7-001001-MANTENIMIENTO DE BRAZO DEL MIN</text:p>
          </table:table-cell>
        </table:table-row>
        <table:table-row table:style-name="ro6">
          <table:table-cell office:value-type="float" office:value="4081" calcext:value-type="float">
            <text:p>408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" calcext:value-type="float">
            <text:p><text:s/>126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903" calcext:value-type="float">
            <text:p>223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9-001001-JORNADAS DE TRABAJO 02/01/2020</text:p>
          </table:table-cell>
        </table:table-row>
        <table:table-row table:style-name="ro6">
          <table:table-cell office:value-type="float" office:value="4082" calcext:value-type="float">
            <text:p>4082</text:p>
          </table:table-cell>
          <table:table-cell office:value-type="string" calcext:value-type="string">
            <text:p>-4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03" calcext:value-type="float">
            <text:p><text:s/>4.03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603" calcext:value-type="float">
            <text:p>226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2-001001-MANTENIMIENTO PREVENTIVO Y COR</text:p>
          </table:table-cell>
        </table:table-row>
        <table:table-row table:style-name="ro6">
          <table:table-cell office:value-type="float" office:value="4083" calcext:value-type="float">
            <text:p>4083</text:p>
          </table:table-cell>
          <table:table-cell office:value-type="string" calcext:value-type="string">
            <text:p>-8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2" calcext:value-type="float">
            <text:p><text:s/>4.2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103" calcext:value-type="float">
            <text:p>227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7-001001-DESALOJO DE MATERIAL EN PASCUA</text:p>
          </table:table-cell>
        </table:table-row>
        <table:table-row table:style-name="ro6">
          <table:table-cell office:value-type="float" office:value="4084" calcext:value-type="float">
            <text:p>4084</text:p>
          </table:table-cell>
          <table:table-cell office:value-type="string" calcext:value-type="string">
            <text:p>-81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.98" calcext:value-type="float">
            <text:p><text:s/>72.9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203" calcext:value-type="float">
            <text:p>227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6-001001-SERVICIO ALQUILER DE CAMIONETA</text:p>
          </table:table-cell>
        </table:table-row>
        <table:table-row table:style-name="ro6">
          <table:table-cell office:value-type="float" office:value="4085" calcext:value-type="float">
            <text:p>4085</text:p>
          </table:table-cell>
          <table:table-cell office:value-type="string" calcext:value-type="string">
            <text:p>-333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2" calcext:value-type="float">
            <text:p><text:s/>252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703" calcext:value-type="float">
            <text:p>226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03-001001-TRABAJOS DE OBRA CIVIL, CANALI</text:p>
          </table:table-cell>
        </table:table-row>
        <table:table-row table:style-name="ro6">
          <table:table-cell office:value-type="float" office:value="4086" calcext:value-type="float">
            <text:p>4086</text:p>
          </table:table-cell>
          <table:table-cell office:value-type="string" calcext:value-type="string">
            <text:p>-342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24" calcext:value-type="float">
            <text:p><text:s/>9.2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603" calcext:value-type="float">
            <text:p>227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8-001001-DESALOJOS DE MATERIAL HECHO A </text:p>
          </table:table-cell>
        </table:table-row>
        <table:table-row table:style-name="ro6">
          <table:table-cell office:value-type="float" office:value="4087" calcext:value-type="float">
            <text:p>4087</text:p>
          </table:table-cell>
          <table:table-cell office:value-type="string" calcext:value-type="string">
            <text:p>-61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5.52" calcext:value-type="float">
            <text:p><text:s/>275.5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303" calcext:value-type="float">
            <text:p>227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82-001001-6 JORNADAS DE TRABAJO SUPERVIS</text:p>
          </table:table-cell>
        </table:table-row>
        <table:table-row table:style-name="ro6">
          <table:table-cell office:value-type="float" office:value="4088" calcext:value-type="float">
            <text:p>4088</text:p>
          </table:table-cell>
          <table:table-cell office:value-type="string" calcext:value-type="string">
            <text:p>-777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.6" calcext:value-type="float">
            <text:p><text:s/>159.6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003" calcext:value-type="float">
            <text:p>227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5-001001-MANTENIMIENTO DE MINICARGADOR </text:p>
          </table:table-cell>
        </table:table-row>
        <table:table-row table:style-name="ro6">
          <table:table-cell office:value-type="float" office:value="4089" calcext:value-type="float">
            <text:p>4089</text:p>
          </table:table-cell>
          <table:table-cell office:value-type="string" calcext:value-type="string">
            <text:p>-804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.22" calcext:value-type="float">
            <text:p><text:s/>27.2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803" calcext:value-type="float">
            <text:p>227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9-001001-SERVICIO DE ALQUILER TRANSPORT</text:p>
          </table:table-cell>
        </table:table-row>
        <table:table-row table:style-name="ro6">
          <table:table-cell office:value-type="float" office:value="4090" calcext:value-type="float">
            <text:p>4090</text:p>
          </table:table-cell>
          <table:table-cell office:value-type="string" calcext:value-type="string">
            <text:p>-809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04" calcext:value-type="float">
            <text:p><text:s/>5.0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303" calcext:value-type="float">
            <text:p>226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1-001001-LOGISTICA Y TRASLADO DE 100 CA</text:p>
          </table:table-cell>
        </table:table-row>
        <table:table-row table:style-name="ro6">
          <table:table-cell office:value-type="float" office:value="4091" calcext:value-type="float">
            <text:p>4091</text:p>
          </table:table-cell>
          <table:table-cell office:value-type="string" calcext:value-type="string">
            <text:p>-814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04" calcext:value-type="float">
            <text:p><text:s/>5.0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203" calcext:value-type="float">
            <text:p>226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0-001001-LOGISTICA Y TRASLADO DE 50 PLA</text:p>
          </table:table-cell>
        </table:table-row>
        <table:table-row table:style-name="ro6">
          <table:table-cell office:value-type="float" office:value="4092" calcext:value-type="float">
            <text:p>4092</text:p>
          </table:table-cell>
          <table:table-cell office:value-type="string" calcext:value-type="string">
            <text:p><text:s/>.00</text:p>
          </table:table-cell>
          <table:table-cell office:value-type="float" office:value="814.87" calcext:value-type="float">
            <text:p><text:s/>814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093" calcext:value-type="float">
            <text:p>4093</text:p>
          </table:table-cell>
          <table:table-cell office:value-type="string" calcext:value-type="string">
            <text:p>-25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2" calcext:value-type="float">
            <text:p><text:s/>25.2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203" calcext:value-type="float">
            <text:p>237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6-001001-REPARACION TUBERIA 160" EN CIE</text:p>
          </table:table-cell>
        </table:table-row>
        <table:table-row table:style-name="ro6">
          <table:table-cell office:value-type="float" office:value="4094" calcext:value-type="float">
            <text:p>4094</text:p>
          </table:table-cell>
          <table:table-cell office:value-type="string" calcext:value-type="string">
            <text:p><text:s/>4,049.00</text:p>
          </table:table-cell>
          <table:table-cell office:value-type="float" office:value="4074.2" calcext:value-type="float">
            <text:p><text:s/>4,07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095" calcext:value-type="float">
            <text:p>4095</text:p>
          </table:table-cell>
          <table:table-cell office:value-type="string" calcext:value-type="string">
            <text:p><text:s/>3,533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5.38" calcext:value-type="float">
            <text:p><text:s/>515.3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903" calcext:value-type="float">
            <text:p>238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8-001001-CONTRUCCION DE CAJAS DE INPECC</text:p>
          </table:table-cell>
        </table:table-row>
        <table:table-row table:style-name="ro6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3,523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51" calcext:value-type="float">
            <text:p><text:s/>10.51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003" calcext:value-type="float">
            <text:p>239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48274-001002-PH JUMBO EQUILIBRIO BLANCO HD </text:p>
          </table:table-cell>
        </table:table-row>
        <table:table-row table:style-name="ro6">
          <table:table-cell office:value-type="float" office:value="4097" calcext:value-type="float">
            <text:p>4097</text:p>
          </table:table-cell>
          <table:table-cell office:value-type="string" calcext:value-type="string">
            <text:p><text:s/>3,44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.6" calcext:value-type="float">
            <text:p><text:s/>75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803" calcext:value-type="float">
            <text:p>237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8-001001-ALQUILER EQUIPO COMPACTACION, </text:p>
          </table:table-cell>
        </table:table-row>
        <table:table-row table:style-name="ro6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3,381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.52" calcext:value-type="float">
            <text:p><text:s/>65.5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903" calcext:value-type="float">
            <text:p>237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9-001001-ALQUILER EQUIPOS DE COMPACTACI</text:p>
          </table:table-cell>
        </table:table-row>
        <table:table-row table:style-name="ro6">
          <table:table-cell office:value-type="float" office:value="4099" calcext:value-type="float">
            <text:p>4099</text:p>
          </table:table-cell>
          <table:table-cell office:value-type="string" calcext:value-type="string">
            <text:p><text:s/>3,372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41" calcext:value-type="float">
            <text:p><text:s/>9.41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003" calcext:value-type="float">
            <text:p>238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5-001001-MANTENIMIENTO REALIZADO EN OBR</text:p>
          </table:table-cell>
        </table:table-row>
        <table:table-row table:style-name="ro6">
          <table:table-cell office:value-type="float" office:value="4100" calcext:value-type="float">
            <text:p>4100</text:p>
          </table:table-cell>
          <table:table-cell office:value-type="string" calcext:value-type="string">
            <text:p><text:s/>3,371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1" calcext:value-type="float">
            <text:p><text:s/>1.51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103" calcext:value-type="float">
            <text:p>238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6-001001-MANTENIMIENTO REALIZADO EN OBR</text:p>
          </table:table-cell>
        </table:table-row>
        <table:table-row table:style-name="ro6">
          <table:table-cell office:value-type="float" office:value="4101" calcext:value-type="float">
            <text:p>4101</text:p>
          </table:table-cell>
          <table:table-cell office:value-type="string" calcext:value-type="string">
            <text:p><text:s/>3,09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0.22" calcext:value-type="float">
            <text:p><text:s/>280.2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603" calcext:value-type="float">
            <text:p>233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09-001001-TRABAJOS OBRA CIVIL, CONSTRUCC</text:p>
          </table:table-cell>
        </table:table-row>
        <table:table-row table:style-name="ro6">
          <table:table-cell office:value-type="float" office:value="4102" calcext:value-type="float">
            <text:p>4102</text:p>
          </table:table-cell>
          <table:table-cell office:value-type="string" calcext:value-type="string">
            <text:p><text:s/>2,942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68" calcext:value-type="float">
            <text:p><text:s/>148.6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703" calcext:value-type="float">
            <text:p>233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09-001001-LOGISTICA Y TRASLADO DE MATERI</text:p>
          </table:table-cell>
        </table:table-row>
        <table:table-row table:style-name="ro6">
          <table:table-cell office:value-type="float" office:value="4103" calcext:value-type="float">
            <text:p>4103</text:p>
          </table:table-cell>
          <table:table-cell office:value-type="string" calcext:value-type="string">
            <text:p><text:s/>2,727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4.39" calcext:value-type="float">
            <text:p><text:s/>214.3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803" calcext:value-type="float">
            <text:p>233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0-001001-TRABAJO OBRA CIVIL, CANALIZACI</text:p>
          </table:table-cell>
        </table:table-row>
        <table:table-row table:style-name="ro6">
          <table:table-cell office:value-type="float" office:value="4104" calcext:value-type="float">
            <text:p>4104</text:p>
          </table:table-cell>
          <table:table-cell office:value-type="string" calcext:value-type="string">
            <text:p><text:s/>2,559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.34" calcext:value-type="float">
            <text:p><text:s/>168.3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903" calcext:value-type="float">
            <text:p>233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48-001001-SERVICIO ALQUILER DE RETROEXCA</text:p>
          </table:table-cell>
        </table:table-row>
        <table:table-row table:style-name="ro6">
          <table:table-cell office:value-type="float" office:value="4105" calcext:value-type="float">
            <text:p>4105</text:p>
          </table:table-cell>
          <table:table-cell office:value-type="string" calcext:value-type="string">
            <text:p><text:s/>2,554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04" calcext:value-type="float">
            <text:p><text:s/>5.0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003" calcext:value-type="float">
            <text:p>234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0-001001-SERVICIO DE MANTENIMIENTO DE C</text:p>
          </table:table-cell>
        </table:table-row>
        <table:table-row table:style-name="ro6">
          <table:table-cell office:value-type="float" office:value="4106" calcext:value-type="float">
            <text:p>4106</text:p>
          </table:table-cell>
          <table:table-cell office:value-type="string" calcext:value-type="string">
            <text:p><text:s/>2,060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3.92" calcext:value-type="float">
            <text:p><text:s/>493.9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103" calcext:value-type="float">
            <text:p>234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6-001001-SERVICIO DE TRANSPORTE DE DESA</text:p>
          </table:table-cell>
        </table:table-row>
        <table:table-row table:style-name="ro6">
          <table:table-cell office:value-type="float" office:value="4107" calcext:value-type="float">
            <text:p>4107</text:p>
          </table:table-cell>
          <table:table-cell office:value-type="string" calcext:value-type="string">
            <text:p><text:s/>2,011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.72" calcext:value-type="float">
            <text:p><text:s/>48.7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303" calcext:value-type="float">
            <text:p>234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1-001001-SERVICIO DE MANTENIMIENTO DE M</text:p>
          </table:table-cell>
        </table:table-row>
        <table:table-row table:style-name="ro6">
          <table:table-cell office:value-type="float" office:value="4108" calcext:value-type="float">
            <text:p>4108</text:p>
          </table:table-cell>
          <table:table-cell office:value-type="string" calcext:value-type="string">
            <text:p><text:s/>1,843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" calcext:value-type="float">
            <text:p><text:s/>168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403" calcext:value-type="float">
            <text:p>234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83-001001-4 JORNADAS DE TRABAJO SUPERVIS</text:p>
          </table:table-cell>
        </table:table-row>
        <table:table-row table:style-name="ro6">
          <table:table-cell office:value-type="float" office:value="4109" calcext:value-type="float">
            <text:p>4109</text:p>
          </table:table-cell>
          <table:table-cell office:value-type="string" calcext:value-type="string">
            <text:p><text:s/>1,758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84" calcext:value-type="float">
            <text:p><text:s/>84.8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503" calcext:value-type="float">
            <text:p>234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3-001001-TRABAJOS DE OBRA CIVIL, CANALI</text:p>
          </table:table-cell>
        </table:table-row>
        <table:table-row table:style-name="ro6">
          <table:table-cell office:value-type="float" office:value="4110" calcext:value-type="float">
            <text:p>4110</text:p>
          </table:table-cell>
          <table:table-cell office:value-type="string" calcext:value-type="string">
            <text:p><text:s/>1,720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.22" calcext:value-type="float">
            <text:p><text:s/>38.2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603" calcext:value-type="float">
            <text:p>234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578-001001-REPOSICION DE CARPETA ASFALTIC</text:p>
          </table:table-cell>
        </table:table-row>
        <table:table-row table:style-name="ro6">
          <table:table-cell office:value-type="float" office:value="4111" calcext:value-type="float">
            <text:p>4111</text:p>
          </table:table-cell>
          <table:table-cell office:value-type="string" calcext:value-type="string">
            <text:p><text:s/>1,654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" calcext:value-type="float">
            <text:p><text:s/>66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003" calcext:value-type="float">
            <text:p>236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4-001001-TRABAJOS OBRA CIVIL, CANALIZAC</text:p>
          </table:table-cell>
        </table:table-row>
        <table:table-row table:style-name="ro6">
          <table:table-cell office:value-type="float" office:value="4112" calcext:value-type="float">
            <text:p>4112</text:p>
          </table:table-cell>
          <table:table-cell office:value-type="string" calcext:value-type="string">
            <text:p><text:s/>1,029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4.79" calcext:value-type="float">
            <text:p><text:s/>624.7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203" calcext:value-type="float">
            <text:p>236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3-001001-TRABAJOS OBRA CIVIL, CONSTRUCC</text:p>
          </table:table-cell>
        </table:table-row>
        <table:table-row table:style-name="ro6">
          <table:table-cell office:value-type="float" office:value="4113" calcext:value-type="float">
            <text:p>4113</text:p>
          </table:table-cell>
          <table:table-cell office:value-type="string" calcext:value-type="string">
            <text:p><text:s/>799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0.67" calcext:value-type="float">
            <text:p><text:s/>230.6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303" calcext:value-type="float">
            <text:p>236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4-001001-TRABAJO OBRA CIVIL, CANALIZACI</text:p>
          </table:table-cell>
        </table:table-row>
        <table:table-row table:style-name="ro6">
          <table:table-cell office:value-type="float" office:value="4114" calcext:value-type="float">
            <text:p>4114</text:p>
          </table:table-cell>
          <table:table-cell office:value-type="string" calcext:value-type="string">
            <text:p><text:s/>53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1.07" calcext:value-type="float">
            <text:p><text:s/>261.0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403" calcext:value-type="float">
            <text:p>236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7-001001-SERVICIO TRANSPORTE DE DESALOJ</text:p>
          </table:table-cell>
        </table:table-row>
        <table:table-row table:style-name="ro6">
          <table:table-cell office:value-type="float" office:value="4115" calcext:value-type="float">
            <text:p>4115</text:p>
          </table:table-cell>
          <table:table-cell office:value-type="string" calcext:value-type="string">
            <text:p><text:s/>121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.3" calcext:value-type="float">
            <text:p><text:s/>416.3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503" calcext:value-type="float">
            <text:p>236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8-001001-SERVICIO ALQUILER RETROEXCAVAD</text:p>
          </table:table-cell>
        </table:table-row>
        <table:table-row table:style-name="ro6">
          <table:table-cell office:value-type="float" office:value="4116" calcext:value-type="float">
            <text:p>4116</text:p>
          </table:table-cell>
          <table:table-cell office:value-type="string" calcext:value-type="string">
            <text:p><text:s/>11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04" calcext:value-type="float">
            <text:p><text:s/>5.0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603" calcext:value-type="float">
            <text:p>236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6-001001-LOGITISCA Y TRASLADO DE PLANCH</text:p>
          </table:table-cell>
        </table:table-row>
        <table:table-row table:style-name="ro6">
          <table:table-cell office:value-type="float" office:value="4117" calcext:value-type="float">
            <text:p>4117</text:p>
          </table:table-cell>
          <table:table-cell office:value-type="string" calcext:value-type="string">
            <text:p><text:s/>88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64" calcext:value-type="float">
            <text:p><text:s/>28.6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703" calcext:value-type="float">
            <text:p>236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7-001001-MANTENIMIENTO CORRECTIVO DE CO</text:p>
          </table:table-cell>
        </table:table-row>
        <table:table-row table:style-name="ro6">
          <table:table-cell office:value-type="float" office:value="4118" calcext:value-type="float">
            <text:p>4118</text:p>
          </table:table-cell>
          <table:table-cell office:value-type="string" calcext:value-type="string">
            <text:p><text:s/>79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4" calcext:value-type="float">
            <text:p><text:s/>8.4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803" calcext:value-type="float">
            <text:p>236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8-001001-MANTENIMIENTO CORRECTIVO DE BO</text:p>
          </table:table-cell>
        </table:table-row>
        <table:table-row table:style-name="ro6">
          <table:table-cell office:value-type="float" office:value="4119" calcext:value-type="float">
            <text:p>4119</text:p>
          </table:table-cell>
          <table:table-cell office:value-type="string" calcext:value-type="string">
            <text:p><text:s/>90.30</text:p>
          </table:table-cell>
          <table:table-cell office:value-type="float" office:value="10.51" calcext:value-type="float">
            <text:p><text:s/>10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CLASIFICACION TRANSACCION #239003 PROVEEDOR MERGAMA</text:p>
          </table:table-cell>
        </table:table-row>
        <table:table-row table:style-name="ro6">
          <table:table-cell office:value-type="float" office:value="4120" calcext:value-type="float">
            <text:p>4120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.3" calcext:value-type="float">
            <text:p><text:s/>90.3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303" calcext:value-type="float">
            <text:p>237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7-001001-ARREGLOS DE TUBERIA EN CIENCIA</text:p>
          </table:table-cell>
        </table:table-row>
        <table:table-row table:style-name="ro6">
          <table:table-cell office:value-type="float" office:value="4121" calcext:value-type="float">
            <text:p>4121</text:p>
          </table:table-cell>
          <table:table-cell office:value-type="string" calcext:value-type="string">
            <text:p>-6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72" calcext:value-type="float">
            <text:p><text:s/>6.72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003" calcext:value-type="float">
            <text:p>242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5-001001-ENLLANTAJE PARA MINICARGADOR C</text:p>
          </table:table-cell>
        </table:table-row>
        <table:table-row table:style-name="ro6">
          <table:table-cell office:value-type="float" office:value="4122" calcext:value-type="float">
            <text:p>4122</text:p>
          </table:table-cell>
          <table:table-cell office:value-type="string" calcext:value-type="string">
            <text:p>-368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1.87" calcext:value-type="float">
            <text:p><text:s/>361.87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803" calcext:value-type="float">
            <text:p>240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777-001001-ALQUILER DE MAQUINARIAS</text:p>
          </table:table-cell>
        </table:table-row>
        <table:table-row table:style-name="ro6">
          <table:table-cell office:value-type="float" office:value="4123" calcext:value-type="float">
            <text:p>4123</text:p>
          </table:table-cell>
          <table:table-cell office:value-type="string" calcext:value-type="string">
            <text:p>-378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08" calcext:value-type="float">
            <text:p><text:s/>10.0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903" calcext:value-type="float">
            <text:p>241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4-001001-MANGUERA HIDRAULICA PARA MARTI</text:p>
          </table:table-cell>
        </table:table-row>
        <table:table-row table:style-name="ro6">
          <table:table-cell office:value-type="float" office:value="4124" calcext:value-type="float">
            <text:p>4124</text:p>
          </table:table-cell>
          <table:table-cell office:value-type="string" calcext:value-type="string">
            <text:p>-483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74" calcext:value-type="float">
            <text:p><text:s/>104.74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803" calcext:value-type="float">
            <text:p>241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2-001001-SERVICIO DE ALQUILER DE CAMION</text:p>
          </table:table-cell>
        </table:table-row>
        <table:table-row table:style-name="ro6">
          <table:table-cell office:value-type="float" office:value="4125" calcext:value-type="float">
            <text:p>4125</text:p>
          </table:table-cell>
          <table:table-cell office:value-type="string" calcext:value-type="string">
            <text:p>-521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.46" calcext:value-type="float">
            <text:p><text:s/>38.46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503" calcext:value-type="float">
            <text:p>2415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8-001001-REPOSICION DE ACERA Y CONSTRUC</text:p>
          </table:table-cell>
        </table:table-row>
        <table:table-row table:style-name="ro6">
          <table:table-cell office:value-type="float" office:value="4126" calcext:value-type="float">
            <text:p>4126</text:p>
          </table:table-cell>
          <table:table-cell office:value-type="string" calcext:value-type="string">
            <text:p><text:s/>571.06</text:p>
          </table:table-cell>
          <table:table-cell office:value-type="float" office:value="1092.93" calcext:value-type="float">
            <text:p><text:s/>1,092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127" calcext:value-type="float">
            <text:p>4127</text:p>
          </table:table-cell>
          <table:table-cell office:value-type="string" calcext:value-type="string">
            <text:p><text:s/>550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603" calcext:value-type="float">
            <text:p>241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9-001001-DESALOJOS HECHO A MANO CON TRA</text:p>
          </table:table-cell>
        </table:table-row>
        <table:table-row table:style-name="ro6">
          <table:table-cell office:value-type="float" office:value="4128" calcext:value-type="float">
            <text:p>4128</text:p>
          </table:table-cell>
          <table:table-cell office:value-type="string" calcext:value-type="string">
            <text:p><text:s/>47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.35" calcext:value-type="float">
            <text:p><text:s/>78.35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403" calcext:value-type="float">
            <text:p>241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7-001001-CANALIZACION 4 VIAS, CONTRUCCI</text:p>
          </table:table-cell>
        </table:table-row>
        <table:table-row table:style-name="ro6">
          <table:table-cell office:value-type="float" office:value="4129" calcext:value-type="float">
            <text:p>4129</text:p>
          </table:table-cell>
          <table:table-cell office:value-type="string" calcext:value-type="string">
            <text:p><text:s/>452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91" calcext:value-type="float">
            <text:p><text:s/>18.91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203" calcext:value-type="float">
            <text:p>241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5-001001-TRABAJOS DE OBRA CIVIL: ROTURA</text:p>
          </table:table-cell>
        </table:table-row>
        <table:table-row table:style-name="ro6">
          <table:table-cell office:value-type="float" office:value="4130" calcext:value-type="float">
            <text:p>4130</text:p>
          </table:table-cell>
          <table:table-cell office:value-type="string" calcext:value-type="string">
            <text:p><text:s/>114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.6" calcext:value-type="float">
            <text:p><text:s/>338.6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103" calcext:value-type="float">
            <text:p>2411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820-001001-CANALIZACION 4 Y 13 VIAS, REPO</text:p>
          </table:table-cell>
        </table:table-row>
        <table:table-row table:style-name="ro6">
          <table:table-cell office:value-type="float" office:value="4131" calcext:value-type="float">
            <text:p>413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4.2" calcext:value-type="float">
            <text:p><text:s/>114.2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303" calcext:value-type="float">
            <text:p>2413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6-001001-CANALIZACION 4 VIAS, CONTRUCCI</text:p>
          </table:table-cell>
        </table:table-row>
        <table:table-row table:style-name="ro6">
          <table:table-cell office:value-type="float" office:value="4132" calcext:value-type="float">
            <text:p>4132</text:p>
          </table:table-cell>
          <table:table-cell office:value-type="string" calcext:value-type="string">
            <text:p>-1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12" calcext:value-type="float">
            <text:p><text:s/>15.12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603" calcext:value-type="float">
            <text:p>242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1146-001001-MOTOBOMBA, CORTADORA,COMPACTAD</text:p>
          </table:table-cell>
        </table:table-row>
        <table:table-row table:style-name="ro6">
          <table:table-cell office:value-type="float" office:value="4133" calcext:value-type="float">
            <text:p>4133</text:p>
          </table:table-cell>
          <table:table-cell office:value-type="string" calcext:value-type="string">
            <text:p>-20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9.5" calcext:value-type="float">
            <text:p><text:s/>189.5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703" calcext:value-type="float">
            <text:p>243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4-001001-ALQUILER DE RETROEXCAVADORA 07</text:p>
          </table:table-cell>
        </table:table-row>
        <table:table-row table:style-name="ro6">
          <table:table-cell office:value-type="float" office:value="4134" calcext:value-type="float">
            <text:p>4134</text:p>
          </table:table-cell>
          <table:table-cell office:value-type="string" calcext:value-type="string">
            <text:p>-29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2" calcext:value-type="float">
            <text:p><text:s/>88.2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803" calcext:value-type="float">
            <text:p>243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5-001001-ALQUILER DE CAMIONETA 02-03-20</text:p>
          </table:table-cell>
        </table:table-row>
        <table:table-row table:style-name="ro6">
          <table:table-cell office:value-type="float" office:value="4135" calcext:value-type="float">
            <text:p>4135</text:p>
          </table:table-cell>
          <table:table-cell office:value-type="string" calcext:value-type="string">
            <text:p><text:s/>344.75</text:p>
          </table:table-cell>
          <table:table-cell office:value-type="float" office:value="637.57" calcext:value-type="float">
            <text:p><text:s/>637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136" calcext:value-type="float">
            <text:p>4136</text:p>
          </table:table-cell>
          <table:table-cell office:value-type="string" calcext:value-type="string">
            <text:p><text:s/>22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.48" calcext:value-type="float">
            <text:p><text:s/>123.48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403" calcext:value-type="float">
            <text:p>244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5-001001-(42 )VIAJES VOLQUETAS POR DESA</text:p>
          </table:table-cell>
        </table:table-row>
        <table:table-row table:style-name="ro6">
          <table:table-cell office:value-type="float" office:value="4137" calcext:value-type="float">
            <text:p>4137</text:p>
          </table:table-cell>
          <table:table-cell office:value-type="string" calcext:value-type="string">
            <text:p><text:s/>16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93" calcext:value-type="float">
            <text:p><text:s/>51.93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503" calcext:value-type="float">
            <text:p>244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580-001001-REPOSICION DE ASFALTO EN LOS S</text:p>
          </table:table-cell>
        </table:table-row>
        <table:table-row table:style-name="ro6">
          <table:table-cell office:value-type="float" office:value="4138" calcext:value-type="float">
            <text:p>4138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9.34" calcext:value-type="float">
            <text:p><text:s/>169.34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903" calcext:value-type="float">
            <text:p>2439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3-001001-VIAJES DESALOJOS UNIVERSIDAD G</text:p>
          </table:table-cell>
        </table:table-row>
        <table:table-row table:style-name="ro6">
          <table:table-cell office:value-type="float" office:value="4139" calcext:value-type="float">
            <text:p>4139</text:p>
          </table:table-cell>
          <table:table-cell office:value-type="string" calcext:value-type="string">
            <text:p>-304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.37" calcext:value-type="float">
            <text:p><text:s/>304.3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003" calcext:value-type="float">
            <text:p>245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582-001001-CORTE PAVIMENTO, CANALIZACION </text:p>
          </table:table-cell>
        </table:table-row>
        <table:table-row table:style-name="ro6">
          <table:table-cell office:value-type="float" office:value="4140" calcext:value-type="float">
            <text:p>4140</text:p>
          </table:table-cell>
          <table:table-cell office:value-type="string" calcext:value-type="string">
            <text:p>-43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54" calcext:value-type="float">
            <text:p><text:s/>130.5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803" calcext:value-type="float">
            <text:p>247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676-001001-SERVICIO TRANSPORTE DESALOJO 0</text:p>
          </table:table-cell>
        </table:table-row>
        <table:table-row table:style-name="ro6">
          <table:table-cell office:value-type="float" office:value="4141" calcext:value-type="float">
            <text:p>4141</text:p>
          </table:table-cell>
          <table:table-cell office:value-type="string" calcext:value-type="string">
            <text:p>-1,33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3.02" calcext:value-type="float">
            <text:p><text:s/>903.0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803" calcext:value-type="float">
            <text:p>244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6-001001-CONSTRUCCION DE CAJAS DE 1X1X1</text:p>
          </table:table-cell>
        </table:table-row>
        <table:table-row table:style-name="ro6">
          <table:table-cell office:value-type="float" office:value="4142" calcext:value-type="float">
            <text:p>4142</text:p>
          </table:table-cell>
          <table:table-cell office:value-type="string" calcext:value-type="string">
            <text:p>-1,345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7" calcext:value-type="float">
            <text:p><text:s/>7.2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203" calcext:value-type="float">
            <text:p>248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6-001001-MANTENIMIENTO DE LA BOMBA DE F</text:p>
          </table:table-cell>
        </table:table-row>
        <table:table-row table:style-name="ro6">
          <table:table-cell office:value-type="float" office:value="4143" calcext:value-type="float">
            <text:p>4143</text:p>
          </table:table-cell>
          <table:table-cell office:value-type="string" calcext:value-type="string">
            <text:p><text:s/>801.38</text:p>
          </table:table-cell>
          <table:table-cell office:value-type="float" office:value="2146.58" calcext:value-type="float">
            <text:p><text:s/>2,146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144" calcext:value-type="float">
            <text:p>4144</text:p>
          </table:table-cell>
          <table:table-cell office:value-type="string" calcext:value-type="string">
            <text:p><text:s/>668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.06" calcext:value-type="float">
            <text:p><text:s/>133.0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003" calcext:value-type="float">
            <text:p>249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8-001001-ALQUILER DE EQUIPOS (RETROEXCA</text:p>
          </table:table-cell>
        </table:table-row>
        <table:table-row table:style-name="ro6">
          <table:table-cell office:value-type="float" office:value="4145" calcext:value-type="float">
            <text:p>4145</text:p>
          </table:table-cell>
          <table:table-cell office:value-type="string" calcext:value-type="string">
            <text:p><text:s/>65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12" calcext:value-type="float">
            <text:p><text:s/>15.1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303" calcext:value-type="float">
            <text:p>248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5-001001-LOGISTICA Y MOVILIZACION: MINI</text:p>
          </table:table-cell>
        </table:table-row>
        <table:table-row table:style-name="ro6">
          <table:table-cell office:value-type="float" office:value="4146" calcext:value-type="float">
            <text:p>4146</text:p>
          </table:table-cell>
          <table:table-cell office:value-type="string" calcext:value-type="string">
            <text:p><text:s/>10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9.38" calcext:value-type="float">
            <text:p><text:s/>549.3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503" calcext:value-type="float">
            <text:p>248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7-001001-CANALIZACIÓN DE 13 VIAS, CORTE</text:p>
          </table:table-cell>
        </table:table-row>
        <table:table-row table:style-name="ro6">
          <table:table-cell office:value-type="float" office:value="4147" calcext:value-type="float">
            <text:p>4147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3.82" calcext:value-type="float">
            <text:p><text:s/>103.8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103" calcext:value-type="float">
            <text:p>249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9-001001-ALQUILER DE EQUIPOS (RETROEXCA</text:p>
          </table:table-cell>
        </table:table-row>
        <table:table-row table:style-name="ro6">
          <table:table-cell office:value-type="float" office:value="4148" calcext:value-type="float">
            <text:p>4148</text:p>
          </table:table-cell>
          <table:table-cell office:value-type="string" calcext:value-type="string">
            <text:p>-32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76" calcext:value-type="float">
            <text:p><text:s/>32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803" calcext:value-type="float">
            <text:p>25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7-001001-MANTENIMIENTO Y REPARACION DE </text:p>
          </table:table-cell>
        </table:table-row>
        <table:table-row table:style-name="ro6">
          <table:table-cell office:value-type="float" office:value="4149" calcext:value-type="float">
            <text:p>4149</text:p>
          </table:table-cell>
          <table:table-cell office:value-type="string" calcext:value-type="string">
            <text:p>-36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36" calcext:value-type="float">
            <text:p><text:s/>3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103" calcext:value-type="float">
            <text:p>263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3-001001-REPARACIÓN DE ROSCA DE CILINDR</text:p>
          </table:table-cell>
        </table:table-row>
        <table:table-row table:style-name="ro6">
          <table:table-cell office:value-type="float" office:value="4150" calcext:value-type="float">
            <text:p>4150</text:p>
          </table:table-cell>
          <table:table-cell office:value-type="string" calcext:value-type="string">
            <text:p>-39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44" calcext:value-type="float">
            <text:p><text:s/>3.4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003" calcext:value-type="float">
            <text:p>25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4-001001-SERVICIO ACOPLE NUEVO PARA MAN</text:p>
          </table:table-cell>
        </table:table-row>
        <table:table-row table:style-name="ro6">
          <table:table-cell office:value-type="float" office:value="4151" calcext:value-type="float">
            <text:p>4151</text:p>
          </table:table-cell>
          <table:table-cell office:value-type="string" calcext:value-type="string">
            <text:p>-46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72" calcext:value-type="float">
            <text:p><text:s/>6.7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103" calcext:value-type="float">
            <text:p>256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3-001001-CAMBIO 4 LLANTAS DE MINICARGAD</text:p>
          </table:table-cell>
        </table:table-row>
        <table:table-row table:style-name="ro6">
          <table:table-cell office:value-type="float" office:value="4152" calcext:value-type="float">
            <text:p>4152</text:p>
          </table:table-cell>
          <table:table-cell office:value-type="string" calcext:value-type="string">
            <text:p>-72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27" calcext:value-type="float">
            <text:p><text:s/>26.2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003" calcext:value-type="float">
            <text:p>25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2211-001001-139 BOTELLONES DE AGUA</text:p>
          </table:table-cell>
        </table:table-row>
        <table:table-row table:style-name="ro6">
          <table:table-cell office:value-type="float" office:value="4153" calcext:value-type="float">
            <text:p>4153</text:p>
          </table:table-cell>
          <table:table-cell office:value-type="string" calcext:value-type="string">
            <text:p>-105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18" calcext:value-type="float">
            <text:p><text:s/>33.1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203" calcext:value-type="float">
            <text:p>26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2-001001-MANTENIMIENTO CONCRETERA COLOR</text:p>
          </table:table-cell>
        </table:table-row>
        <table:table-row table:style-name="ro6">
          <table:table-cell office:value-type="float" office:value="4154" calcext:value-type="float">
            <text:p>4154</text:p>
          </table:table-cell>
          <table:table-cell office:value-type="string" calcext:value-type="string">
            <text:p>-144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.81" calcext:value-type="float">
            <text:p><text:s/>38.8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103" calcext:value-type="float">
            <text:p>258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9-001001-VIAJES DE DESALOJOS PROYECTO U</text:p>
          </table:table-cell>
        </table:table-row>
        <table:table-row table:style-name="ro6">
          <table:table-cell office:value-type="float" office:value="4155" calcext:value-type="float">
            <text:p>4155</text:p>
          </table:table-cell>
          <table:table-cell office:value-type="string" calcext:value-type="string">
            <text:p>-149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04" calcext:value-type="float">
            <text:p><text:s/>5.0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903" calcext:value-type="float">
            <text:p>25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6-001001-MANGUERA HIDRAULICA PARA PERFO</text:p>
          </table:table-cell>
        </table:table-row>
        <table:table-row table:style-name="ro6">
          <table:table-cell office:value-type="float" office:value="4156" calcext:value-type="float">
            <text:p>4156</text:p>
          </table:table-cell>
          <table:table-cell office:value-type="string" calcext:value-type="string">
            <text:p>-15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08" calcext:value-type="float">
            <text:p><text:s/>10.0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803" calcext:value-type="float">
            <text:p>26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3-001001-MANTENIMIENTO DE LAS PALANCAS </text:p>
          </table:table-cell>
        </table:table-row>
        <table:table-row table:style-name="ro6">
          <table:table-cell office:value-type="float" office:value="4157" calcext:value-type="float">
            <text:p>4157</text:p>
          </table:table-cell>
          <table:table-cell office:value-type="string" calcext:value-type="string">
            <text:p>-290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.04" calcext:value-type="float">
            <text:p><text:s/>131.0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903" calcext:value-type="float">
            <text:p>26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4-001001-TRABAJOS DE TOPOGRAFIA-REPLANT</text:p>
          </table:table-cell>
        </table:table-row>
        <table:table-row table:style-name="ro6">
          <table:table-cell office:value-type="float" office:value="4158" calcext:value-type="float">
            <text:p>4158</text:p>
          </table:table-cell>
          <table:table-cell office:value-type="string" calcext:value-type="string">
            <text:p>-373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01" calcext:value-type="float">
            <text:p><text:s/>83.0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003" calcext:value-type="float">
            <text:p>26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3-001001-CORTE DE PAVIMENTO/ACERO- ROTU</text:p>
          </table:table-cell>
        </table:table-row>
        <table:table-row table:style-name="ro6">
          <table:table-cell office:value-type="float" office:value="4159" calcext:value-type="float">
            <text:p>4159</text:p>
          </table:table-cell>
          <table:table-cell office:value-type="string" calcext:value-type="string">
            <text:p>-474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8" calcext:value-type="float">
            <text:p><text:s/>100.8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303" calcext:value-type="float">
            <text:p>26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28-001001-ALQUILER 20 CUERPOS DE ANDAMIO</text:p>
          </table:table-cell>
        </table:table-row>
        <table:table-row table:style-name="ro6">
          <table:table-cell office:value-type="float" office:value="4160" calcext:value-type="float">
            <text:p>4160</text:p>
          </table:table-cell>
          <table:table-cell office:value-type="string" calcext:value-type="string">
            <text:p>-543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.3" calcext:value-type="float">
            <text:p><text:s/>69.3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203" calcext:value-type="float">
            <text:p>258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19-001001-ALQUILER COMPACTADORA TIPO BAI</text:p>
          </table:table-cell>
        </table:table-row>
        <table:table-row table:style-name="ro6">
          <table:table-cell office:value-type="float" office:value="4161" calcext:value-type="float">
            <text:p>4161</text:p>
          </table:table-cell>
          <table:table-cell office:value-type="string" calcext:value-type="string">
            <text:p>-74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7.74" calcext:value-type="float">
            <text:p><text:s/>197.7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403" calcext:value-type="float">
            <text:p>26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1-001001-REPOSICION DE ACERA (LOZA DE C</text:p>
          </table:table-cell>
        </table:table-row>
        <table:table-row table:style-name="ro6">
          <table:table-cell office:value-type="float" office:value="4162" calcext:value-type="float">
            <text:p>4162</text:p>
          </table:table-cell>
          <table:table-cell office:value-type="string" calcext:value-type="string">
            <text:p>-1,796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5.32" calcext:value-type="float">
            <text:p><text:s/>1,055.3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503" calcext:value-type="float">
            <text:p>266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3-001001-CANALIZACION DE MONODUCTOS, RE</text:p>
          </table:table-cell>
        </table:table-row>
        <table:table-row table:style-name="ro6">
          <table:table-cell office:value-type="float" office:value="4163" calcext:value-type="float">
            <text:p>4163</text:p>
          </table:table-cell>
          <table:table-cell office:value-type="string" calcext:value-type="string">
            <text:p>-2,36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8.01" calcext:value-type="float">
            <text:p><text:s/>568.0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603" calcext:value-type="float">
            <text:p>266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1-001001-SERVICIO DE TRANSPORTE DE DESA</text:p>
          </table:table-cell>
        </table:table-row>
        <table:table-row table:style-name="ro6">
          <table:table-cell office:value-type="float" office:value="4164" calcext:value-type="float">
            <text:p>4164</text:p>
          </table:table-cell>
          <table:table-cell office:value-type="string" calcext:value-type="string">
            <text:p>-2,521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24" calcext:value-type="float">
            <text:p><text:s/>156.2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703" calcext:value-type="float">
            <text:p>26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8-001001-DOS MANTENIMIENTOS DE 2 MINICA</text:p>
          </table:table-cell>
        </table:table-row>
        <table:table-row table:style-name="ro6">
          <table:table-cell office:value-type="float" office:value="4165" calcext:value-type="float">
            <text:p>4165</text:p>
          </table:table-cell>
          <table:table-cell office:value-type="string" calcext:value-type="string">
            <text:p>-2,809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8.29" calcext:value-type="float">
            <text:p><text:s/>288.2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803" calcext:value-type="float">
            <text:p>266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9-001001-SERVICIO ALQUILER DE RETROEXCA</text:p>
          </table:table-cell>
        </table:table-row>
        <table:table-row table:style-name="ro6">
          <table:table-cell office:value-type="float" office:value="4166" calcext:value-type="float">
            <text:p>4166</text:p>
          </table:table-cell>
          <table:table-cell office:value-type="string" calcext:value-type="string">
            <text:p>-2,836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.09" calcext:value-type="float">
            <text:p><text:s/>27.0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903" calcext:value-type="float">
            <text:p>266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6-001001-GENERADOR YAMAHA- CORTADORA DE</text:p>
          </table:table-cell>
        </table:table-row>
        <table:table-row table:style-name="ro6">
          <table:table-cell office:value-type="float" office:value="4167" calcext:value-type="float">
            <text:p>4167</text:p>
          </table:table-cell>
          <table:table-cell office:value-type="string" calcext:value-type="string">
            <text:p>-2,88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.92" calcext:value-type="float">
            <text:p><text:s/>52.9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003" calcext:value-type="float">
            <text:p>26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5-001001-MANTENIMIENTO CORRECTIVO Y PRE</text:p>
          </table:table-cell>
        </table:table-row>
        <table:table-row table:style-name="ro6">
          <table:table-cell office:value-type="float" office:value="4168" calcext:value-type="float">
            <text:p>4168</text:p>
          </table:table-cell>
          <table:table-cell office:value-type="string" calcext:value-type="string">
            <text:p>-2,894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12" calcext:value-type="float">
            <text:p><text:s/>5.1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103" calcext:value-type="float">
            <text:p>26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4-001001-MANTENIMIENTO DE CORRECCION Y </text:p>
          </table:table-cell>
        </table:table-row>
        <table:table-row table:style-name="ro6">
          <table:table-cell office:value-type="float" office:value="4169" calcext:value-type="float">
            <text:p>4169</text:p>
          </table:table-cell>
          <table:table-cell office:value-type="string" calcext:value-type="string">
            <text:p>-2,950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.9" calcext:value-type="float">
            <text:p><text:s/>55.9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703" calcext:value-type="float">
            <text:p>255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5-001001-MANTENIMIENTO, REPARACION DE 2</text:p>
          </table:table-cell>
        </table:table-row>
        <table:table-row table:style-name="ro6">
          <table:table-cell office:value-type="float" office:value="4170" calcext:value-type="float">
            <text:p>4170</text:p>
          </table:table-cell>
          <table:table-cell office:value-type="string" calcext:value-type="string">
            <text:p>-2,976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21" calcext:value-type="float">
            <text:p><text:s/>26.2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603" calcext:value-type="float">
            <text:p>25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8-001001-MANTENIMIENTO Y REPARACION DE </text:p>
          </table:table-cell>
        </table:table-row>
        <table:table-row table:style-name="ro6">
          <table:table-cell office:value-type="float" office:value="4171" calcext:value-type="float">
            <text:p>4171</text:p>
          </table:table-cell>
          <table:table-cell office:value-type="string" calcext:value-type="string">
            <text:p>-3,315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.69" calcext:value-type="float">
            <text:p><text:s/>338.6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503" calcext:value-type="float">
            <text:p>25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79-001001-SERVICIO TRANSPORTE DESALOJO D</text:p>
          </table:table-cell>
        </table:table-row>
        <table:table-row table:style-name="ro6">
          <table:table-cell office:value-type="float" office:value="4172" calcext:value-type="float">
            <text:p>4172</text:p>
          </table:table-cell>
          <table:table-cell office:value-type="string" calcext:value-type="string">
            <text:p>-3,63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6.51" calcext:value-type="float">
            <text:p><text:s/>316.5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403" calcext:value-type="float">
            <text:p>25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0-001001-SERVICIO ALQUILER DE RETROEXCA</text:p>
          </table:table-cell>
        </table:table-row>
        <table:table-row table:style-name="ro6">
          <table:table-cell office:value-type="float" office:value="4173" calcext:value-type="float">
            <text:p>4173</text:p>
          </table:table-cell>
          <table:table-cell office:value-type="string" calcext:value-type="string">
            <text:p>-3,744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35" calcext:value-type="float">
            <text:p><text:s/>112.3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303" calcext:value-type="float">
            <text:p>25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1-001001-SERVICIO ALQUILER CAMIONETA DE</text:p>
          </table:table-cell>
        </table:table-row>
        <table:table-row table:style-name="ro6">
          <table:table-cell office:value-type="float" office:value="4174" calcext:value-type="float">
            <text:p>4174</text:p>
          </table:table-cell>
          <table:table-cell office:value-type="string" calcext:value-type="string">
            <text:p>-3,799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.44" calcext:value-type="float">
            <text:p><text:s/>55.4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203" calcext:value-type="float">
            <text:p>25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2-001001-DESALOJO HECHO A MANO</text:p>
          </table:table-cell>
        </table:table-row>
        <table:table-row table:style-name="ro6">
          <table:table-cell office:value-type="float" office:value="4175" calcext:value-type="float">
            <text:p>4175</text:p>
          </table:table-cell>
          <table:table-cell office:value-type="string" calcext:value-type="string">
            <text:p>-3,95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24" calcext:value-type="float">
            <text:p><text:s/>156.2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603" calcext:value-type="float">
            <text:p>262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7-001001-SERVICIO MANTENIMIENTO DE 2 MI</text:p>
          </table:table-cell>
        </table:table-row>
        <table:table-row table:style-name="ro6">
          <table:table-cell office:value-type="float" office:value="4176" calcext:value-type="float">
            <text:p>4176</text:p>
          </table:table-cell>
          <table:table-cell office:value-type="string" calcext:value-type="string">
            <text:p>-4,05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.6" calcext:value-type="float">
            <text:p><text:s/>96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503" calcext:value-type="float">
            <text:p>262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9-001001-SERVICIO ALQUILER CAMIONETA</text:p>
          </table:table-cell>
        </table:table-row>
        <table:table-row table:style-name="ro6">
          <table:table-cell office:value-type="float" office:value="4177" calcext:value-type="float">
            <text:p>4177</text:p>
          </table:table-cell>
          <table:table-cell office:value-type="string" calcext:value-type="string">
            <text:p>-4,059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06" calcext:value-type="float">
            <text:p><text:s/>7.0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403" calcext:value-type="float">
            <text:p>262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7-001001-DESALOJO EN UN CRUCE CALLE ISI</text:p>
          </table:table-cell>
        </table:table-row>
        <table:table-row table:style-name="ro6">
          <table:table-cell office:value-type="float" office:value="4178" calcext:value-type="float">
            <text:p>4178</text:p>
          </table:table-cell>
          <table:table-cell office:value-type="string" calcext:value-type="string">
            <text:p>-4,06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28" calcext:value-type="float">
            <text:p><text:s/>4.2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303" calcext:value-type="float">
            <text:p>262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5-001001-MANTENIMIENTO Y ACOPLE DE UNA </text:p>
          </table:table-cell>
        </table:table-row>
        <table:table-row table:style-name="ro6">
          <table:table-cell office:value-type="float" office:value="4179" calcext:value-type="float">
            <text:p>4179</text:p>
          </table:table-cell>
          <table:table-cell office:value-type="string" calcext:value-type="string">
            <text:p>-4,575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1.56" calcext:value-type="float">
            <text:p><text:s/>511.5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203" calcext:value-type="float">
            <text:p>262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3-001001-SERVICIO TRANSPORTE DESALOJO D</text:p>
          </table:table-cell>
        </table:table-row>
        <table:table-row table:style-name="ro6">
          <table:table-cell office:value-type="float" office:value="4180" calcext:value-type="float">
            <text:p>4180</text:p>
          </table:table-cell>
          <table:table-cell office:value-type="string" calcext:value-type="string">
            <text:p>-4,822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6.96" calcext:value-type="float">
            <text:p><text:s/>246.9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103" calcext:value-type="float">
            <text:p>262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2-001001-SERVICIO ALQUILER RETROEXCAVAD</text:p>
          </table:table-cell>
        </table:table-row>
        <table:table-row table:style-name="ro6">
          <table:table-cell office:value-type="float" office:value="4181" calcext:value-type="float">
            <text:p>4181</text:p>
          </table:table-cell>
          <table:table-cell office:value-type="string" calcext:value-type="string">
            <text:p>-4,843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003" calcext:value-type="float">
            <text:p>262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1-001001-MANGUERA HIDRAULICA DE UNA MIN</text:p>
          </table:table-cell>
        </table:table-row>
        <table:table-row table:style-name="ro6">
          <table:table-cell office:value-type="float" office:value="4182" calcext:value-type="float">
            <text:p>4182</text:p>
          </table:table-cell>
          <table:table-cell office:value-type="string" calcext:value-type="string">
            <text:p>-4,85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64" calcext:value-type="float">
            <text:p><text:s/>7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903" calcext:value-type="float">
            <text:p>261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0-001001-MANGUERA HIDRAULICA CON ACOPLE</text:p>
          </table:table-cell>
        </table:table-row>
        <table:table-row table:style-name="ro6">
          <table:table-cell office:value-type="float" office:value="4183" calcext:value-type="float">
            <text:p>4183</text:p>
          </table:table-cell>
          <table:table-cell office:value-type="string" calcext:value-type="string">
            <text:p>-5,806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5.72" calcext:value-type="float">
            <text:p><text:s/>955.7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803" calcext:value-type="float">
            <text:p>262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0-001001-CORTES PAVIMENTO EN ACERAS, CA</text:p>
          </table:table-cell>
        </table:table-row>
        <table:table-row table:style-name="ro6">
          <table:table-cell office:value-type="float" office:value="4184" calcext:value-type="float">
            <text:p>4184</text:p>
          </table:table-cell>
          <table:table-cell office:value-type="string" calcext:value-type="string">
            <text:p>-5,916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.99" calcext:value-type="float">
            <text:p><text:s/>109.9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803" calcext:value-type="float">
            <text:p>261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9-001001-SERVICIO DE ALQUILER DE CAMINO</text:p>
          </table:table-cell>
        </table:table-row>
        <table:table-row table:style-name="ro6">
          <table:table-cell office:value-type="float" office:value="4185" calcext:value-type="float">
            <text:p>4185</text:p>
          </table:table-cell>
          <table:table-cell office:value-type="string" calcext:value-type="string">
            <text:p>-5,940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52" calcext:value-type="float">
            <text:p><text:s/>23.5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303" calcext:value-type="float">
            <text:p>261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5-001001-BRIDA CON OREJA CON PLANCHA AN</text:p>
          </table:table-cell>
        </table:table-row>
        <table:table-row table:style-name="ro6">
          <table:table-cell office:value-type="float" office:value="4186" calcext:value-type="float">
            <text:p>4186</text:p>
          </table:table-cell>
          <table:table-cell office:value-type="string" calcext:value-type="string">
            <text:p>-6,993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3.03" calcext:value-type="float">
            <text:p><text:s/>1,053.0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703" calcext:value-type="float">
            <text:p>25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8-001001-CANALIZACION, REPOSICION DE AC</text:p>
          </table:table-cell>
        </table:table-row>
        <table:table-row table:style-name="ro6">
          <table:table-cell office:value-type="float" office:value="4187" calcext:value-type="float">
            <text:p>4187</text:p>
          </table:table-cell>
          <table:table-cell office:value-type="string" calcext:value-type="string">
            <text:p><text:s/>.00</text:p>
          </table:table-cell>
          <table:table-cell office:value-type="float" office:value="6993.24" calcext:value-type="float">
            <text:p><text:s/>6,993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188" calcext:value-type="float">
            <text:p>4188</text:p>
          </table:table-cell>
          <table:table-cell office:value-type="string" calcext:value-type="string">
            <text:p>-100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8" calcext:value-type="float">
            <text:p><text:s/>100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803" calcext:value-type="float">
            <text:p>276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5-001001-F# 18335 ALQUILER 20 CUERPOS D</text:p>
          </table:table-cell>
        </table:table-row>
        <table:table-row table:style-name="ro6">
          <table:table-cell office:value-type="float" office:value="4189" calcext:value-type="float">
            <text:p>4189</text:p>
          </table:table-cell>
          <table:table-cell office:value-type="string" calcext:value-type="string">
            <text:p><text:s/>6,994.10</text:p>
          </table:table-cell>
          <table:table-cell office:value-type="float" office:value="7094.9" calcext:value-type="float">
            <text:p><text:s/>7,094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190" calcext:value-type="float">
            <text:p>4190</text:p>
          </table:table-cell>
          <table:table-cell office:value-type="string" calcext:value-type="string">
            <text:p><text:s/>6,904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.59" calcext:value-type="float">
            <text:p><text:s/>89.5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503" calcext:value-type="float">
            <text:p>277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8-001001-F# 838 TRABAJOS DE CONSTRUCCIO</text:p>
          </table:table-cell>
        </table:table-row>
        <table:table-row table:style-name="ro6">
          <table:table-cell office:value-type="float" office:value="4191" calcext:value-type="float">
            <text:p>4191</text:p>
          </table:table-cell>
          <table:table-cell office:value-type="string" calcext:value-type="string">
            <text:p><text:s/>6,690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3.64" calcext:value-type="float">
            <text:p><text:s/>213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603" calcext:value-type="float">
            <text:p>277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9-001001-F# 839 COLOCACIÓN DE ADOQUIN E</text:p>
          </table:table-cell>
        </table:table-row>
        <table:table-row table:style-name="ro6">
          <table:table-cell office:value-type="float" office:value="4192" calcext:value-type="float">
            <text:p>4192</text:p>
          </table:table-cell>
          <table:table-cell office:value-type="string" calcext:value-type="string">
            <text:p><text:s/>6,61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.08" calcext:value-type="float">
            <text:p><text:s/>73.0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903" calcext:value-type="float">
            <text:p>277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006-001001-F# 006 4 PUERTAS DE MADERA DIS</text:p>
          </table:table-cell>
        </table:table-row>
        <table:table-row table:style-name="ro6">
          <table:table-cell office:value-type="float" office:value="4193" calcext:value-type="float">
            <text:p>4193</text:p>
          </table:table-cell>
          <table:table-cell office:value-type="string" calcext:value-type="string">
            <text:p><text:s/>6,548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.3" calcext:value-type="float">
            <text:p><text:s/>69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703" calcext:value-type="float">
            <text:p>26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1-001001-ALQUILER DE COMPACTADORA TIPO </text:p>
          </table:table-cell>
        </table:table-row>
        <table:table-row table:style-name="ro6">
          <table:table-cell office:value-type="float" office:value="4194" calcext:value-type="float">
            <text:p>4194</text:p>
          </table:table-cell>
          <table:table-cell office:value-type="string" calcext:value-type="string">
            <text:p><text:s/>6,533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7" calcext:value-type="float">
            <text:p><text:s/>14.7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103" calcext:value-type="float">
            <text:p>27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6-001001-F# 716 FABRICACION DE 3 ACOPLE</text:p>
          </table:table-cell>
        </table:table-row>
        <table:table-row table:style-name="ro6">
          <table:table-cell office:value-type="float" office:value="4195" calcext:value-type="float">
            <text:p>4195</text:p>
          </table:table-cell>
          <table:table-cell office:value-type="string" calcext:value-type="string">
            <text:p><text:s/>6,484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14" calcext:value-type="float">
            <text:p><text:s/>49.1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003" calcext:value-type="float">
            <text:p>27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5-001001-F# 715 MANTENIMIENTO DEL MINIC</text:p>
          </table:table-cell>
        </table:table-row>
        <table:table-row table:style-name="ro6">
          <table:table-cell office:value-type="float" office:value="4196" calcext:value-type="float">
            <text:p>4196</text:p>
          </table:table-cell>
          <table:table-cell office:value-type="string" calcext:value-type="string">
            <text:p><text:s/>6,464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16" calcext:value-type="float">
            <text:p><text:s/>20.1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703" calcext:value-type="float">
            <text:p>275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1-001001-F# 721 MANTENIMIENTO Y ADAPTAC</text:p>
          </table:table-cell>
        </table:table-row>
        <table:table-row table:style-name="ro6">
          <table:table-cell office:value-type="float" office:value="4197" calcext:value-type="float">
            <text:p>4197</text:p>
          </table:table-cell>
          <table:table-cell office:value-type="string" calcext:value-type="string">
            <text:p><text:s/>6,454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08" calcext:value-type="float">
            <text:p><text:s/>10.0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603" calcext:value-type="float">
            <text:p>275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0-001001-F# 720 CAMBIO DE LAS BOTAS PAR</text:p>
          </table:table-cell>
        </table:table-row>
        <table:table-row table:style-name="ro6">
          <table:table-cell office:value-type="float" office:value="4198" calcext:value-type="float">
            <text:p>4198</text:p>
          </table:table-cell>
          <table:table-cell office:value-type="string" calcext:value-type="string">
            <text:p><text:s/>6,073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1.02" calcext:value-type="float">
            <text:p><text:s/>381.0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503" calcext:value-type="float">
            <text:p>275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3-001001-F# 723 SERVICIO TRANSPORTE DES</text:p>
          </table:table-cell>
        </table:table-row>
        <table:table-row table:style-name="ro6">
          <table:table-cell office:value-type="float" office:value="4199" calcext:value-type="float">
            <text:p>4199</text:p>
          </table:table-cell>
          <table:table-cell office:value-type="string" calcext:value-type="string">
            <text:p><text:s/>5,512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0.95" calcext:value-type="float">
            <text:p><text:s/>560.9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903" calcext:value-type="float">
            <text:p>27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1-001001-F# 711 SERVICIO DE TRANSPORTE </text:p>
          </table:table-cell>
        </table:table-row>
        <table:table-row table:style-name="ro6">
          <table:table-cell office:value-type="float" office:value="4200" calcext:value-type="float">
            <text:p>4200</text:p>
          </table:table-cell>
          <table:table-cell office:value-type="string" calcext:value-type="string">
            <text:p><text:s/>5,463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.55" calcext:value-type="float">
            <text:p><text:s/>48.5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803" calcext:value-type="float">
            <text:p>27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3-001001-F# 713 SERVICIO DE ALQUILER TR</text:p>
          </table:table-cell>
        </table:table-row>
        <table:table-row table:style-name="ro6">
          <table:table-cell office:value-type="float" office:value="4201" calcext:value-type="float">
            <text:p>4201</text:p>
          </table:table-cell>
          <table:table-cell office:value-type="string" calcext:value-type="string">
            <text:p><text:s/>4,192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1.18" calcext:value-type="float">
            <text:p><text:s/>1,271.1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403" calcext:value-type="float">
            <text:p>27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2-001001-ESTRUCTURAS METALICAS LOS TRAB</text:p>
          </table:table-cell>
        </table:table-row>
        <table:table-row table:style-name="ro6">
          <table:table-cell office:value-type="float" office:value="4202" calcext:value-type="float">
            <text:p>4202</text:p>
          </table:table-cell>
          <table:table-cell office:value-type="string" calcext:value-type="string">
            <text:p><text:s/>4,123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.3" calcext:value-type="float">
            <text:p><text:s/>69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603" calcext:value-type="float">
            <text:p>276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4-001001-F# 18334 ALQUILER DE COMPACTAD</text:p>
          </table:table-cell>
        </table:table-row>
        <table:table-row table:style-name="ro6">
          <table:table-cell office:value-type="float" office:value="4203" calcext:value-type="float">
            <text:p>4203</text:p>
          </table:table-cell>
          <table:table-cell office:value-type="string" calcext:value-type="string">
            <text:p><text:s/>4,048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.7" calcext:value-type="float">
            <text:p><text:s/>74.7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103" calcext:value-type="float">
            <text:p>276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8-001001-F# 588 RETIRO DE ADOQUINES PEA</text:p>
          </table:table-cell>
        </table:table-row>
        <table:table-row table:style-name="ro6">
          <table:table-cell office:value-type="float" office:value="4204" calcext:value-type="float">
            <text:p>4204</text:p>
          </table:table-cell>
          <table:table-cell office:value-type="string" calcext:value-type="string">
            <text:p><text:s/>3,946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.49" calcext:value-type="float">
            <text:p><text:s/>102.4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003" calcext:value-type="float">
            <text:p>276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0-001001-F# 590 TRABAJOS DEL 16 AL 30 D</text:p>
          </table:table-cell>
        </table:table-row>
        <table:table-row table:style-name="ro6">
          <table:table-cell office:value-type="float" office:value="4205" calcext:value-type="float">
            <text:p>4205</text:p>
          </table:table-cell>
          <table:table-cell office:value-type="string" calcext:value-type="string">
            <text:p><text:s/>3,71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4.68" calcext:value-type="float">
            <text:p><text:s/>234.6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903" calcext:value-type="float">
            <text:p>275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1-001001-F# 591 CORTE DE PAVIMENTO-ROTU</text:p>
          </table:table-cell>
        </table:table-row>
        <table:table-row table:style-name="ro6">
          <table:table-cell office:value-type="float" office:value="4206" calcext:value-type="float">
            <text:p>4206</text:p>
          </table:table-cell>
          <table:table-cell office:value-type="string" calcext:value-type="string">
            <text:p><text:s/>1,395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15.87" calcext:value-type="float">
            <text:p><text:s/>2,315.8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303" calcext:value-type="float">
            <text:p>27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1-001001-ESTRUCTURAS METALICAS: TRABAJO</text:p>
          </table:table-cell>
        </table:table-row>
        <table:table-row table:style-name="ro6">
          <table:table-cell office:value-type="float" office:value="4207" calcext:value-type="float">
            <text:p>4207</text:p>
          </table:table-cell>
          <table:table-cell office:value-type="string" calcext:value-type="string">
            <text:p><text:s/>1,275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.97" calcext:value-type="float">
            <text:p><text:s/>119.9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203" calcext:value-type="float">
            <text:p>277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5-001001-F# 725 SERVICIO DE ALQUILER DE</text:p>
          </table:table-cell>
        </table:table-row>
        <table:table-row table:style-name="ro6">
          <table:table-cell office:value-type="float" office:value="4208" calcext:value-type="float">
            <text:p>4208</text:p>
          </table:table-cell>
          <table:table-cell office:value-type="string" calcext:value-type="string">
            <text:p><text:s/>1,212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" calcext:value-type="float">
            <text:p><text:s/>63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003" calcext:value-type="float">
            <text:p>274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4-001001-F# 834 SERVICIO DE ALQUILER DE</text:p>
          </table:table-cell>
        </table:table-row>
        <table:table-row table:style-name="ro6">
          <table:table-cell office:value-type="float" office:value="4209" calcext:value-type="float">
            <text:p>4209</text:p>
          </table:table-cell>
          <table:table-cell office:value-type="string" calcext:value-type="string">
            <text:p><text:s/>1,158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6" calcext:value-type="float">
            <text:p><text:s/>54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903" calcext:value-type="float">
            <text:p>273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5-001001-F# 835 REPARACIONES DE DAÑOS E</text:p>
          </table:table-cell>
        </table:table-row>
        <table:table-row table:style-name="ro6">
          <table:table-cell office:value-type="float" office:value="4210" calcext:value-type="float">
            <text:p>4210</text:p>
          </table:table-cell>
          <table:table-cell office:value-type="string" calcext:value-type="string">
            <text:p><text:s/>1,126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.31" calcext:value-type="float">
            <text:p><text:s/>31.3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803" calcext:value-type="float">
            <text:p>27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7-001001-F# 587 PROYECTO EN LA UNIVERSI</text:p>
          </table:table-cell>
        </table:table-row>
        <table:table-row table:style-name="ro6">
          <table:table-cell office:value-type="float" office:value="4211" calcext:value-type="float">
            <text:p>4211</text:p>
          </table:table-cell>
          <table:table-cell office:value-type="string" calcext:value-type="string">
            <text:p><text:s/>1,009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.6" calcext:value-type="float">
            <text:p><text:s/>117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503" calcext:value-type="float">
            <text:p>27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4-001001-F#714 SERVICIO DE ALQUILER DE </text:p>
          </table:table-cell>
        </table:table-row>
        <table:table-row table:style-name="ro6">
          <table:table-cell office:value-type="float" office:value="4212" calcext:value-type="float">
            <text:p>4212</text:p>
          </table:table-cell>
          <table:table-cell office:value-type="string" calcext:value-type="string">
            <text:p><text:s/>72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4.26" calcext:value-type="float">
            <text:p><text:s/>284.2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603" calcext:value-type="float">
            <text:p>27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2-001001-F# 712 SERVICIO ALQUILER RETRO</text:p>
          </table:table-cell>
        </table:table-row>
        <table:table-row table:style-name="ro6">
          <table:table-cell office:value-type="float" office:value="4213" calcext:value-type="float">
            <text:p>4213</text:p>
          </table:table-cell>
          <table:table-cell office:value-type="string" calcext:value-type="string">
            <text:p><text:s/>468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6.03" calcext:value-type="float">
            <text:p><text:s/>256.0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303" calcext:value-type="float">
            <text:p>277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4-001001-F# 724 SERVICIO ALQUILER RETRO</text:p>
          </table:table-cell>
        </table:table-row>
        <table:table-row table:style-name="ro6">
          <table:table-cell office:value-type="float" office:value="4214" calcext:value-type="float">
            <text:p>4214</text:p>
          </table:table-cell>
          <table:table-cell office:value-type="string" calcext:value-type="string">
            <text:p><text:s/>179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9.66" calcext:value-type="float">
            <text:p><text:s/>289.6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403" calcext:value-type="float">
            <text:p>277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40-001001-F# 840 LEVANTAMIENTO DE ADOQUI</text:p>
          </table:table-cell>
        </table:table-row>
        <table:table-row table:style-name="ro6">
          <table:table-cell office:value-type="float" office:value="4215" calcext:value-type="float">
            <text:p>4215</text:p>
          </table:table-cell>
          <table:table-cell office:value-type="string" calcext:value-type="string">
            <text:p><text:s/>160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98" calcext:value-type="float">
            <text:p><text:s/>18.9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203" calcext:value-type="float">
            <text:p>27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7-001001-F# 717 MANTENIMIENTO ROTOMARTI</text:p>
          </table:table-cell>
        </table:table-row>
        <table:table-row table:style-name="ro6">
          <table:table-cell office:value-type="float" office:value="4216" calcext:value-type="float">
            <text:p>4216</text:p>
          </table:table-cell>
          <table:table-cell office:value-type="string" calcext:value-type="string">
            <text:p><text:s/>127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76" calcext:value-type="float">
            <text:p><text:s/>32.7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303" calcext:value-type="float">
            <text:p>27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8-001001-F# 718 MANTENIMIENTO DE LA BAS</text:p>
          </table:table-cell>
        </table:table-row>
        <table:table-row table:style-name="ro6">
          <table:table-cell office:value-type="float" office:value="4217" calcext:value-type="float">
            <text:p>4217</text:p>
          </table:table-cell>
          <table:table-cell office:value-type="string" calcext:value-type="string">
            <text:p><text:s/>116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09" calcext:value-type="float">
            <text:p><text:s/>11.0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403" calcext:value-type="float">
            <text:p>27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9-001001-F# 719 MINICARGADOR CATERPILLA</text:p>
          </table:table-cell>
        </table:table-row>
        <table:table-row table:style-name="ro6">
          <table:table-cell office:value-type="float" office:value="4218" calcext:value-type="float">
            <text:p>4218</text:p>
          </table:table-cell>
          <table:table-cell office:value-type="string" calcext:value-type="string">
            <text:p><text:s/>60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35" calcext:value-type="float">
            <text:p><text:s/>56.3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703" calcext:value-type="float">
            <text:p>27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6-001001-F# 586 PROYECTO EN LA UNIVERSI</text:p>
          </table:table-cell>
        </table:table-row>
        <table:table-row table:style-name="ro6">
          <table:table-cell office:value-type="float" office:value="4219" calcext:value-type="float">
            <text:p>4219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06" calcext:value-type="float">
            <text:p><text:s/>60.0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903" calcext:value-type="float">
            <text:p>276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6-001001-F# 18336 ALQUILER DE COMPACTAD</text:p>
          </table:table-cell>
        </table:table-row>
        <table:table-row table:style-name="ro6">
          <table:table-cell office:value-type="float" office:value="4220" calcext:value-type="float">
            <text:p>4220</text:p>
          </table:table-cell>
          <table:table-cell office:value-type="string" calcext:value-type="string">
            <text:p>-409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.12" calcext:value-type="float">
            <text:p><text:s/>409.1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403" calcext:value-type="float">
            <text:p>28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6-001001-LIGORGURO PABLO F# 346 ACERO E</text:p>
          </table:table-cell>
        </table:table-row>
        <table:table-row table:style-name="ro6">
          <table:table-cell office:value-type="float" office:value="4221" calcext:value-type="float">
            <text:p>4221</text:p>
          </table:table-cell>
          <table:table-cell office:value-type="string" calcext:value-type="string">
            <text:p><text:s/>8,573.15</text:p>
          </table:table-cell>
          <table:table-cell office:value-type="float" office:value="8982.27" calcext:value-type="float">
            <text:p><text:s/>8,982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222" calcext:value-type="float">
            <text:p>4222</text:p>
          </table:table-cell>
          <table:table-cell office:value-type="string" calcext:value-type="string">
            <text:p><text:s/>8,12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9.15" calcext:value-type="float">
            <text:p><text:s/>449.1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503" calcext:value-type="float">
            <text:p>28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5-001001-LIGORGURO PABLO F# 345 ACERO E</text:p>
          </table:table-cell>
        </table:table-row>
        <table:table-row table:style-name="ro6">
          <table:table-cell office:value-type="float" office:value="4223" calcext:value-type="float">
            <text:p>4223</text:p>
          </table:table-cell>
          <table:table-cell office:value-type="string" calcext:value-type="string">
            <text:p><text:s/>7,865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.9" calcext:value-type="float">
            <text:p><text:s/>258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603" calcext:value-type="float">
            <text:p>28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1-001001-NUÑEZ CALLE JOSÉ F# 841 COLOCA</text:p>
          </table:table-cell>
        </table:table-row>
        <table:table-row table:style-name="ro6">
          <table:table-cell office:value-type="float" office:value="4224" calcext:value-type="float">
            <text:p>4224</text:p>
          </table:table-cell>
          <table:table-cell office:value-type="string" calcext:value-type="string">
            <text:p><text:s/>7,847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08" calcext:value-type="float">
            <text:p><text:s/>18.0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603" calcext:value-type="float">
            <text:p>291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390-001001-JESUS GUIRACOCHA F# 1390 SIEMB</text:p>
          </table:table-cell>
        </table:table-row>
        <table:table-row table:style-name="ro6">
          <table:table-cell office:value-type="float" office:value="4225" calcext:value-type="float">
            <text:p>4225</text:p>
          </table:table-cell>
          <table:table-cell office:value-type="string" calcext:value-type="string">
            <text:p><text:s/>7,809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8" calcext:value-type="float">
            <text:p><text:s/>37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103" calcext:value-type="float">
            <text:p>29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54-002002-BOWEN MENDOZA JOSE F# 354 CANA</text:p>
          </table:table-cell>
        </table:table-row>
        <table:table-row table:style-name="ro6">
          <table:table-cell office:value-type="float" office:value="4226" calcext:value-type="float">
            <text:p>4226</text:p>
          </table:table-cell>
          <table:table-cell office:value-type="string" calcext:value-type="string">
            <text:p><text:s/>7,35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5.11" calcext:value-type="float">
            <text:p><text:s/>455.1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103" calcext:value-type="float">
            <text:p>292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6-001001-FRANCISCO TORRES F# 726 SERVIC</text:p>
          </table:table-cell>
        </table:table-row>
        <table:table-row table:style-name="ro6">
          <table:table-cell office:value-type="float" office:value="4227" calcext:value-type="float">
            <text:p>4227</text:p>
          </table:table-cell>
          <table:table-cell office:value-type="string" calcext:value-type="string">
            <text:p><text:s/>7,099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5.02" calcext:value-type="float">
            <text:p><text:s/>255.0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303" calcext:value-type="float">
            <text:p>292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7-001001-FRANCISCO TORRES F# 727 SERVIC</text:p>
          </table:table-cell>
        </table:table-row>
        <table:table-row table:style-name="ro6">
          <table:table-cell office:value-type="float" office:value="4228" calcext:value-type="float">
            <text:p>4228</text:p>
          </table:table-cell>
          <table:table-cell office:value-type="string" calcext:value-type="string">
            <text:p><text:s/>6,830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8.13" calcext:value-type="float">
            <text:p><text:s/>268.1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203" calcext:value-type="float">
            <text:p>30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32-001001-NUÑEZ CALLE JOSE F# 832 ALQUIL</text:p>
          </table:table-cell>
        </table:table-row>
        <table:table-row table:style-name="ro6">
          <table:table-cell office:value-type="float" office:value="4229" calcext:value-type="float">
            <text:p>4229</text:p>
          </table:table-cell>
          <table:table-cell office:value-type="string" calcext:value-type="string">
            <text:p><text:s/>2,236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94.56" calcext:value-type="float">
            <text:p><text:s/>4,594.5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803" calcext:value-type="float">
            <text:p>293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226-001001-MERCHAN ZAMBRANO LUIS F# 226 F</text:p>
          </table:table-cell>
        </table:table-row>
        <table:table-row table:style-name="ro6">
          <table:table-cell office:value-type="float" office:value="4230" calcext:value-type="float">
            <text:p>4230</text:p>
          </table:table-cell>
          <table:table-cell office:value-type="string" calcext:value-type="string">
            <text:p><text:s/>2,19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8" calcext:value-type="float">
            <text:p><text:s/>37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203" calcext:value-type="float">
            <text:p>294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84-001001-EDISON CONDOR F# 884 VIAJE DE </text:p>
          </table:table-cell>
        </table:table-row>
        <table:table-row table:style-name="ro6">
          <table:table-cell office:value-type="float" office:value="4231" calcext:value-type="float">
            <text:p>4231</text:p>
          </table:table-cell>
          <table:table-cell office:value-type="string" calcext:value-type="string">
            <text:p><text:s/>2,047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2" calcext:value-type="float">
            <text:p><text:s/>151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303" calcext:value-type="float">
            <text:p>294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8-001001-TORRES RONQUILLO FRANCISCO F# </text:p>
          </table:table-cell>
        </table:table-row>
        <table:table-row table:style-name="ro6">
          <table:table-cell office:value-type="float" office:value="4232" calcext:value-type="float">
            <text:p>4232</text:p>
          </table:table-cell>
          <table:table-cell office:value-type="string" calcext:value-type="string">
            <text:p><text:s/>1,998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.72" calcext:value-type="float">
            <text:p><text:s/>48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403" calcext:value-type="float">
            <text:p>294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9-001001-TORRES RONQUILLO FRANCISCO F# </text:p>
          </table:table-cell>
        </table:table-row>
        <table:table-row table:style-name="ro6">
          <table:table-cell office:value-type="float" office:value="4233" calcext:value-type="float">
            <text:p>4233</text:p>
          </table:table-cell>
          <table:table-cell office:value-type="string" calcext:value-type="string">
            <text:p><text:s/>1,949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14" calcext:value-type="float">
            <text:p><text:s/>49.1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503" calcext:value-type="float">
            <text:p>294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0-001001-TORRES RONQUILLO FRANCISCO F# </text:p>
          </table:table-cell>
        </table:table-row>
        <table:table-row table:style-name="ro6">
          <table:table-cell office:value-type="float" office:value="4234" calcext:value-type="float">
            <text:p>4234</text:p>
          </table:table-cell>
          <table:table-cell office:value-type="string" calcext:value-type="string">
            <text:p><text:s/>1,929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16" calcext:value-type="float">
            <text:p><text:s/>20.1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603" calcext:value-type="float">
            <text:p>294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1-001001-TORRES RONQUILLO FRANCISCO F# </text:p>
          </table:table-cell>
        </table:table-row>
        <table:table-row table:style-name="ro6">
          <table:table-cell office:value-type="float" office:value="4235" calcext:value-type="float">
            <text:p>4235</text:p>
          </table:table-cell>
          <table:table-cell office:value-type="string" calcext:value-type="string">
            <text:p><text:s/>1,632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6.81" calcext:value-type="float">
            <text:p><text:s/>296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703" calcext:value-type="float">
            <text:p>294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2-001001-NUÑEZ CALLE JOSÉ F# 842 TRABAJ</text:p>
          </table:table-cell>
        </table:table-row>
        <table:table-row table:style-name="ro6">
          <table:table-cell office:value-type="float" office:value="4236" calcext:value-type="float">
            <text:p>4236</text:p>
          </table:table-cell>
          <table:table-cell office:value-type="string" calcext:value-type="string">
            <text:p><text:s/>1,45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.84" calcext:value-type="float">
            <text:p><text:s/>177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803" calcext:value-type="float">
            <text:p>294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3-001001-NUÑEZ CALLE JOSÉ F# 843 TRABAJ</text:p>
          </table:table-cell>
        </table:table-row>
        <table:table-row table:style-name="ro6">
          <table:table-cell office:value-type="float" office:value="4237" calcext:value-type="float">
            <text:p>4237</text:p>
          </table:table-cell>
          <table:table-cell office:value-type="string" calcext:value-type="string">
            <text:p><text:s/>1,421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6" calcext:value-type="float">
            <text:p><text:s/>33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903" calcext:value-type="float">
            <text:p>294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28-001001-MENDEZ COGOLLO EDWIN F# 628 RE</text:p>
          </table:table-cell>
        </table:table-row>
        <table:table-row table:style-name="ro6">
          <table:table-cell office:value-type="float" office:value="4238" calcext:value-type="float">
            <text:p>4238</text:p>
          </table:table-cell>
          <table:table-cell office:value-type="string" calcext:value-type="string">
            <text:p><text:s/>641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9.87" calcext:value-type="float">
            <text:p><text:s/>779.8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003" calcext:value-type="float">
            <text:p>293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9-001001-LIGORGURO PABLO F# 349 FABRICA</text:p>
          </table:table-cell>
        </table:table-row>
        <table:table-row table:style-name="ro6">
          <table:table-cell office:value-type="float" office:value="4239" calcext:value-type="float">
            <text:p>4239</text:p>
          </table:table-cell>
          <table:table-cell office:value-type="string" calcext:value-type="string">
            <text:p><text:s/>164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6.62" calcext:value-type="float">
            <text:p><text:s/>476.6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103" calcext:value-type="float">
            <text:p>293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8-001001-LIGORGURO PABLO F# 348 ACERO E</text:p>
          </table:table-cell>
        </table:table-row>
        <table:table-row table:style-name="ro6">
          <table:table-cell office:value-type="float" office:value="4240" calcext:value-type="float">
            <text:p>4240</text:p>
          </table:table-cell>
          <table:table-cell office:value-type="string" calcext:value-type="string">
            <text:p><text:s/>80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" calcext:value-type="float">
            <text:p><text:s/>84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203" calcext:value-type="float">
            <text:p>293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7-001001-LIGORGURO PABLO F# 347 FABRICA</text:p>
          </table:table-cell>
        </table:table-row>
        <table:table-row table:style-name="ro6">
          <table:table-cell office:value-type="float" office:value="4241" calcext:value-type="float">
            <text:p>424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64" calcext:value-type="float">
            <text:p><text:s/>80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403" calcext:value-type="float">
            <text:p>293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81-001001-CORDOVA ARMIJOS JUAN F# 781 AL</text:p>
          </table:table-cell>
        </table:table-row>
        <table:table-row table:style-name="ro6">
          <table:table-cell office:value-type="float" office:value="4242" calcext:value-type="float">
            <text:p>4242</text:p>
          </table:table-cell>
          <table:table-cell office:value-type="string" calcext:value-type="string">
            <text:p>-151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14" calcext:value-type="float">
            <text:p><text:s/>151.1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503" calcext:value-type="float">
            <text:p>302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844-001001-NUÑEZ CALLE JOSÉ F# 844 TRABAJ</text:p>
          </table:table-cell>
        </table:table-row>
        <table:table-row table:style-name="ro6">
          <table:table-cell office:value-type="float" office:value="4243" calcext:value-type="float">
            <text:p>4243</text:p>
          </table:table-cell>
          <table:table-cell office:value-type="string" calcext:value-type="string">
            <text:p><text:s/>9,321.37</text:p>
          </table:table-cell>
          <table:table-cell office:value-type="float" office:value="9472.51" calcext:value-type="float">
            <text:p><text:s/>9,472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244" calcext:value-type="float">
            <text:p>4244</text:p>
          </table:table-cell>
          <table:table-cell office:value-type="string" calcext:value-type="string">
            <text:p><text:s/>8,686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5.04" calcext:value-type="float">
            <text:p><text:s/>635.0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703" calcext:value-type="float">
            <text:p>305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39-001001-PRIN-IT SA F# 2239 LETREROS - </text:p>
          </table:table-cell>
        </table:table-row>
        <table:table-row table:style-name="ro6">
          <table:table-cell office:value-type="float" office:value="4245" calcext:value-type="float">
            <text:p>4245</text:p>
          </table:table-cell>
          <table:table-cell office:value-type="string" calcext:value-type="string">
            <text:p><text:s/>8,077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8.58" calcext:value-type="float">
            <text:p><text:s/>608.5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803" calcext:value-type="float">
            <text:p>305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40-001001-PRIN-IT SA F# 2240 LETREROS-LE</text:p>
          </table:table-cell>
        </table:table-row>
        <table:table-row table:style-name="ro6">
          <table:table-cell office:value-type="float" office:value="4246" calcext:value-type="float">
            <text:p>4246</text:p>
          </table:table-cell>
          <table:table-cell office:value-type="string" calcext:value-type="string">
            <text:p><text:s/>8,05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5" calcext:value-type="float">
            <text:p><text:s/>22.5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903" calcext:value-type="float">
            <text:p>301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4-001001-OPTILOZANO SA F# 2694 CONSUMO </text:p>
          </table:table-cell>
        </table:table-row>
        <table:table-row table:style-name="ro6">
          <table:table-cell office:value-type="float" office:value="4247" calcext:value-type="float">
            <text:p>4247</text:p>
          </table:table-cell>
          <table:table-cell office:value-type="string" calcext:value-type="string">
            <text:p><text:s/>6,95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5.8" calcext:value-type="float">
            <text:p><text:s/>1,095.8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903" calcext:value-type="float">
            <text:p>308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64-001001-LIGORGURO PABLO F# 364 OC 2103</text:p>
          </table:table-cell>
        </table:table-row>
        <table:table-row table:style-name="ro6">
          <table:table-cell office:value-type="float" office:value="4248" calcext:value-type="float">
            <text:p>4248</text:p>
          </table:table-cell>
          <table:table-cell office:value-type="string" calcext:value-type="string">
            <text:p><text:s/>6,809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.51" calcext:value-type="float">
            <text:p><text:s/>149.5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803" calcext:value-type="float">
            <text:p>308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5-001001-SUMBA ORTEGA IVAN F# 605 REPOS</text:p>
          </table:table-cell>
        </table:table-row>
        <table:table-row table:style-name="ro6">
          <table:table-cell office:value-type="float" office:value="4249" calcext:value-type="float">
            <text:p>4249</text:p>
          </table:table-cell>
          <table:table-cell office:value-type="string" calcext:value-type="string">
            <text:p><text:s/>6,746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.84" calcext:value-type="float">
            <text:p><text:s/>63.8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703" calcext:value-type="float">
            <text:p>308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8344-001001-MARCELO NARVAEZ F# 18344 ALQUI</text:p>
          </table:table-cell>
        </table:table-row>
        <table:table-row table:style-name="ro6">
          <table:table-cell office:value-type="float" office:value="4250" calcext:value-type="float">
            <text:p>4250</text:p>
          </table:table-cell>
          <table:table-cell office:value-type="string" calcext:value-type="string">
            <text:p><text:s/>6,724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.84" calcext:value-type="float">
            <text:p><text:s/>21.8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603" calcext:value-type="float">
            <text:p>308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1664-001001-JULIO ANDRADE F# 11664 ALQUILE</text:p>
          </table:table-cell>
        </table:table-row>
        <table:table-row table:style-name="ro6">
          <table:table-cell office:value-type="float" office:value="4251" calcext:value-type="float">
            <text:p>4251</text:p>
          </table:table-cell>
          <table:table-cell office:value-type="string" calcext:value-type="string">
            <text:p><text:s/>4,75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4.81" calcext:value-type="float">
            <text:p><text:s/>1,964.8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503" calcext:value-type="float">
            <text:p>308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30-001001-FACINSER SA F# 2130 TRABAJOS E</text:p>
          </table:table-cell>
        </table:table-row>
        <table:table-row table:style-name="ro6">
          <table:table-cell office:value-type="float" office:value="4252" calcext:value-type="float">
            <text:p>4252</text:p>
          </table:table-cell>
          <table:table-cell office:value-type="string" calcext:value-type="string">
            <text:p><text:s/>4,55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7.06" calcext:value-type="float">
            <text:p><text:s/>207.0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103" calcext:value-type="float">
            <text:p>307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7-001001-LIGORGURO PABLO F# 357 OC 1759</text:p>
          </table:table-cell>
        </table:table-row>
        <table:table-row table:style-name="ro6">
          <table:table-cell office:value-type="float" office:value="4253" calcext:value-type="float">
            <text:p>4253</text:p>
          </table:table-cell>
          <table:table-cell office:value-type="string" calcext:value-type="string">
            <text:p><text:s/>3,96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3.03" calcext:value-type="float">
            <text:p><text:s/>583.0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003" calcext:value-type="float">
            <text:p>307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8-001001-LIGORGURO PABLO F# 358 INSTALA</text:p>
          </table:table-cell>
        </table:table-row>
        <table:table-row table:style-name="ro6">
          <table:table-cell office:value-type="float" office:value="4254" calcext:value-type="float">
            <text:p>4254</text:p>
          </table:table-cell>
          <table:table-cell office:value-type="string" calcext:value-type="string">
            <text:p><text:s/>3,42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9.36" calcext:value-type="float">
            <text:p><text:s/>549.3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803" calcext:value-type="float">
            <text:p>303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2-001001-TORRES FRANCISCO F# 732 SERVIC</text:p>
          </table:table-cell>
        </table:table-row>
        <table:table-row table:style-name="ro6">
          <table:table-cell office:value-type="float" office:value="4255" calcext:value-type="float">
            <text:p>4255</text:p>
          </table:table-cell>
          <table:table-cell office:value-type="string" calcext:value-type="string">
            <text:p><text:s/>3,417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1" calcext:value-type="float">
            <text:p><text:s/>2.1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203" calcext:value-type="float">
            <text:p>304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60705-001102-CONTRUCC. MATUTE JIMENEZ F# 60</text:p>
          </table:table-cell>
        </table:table-row>
        <table:table-row table:style-name="ro6">
          <table:table-cell office:value-type="float" office:value="4256" calcext:value-type="float">
            <text:p>4256</text:p>
          </table:table-cell>
          <table:table-cell office:value-type="string" calcext:value-type="string">
            <text:p><text:s/>3,3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6.55" calcext:value-type="float">
            <text:p><text:s/>116.5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403" calcext:value-type="float">
            <text:p>302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9-001001-TORRES FRANCISCO F# 739 ALQUIL</text:p>
          </table:table-cell>
        </table:table-row>
        <table:table-row table:style-name="ro6">
          <table:table-cell office:value-type="float" office:value="4257" calcext:value-type="float">
            <text:p>4257</text:p>
          </table:table-cell>
          <table:table-cell office:value-type="string" calcext:value-type="string">
            <text:p><text:s/>3,289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76" calcext:value-type="float">
            <text:p><text:s/>11.7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303" calcext:value-type="float">
            <text:p>302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8-001001-TORRES FRANCISCO F# 738 MANTEN</text:p>
          </table:table-cell>
        </table:table-row>
        <table:table-row table:style-name="ro6">
          <table:table-cell office:value-type="float" office:value="4258" calcext:value-type="float">
            <text:p>4258</text:p>
          </table:table-cell>
          <table:table-cell office:value-type="string" calcext:value-type="string">
            <text:p><text:s/>3,274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12" calcext:value-type="float">
            <text:p><text:s/>15.1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203" calcext:value-type="float">
            <text:p>302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7-001001-TORRES FRANCISCO F# 737 MANTEN</text:p>
          </table:table-cell>
        </table:table-row>
        <table:table-row table:style-name="ro6">
          <table:table-cell office:value-type="float" office:value="4259" calcext:value-type="float">
            <text:p>4259</text:p>
          </table:table-cell>
          <table:table-cell office:value-type="string" calcext:value-type="string">
            <text:p><text:s/>3,255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9" calcext:value-type="float">
            <text:p><text:s/>18.9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103" calcext:value-type="float">
            <text:p>302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6-001001-TORRES FRANCISCO F# 736 SERVIC</text:p>
          </table:table-cell>
        </table:table-row>
        <table:table-row table:style-name="ro6">
          <table:table-cell office:value-type="float" office:value="4260" calcext:value-type="float">
            <text:p>4260</text:p>
          </table:table-cell>
          <table:table-cell office:value-type="string" calcext:value-type="string">
            <text:p><text:s/>2,692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3.51" calcext:value-type="float">
            <text:p><text:s/>563.5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003" calcext:value-type="float">
            <text:p>302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3-001001-NUÑEZ CALLE JOSÉ F# 903 TRABAJ</text:p>
          </table:table-cell>
        </table:table-row>
        <table:table-row table:style-name="ro6">
          <table:table-cell office:value-type="float" office:value="4261" calcext:value-type="float">
            <text:p>4261</text:p>
          </table:table-cell>
          <table:table-cell office:value-type="string" calcext:value-type="string">
            <text:p><text:s/>2,429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2.08" calcext:value-type="float">
            <text:p><text:s/>262.0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703" calcext:value-type="float">
            <text:p>301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214-001001-TOPIC G. MARIA LJUBICA F# 1214</text:p>
          </table:table-cell>
        </table:table-row>
        <table:table-row table:style-name="ro6">
          <table:table-cell office:value-type="float" office:value="4262" calcext:value-type="float">
            <text:p>4262</text:p>
          </table:table-cell>
          <table:table-cell office:value-type="string" calcext:value-type="string">
            <text:p><text:s/>2,403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8" calcext:value-type="float">
            <text:p><text:s/>26.8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603" calcext:value-type="float">
            <text:p>307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9-001001-VINITALY F# 3189 ALQUILER DE M</text:p>
          </table:table-cell>
        </table:table-row>
        <table:table-row table:style-name="ro6">
          <table:table-cell office:value-type="float" office:value="4263" calcext:value-type="float">
            <text:p>4263</text:p>
          </table:table-cell>
          <table:table-cell office:value-type="string" calcext:value-type="string">
            <text:p><text:s/>2,369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6" calcext:value-type="float">
            <text:p><text:s/>33.6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503" calcext:value-type="float">
            <text:p>307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8-001001-VINITALY F# 3188 ALQUILER DE M</text:p>
          </table:table-cell>
        </table:table-row>
        <table:table-row table:style-name="ro6">
          <table:table-cell office:value-type="float" office:value="4264" calcext:value-type="float">
            <text:p>4264</text:p>
          </table:table-cell>
          <table:table-cell office:value-type="string" calcext:value-type="string">
            <text:p><text:s/>2,339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24" calcext:value-type="float">
            <text:p><text:s/>30.2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403" calcext:value-type="float">
            <text:p>307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21459-001001-SANIPORT SA F# 21459 ALQUILER </text:p>
          </table:table-cell>
        </table:table-row>
        <table:table-row table:style-name="ro6">
          <table:table-cell office:value-type="float" office:value="4265" calcext:value-type="float">
            <text:p>4265</text:p>
          </table:table-cell>
          <table:table-cell office:value-type="string" calcext:value-type="string">
            <text:p><text:s/>1,994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4.37" calcext:value-type="float">
            <text:p><text:s/>344.3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303" calcext:value-type="float">
            <text:p>307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5-001001-NUÑEZ CALLE JOSÉ F# 905 TRABAJ</text:p>
          </table:table-cell>
        </table:table-row>
        <table:table-row table:style-name="ro6">
          <table:table-cell office:value-type="float" office:value="4266" calcext:value-type="float">
            <text:p>4266</text:p>
          </table:table-cell>
          <table:table-cell office:value-type="string" calcext:value-type="string">
            <text:p><text:s/>1,613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1.76" calcext:value-type="float">
            <text:p><text:s/>381.7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203" calcext:value-type="float">
            <text:p>307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27-001001-FACINSER SA F# 2127 INSTALACIO</text:p>
          </table:table-cell>
        </table:table-row>
        <table:table-row table:style-name="ro6">
          <table:table-cell office:value-type="float" office:value="4267" calcext:value-type="float">
            <text:p>4267</text:p>
          </table:table-cell>
          <table:table-cell office:value-type="string" calcext:value-type="string">
            <text:p><text:s/>882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0.3" calcext:value-type="float">
            <text:p><text:s/>730.3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903" calcext:value-type="float">
            <text:p>303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5-001001-TORRES FRANCISCO F# 735 SERVIC</text:p>
          </table:table-cell>
        </table:table-row>
        <table:table-row table:style-name="ro6">
          <table:table-cell office:value-type="float" office:value="4268" calcext:value-type="float">
            <text:p>4268</text:p>
          </table:table-cell>
          <table:table-cell office:value-type="string" calcext:value-type="string">
            <text:p><text:s/>101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1.19" calcext:value-type="float">
            <text:p><text:s/>781.1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103" calcext:value-type="float">
            <text:p>303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2-001001-SUMBA ORTEGA IVAN F# 602 REPOS</text:p>
          </table:table-cell>
        </table:table-row>
        <table:table-row table:style-name="ro6">
          <table:table-cell office:value-type="float" office:value="4269" calcext:value-type="float">
            <text:p>4269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.64" calcext:value-type="float">
            <text:p><text:s/>101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203" calcext:value-type="float">
            <text:p>306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519-001201-EQUIPOS Y PRUEBAS F# 519 ENSAY</text:p>
          </table:table-cell>
        </table:table-row>
        <table:table-row table:style-name="ro7">
          <table:table-cell table:style-name="ce279" office:value-type="float" office:value="4286" calcext:value-type="float">
            <text:p>4286</text:p>
          </table:table-cell>
          <table:table-cell table:style-name="ce281" office:value-type="string" calcext:value-type="string">
            <text:p>2-1-1-01-01-004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100% IVA Retencion Proveedores" calcext:value-type="string">
            <text:p><text:s/>100% IVA Retencion Proveedores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287" calcext:value-type="float">
            <text:p>4287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603" calcext:value-type="float">
            <text:p>2206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33-002001-HONORARIOS COMO INTERVENTOR PO</text:p>
          </table:table-cell>
        </table:table-row>
        <table:table-row table:style-name="ro6">
          <table:table-cell office:value-type="float" office:value="4288" calcext:value-type="float">
            <text:p>4288</text:p>
          </table:table-cell>
          <table:table-cell office:value-type="string" calcext:value-type="string">
            <text:p><text:s/>.0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289" calcext:value-type="float">
            <text:p>4289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103" calcext:value-type="float">
            <text:p>229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57-002001-HONORARIOS COMO INTERVENTOR PO</text:p>
          </table:table-cell>
        </table:table-row>
        <table:table-row table:style-name="ro6">
          <table:table-cell office:value-type="float" office:value="4290" calcext:value-type="float">
            <text:p>4290</text:p>
          </table:table-cell>
          <table:table-cell office:value-type="string" calcext:value-type="string">
            <text:p><text:s/>.0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291" calcext:value-type="float">
            <text:p>4291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403" calcext:value-type="float">
            <text:p>239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867-002001-HONORARIOS COMO INTERVENTOR ME</text:p>
          </table:table-cell>
        </table:table-row>
        <table:table-row table:style-name="ro6">
          <table:table-cell office:value-type="float" office:value="4292" calcext:value-type="float">
            <text:p>4292</text:p>
          </table:table-cell>
          <table:table-cell office:value-type="string" calcext:value-type="string">
            <text:p><text:s/>.0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293" calcext:value-type="float">
            <text:p>4293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303" calcext:value-type="float">
            <text:p>243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C 000000884-002001-HONORARIOS COMO INTERVENTOR PO</text:p>
          </table:table-cell>
        </table:table-row>
        <table:table-row table:style-name="ro6">
          <table:table-cell office:value-type="float" office:value="4294" calcext:value-type="float">
            <text:p>4294</text:p>
          </table:table-cell>
          <table:table-cell office:value-type="string" calcext:value-type="string">
            <text:p>-3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303" calcext:value-type="float">
            <text:p>242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76-002001-HONORARIOS COMO INTERVENTOR PO</text:p>
          </table:table-cell>
        </table:table-row>
        <table:table-row table:style-name="ro6">
          <table:table-cell office:value-type="float" office:value="4295" calcext:value-type="float">
            <text:p>4295</text:p>
          </table:table-cell>
          <table:table-cell office:value-type="string" calcext:value-type="string">
            <text:p><text:s/>.00</text:p>
          </table:table-cell>
          <table:table-cell office:value-type="float" office:value="300" calcext:value-type="float">
            <text:p><text:s/>3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296" calcext:value-type="float">
            <text:p>4296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403" calcext:value-type="float">
            <text:p>248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901-002001-HONORARIOS COMO INTERVENTOR PO</text:p>
          </table:table-cell>
        </table:table-row>
        <table:table-row table:style-name="ro6">
          <table:table-cell office:value-type="float" office:value="4297" calcext:value-type="float">
            <text:p>4297</text:p>
          </table:table-cell>
          <table:table-cell office:value-type="string" calcext:value-type="string">
            <text:p><text:s/>.0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298" calcext:value-type="float">
            <text:p>4298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303" calcext:value-type="float">
            <text:p>263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C 000000919-002001-HONORARIOS COMO INTERVENTOR DE</text:p>
          </table:table-cell>
        </table:table-row>
        <table:table-row table:style-name="ro6">
          <table:table-cell office:value-type="float" office:value="4299" calcext:value-type="float">
            <text:p>4299</text:p>
          </table:table-cell>
          <table:table-cell office:value-type="string" calcext:value-type="string">
            <text:p><text:s/>.0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300" calcext:value-type="float">
            <text:p>4300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003" calcext:value-type="float">
            <text:p>281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C 000000929-002001-F# 929 HONORARIOS COMO INTERVE</text:p>
          </table:table-cell>
        </table:table-row>
        <table:table-row table:style-name="ro6">
          <table:table-cell office:value-type="float" office:value="4301" calcext:value-type="float">
            <text:p>4301</text:p>
          </table:table-cell>
          <table:table-cell office:value-type="string" calcext:value-type="string">
            <text:p><text:s/>109.20</text:p>
          </table:table-cell>
          <table:table-cell office:value-type="float" office:value="259.2" calcext:value-type="float">
            <text:p><text:s/>25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302" calcext:value-type="float">
            <text:p>4302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.2" calcext:value-type="float">
            <text:p><text:s/>109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803" calcext:value-type="float">
            <text:p>275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9-001001-F# 589 TRABAJOS DE TOPOGRAFIA </text:p>
          </table:table-cell>
        </table:table-row>
        <table:table-row table:style-name="ro6">
          <table:table-cell office:value-type="float" office:value="4303" calcext:value-type="float">
            <text:p>4303</text:p>
          </table:table-cell>
          <table:table-cell office:value-type="string" calcext:value-type="string">
            <text:p>-1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003" calcext:value-type="float">
            <text:p>295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C 000000945-002001-MANUEL NOGALES F# 945 HONORARI</text:p>
          </table:table-cell>
        </table:table-row>
        <table:table-row table:style-name="ro6">
          <table:table-cell office:value-type="float" office:value="4304" calcext:value-type="float">
            <text:p>4304</text:p>
          </table:table-cell>
          <table:table-cell office:value-type="string" calcext:value-type="string">
            <text:p><text:s/>.0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7">
          <table:table-cell table:style-name="ce279" office:value-type="float" office:value="4305" calcext:value-type="float">
            <text:p>4305</text:p>
          </table:table-cell>
          <table:table-cell table:style-name="ce281" office:value-type="string" calcext:value-type="string">
            <text:p>2-1-1-01-01-005</text:p>
          </table:table-cell>
          <table:table-cell table:style-name="ce283" office:value-type="float" office:value="-158.6" calcext:value-type="float">
            <text:p><text:s/>(158.60)</text:p>
          </table:table-cell>
          <table:table-cell table:style-name="ce283" office:value-type="string" office:string-value="I.V.A. por Pagar" calcext:value-type="string">
            <text:p><text:s/>I.V.A. por Pagar </text:p>
          </table:table-cell>
          <table:table-cell table:style-name="ce279"/>
          <table:table-cell table:style-name="ce285" table:number-columns-repeated="3"/>
          <table:table-cell table:style-name="ce279" table:number-columns-repeated="3"/>
        </table:table-row>
        <table:table-row table:style-name="ro6">
          <table:table-cell office:value-type="float" office:value="4306" calcext:value-type="float">
            <text:p>4306</text:p>
          </table:table-cell>
          <table:table-cell office:value-type="string" calcext:value-type="string">
            <text:p>-150.00</text:p>
          </table:table-cell>
          <table:table-cell office:value-type="float" office:value="8.6" calcext:value-type="float">
            <text:p><text:s/>8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AJUSTE DE SALDO VALORES DE INTERES PAGADOS EN 2018 REF ND 6964</text:p>
          </table:table-cell>
        </table:table-row>
        <table:table-row table:style-name="ro6">
          <table:table-cell office:value-type="float" office:value="4307" calcext:value-type="float">
            <text:p>4307</text:p>
          </table:table-cell>
          <table:table-cell office:value-type="string" calcext:value-type="string">
            <text:p>-3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08" calcext:value-type="float">
            <text:p>4308</text:p>
          </table:table-cell>
          <table:table-cell office:value-type="string" calcext:value-type="string">
            <text:p>-357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92" calcext:value-type="float">
            <text:p><text:s/>57.92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09" calcext:value-type="float">
            <text:p>4309</text:p>
          </table:table-cell>
          <table:table-cell office:value-type="string" calcext:value-type="string">
            <text:p>-1,19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1.53" calcext:value-type="float">
            <text:p><text:s/>841.53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10" calcext:value-type="float">
            <text:p>4310</text:p>
          </table:table-cell>
          <table:table-cell office:value-type="string" calcext:value-type="string">
            <text:p><text:s/>1,321.72</text:p>
          </table:table-cell>
          <table:table-cell office:value-type="float" office:value="2521.17" calcext:value-type="float">
            <text:p><text:s/>2,521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11" calcext:value-type="float">
            <text:p>4311</text:p>
          </table:table-cell>
          <table:table-cell office:value-type="string" calcext:value-type="string">
            <text:p>-8,560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82.25" calcext:value-type="float">
            <text:p><text:s/>9,882.25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12" calcext:value-type="float">
            <text:p>4312</text:p>
          </table:table-cell>
          <table:table-cell office:value-type="string" calcext:value-type="string">
            <text:p>-8,319.55</text:p>
          </table:table-cell>
          <table:table-cell office:value-type="float" office:value="240.98" calcext:value-type="float">
            <text:p><text:s/>240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13" calcext:value-type="float">
            <text:p>4313</text:p>
          </table:table-cell>
          <table:table-cell office:value-type="string" calcext:value-type="string">
            <text:p>-7,070.40</text:p>
          </table:table-cell>
          <table:table-cell office:value-type="float" office:value="1249.15" calcext:value-type="float">
            <text:p><text:s/>1,249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14" calcext:value-type="float">
            <text:p>4314</text:p>
          </table:table-cell>
          <table:table-cell office:value-type="string" calcext:value-type="string">
            <text:p>-1,199.45</text:p>
          </table:table-cell>
          <table:table-cell office:value-type="float" office:value="5870.95" calcext:value-type="float">
            <text:p><text:s/>5,870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15" calcext:value-type="float">
            <text:p>4315</text:p>
          </table:table-cell>
          <table:table-cell office:value-type="string" calcext:value-type="string">
            <text:p>-1,049.45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102" calcext:value-type="float">
            <text:p>265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25-0 :ND:0-4225 PAGO SRI RETENCION IVA MES DI</text:p>
          </table:table-cell>
        </table:table-row>
        <table:table-row table:style-name="ro6">
          <table:table-cell office:value-type="float" office:value="4316" calcext:value-type="float">
            <text:p>4316</text:p>
          </table:table-cell>
          <table:table-cell office:value-type="string" calcext:value-type="string">
            <text:p><text:s/>3,664.30</text:p>
          </table:table-cell>
          <table:table-cell office:value-type="float" office:value="4713.75" calcext:value-type="float">
            <text:p><text:s/>4,71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</table:table-row>
        <table:table-row table:style-name="ro6">
          <table:table-cell office:value-type="float" office:value="4317" calcext:value-type="float">
            <text:p>4317</text:p>
          </table:table-cell>
          <table:table-cell office:value-type="string" calcext:value-type="string">
            <text:p><text:s/>7,376.63</text:p>
          </table:table-cell>
          <table:table-cell office:value-type="float" office:value="3712.33" calcext:value-type="float">
            <text:p><text:s/>3,712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</table:table-row>
        <table:table-row table:style-name="ro6">
          <table:table-cell office:value-type="float" office:value="4318" calcext:value-type="float">
            <text:p>4318</text:p>
          </table:table-cell>
          <table:table-cell office:value-type="string" calcext:value-type="string">
            <text:p><text:s/>8,496.06</text:p>
          </table:table-cell>
          <table:table-cell office:value-type="float" office:value="1119.43" calcext:value-type="float">
            <text:p><text:s/>1,119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</table:table-row>
        <table:table-row table:style-name="ro6">
          <table:table-cell office:value-type="float" office:value="4319" calcext:value-type="float">
            <text:p>4319</text:p>
          </table:table-cell>
          <table:table-cell office:value-type="string" calcext:value-type="string">
            <text:p>-1,049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45.53" calcext:value-type="float">
            <text:p><text:s/>9,545.53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</table:table-row>
        <table:table-row table:style-name="ro6">
          <table:table-cell office:value-type="float" office:value="4320" calcext:value-type="float">
            <text:p>4320</text:p>
          </table:table-cell>
          <table:table-cell office:value-type="string" calcext:value-type="string">
            <text:p>-1,199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321" calcext:value-type="float">
            <text:p>4321</text:p>
          </table:table-cell>
          <table:table-cell office:value-type="string" calcext:value-type="string">
            <text:p>-2,014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4.87" calcext:value-type="float">
            <text:p><text:s/>814.87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322" calcext:value-type="float">
            <text:p>4322</text:p>
          </table:table-cell>
          <table:table-cell office:value-type="string" calcext:value-type="string">
            <text:p>-2,186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2.05" calcext:value-type="float">
            <text:p><text:s/>172.05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323" calcext:value-type="float">
            <text:p>4323</text:p>
          </table:table-cell>
          <table:table-cell office:value-type="string" calcext:value-type="string">
            <text:p>-1,136.94</text:p>
          </table:table-cell>
          <table:table-cell office:value-type="float" office:value="1049.45" calcext:value-type="float">
            <text:p><text:s/>1,049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302" calcext:value-type="float">
            <text:p>274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69-0 :ND:0-3669 Pago Retencion Iva mes Enero </text:p>
          </table:table-cell>
        </table:table-row>
        <table:table-row table:style-name="ro6">
          <table:table-cell office:value-type="float" office:value="4324" calcext:value-type="float">
            <text:p>4324</text:p>
          </table:table-cell>
          <table:table-cell office:value-type="string" calcext:value-type="string">
            <text:p>-204,704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568" calcext:value-type="float">
            <text:p><text:s/>203,568.00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325" calcext:value-type="float">
            <text:p>4325</text:p>
          </table:table-cell>
          <table:table-cell office:value-type="string" calcext:value-type="string">
            <text:p>-201,731.98</text:p>
          </table:table-cell>
          <table:table-cell office:value-type="float" office:value="2972.96" calcext:value-type="float">
            <text:p><text:s/>2,972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326" calcext:value-type="float">
            <text:p>4326</text:p>
          </table:table-cell>
          <table:table-cell office:value-type="string" calcext:value-type="string">
            <text:p>-195,459.93</text:p>
          </table:table-cell>
          <table:table-cell office:value-type="float" office:value="6272.05" calcext:value-type="float">
            <text:p><text:s/>6,272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327" calcext:value-type="float">
            <text:p>4327</text:p>
          </table:table-cell>
          <table:table-cell office:value-type="string" calcext:value-type="string">
            <text:p>-1,136.94</text:p>
          </table:table-cell>
          <table:table-cell office:value-type="float" office:value="194322.99" calcext:value-type="float">
            <text:p><text:s/>194,322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328" calcext:value-type="float">
            <text:p>4328</text:p>
          </table:table-cell>
          <table:table-cell office:value-type="string" calcext:value-type="string">
            <text:p>-1,29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7.03" calcext:value-type="float">
            <text:p><text:s/>157.03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329" calcext:value-type="float">
            <text:p>4329</text:p>
          </table:table-cell>
          <table:table-cell office:value-type="string" calcext:value-type="string">
            <text:p>-157.05</text:p>
          </table:table-cell>
          <table:table-cell office:value-type="float" office:value="1136.92" calcext:value-type="float">
            <text:p><text:s/>1,136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802" calcext:value-type="float">
            <text:p>287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3674-0 :ND:0-03674 PAGO RTE IVA MES FEBRERO 20</text:p>
          </table:table-cell>
        </table:table-row>
        <table:table-row table:style-name="ro6">
          <table:table-cell office:value-type="float" office:value="4330" calcext:value-type="float">
            <text:p>4330</text:p>
          </table:table-cell>
          <table:table-cell office:value-type="string" calcext:value-type="string">
            <text:p>-4,23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74.2" calcext:value-type="float">
            <text:p><text:s/>4,074.20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331" calcext:value-type="float">
            <text:p>4331</text:p>
          </table:table-cell>
          <table:table-cell office:value-type="string" calcext:value-type="string">
            <text:p>-6,181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50.59" calcext:value-type="float">
            <text:p><text:s/>1,950.59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332" calcext:value-type="float">
            <text:p>4332</text:p>
          </table:table-cell>
          <table:table-cell office:value-type="string" calcext:value-type="string">
            <text:p>-4,335.83</text:p>
          </table:table-cell>
          <table:table-cell office:value-type="float" office:value="1846.01" calcext:value-type="float">
            <text:p><text:s/>1,846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333" calcext:value-type="float">
            <text:p>4333</text:p>
          </table:table-cell>
          <table:table-cell office:value-type="string" calcext:value-type="string">
            <text:p>-3,061.35</text:p>
          </table:table-cell>
          <table:table-cell office:value-type="float" office:value="1274.48" calcext:value-type="float">
            <text:p><text:s/>1,274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334" calcext:value-type="float">
            <text:p>4334</text:p>
          </table:table-cell>
          <table:table-cell office:value-type="string" calcext:value-type="string">
            <text:p>-3,061.25</text:p>
          </table:table-cell>
          <table:table-cell office:value-type="float" office:value="0.1" calcext:value-type="float">
            <text:p><text:s/>0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3" calcext:value-type="float">
            <text:p>16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</table:table-row>
        <table:table-row table:style-name="ro6">
          <table:table-cell office:value-type="float" office:value="4335" calcext:value-type="float">
            <text:p>4335</text:p>
          </table:table-cell>
          <table:table-cell office:value-type="string" calcext:value-type="string">
            <text:p>-3,21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336" calcext:value-type="float">
            <text:p>4336</text:p>
          </table:table-cell>
          <table:table-cell office:value-type="string" calcext:value-type="string">
            <text:p>-4,304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2.93" calcext:value-type="float">
            <text:p><text:s/>1,092.93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337" calcext:value-type="float">
            <text:p>4337</text:p>
          </table:table-cell>
          <table:table-cell office:value-type="string" calcext:value-type="string">
            <text:p>-4,59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8.87" calcext:value-type="float">
            <text:p><text:s/>288.87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338" calcext:value-type="float">
            <text:p>4338</text:p>
          </table:table-cell>
          <table:table-cell office:value-type="string" calcext:value-type="string">
            <text:p>-5,76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0" calcext:value-type="float">
            <text:p><text:s/>1,170.00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339" calcext:value-type="float">
            <text:p>4339</text:p>
          </table:table-cell>
          <table:table-cell office:value-type="string" calcext:value-type="string">
            <text:p>-1,536.42</text:p>
          </table:table-cell>
          <table:table-cell office:value-type="float" office:value="4226.63" calcext:value-type="float">
            <text:p><text:s/>4,226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202" calcext:value-type="float">
            <text:p>290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5729-0 :ND:0-05729 PAGO RTE IVA MES MARZO 2020</text:p>
          </table:table-cell>
        </table:table-row>
        <table:table-row table:style-name="ro6">
          <table:table-cell office:value-type="float" office:value="4340" calcext:value-type="float">
            <text:p>4340</text:p>
          </table:table-cell>
          <table:table-cell office:value-type="string" calcext:value-type="string">
            <text:p>-1,537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1" calcext:value-type="float">
            <text:p><text:s/>1.21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341" calcext:value-type="float">
            <text:p>4341</text:p>
          </table:table-cell>
          <table:table-cell office:value-type="string" calcext:value-type="string">
            <text:p>-1,537.53</text:p>
          </table:table-cell>
          <table:table-cell office:value-type="float" office:value="0.1" calcext:value-type="float">
            <text:p><text:s/>0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AJUSTE REGULARIZACIÓN DE SALDO IVA POR PAGAR MES: MZO-2020</text:p>
          </table:table-cell>
        </table:table-row>
        <table:table-row table:style-name="ro6">
          <table:table-cell office:value-type="float" office:value="4342" calcext:value-type="float">
            <text:p>4342</text:p>
          </table:table-cell>
          <table:table-cell office:value-type="string" calcext:value-type="string">
            <text:p>-5.73</text:p>
          </table:table-cell>
          <table:table-cell office:value-type="float" office:value="1531.8" calcext:value-type="float">
            <text:p><text:s/>1,53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602" calcext:value-type="float">
            <text:p>294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918-0 :ND:0-02918 PAGO RTE IVA MES ABRIL 2020</text:p>
          </table:table-cell>
        </table:table-row>
        <table:table-row table:style-name="ro6">
          <table:table-cell office:value-type="float" office:value="4343" calcext:value-type="float">
            <text:p>4343</text:p>
          </table:table-cell>
          <table:table-cell office:value-type="string" calcext:value-type="string">
            <text:p>-1.23</text:p>
          </table:table-cell>
          <table:table-cell office:value-type="float" office:value="4.5" calcext:value-type="float">
            <text:p><text:s/>4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/DÉBITO #295102: PAGO DECLARACIÓN SUSTITUTIVA DE IVA MES MZO-2020</text:p>
          </table:table-cell>
        </table:table-row>
        <table:table-row table:style-name="ro6">
          <table:table-cell office:value-type="float" office:value="4344" calcext:value-type="float">
            <text:p>4344</text:p>
          </table:table-cell>
          <table:table-cell office:value-type="string" calcext:value-type="string">
            <text:p>-1.21</text:p>
          </table:table-cell>
          <table:table-cell office:value-type="float" office:value="0.02" calcext:value-type="float">
            <text:p><text:s/>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AJUSTE REGULARIZACIÓN DE SALDO IVA POR PAGAR MES: FEB-2020</text:p>
          </table:table-cell>
        </table:table-row>
        <table:table-row table:style-name="ro6">
          <table:table-cell office:value-type="float" office:value="4345" calcext:value-type="float">
            <text:p>4345</text:p>
          </table:table-cell>
          <table:table-cell office:value-type="string" calcext:value-type="string">
            <text:p>-301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0" calcext:value-type="float">
            <text:p><text:s/>300.00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346" calcext:value-type="float">
            <text:p>4346</text:p>
          </table:table-cell>
          <table:table-cell office:value-type="string" calcext:value-type="string">
            <text:p>-93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7.57" calcext:value-type="float">
            <text:p><text:s/>637.57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347" calcext:value-type="float">
            <text:p>4347</text:p>
          </table:table-cell>
          <table:table-cell office:value-type="string" calcext:value-type="string">
            <text:p>-1,196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7.89" calcext:value-type="float">
            <text:p><text:s/>257.89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48" calcext:value-type="float">
            <text:p>4348</text:p>
          </table:table-cell>
          <table:table-cell office:value-type="string" calcext:value-type="string">
            <text:p>-3,34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46.58" calcext:value-type="float">
            <text:p><text:s/>2,146.58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49" calcext:value-type="float">
            <text:p>4349</text:p>
          </table:table-cell>
          <table:table-cell office:value-type="string" calcext:value-type="string">
            <text:p>-3,49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50" calcext:value-type="float">
            <text:p>4350</text:p>
          </table:table-cell>
          <table:table-cell office:value-type="string" calcext:value-type="string">
            <text:p>-3,220.28</text:p>
          </table:table-cell>
          <table:table-cell office:value-type="float" office:value="272.97" calcext:value-type="float">
            <text:p><text:s/>27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51" calcext:value-type="float">
            <text:p>4351</text:p>
          </table:table-cell>
          <table:table-cell office:value-type="string" calcext:value-type="string">
            <text:p><text:s/>1,399.61</text:p>
          </table:table-cell>
          <table:table-cell office:value-type="float" office:value="4619.89" calcext:value-type="float">
            <text:p><text:s/>4,619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52" calcext:value-type="float">
            <text:p>4352</text:p>
          </table:table-cell>
          <table:table-cell office:value-type="string" calcext:value-type="string">
            <text:p><text:s/>5,188.65</text:p>
          </table:table-cell>
          <table:table-cell office:value-type="float" office:value="3789.04" calcext:value-type="float">
            <text:p><text:s/>3,789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53" calcext:value-type="float">
            <text:p>4353</text:p>
          </table:table-cell>
          <table:table-cell office:value-type="string" calcext:value-type="string">
            <text:p>-2,947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35.96" calcext:value-type="float">
            <text:p><text:s/>8,135.96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54" calcext:value-type="float">
            <text:p>4354</text:p>
          </table:table-cell>
          <table:table-cell office:value-type="string" calcext:value-type="string">
            <text:p>-3,220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97" calcext:value-type="float">
            <text:p><text:s/>272.97 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ANULACION REGISTRO</text:p>
          </table:table-cell>
        </table:table-row>
        <table:table-row table:style-name="ro6">
          <table:table-cell office:value-type="float" office:value="4355" calcext:value-type="float">
            <text:p>4355</text:p>
          </table:table-cell>
          <table:table-cell office:value-type="string" calcext:value-type="string">
            <text:p>-3,416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5.98" calcext:value-type="float">
            <text:p><text:s/>195.98 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56" calcext:value-type="float">
            <text:p>4356</text:p>
          </table:table-cell>
          <table:table-cell office:value-type="string" calcext:value-type="string">
            <text:p>-3,49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99" calcext:value-type="float">
            <text:p><text:s/>76.99 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357" calcext:value-type="float">
            <text:p>4357</text:p>
          </table:table-cell>
          <table:table-cell office:value-type="string" calcext:value-type="string">
            <text:p>-2,554.47</text:p>
          </table:table-cell>
          <table:table-cell office:value-type="float" office:value="938.78" calcext:value-type="float">
            <text:p><text:s/>938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202" calcext:value-type="float">
            <text:p>300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511-0 :ND:0-02511 Pago Sri Retencion Iva mes </text:p>
          </table:table-cell>
        </table:table-row>
        <table:table-row table:style-name="ro6">
          <table:table-cell office:value-type="float" office:value="4358" calcext:value-type="float">
            <text:p>4358</text:p>
          </table:table-cell>
          <table:table-cell office:value-type="string" calcext:value-type="string">
            <text:p>-3,114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0.49" calcext:value-type="float">
            <text:p><text:s/>560.49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359" calcext:value-type="float">
            <text:p>4359</text:p>
          </table:table-cell>
          <table:table-cell office:value-type="string" calcext:value-type="string">
            <text:p>-10,108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93.24" calcext:value-type="float">
            <text:p><text:s/>6,993.24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360" calcext:value-type="float">
            <text:p>4360</text:p>
          </table:table-cell>
          <table:table-cell office:value-type="string" calcext:value-type="string">
            <text:p>-10,258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361" calcext:value-type="float">
            <text:p>4361</text:p>
          </table:table-cell>
          <table:table-cell office:value-type="string" calcext:value-type="string">
            <text:p>-7,703.73</text:p>
          </table:table-cell>
          <table:table-cell office:value-type="float" office:value="2554.47" calcext:value-type="float">
            <text:p><text:s/>2,554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902" calcext:value-type="float">
            <text:p>31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926-0 :ND:0-3926 Pago SRI retenciones IVA mes </text:p>
          </table:table-cell>
        </table:table-row>
        <table:table-row table:style-name="ro6">
          <table:table-cell office:value-type="float" office:value="4362" calcext:value-type="float">
            <text:p>4362</text:p>
          </table:table-cell>
          <table:table-cell office:value-type="string" calcext:value-type="string">
            <text:p><text:s/>.00</text:p>
          </table:table-cell>
          <table:table-cell office:value-type="float" office:value="7703.73" calcext:value-type="float">
            <text:p><text:s/>7,703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702" calcext:value-type="float">
            <text:p>321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041-0 :ND:0-3041 SRI - Cancelación de Impuesto</text:p>
          </table:table-cell>
        </table:table-row>
        <table:table-row table:style-name="ro6">
          <table:table-cell office:value-type="float" office:value="4363" calcext:value-type="float">
            <text:p>4363</text:p>
          </table:table-cell>
          <table:table-cell office:value-type="string" calcext:value-type="string">
            <text:p>-334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4.28" calcext:value-type="float">
            <text:p><text:s/>334.28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364" calcext:value-type="float">
            <text:p>4364</text:p>
          </table:table-cell>
          <table:table-cell office:value-type="string" calcext:value-type="string">
            <text:p>-593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9.2" calcext:value-type="float">
            <text:p><text:s/>259.20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365" calcext:value-type="float">
            <text:p>4365</text:p>
          </table:table-cell>
          <table:table-cell office:value-type="string" calcext:value-type="string">
            <text:p>-7,688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94.9" calcext:value-type="float">
            <text:p><text:s/>7,094.90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366" calcext:value-type="float">
            <text:p>4366</text:p>
          </table:table-cell>
          <table:table-cell office:value-type="string" calcext:value-type="string">
            <text:p><text:s/>.00</text:p>
          </table:table-cell>
          <table:table-cell office:value-type="float" office:value="7688.38" calcext:value-type="float">
            <text:p><text:s/>7,688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602" calcext:value-type="float">
            <text:p>333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5352-1 :PAGO SRI - IMPUESTO AL VALOR AGREGADO M</text:p>
          </table:table-cell>
        </table:table-row>
        <table:table-row table:style-name="ro6">
          <table:table-cell office:value-type="float" office:value="4367" calcext:value-type="float">
            <text:p>4367</text:p>
          </table:table-cell>
          <table:table-cell office:value-type="string" calcext:value-type="string">
            <text:p>-8,982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82.27" calcext:value-type="float">
            <text:p><text:s/>8,982.27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368" calcext:value-type="float">
            <text:p>4368</text:p>
          </table:table-cell>
          <table:table-cell office:value-type="string" calcext:value-type="string">
            <text:p>-9,89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5.12" calcext:value-type="float">
            <text:p><text:s/>915.12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369" calcext:value-type="float">
            <text:p>4369</text:p>
          </table:table-cell>
          <table:table-cell office:value-type="string" calcext:value-type="string">
            <text:p>-10,04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" calcext:value-type="float">
            <text:p><text:s/>150.00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370" calcext:value-type="float">
            <text:p>4370</text:p>
          </table:table-cell>
          <table:table-cell office:value-type="string" calcext:value-type="string">
            <text:p>-10,211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.43" calcext:value-type="float">
            <text:p><text:s/>164.43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371" calcext:value-type="float">
            <text:p>4371</text:p>
          </table:table-cell>
          <table:table-cell office:value-type="string" calcext:value-type="string">
            <text:p>-19,684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72.51" calcext:value-type="float">
            <text:p><text:s/>9,472.51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372" calcext:value-type="float">
            <text:p>4372</text:p>
          </table:table-cell>
          <table:table-cell office:value-type="string" calcext:value-type="string">
            <text:p>-9,636.94</text:p>
          </table:table-cell>
          <table:table-cell office:value-type="float" office:value="10047.39" calcext:value-type="float">
            <text:p><text:s/>10,047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202" calcext:value-type="float">
            <text:p>341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4950-1 :ND:1-4950 Pago SRI - Impuesto al Valor </text:p>
          </table:table-cell>
        </table:table-row>
        <table:table-row table:style-name="ro6">
          <table:table-cell office:value-type="float" office:value="4373" calcext:value-type="float">
            <text:p>4373</text:p>
          </table:table-cell>
          <table:table-cell office:value-type="string" calcext:value-type="string">
            <text:p><text:s/>47,541.96</text:p>
          </table:table-cell>
          <table:table-cell office:value-type="float" office:value="57178.9" calcext:value-type="float">
            <text:p><text:s/>57,178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374" calcext:value-type="float">
            <text:p>4374</text:p>
          </table:table-cell>
          <table:table-cell office:value-type="string" calcext:value-type="string">
            <text:p><text:s/>64,938.79</text:p>
          </table:table-cell>
          <table:table-cell office:value-type="float" office:value="17396.83" calcext:value-type="float">
            <text:p><text:s/>17,396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375" calcext:value-type="float">
            <text:p>4375</text:p>
          </table:table-cell>
          <table:table-cell office:value-type="string" calcext:value-type="string">
            <text:p>-9,636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575.73" calcext:value-type="float">
            <text:p><text:s/>74,575.73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7">
          <table:table-cell table:style-name="ce279" office:value-type="float" office:value="4385" calcext:value-type="float">
            <text:p>4385</text:p>
          </table:table-cell>
          <table:table-cell table:style-name="ce281" office:value-type="string" calcext:value-type="string">
            <text:p>2-1-1-01-01-006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12 % I.V.A. En Ventas" calcext:value-type="string">
            <text:p><text:s/>12 % I.V.A. En Ventas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386" calcext:value-type="float">
            <text:p>4386</text:p>
          </table:table-cell>
          <table:table-cell office:value-type="string" calcext:value-type="string">
            <text:p>-3,491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91.43" calcext:value-type="float">
            <text:p><text:s/>3,491.43 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40 cliente: ductos gye</text:p>
          </table:table-cell>
        </table:table-row>
        <table:table-row table:style-name="ro6">
          <table:table-cell office:value-type="float" office:value="4387" calcext:value-type="float">
            <text:p>4387</text:p>
          </table:table-cell>
          <table:table-cell office:value-type="string" calcext:value-type="string">
            <text:p>-3,50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5" calcext:value-type="float">
            <text:p><text:s/>13.50 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9 cliente: ductos gye</text:p>
          </table:table-cell>
        </table:table-row>
        <table:table-row table:style-name="ro6">
          <table:table-cell office:value-type="float" office:value="4388" calcext:value-type="float">
            <text:p>4388</text:p>
          </table:table-cell>
          <table:table-cell office:value-type="string" calcext:value-type="string">
            <text:p>-3,51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5" calcext:value-type="float">
            <text:p><text:s/>13.50 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8 cliente: ductos gye</text:p>
          </table:table-cell>
        </table:table-row>
        <table:table-row table:style-name="ro6">
          <table:table-cell office:value-type="float" office:value="4389" calcext:value-type="float">
            <text:p>4389</text:p>
          </table:table-cell>
          <table:table-cell office:value-type="string" calcext:value-type="string">
            <text:p>-6,699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81.38" calcext:value-type="float">
            <text:p><text:s/>3,181.38 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7 cliente: ductos gye</text:p>
          </table:table-cell>
        </table:table-row>
        <table:table-row table:style-name="ro6">
          <table:table-cell office:value-type="float" office:value="4390" calcext:value-type="float">
            <text:p>4390</text:p>
          </table:table-cell>
          <table:table-cell office:value-type="string" calcext:value-type="string">
            <text:p>-6,73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79" calcext:value-type="float">
            <text:p><text:s/>37.79 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3 cliente: Telconet</text:p>
          </table:table-cell>
        </table:table-row>
        <table:table-row table:style-name="ro6">
          <table:table-cell office:value-type="float" office:value="4391" calcext:value-type="float">
            <text:p>4391</text:p>
          </table:table-cell>
          <table:table-cell office:value-type="string" calcext:value-type="string">
            <text:p>-7,115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7.87" calcext:value-type="float">
            <text:p><text:s/>377.87 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Venta fact #001-001-000000141 cliente: Ductos de Gye</text:p>
          </table:table-cell>
        </table:table-row>
        <table:table-row table:style-name="ro6">
          <table:table-cell office:value-type="float" office:value="4392" calcext:value-type="float">
            <text:p>4392</text:p>
          </table:table-cell>
          <table:table-cell office:value-type="string" calcext:value-type="string">
            <text:p>-8,158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3.03" calcext:value-type="float">
            <text:p><text:s/>1,043.03 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3 cliente: Telconet</text:p>
          </table:table-cell>
        </table:table-row>
        <table:table-row table:style-name="ro6">
          <table:table-cell office:value-type="float" office:value="4393" calcext:value-type="float">
            <text:p>4393</text:p>
          </table:table-cell>
          <table:table-cell office:value-type="string" calcext:value-type="string">
            <text:p>-8,630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1.6" calcext:value-type="float">
            <text:p><text:s/>471.60 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2 cliente: Telconet</text:p>
          </table:table-cell>
        </table:table-row>
        <table:table-row table:style-name="ro6">
          <table:table-cell office:value-type="float" office:value="4394" calcext:value-type="float">
            <text:p>4394</text:p>
          </table:table-cell>
          <table:table-cell office:value-type="string" calcext:value-type="string">
            <text:p>-9,625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4.98" calcext:value-type="float">
            <text:p><text:s/>994.98 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5 cliente: Telconet</text:p>
          </table:table-cell>
        </table:table-row>
        <table:table-row table:style-name="ro6">
          <table:table-cell office:value-type="float" office:value="4395" calcext:value-type="float">
            <text:p>4395</text:p>
          </table:table-cell>
          <table:table-cell office:value-type="string" calcext:value-type="string">
            <text:p>-9,882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7.18" calcext:value-type="float">
            <text:p><text:s/>257.18 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4 cliente: Telconet</text:p>
          </table:table-cell>
        </table:table-row>
        <table:table-row table:style-name="ro6">
          <table:table-cell office:value-type="float" office:value="4396" calcext:value-type="float">
            <text:p>4396</text:p>
          </table:table-cell>
          <table:table-cell office:value-type="string" calcext:value-type="string">
            <text:p>-.01</text:p>
          </table:table-cell>
          <table:table-cell office:value-type="float" office:value="9882.25" calcext:value-type="float">
            <text:p><text:s/>9,882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397" calcext:value-type="float">
            <text:p>4397</text:p>
          </table:table-cell>
          <table:table-cell office:value-type="string" calcext:value-type="string">
            <text:p>-1,908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8.64" calcext:value-type="float">
            <text:p><text:s/>1,908.64 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0 cliente: Telconet</text:p>
          </table:table-cell>
        </table:table-row>
        <table:table-row table:style-name="ro6">
          <table:table-cell office:value-type="float" office:value="4398" calcext:value-type="float">
            <text:p>4398</text:p>
          </table:table-cell>
          <table:table-cell office:value-type="string" calcext:value-type="string">
            <text:p>-2,591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2.8" calcext:value-type="float">
            <text:p><text:s/>682.80 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9 cliente: Telconet</text:p>
          </table:table-cell>
        </table:table-row>
        <table:table-row table:style-name="ro6">
          <table:table-cell office:value-type="float" office:value="4399" calcext:value-type="float">
            <text:p>4399</text:p>
          </table:table-cell>
          <table:table-cell office:value-type="string" calcext:value-type="string">
            <text:p>-3,63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39.8" calcext:value-type="float">
            <text:p><text:s/>1,039.80 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8 cliente: Telconet</text:p>
          </table:table-cell>
        </table:table-row>
        <table:table-row table:style-name="ro6">
          <table:table-cell office:value-type="float" office:value="4400" calcext:value-type="float">
            <text:p>4400</text:p>
          </table:table-cell>
          <table:table-cell office:value-type="string" calcext:value-type="string">
            <text:p>-5,314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3" calcext:value-type="float">
            <text:p><text:s/>1,683.00 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7 cliente: Telconet</text:p>
          </table:table-cell>
        </table:table-row>
        <table:table-row table:style-name="ro6">
          <table:table-cell office:value-type="float" office:value="4401" calcext:value-type="float">
            <text:p>4401</text:p>
          </table:table-cell>
          <table:table-cell office:value-type="string" calcext:value-type="string">
            <text:p>-6,00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1.2" calcext:value-type="float">
            <text:p><text:s/>691.20 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6 cliente: Telconet</text:p>
          </table:table-cell>
        </table:table-row>
        <table:table-row table:style-name="ro6">
          <table:table-cell office:value-type="float" office:value="4402" calcext:value-type="float">
            <text:p>4402</text:p>
          </table:table-cell>
          <table:table-cell office:value-type="string" calcext:value-type="string">
            <text:p>-7,29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84.74" calcext:value-type="float">
            <text:p><text:s/>1,284.74 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1 cliente: Telconet</text:p>
          </table:table-cell>
        </table:table-row>
        <table:table-row table:style-name="ro6">
          <table:table-cell office:value-type="float" office:value="4403" calcext:value-type="float">
            <text:p>4403</text:p>
          </table:table-cell>
          <table:table-cell office:value-type="string" calcext:value-type="string">
            <text:p>-7,380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.34" calcext:value-type="float">
            <text:p><text:s/>90.34 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4 cliente: Telconet</text:p>
          </table:table-cell>
        </table:table-row>
        <table:table-row table:style-name="ro6">
          <table:table-cell office:value-type="float" office:value="4404" calcext:value-type="float">
            <text:p>4404</text:p>
          </table:table-cell>
          <table:table-cell office:value-type="string" calcext:value-type="string">
            <text:p>-8,019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9.36" calcext:value-type="float">
            <text:p><text:s/>639.36 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3 cliente: Telconet</text:p>
          </table:table-cell>
        </table:table-row>
        <table:table-row table:style-name="ro6">
          <table:table-cell office:value-type="float" office:value="4405" calcext:value-type="float">
            <text:p>4405</text:p>
          </table:table-cell>
          <table:table-cell office:value-type="string" calcext:value-type="string">
            <text:p>-9,54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25.65" calcext:value-type="float">
            <text:p><text:s/>1,525.65 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2 cliente: Telconet</text:p>
          </table:table-cell>
        </table:table-row>
        <table:table-row table:style-name="ro6">
          <table:table-cell office:value-type="float" office:value="4406" calcext:value-type="float">
            <text:p>4406</text:p>
          </table:table-cell>
          <table:table-cell office:value-type="string" calcext:value-type="string">
            <text:p>-.01</text:p>
          </table:table-cell>
          <table:table-cell office:value-type="float" office:value="9545.53" calcext:value-type="float">
            <text:p><text:s/>9,54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407" calcext:value-type="float">
            <text:p>4407</text:p>
          </table:table-cell>
          <table:table-cell office:value-type="string" calcext:value-type="string">
            <text:p><text:s/>203,567.99</text:p>
          </table:table-cell>
          <table:table-cell office:value-type="float" office:value="203568" calcext:value-type="float">
            <text:p><text:s/>203,56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408" calcext:value-type="float">
            <text:p>4408</text:p>
          </table:table-cell>
          <table:table-cell office:value-type="string" calcext:value-type="string">
            <text:p>-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568" calcext:value-type="float">
            <text:p><text:s/>203,568.00 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Ventas fact #001-001-000000156 cliente: Telconet</text:p>
          </table:table-cell>
        </table:table-row>
        <table:table-row table:style-name="ro6">
          <table:table-cell office:value-type="float" office:value="4409" calcext:value-type="float">
            <text:p>4409</text:p>
          </table:table-cell>
          <table:table-cell office:value-type="string" calcext:value-type="string">
            <text:p>-1,170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0" calcext:value-type="float">
            <text:p><text:s/>1,170.00 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22" calcext:value-type="date">
            <text:p>22/04/2020</text:p>
          </table:table-cell>
          <table:table-cell office:value-type="string" calcext:value-type="string">
            <text:p>Venta factura #158 cliente : SADE</text:p>
          </table:table-cell>
        </table:table-row>
        <table:table-row table:style-name="ro6">
          <table:table-cell office:value-type="float" office:value="4410" calcext:value-type="float">
            <text:p>4410</text:p>
          </table:table-cell>
          <table:table-cell office:value-type="string" calcext:value-type="string">
            <text:p>-.01</text:p>
          </table:table-cell>
          <table:table-cell office:value-type="float" office:value="1170" calcext:value-type="float">
            <text:p><text:s/>1,1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411" calcext:value-type="float">
            <text:p>4411</text:p>
          </table:table-cell>
          <table:table-cell office:value-type="string" calcext:value-type="string">
            <text:p>-29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7" calcext:value-type="float">
            <text:p><text:s/>29.70 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2 DUCTOS FIDEICOMISO GYE</text:p>
          </table:table-cell>
        </table:table-row>
        <table:table-row table:style-name="ro6">
          <table:table-cell office:value-type="float" office:value="4412" calcext:value-type="float">
            <text:p>4412</text:p>
          </table:table-cell>
          <table:table-cell office:value-type="string" calcext:value-type="string">
            <text:p>-59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7" calcext:value-type="float">
            <text:p><text:s/>29.70 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1 CLIENTE DUCTOS FIDEICOMISO GYE</text:p>
          </table:table-cell>
        </table:table-row>
        <table:table-row table:style-name="ro6">
          <table:table-cell office:value-type="float" office:value="4413" calcext:value-type="float">
            <text:p>4413</text:p>
          </table:table-cell>
          <table:table-cell office:value-type="string" calcext:value-type="string">
            <text:p>-106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.29" calcext:value-type="float">
            <text:p><text:s/>47.29 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0 CLIENTE DUCTO FIDEICOMISO GYE</text:p>
          </table:table-cell>
        </table:table-row>
        <table:table-row table:style-name="ro6">
          <table:table-cell office:value-type="float" office:value="4414" calcext:value-type="float">
            <text:p>4414</text:p>
          </table:table-cell>
          <table:table-cell office:value-type="string" calcext:value-type="string">
            <text:p>-59.41</text:p>
          </table:table-cell>
          <table:table-cell office:value-type="float" office:value="47.29" calcext:value-type="float">
            <text:p><text:s/>47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Anulación diario #1574</text:p>
          </table:table-cell>
        </table:table-row>
        <table:table-row table:style-name="ro6">
          <table:table-cell office:value-type="float" office:value="4415" calcext:value-type="float">
            <text:p>4415</text:p>
          </table:table-cell>
          <table:table-cell office:value-type="string" calcext:value-type="string">
            <text:p>-29.71</text:p>
          </table:table-cell>
          <table:table-cell office:value-type="float" office:value="29.7" calcext:value-type="float">
            <text:p><text:s/>29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Se reversa diario #1575 por facturas anuladas ante sri.</text:p>
          </table:table-cell>
        </table:table-row>
        <table:table-row table:style-name="ro6">
          <table:table-cell office:value-type="float" office:value="4416" calcext:value-type="float">
            <text:p>4416</text:p>
          </table:table-cell>
          <table:table-cell office:value-type="string" calcext:value-type="string">
            <text:p>-77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.29" calcext:value-type="float">
            <text:p><text:s/>47.29 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 #159 CLIENTE DUCTOS FIDEICOMISO GYE</text:p>
          </table:table-cell>
        </table:table-row>
        <table:table-row table:style-name="ro6">
          <table:table-cell office:value-type="float" office:value="4417" calcext:value-type="float">
            <text:p>4417</text:p>
          </table:table-cell>
          <table:table-cell office:value-type="string" calcext:value-type="string">
            <text:p>-106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7" calcext:value-type="float">
            <text:p><text:s/>29.70 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4 DUCTOS FIDEICOMISO GYE</text:p>
          </table:table-cell>
        </table:table-row>
        <table:table-row table:style-name="ro6">
          <table:table-cell office:value-type="float" office:value="4418" calcext:value-type="float">
            <text:p>4418</text:p>
          </table:table-cell>
          <table:table-cell office:value-type="string" calcext:value-type="string">
            <text:p>-153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.29" calcext:value-type="float">
            <text:p><text:s/>47.29 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3 DUCTOS FIDEICOMISO GYE</text:p>
          </table:table-cell>
        </table:table-row>
        <table:table-row table:style-name="ro6">
          <table:table-cell office:value-type="float" office:value="4419" calcext:value-type="float">
            <text:p>4419</text:p>
          </table:table-cell>
          <table:table-cell office:value-type="string" calcext:value-type="string">
            <text:p>-195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" calcext:value-type="float">
            <text:p><text:s/>42.00 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9" calcext:value-type="date">
            <text:p>29/06/2020</text:p>
          </table:table-cell>
          <table:table-cell office:value-type="string" calcext:value-type="string">
            <text:p>VENTA FACTURA #165 AGRO-NIDOMAR</text:p>
          </table:table-cell>
        </table:table-row>
        <table:table-row table:style-name="ro6">
          <table:table-cell office:value-type="float" office:value="4420" calcext:value-type="float">
            <text:p>4420</text:p>
          </table:table-cell>
          <table:table-cell office:value-type="string" calcext:value-type="string">
            <text:p>-46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97" calcext:value-type="float">
            <text:p><text:s/>272.97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421" calcext:value-type="float">
            <text:p>4421</text:p>
          </table:table-cell>
          <table:table-cell office:value-type="string" calcext:value-type="string">
            <text:p>-272.98</text:p>
          </table:table-cell>
          <table:table-cell office:value-type="float" office:value="195.98" calcext:value-type="float">
            <text:p><text:s/>195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422" calcext:value-type="float">
            <text:p>4422</text:p>
          </table:table-cell>
          <table:table-cell office:value-type="string" calcext:value-type="string">
            <text:p>-.01</text:p>
          </table:table-cell>
          <table:table-cell office:value-type="float" office:value="272.97" calcext:value-type="float">
            <text:p><text:s/>27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ANULACION REGISTRO</text:p>
          </table:table-cell>
        </table:table-row>
        <table:table-row table:style-name="ro6">
          <table:table-cell office:value-type="float" office:value="4423" calcext:value-type="float">
            <text:p>4423</text:p>
          </table:table-cell>
          <table:table-cell office:value-type="string" calcext:value-type="string">
            <text:p>-438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8" calcext:value-type="float">
            <text:p><text:s/>438.00 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AGUAS DE SAMBORONDON AMAGUA C.E.M.: FACT. # 166 MES AGOSTO 2020 (OT167543 PROFORMA 0034 CRUCE LA JOY</text:p>
          </table:table-cell>
        </table:table-row>
        <table:table-row table:style-name="ro6">
          <table:table-cell office:value-type="float" office:value="4424" calcext:value-type="float">
            <text:p>4424</text:p>
          </table:table-cell>
          <table:table-cell office:value-type="string" calcext:value-type="string">
            <text:p>-.01</text:p>
          </table:table-cell>
          <table:table-cell office:value-type="float" office:value="438" calcext:value-type="float">
            <text:p><text:s/>43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425" calcext:value-type="float">
            <text:p>4425</text:p>
          </table:table-cell>
          <table:table-cell office:value-type="string" calcext:value-type="string">
            <text:p>-47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.29" calcext:value-type="float">
            <text:p><text:s/>47.29 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8 DUCTOS DE GUAYAQUIL FIDEICOMISO MERCANTIL</text:p>
          </table:table-cell>
        </table:table-row>
        <table:table-row table:style-name="ro6">
          <table:table-cell office:value-type="float" office:value="4426" calcext:value-type="float">
            <text:p>4426</text:p>
          </table:table-cell>
          <table:table-cell office:value-type="string" calcext:value-type="string">
            <text:p>-77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7" calcext:value-type="float">
            <text:p><text:s/>29.70 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9 DUCTOS DE GUAYAQUIL FIDEICOMISO MERCANTIL</text:p>
          </table:table-cell>
        </table:table-row>
        <table:table-row table:style-name="ro6">
          <table:table-cell office:value-type="float" office:value="4427" calcext:value-type="float">
            <text:p>4427</text:p>
          </table:table-cell>
          <table:table-cell office:value-type="string" calcext:value-type="string">
            <text:p>-2,31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35.12" calcext:value-type="float">
            <text:p><text:s/>2,235.12 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1" calcext:value-type="date">
            <text:p>21/09/2020</text:p>
          </table:table-cell>
          <table:table-cell office:value-type="string" calcext:value-type="string">
            <text:p>VENTA FACT# 170 ANANIGLOBAL S.A. - CLIENTE</text:p>
          </table:table-cell>
        </table:table-row>
        <table:table-row table:style-name="ro6">
          <table:table-cell office:value-type="float" office:value="4428" calcext:value-type="float">
            <text:p>4428</text:p>
          </table:table-cell>
          <table:table-cell office:value-type="string" calcext:value-type="string">
            <text:p>-4,11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0" calcext:value-type="float">
            <text:p><text:s/>1,800.00 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5" calcext:value-type="date">
            <text:p>25/09/2020</text:p>
          </table:table-cell>
          <table:table-cell office:value-type="string" calcext:value-type="string">
            <text:p>VENTA FACT# 171 CABLE ANDINO CORPANDINO S.A. - CLIENTE</text:p>
          </table:table-cell>
        </table:table-row>
        <table:table-row table:style-name="ro6">
          <table:table-cell office:value-type="float" office:value="4429" calcext:value-type="float">
            <text:p>4429</text:p>
          </table:table-cell>
          <table:table-cell office:value-type="string" calcext:value-type="string">
            <text:p>-.01</text:p>
          </table:table-cell>
          <table:table-cell office:value-type="float" office:value="4112.11" calcext:value-type="float">
            <text:p><text:s/>4,112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430" calcext:value-type="float">
            <text:p>4430</text:p>
          </table:table-cell>
          <table:table-cell office:value-type="string" calcext:value-type="string">
            <text:p>-72,775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775.73" calcext:value-type="float">
            <text:p><text:s/>72,775.73 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VENTA FACT# 172 CONSORCIO UNIVERSIDAD SEGURA - CLIENTE</text:p>
          </table:table-cell>
        </table:table-row>
        <table:table-row table:style-name="ro6">
          <table:table-cell office:value-type="float" office:value="4431" calcext:value-type="float">
            <text:p>4431</text:p>
          </table:table-cell>
          <table:table-cell office:value-type="string" calcext:value-type="string">
            <text:p>-74,575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0" calcext:value-type="float">
            <text:p><text:s/>1,800.00 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VENTA FACT# 173 CABLE ANDINO CORPANDINO S.A. - CLIENTE</text:p>
          </table:table-cell>
        </table:table-row>
        <table:table-row table:style-name="ro6">
          <table:table-cell office:value-type="float" office:value="4432" calcext:value-type="float">
            <text:p>4432</text:p>
          </table:table-cell>
          <table:table-cell office:value-type="string" calcext:value-type="string">
            <text:p>-.01</text:p>
          </table:table-cell>
          <table:table-cell office:value-type="float" office:value="74575.73" calcext:value-type="float">
            <text:p><text:s/>74,575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438" calcext:value-type="float">
            <text:p>4438</text:p>
          </table:table-cell>
          <table:table-cell office:value-type="string" calcext:value-type="string">
            <text:p>2-1-1-01-02</text:p>
          </table:table-cell>
          <table:table-cell office:value-type="float" office:value="-228509.49" calcext:value-type="float">
            <text:p><text:s/>(228,509.49)</text:p>
          </table:table-cell>
          <table:table-cell office:value-type="string" office:string-value="RETENCIONES EN FUENTE X PAGAR" calcext:value-type="string">
            <text:p><text:s/>RETENCIONES EN FUENTE X PAGAR </text:p>
          </table:table-cell>
          <table:table-cell/>
          <table:table-cell table:style-name="ce284" table:number-columns-repeated="2"/>
          <table:table-cell/>
          <table:table-cell table:style-name="Default" table:number-columns-repeated="2"/>
          <table:table-cell table:style-name="ce284"/>
        </table:table-row>
        <table:table-row table:style-name="ro7">
          <table:table-cell table:style-name="ce279" office:value-type="float" office:value="4439" calcext:value-type="float">
            <text:p>4439</text:p>
          </table:table-cell>
          <table:table-cell table:style-name="ce281" office:value-type="string" calcext:value-type="string">
            <text:p>2-1-1-01-02-001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1% Retenciones Fuente" calcext:value-type="string">
            <text:p><text:s/>1% Retenciones Fuente </text:p>
          </table:table-cell>
          <table:table-cell table:style-name="ce279" table:number-columns-repeated="7"/>
        </table:table-row>
        <table:table-row table:style-name="ro6">
          <table:table-cell office:value-type="float" office:value="4440" calcext:value-type="float">
            <text:p>4440</text:p>
          </table:table-cell>
          <table:table-cell office:value-type="string" calcext:value-type="string">
            <text:p>-1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2" calcext:value-type="float">
            <text:p><text:s/>1.62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503" calcext:value-type="float">
            <text:p>2205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24703-001001-MEMORIA DDR3 8GB ADATA</text:p>
          </table:table-cell>
        </table:table-row>
        <table:table-row table:style-name="ro6">
          <table:table-cell office:value-type="float" office:value="4441" calcext:value-type="float">
            <text:p>4441</text:p>
          </table:table-cell>
          <table:table-cell office:value-type="string" calcext:value-type="string">
            <text:p>-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" calcext:value-type="float">
            <text:p><text:s/>0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803" calcext:value-type="float">
            <text:p>2208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1520-001001-TANQUERO DE AGUA</text:p>
          </table:table-cell>
        </table:table-row>
        <table:table-row table:style-name="ro6">
          <table:table-cell office:value-type="float" office:value="4442" calcext:value-type="float">
            <text:p>4442</text:p>
          </table:table-cell>
          <table:table-cell office:value-type="string" calcext:value-type="string">
            <text:p>-6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75" calcext:value-type="float">
            <text:p><text:s/>4.75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403" calcext:value-type="float">
            <text:p>2204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9885-001001-POSTE METALICO TELESCOPIO DE 1</text:p>
          </table:table-cell>
        </table:table-row>
        <table:table-row table:style-name="ro6">
          <table:table-cell office:value-type="float" office:value="4443" calcext:value-type="float">
            <text:p>4443</text:p>
          </table:table-cell>
          <table:table-cell office:value-type="string" calcext:value-type="string">
            <text:p>-21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" calcext:value-type="float">
            <text:p><text:s/>15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4444" calcext:value-type="float">
            <text:p>4444</text:p>
          </table:table-cell>
          <table:table-cell office:value-type="string" calcext:value-type="string">
            <text:p>-26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2" calcext:value-type="float">
            <text:p><text:s/>4.82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303" calcext:value-type="float">
            <text:p>221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0204-001902-GRILLETES REFORZADO LIRA TIPO </text:p>
          </table:table-cell>
        </table:table-row>
        <table:table-row table:style-name="ro6">
          <table:table-cell office:value-type="float" office:value="4445" calcext:value-type="float">
            <text:p>4445</text:p>
          </table:table-cell>
          <table:table-cell office:value-type="string" calcext:value-type="string">
            <text:p><text:s/>160.11</text:p>
          </table:table-cell>
          <table:table-cell office:value-type="float" office:value="186.8" calcext:value-type="float">
            <text:p><text:s/>18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446" calcext:value-type="float">
            <text:p>4446</text:p>
          </table:table-cell>
          <table:table-cell office:value-type="string" calcext:value-type="string">
            <text:p><text:s/>149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9" calcext:value-type="float">
            <text:p><text:s/>10.9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103" calcext:value-type="float">
            <text:p>225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97260-001014-MONTURA UÑA DE MINI CARGADOR F</text:p>
          </table:table-cell>
        </table:table-row>
        <table:table-row table:style-name="ro6">
          <table:table-cell office:value-type="float" office:value="4447" calcext:value-type="float">
            <text:p>4447</text:p>
          </table:table-cell>
          <table:table-cell office:value-type="string" calcext:value-type="string">
            <text:p><text:s/>45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15" calcext:value-type="float">
            <text:p><text:s/>104.1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003" calcext:value-type="float">
            <text:p>225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46-001001-1 X MARTILLO HIDRAULICO PARA M</text:p>
          </table:table-cell>
        </table:table-row>
        <table:table-row table:style-name="ro6">
          <table:table-cell office:value-type="float" office:value="4448" calcext:value-type="float">
            <text:p>4448</text:p>
          </table:table-cell>
          <table:table-cell office:value-type="string" calcext:value-type="string">
            <text:p><text:s/>44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1" calcext:value-type="float">
            <text:p><text:s/>0.5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403" calcext:value-type="float">
            <text:p>222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0-001011-BOTA DIELECTRICA BASICO 3 TALL</text:p>
          </table:table-cell>
        </table:table-row>
        <table:table-row table:style-name="ro6">
          <table:table-cell office:value-type="float" office:value="4449" calcext:value-type="float">
            <text:p>4449</text:p>
          </table:table-cell>
          <table:table-cell office:value-type="string" calcext:value-type="string">
            <text:p><text:s/>44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4" calcext:value-type="float">
            <text:p><text:s/>0.2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603" calcext:value-type="float">
            <text:p>222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1-001011-JEAN TALLA 36 CON CINTA REFLEC</text:p>
          </table:table-cell>
        </table:table-row>
        <table:table-row table:style-name="ro6">
          <table:table-cell office:value-type="float" office:value="4450" calcext:value-type="float">
            <text:p>4450</text:p>
          </table:table-cell>
          <table:table-cell office:value-type="string" calcext:value-type="string">
            <text:p><text:s/>44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5" calcext:value-type="float">
            <text:p><text:s/>0.0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703" calcext:value-type="float">
            <text:p>222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2-001011-GAFA NEGRA JACKSON NEMESIS</text:p>
          </table:table-cell>
        </table:table-row>
        <table:table-row table:style-name="ro6">
          <table:table-cell office:value-type="float" office:value="4451" calcext:value-type="float">
            <text:p>4451</text:p>
          </table:table-cell>
          <table:table-cell office:value-type="string" calcext:value-type="string">
            <text:p><text:s/>42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" calcext:value-type="float">
            <text:p><text:s/>1.5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803" calcext:value-type="float">
            <text:p>2238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521-001001-3 TANQUEROS DE AGUA</text:p>
          </table:table-cell>
        </table:table-row>
        <table:table-row table:style-name="ro6">
          <table:table-cell office:value-type="float" office:value="4452" calcext:value-type="float">
            <text:p>4452</text:p>
          </table:table-cell>
          <table:table-cell office:value-type="string" calcext:value-type="string">
            <text:p><text:s/>42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1" calcext:value-type="float">
            <text:p><text:s/>0.5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903" calcext:value-type="float">
            <text:p>222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3-001011-BOTA DIELECTRICA BASICO 3 TALL</text:p>
          </table:table-cell>
        </table:table-row>
        <table:table-row table:style-name="ro6">
          <table:table-cell office:value-type="float" office:value="4453" calcext:value-type="float">
            <text:p>4453</text:p>
          </table:table-cell>
          <table:table-cell office:value-type="string" calcext:value-type="string">
            <text:p><text:s/>41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6" calcext:value-type="float">
            <text:p><text:s/>0.76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003" calcext:value-type="float">
            <text:p>22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4-001011-IMPERMEABLE PARA MOTO - BOTA D</text:p>
          </table:table-cell>
        </table:table-row>
        <table:table-row table:style-name="ro6">
          <table:table-cell office:value-type="float" office:value="4454" calcext:value-type="float">
            <text:p>4454</text:p>
          </table:table-cell>
          <table:table-cell office:value-type="string" calcext:value-type="string">
            <text:p><text:s/>41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17" calcext:value-type="float">
            <text:p><text:s/>0.17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203" calcext:value-type="float">
            <text:p>223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5-001011-JEAN TALLA 38 CON CINTA REFLEC</text:p>
          </table:table-cell>
        </table:table-row>
        <table:table-row table:style-name="ro6">
          <table:table-cell office:value-type="float" office:value="4455" calcext:value-type="float">
            <text:p>4455</text:p>
          </table:table-cell>
          <table:table-cell office:value-type="string" calcext:value-type="string">
            <text:p><text:s/>41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4" calcext:value-type="float">
            <text:p><text:s/>0.2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303" calcext:value-type="float">
            <text:p>223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6-001011-JEAN TALLA 34 CON CINTA REFLEC</text:p>
          </table:table-cell>
        </table:table-row>
        <table:table-row table:style-name="ro6">
          <table:table-cell office:value-type="float" office:value="4456" calcext:value-type="float">
            <text:p>4456</text:p>
          </table:table-cell>
          <table:table-cell office:value-type="string" calcext:value-type="string">
            <text:p><text:s/>4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5" calcext:value-type="float">
            <text:p><text:s/>0.0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403" calcext:value-type="float">
            <text:p>223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7-001011-GAFA NEGRA JACKSON NEMESIS</text:p>
          </table:table-cell>
        </table:table-row>
        <table:table-row table:style-name="ro6">
          <table:table-cell office:value-type="float" office:value="4457" calcext:value-type="float">
            <text:p>4457</text:p>
          </table:table-cell>
          <table:table-cell office:value-type="string" calcext:value-type="string">
            <text:p><text:s/>3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92" calcext:value-type="float">
            <text:p><text:s/>2.9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503" calcext:value-type="float">
            <text:p>223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8-001011-TUBO PVC NOVADUCTO PLUS 4 110M</text:p>
          </table:table-cell>
        </table:table-row>
        <table:table-row table:style-name="ro6">
          <table:table-cell office:value-type="float" office:value="4458" calcext:value-type="float">
            <text:p>4458</text:p>
          </table:table-cell>
          <table:table-cell office:value-type="string" calcext:value-type="string">
            <text:p><text:s/>37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5" calcext:value-type="float">
            <text:p><text:s/>0.5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603" calcext:value-type="float">
            <text:p>223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547-001001-10 KILOS SOLDADURA 7018 X 3/16</text:p>
          </table:table-cell>
        </table:table-row>
        <table:table-row table:style-name="ro6">
          <table:table-cell office:value-type="float" office:value="4459" calcext:value-type="float">
            <text:p>4459</text:p>
          </table:table-cell>
          <table:table-cell office:value-type="string" calcext:value-type="string">
            <text:p><text:s/>37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303" calcext:value-type="float">
            <text:p>224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100-BALANZA ELECT. GIGITAL 5 KG</text:p>
          </table:table-cell>
        </table:table-row>
        <table:table-row table:style-name="ro6">
          <table:table-cell office:value-type="float" office:value="4460" calcext:value-type="float">
            <text:p>4460</text:p>
          </table:table-cell>
          <table:table-cell office:value-type="string" calcext:value-type="string">
            <text:p><text:s/>52.26</text:p>
          </table:table-cell>
          <table:table-cell office:value-type="float" office:value="15" calcext:value-type="float">
            <text:p><text:s/>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Reverso de transaccion #246101 por duplicidad de registro</text:p>
          </table:table-cell>
        </table:table-row>
        <table:table-row table:style-name="ro6">
          <table:table-cell office:value-type="float" office:value="4461" calcext:value-type="float">
            <text:p>4461</text:p>
          </table:table-cell>
          <table:table-cell office:value-type="string" calcext:value-type="string">
            <text:p><text:s/>52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4" calcext:value-type="float">
            <text:p><text:s/>0.2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303" calcext:value-type="float">
            <text:p>222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9-001011-JEAN TALLA 34 CON CINTA REFLEC</text:p>
          </table:table-cell>
        </table:table-row>
        <table:table-row table:style-name="ro6">
          <table:table-cell office:value-type="float" office:value="4462" calcext:value-type="float">
            <text:p>4462</text:p>
          </table:table-cell>
          <table:table-cell office:value-type="string" calcext:value-type="string">
            <text:p><text:s/>51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4" calcext:value-type="float">
            <text:p><text:s/>0.2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203" calcext:value-type="float">
            <text:p>222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8-001011-JEAN TALLA 34 CON CINTA REFLEC</text:p>
          </table:table-cell>
        </table:table-row>
        <table:table-row table:style-name="ro6">
          <table:table-cell office:value-type="float" office:value="4463" calcext:value-type="float">
            <text:p>4463</text:p>
          </table:table-cell>
          <table:table-cell office:value-type="string" calcext:value-type="string">
            <text:p><text:s/>43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44" calcext:value-type="float">
            <text:p><text:s/>8.4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603" calcext:value-type="float">
            <text:p>22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37499-001001-8 REFLECTORES</text:p>
          </table:table-cell>
        </table:table-row>
        <table:table-row table:style-name="ro6">
          <table:table-cell office:value-type="float" office:value="4464" calcext:value-type="float">
            <text:p>4464</text:p>
          </table:table-cell>
          <table:table-cell office:value-type="string" calcext:value-type="string">
            <text:p><text:s/>36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8" calcext:value-type="float">
            <text:p><text:s/>6.8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703" calcext:value-type="float">
            <text:p>224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66-001001-4 JALADOR INTERNO DE 110 MM - </text:p>
          </table:table-cell>
        </table:table-row>
        <table:table-row table:style-name="ro6">
          <table:table-cell office:value-type="float" office:value="4465" calcext:value-type="float">
            <text:p>4465</text:p>
          </table:table-cell>
          <table:table-cell office:value-type="string" calcext:value-type="string">
            <text:p><text:s/>30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87" calcext:value-type="float">
            <text:p><text:s/>5.87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903" calcext:value-type="float">
            <text:p>224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53714-002002-MOTOROEL SAE 15W-40 CI-4 - HID</text:p>
          </table:table-cell>
        </table:table-row>
        <table:table-row table:style-name="ro6">
          <table:table-cell office:value-type="float" office:value="4466" calcext:value-type="float">
            <text:p>446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67" calcext:value-type="float">
            <text:p><text:s/>30.67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503" calcext:value-type="float">
            <text:p>221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001-PROYECTO UNIVERSIDAD DE GUAYAQ</text:p>
          </table:table-cell>
        </table:table-row>
        <table:table-row table:style-name="ro6">
          <table:table-cell office:value-type="float" office:value="4467" calcext:value-type="float">
            <text:p>4467</text:p>
          </table:table-cell>
          <table:table-cell office:value-type="string" calcext:value-type="string">
            <text:p>-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303" calcext:value-type="float">
            <text:p>230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0620-001011-MOCHILA MULTIUSO</text:p>
          </table:table-cell>
        </table:table-row>
        <table:table-row table:style-name="ro6">
          <table:table-cell office:value-type="float" office:value="4468" calcext:value-type="float">
            <text:p>4468</text:p>
          </table:table-cell>
          <table:table-cell office:value-type="string" calcext:value-type="string">
            <text:p>-2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81" calcext:value-type="float">
            <text:p><text:s/>1.8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403" calcext:value-type="float">
            <text:p>230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9-001011-REVERSIBLE EMT 4- TUBO EMT 4- </text:p>
          </table:table-cell>
        </table:table-row>
        <table:table-row table:style-name="ro6">
          <table:table-cell office:value-type="float" office:value="4469" calcext:value-type="float">
            <text:p>4469</text:p>
          </table:table-cell>
          <table:table-cell office:value-type="string" calcext:value-type="string">
            <text:p>-2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603" calcext:value-type="float">
            <text:p>231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3-001011-MOCHILA MULTIUSO</text:p>
          </table:table-cell>
        </table:table-row>
        <table:table-row table:style-name="ro6">
          <table:table-cell office:value-type="float" office:value="4470" calcext:value-type="float">
            <text:p>4470</text:p>
          </table:table-cell>
          <table:table-cell office:value-type="string" calcext:value-type="string">
            <text:p>-4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81" calcext:value-type="float">
            <text:p><text:s/>1.8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503" calcext:value-type="float">
            <text:p>230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8-001011-REVERSIBLE EMT 4- TUBO EMT 4- </text:p>
          </table:table-cell>
        </table:table-row>
        <table:table-row table:style-name="ro6">
          <table:table-cell office:value-type="float" office:value="4471" calcext:value-type="float">
            <text:p>4471</text:p>
          </table:table-cell>
          <table:table-cell office:value-type="string" calcext:value-type="string">
            <text:p>-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1" calcext:value-type="float">
            <text:p><text:s/>0.5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903" calcext:value-type="float">
            <text:p>230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5-001011-BOTA DIELECTRICA BASICO 3 TALL</text:p>
          </table:table-cell>
        </table:table-row>
        <table:table-row table:style-name="ro6">
          <table:table-cell office:value-type="float" office:value="4472" calcext:value-type="float">
            <text:p>4472</text:p>
          </table:table-cell>
          <table:table-cell office:value-type="string" calcext:value-type="string">
            <text:p>-6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4" calcext:value-type="float">
            <text:p><text:s/>1.64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403" calcext:value-type="float">
            <text:p>231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0-001011-TABLET SAMSUNG SM-T295NZKAEON </text:p>
          </table:table-cell>
        </table:table-row>
        <table:table-row table:style-name="ro6">
          <table:table-cell office:value-type="float" office:value="4473" calcext:value-type="float">
            <text:p>4473</text:p>
          </table:table-cell>
          <table:table-cell office:value-type="string" calcext:value-type="string">
            <text:p>-6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903" calcext:value-type="float">
            <text:p>231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7-001011-MOCHILA MULTIUSO</text:p>
          </table:table-cell>
        </table:table-row>
        <table:table-row table:style-name="ro6">
          <table:table-cell office:value-type="float" office:value="4474" calcext:value-type="float">
            <text:p>4474</text:p>
          </table:table-cell>
          <table:table-cell office:value-type="string" calcext:value-type="string">
            <text:p>-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4" calcext:value-type="float">
            <text:p><text:s/>1.64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303" calcext:value-type="float">
            <text:p>231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1-001011-TABLET SAMSUNG SM-T295NZKAEON </text:p>
          </table:table-cell>
        </table:table-row>
        <table:table-row table:style-name="ro6">
          <table:table-cell office:value-type="float" office:value="4475" calcext:value-type="float">
            <text:p>4475</text:p>
          </table:table-cell>
          <table:table-cell office:value-type="string" calcext:value-type="string">
            <text:p>-8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4" calcext:value-type="float">
            <text:p><text:s/>0.34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203" calcext:value-type="float">
            <text:p>232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8-001011-GUANTES NITRAFLEX</text:p>
          </table:table-cell>
        </table:table-row>
        <table:table-row table:style-name="ro6">
          <table:table-cell office:value-type="float" office:value="4476" calcext:value-type="float">
            <text:p>4476</text:p>
          </table:table-cell>
          <table:table-cell office:value-type="string" calcext:value-type="string">
            <text:p>-10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34" calcext:value-type="float">
            <text:p><text:s/>2.34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403" calcext:value-type="float">
            <text:p>232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7-001011-(13) CASCO V GARD MSA CON SUSP</text:p>
          </table:table-cell>
        </table:table-row>
        <table:table-row table:style-name="ro6">
          <table:table-cell office:value-type="float" office:value="4477" calcext:value-type="float">
            <text:p>4477</text:p>
          </table:table-cell>
          <table:table-cell office:value-type="string" calcext:value-type="string">
            <text:p>-11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7" calcext:value-type="float">
            <text:p><text:s/>0.27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603" calcext:value-type="float">
            <text:p>232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5-001011-SOLDADURA INDURA E-6011 -1/8 (</text:p>
          </table:table-cell>
        </table:table-row>
        <table:table-row table:style-name="ro6">
          <table:table-cell office:value-type="float" office:value="4478" calcext:value-type="float">
            <text:p>4478</text:p>
          </table:table-cell>
          <table:table-cell office:value-type="string" calcext:value-type="string">
            <text:p>-11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12" calcext:value-type="float">
            <text:p><text:s/>0.12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303" calcext:value-type="float">
            <text:p>232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6-001011-JEAN TALLA 32 CON CINTA REFLEC</text:p>
          </table:table-cell>
        </table:table-row>
        <table:table-row table:style-name="ro6">
          <table:table-cell office:value-type="float" office:value="4479" calcext:value-type="float">
            <text:p>4479</text:p>
          </table:table-cell>
          <table:table-cell office:value-type="string" calcext:value-type="string">
            <text:p>-12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03" calcext:value-type="float">
            <text:p><text:s/>1.03 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703" calcext:value-type="float">
            <text:p>232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4-001011-CASCO DE SEGURIDAD AZUL,GAFA S</text:p>
          </table:table-cell>
        </table:table-row>
        <table:table-row table:style-name="ro6">
          <table:table-cell office:value-type="float" office:value="4480" calcext:value-type="float">
            <text:p>4480</text:p>
          </table:table-cell>
          <table:table-cell office:value-type="string" calcext:value-type="string">
            <text:p>-14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81" calcext:value-type="float">
            <text:p><text:s/>1.8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103" calcext:value-type="float">
            <text:p>232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6-001011-REVERSIBLE EMT 4- TUBO EMT 4- </text:p>
          </table:table-cell>
        </table:table-row>
        <table:table-row table:style-name="ro6">
          <table:table-cell office:value-type="float" office:value="4481" calcext:value-type="float">
            <text:p>4481</text:p>
          </table:table-cell>
          <table:table-cell office:value-type="string" calcext:value-type="string">
            <text:p>-1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1" calcext:value-type="float">
            <text:p><text:s/>0.5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703" calcext:value-type="float">
            <text:p>230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6-001011-BOTA DIELECTRICA BASICO 3 TALL</text:p>
          </table:table-cell>
        </table:table-row>
        <table:table-row table:style-name="ro6">
          <table:table-cell office:value-type="float" office:value="4482" calcext:value-type="float">
            <text:p>4482</text:p>
          </table:table-cell>
          <table:table-cell office:value-type="string" calcext:value-type="string">
            <text:p>-15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5" calcext:value-type="float">
            <text:p><text:s/>0.75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603" calcext:value-type="float">
            <text:p>230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7-001011-REVERSIBLE EMT 4- TUBO EMT 4- </text:p>
          </table:table-cell>
        </table:table-row>
        <table:table-row table:style-name="ro6">
          <table:table-cell office:value-type="float" office:value="4483" calcext:value-type="float">
            <text:p>4483</text:p>
          </table:table-cell>
          <table:table-cell office:value-type="string" calcext:value-type="string">
            <text:p>-16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6" calcext:value-type="float">
            <text:p><text:s/>0.76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703" calcext:value-type="float">
            <text:p>231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8-001011-BOTA DIELECTICA BASICO 3 TALLA</text:p>
          </table:table-cell>
        </table:table-row>
        <table:table-row table:style-name="ro6">
          <table:table-cell office:value-type="float" office:value="4484" calcext:value-type="float">
            <text:p>4484</text:p>
          </table:table-cell>
          <table:table-cell office:value-type="string" calcext:value-type="string">
            <text:p>-17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6" calcext:value-type="float">
            <text:p><text:s/>0.76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003" calcext:value-type="float">
            <text:p>231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4-001011-1 BOTA DIELECTRICA BASICA 3 TA</text:p>
          </table:table-cell>
        </table:table-row>
        <table:table-row table:style-name="ro6">
          <table:table-cell office:value-type="float" office:value="4485" calcext:value-type="float">
            <text:p>4485</text:p>
          </table:table-cell>
          <table:table-cell office:value-type="string" calcext:value-type="string">
            <text:p>-1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9" calcext:value-type="float">
            <text:p><text:s/>0.09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103" calcext:value-type="float">
            <text:p>231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2-001011-ENCHUFE VINIL 15A 125V POL COO</text:p>
          </table:table-cell>
        </table:table-row>
        <table:table-row table:style-name="ro6">
          <table:table-cell office:value-type="float" office:value="4486" calcext:value-type="float">
            <text:p>4486</text:p>
          </table:table-cell>
          <table:table-cell office:value-type="string" calcext:value-type="string">
            <text:p>-1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6" calcext:value-type="float">
            <text:p><text:s/>1.66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203" calcext:value-type="float">
            <text:p>231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9-001011-TABLET SAMSUNG SM-T295NZKAEON </text:p>
          </table:table-cell>
        </table:table-row>
        <table:table-row table:style-name="ro6">
          <table:table-cell office:value-type="float" office:value="4487" calcext:value-type="float">
            <text:p>4487</text:p>
          </table:table-cell>
          <table:table-cell office:value-type="string" calcext:value-type="string">
            <text:p>-161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.61" calcext:value-type="float">
            <text:p><text:s/>142.61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403" calcext:value-type="float">
            <text:p>229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264965-002001-POLIZA DE SEGUROS POR MAQUINAR</text:p>
          </table:table-cell>
        </table:table-row>
        <table:table-row table:style-name="ro6">
          <table:table-cell office:value-type="float" office:value="4488" calcext:value-type="float">
            <text:p>4488</text:p>
          </table:table-cell>
          <table:table-cell office:value-type="string" calcext:value-type="string">
            <text:p>-17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26" calcext:value-type="float">
            <text:p><text:s/>13.2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003" calcext:value-type="float">
            <text:p>230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37-001001-CANECA LUBE, DISPAC, RD, CONTR</text:p>
          </table:table-cell>
        </table:table-row>
        <table:table-row table:style-name="ro6">
          <table:table-cell office:value-type="float" office:value="4489" calcext:value-type="float">
            <text:p>4489</text:p>
          </table:table-cell>
          <table:table-cell office:value-type="string" calcext:value-type="string">
            <text:p>-177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" calcext:value-type="float">
            <text:p><text:s/>3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703" calcext:value-type="float">
            <text:p>227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550-001001-6 TANQUEROS AGUA</text:p>
          </table:table-cell>
        </table:table-row>
        <table:table-row table:style-name="ro6">
          <table:table-cell office:value-type="float" office:value="4490" calcext:value-type="float">
            <text:p>4490</text:p>
          </table:table-cell>
          <table:table-cell office:value-type="string" calcext:value-type="string">
            <text:p>-182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7" calcext:value-type="float">
            <text:p><text:s/>4.8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903" calcext:value-type="float">
            <text:p>227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162-001100-3 MALLAS ELECTROSOLDADAS- 30 S</text:p>
          </table:table-cell>
        </table:table-row>
        <table:table-row table:style-name="ro6">
          <table:table-cell office:value-type="float" office:value="4491" calcext:value-type="float">
            <text:p>4491</text:p>
          </table:table-cell>
          <table:table-cell office:value-type="string" calcext:value-type="string">
            <text:p>-183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2" calcext:value-type="float">
            <text:p><text:s/>0.6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203" calcext:value-type="float">
            <text:p>228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165227-001001-BATERIA BOSCH, SUPER FULL EQUI</text:p>
          </table:table-cell>
        </table:table-row>
        <table:table-row table:style-name="ro6">
          <table:table-cell office:value-type="float" office:value="4492" calcext:value-type="float">
            <text:p>4492</text:p>
          </table:table-cell>
          <table:table-cell office:value-type="string" calcext:value-type="string">
            <text:p>-183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5" calcext:value-type="float">
            <text:p><text:s/>0.7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403" calcext:value-type="float">
            <text:p>228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60-001001-50 BOTELLONES DE AGUA - 1 CAJA</text:p>
          </table:table-cell>
        </table:table-row>
        <table:table-row table:style-name="ro6">
          <table:table-cell office:value-type="float" office:value="4493" calcext:value-type="float">
            <text:p>4493</text:p>
          </table:table-cell>
          <table:table-cell office:value-type="string" calcext:value-type="string">
            <text:p>-18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1" calcext:value-type="float">
            <text:p><text:s/>5.1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303" calcext:value-type="float">
            <text:p>228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366-001001-3 METROS DE TUBO 24" - 3 METRO</text:p>
          </table:table-cell>
        </table:table-row>
        <table:table-row table:style-name="ro6">
          <table:table-cell office:value-type="float" office:value="4494" calcext:value-type="float">
            <text:p>4494</text:p>
          </table:table-cell>
          <table:table-cell office:value-type="string" calcext:value-type="string">
            <text:p>-193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75" calcext:value-type="float">
            <text:p><text:s/>4.7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003" calcext:value-type="float">
            <text:p>229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80-001100-BISAGRAS, CANDADO BARRIL 80MM,</text:p>
          </table:table-cell>
        </table:table-row>
        <table:table-row table:style-name="ro6">
          <table:table-cell office:value-type="float" office:value="4495" calcext:value-type="float">
            <text:p>4495</text:p>
          </table:table-cell>
          <table:table-cell office:value-type="string" calcext:value-type="string">
            <text:p>-194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8" calcext:value-type="float">
            <text:p><text:s/>0.5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603" calcext:value-type="float">
            <text:p>225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44-001001-9 BOTELLONES DE AGUA</text:p>
          </table:table-cell>
        </table:table-row>
        <table:table-row table:style-name="ro6">
          <table:table-cell office:value-type="float" office:value="4496" calcext:value-type="float">
            <text:p>4496</text:p>
          </table:table-cell>
          <table:table-cell office:value-type="string" calcext:value-type="string">
            <text:p>-230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.57" calcext:value-type="float">
            <text:p><text:s/>36.5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103" calcext:value-type="float">
            <text:p>230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264970-002001-POLIZA #1006515 POR SEGUROS MA</text:p>
          </table:table-cell>
        </table:table-row>
        <table:table-row table:style-name="ro6">
          <table:table-cell office:value-type="float" office:value="4497" calcext:value-type="float">
            <text:p>4497</text:p>
          </table:table-cell>
          <table:table-cell office:value-type="string" calcext:value-type="string">
            <text:p>-23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3" calcext:value-type="float">
            <text:p><text:s/>0.73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803" calcext:value-type="float">
            <text:p>229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5515-002001-10 DISCO SIERRA CIRCULAR MADER</text:p>
          </table:table-cell>
        </table:table-row>
        <table:table-row table:style-name="ro6">
          <table:table-cell office:value-type="float" office:value="4498" calcext:value-type="float">
            <text:p>4498</text:p>
          </table:table-cell>
          <table:table-cell office:value-type="string" calcext:value-type="string">
            <text:p>-23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39" calcext:value-type="float">
            <text:p><text:s/>1.39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903" calcext:value-type="float">
            <text:p>229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516-001100-50 CUARTON SEMIDURO 2" X 2" X4</text:p>
          </table:table-cell>
        </table:table-row>
        <table:table-row table:style-name="ro6">
          <table:table-cell office:value-type="float" office:value="4499" calcext:value-type="float">
            <text:p>4499</text:p>
          </table:table-cell>
          <table:table-cell office:value-type="string" calcext:value-type="string">
            <text:p>-26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4" calcext:value-type="float">
            <text:p><text:s/>30.4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403" calcext:value-type="float">
            <text:p>227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425-001001-380 BUZOS DE HOMBRE</text:p>
          </table:table-cell>
        </table:table-row>
        <table:table-row table:style-name="ro6">
          <table:table-cell office:value-type="float" office:value="4500" calcext:value-type="float">
            <text:p>4500</text:p>
          </table:table-cell>
          <table:table-cell office:value-type="string" calcext:value-type="string">
            <text:p>-264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2" calcext:value-type="float">
            <text:p><text:s/>0.7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103" calcext:value-type="float">
            <text:p>226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53-001001-32 BOTELLONES DE AGUA</text:p>
          </table:table-cell>
        </table:table-row>
        <table:table-row table:style-name="ro6">
          <table:table-cell office:value-type="float" office:value="4501" calcext:value-type="float">
            <text:p>4501</text:p>
          </table:table-cell>
          <table:table-cell office:value-type="string" calcext:value-type="string">
            <text:p>-272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58" calcext:value-type="float">
            <text:p><text:s/>8.5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903" calcext:value-type="float">
            <text:p>228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239-001001-CHALECO REFLECTIVO ALTA VISION</text:p>
          </table:table-cell>
        </table:table-row>
        <table:table-row table:style-name="ro6">
          <table:table-cell office:value-type="float" office:value="4502" calcext:value-type="float">
            <text:p>4502</text:p>
          </table:table-cell>
          <table:table-cell office:value-type="string" calcext:value-type="string">
            <text:p><text:s/>.00</text:p>
          </table:table-cell>
          <table:table-cell office:value-type="float" office:value="272.68" calcext:value-type="float">
            <text:p><text:s/>272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503" calcext:value-type="float">
            <text:p>4503</text:p>
          </table:table-cell>
          <table:table-cell office:value-type="string" calcext:value-type="string">
            <text:p>-24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9" calcext:value-type="float">
            <text:p><text:s/>24.9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703" calcext:value-type="float">
            <text:p>234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3-001001-VIBRADOR DE CONCRETO MULTIQUIP</text:p>
          </table:table-cell>
        </table:table-row>
        <table:table-row table:style-name="ro6">
          <table:table-cell office:value-type="float" office:value="4504" calcext:value-type="float">
            <text:p>4504</text:p>
          </table:table-cell>
          <table:table-cell office:value-type="string" calcext:value-type="string">
            <text:p>-30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5" calcext:value-type="float">
            <text:p><text:s/>5.75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203" calcext:value-type="float">
            <text:p>234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62-001001-11 TANQUEROS AGUA, 1 TANQUERO </text:p>
          </table:table-cell>
        </table:table-row>
        <table:table-row table:style-name="ro6">
          <table:table-cell office:value-type="float" office:value="4505" calcext:value-type="float">
            <text:p>4505</text:p>
          </table:table-cell>
          <table:table-cell office:value-type="string" calcext:value-type="string">
            <text:p>-47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" calcext:value-type="float">
            <text:p><text:s/>16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503" calcext:value-type="float">
            <text:p>238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8-001101-SUB BASE</text:p>
          </table:table-cell>
        </table:table-row>
        <table:table-row table:style-name="ro6">
          <table:table-cell office:value-type="float" office:value="4506" calcext:value-type="float">
            <text:p>4506</text:p>
          </table:table-cell>
          <table:table-cell office:value-type="string" calcext:value-type="string">
            <text:p>-72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56" calcext:value-type="float">
            <text:p><text:s/>24.5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403" calcext:value-type="float">
            <text:p>238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139-001100-CLAVO ACERO, PLYWOOD TRIPLEX, </text:p>
          </table:table-cell>
        </table:table-row>
        <table:table-row table:style-name="ro6">
          <table:table-cell office:value-type="float" office:value="4507" calcext:value-type="float">
            <text:p>4507</text:p>
          </table:table-cell>
          <table:table-cell office:value-type="string" calcext:value-type="string">
            <text:p>-7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" calcext:value-type="float">
            <text:p><text:s/>3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503" calcext:value-type="float">
            <text:p>233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76-001001-6 TANQUEROS DE AGUA</text:p>
          </table:table-cell>
        </table:table-row>
        <table:table-row table:style-name="ro6">
          <table:table-cell office:value-type="float" office:value="4508" calcext:value-type="float">
            <text:p>4508</text:p>
          </table:table-cell>
          <table:table-cell office:value-type="string" calcext:value-type="string">
            <text:p>-75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9" calcext:value-type="float">
            <text:p><text:s/>0.7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303" calcext:value-type="float">
            <text:p>233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69-001001-35 BOTELLONES DE AGUA</text:p>
          </table:table-cell>
        </table:table-row>
        <table:table-row table:style-name="ro6">
          <table:table-cell office:value-type="float" office:value="4509" calcext:value-type="float">
            <text:p>4509</text:p>
          </table:table-cell>
          <table:table-cell office:value-type="string" calcext:value-type="string">
            <text:p>-9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74" calcext:value-type="float">
            <text:p><text:s/>22.7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203" calcext:value-type="float">
            <text:p>239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9-001001-40 ROLLO MALLA SEGURIDAD PVC A</text:p>
          </table:table-cell>
        </table:table-row>
        <table:table-row table:style-name="ro6">
          <table:table-cell office:value-type="float" office:value="4510" calcext:value-type="float">
            <text:p>4510</text:p>
          </table:table-cell>
          <table:table-cell office:value-type="string" calcext:value-type="string">
            <text:p>-99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2" calcext:value-type="float">
            <text:p><text:s/>0.7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203" calcext:value-type="float">
            <text:p>238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80-001001-32 BOTELLONES DE AGUA</text:p>
          </table:table-cell>
        </table:table-row>
        <table:table-row table:style-name="ro6">
          <table:table-cell office:value-type="float" office:value="4511" calcext:value-type="float">
            <text:p>4511</text:p>
          </table:table-cell>
          <table:table-cell office:value-type="string" calcext:value-type="string">
            <text:p>-12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.74" calcext:value-type="float">
            <text:p><text:s/>21.7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303" calcext:value-type="float">
            <text:p>239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3101-020001-COMPRA DE 1 BVP 18/45 (HONDA G</text:p>
          </table:table-cell>
        </table:table-row>
        <table:table-row table:style-name="ro6">
          <table:table-cell office:value-type="float" office:value="4512" calcext:value-type="float">
            <text:p>4512</text:p>
          </table:table-cell>
          <table:table-cell office:value-type="string" calcext:value-type="string">
            <text:p>-12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08" calcext:value-type="float">
            <text:p><text:s/>6.0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803" calcext:value-type="float">
            <text:p>238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49-001001-CABLE SUPERFLEX, CODO PVC, BRE</text:p>
          </table:table-cell>
        </table:table-row>
        <table:table-row table:style-name="ro6">
          <table:table-cell office:value-type="float" office:value="4513" calcext:value-type="float">
            <text:p>4513</text:p>
          </table:table-cell>
          <table:table-cell office:value-type="string" calcext:value-type="string">
            <text:p>-127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8" calcext:value-type="float">
            <text:p><text:s/>0.2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703" calcext:value-type="float">
            <text:p>238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59-001100-PILA ALCALINA MAX "C"</text:p>
          </table:table-cell>
        </table:table-row>
        <table:table-row table:style-name="ro6">
          <table:table-cell office:value-type="float" office:value="4514" calcext:value-type="float">
            <text:p>4514</text:p>
          </table:table-cell>
          <table:table-cell office:value-type="string" calcext:value-type="string">
            <text:p>-136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14" calcext:value-type="float">
            <text:p><text:s/>9.1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903" calcext:value-type="float">
            <text:p>236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045-001100-TABLA SEMIDURA, CUARTON SEMIDU</text:p>
          </table:table-cell>
        </table:table-row>
        <table:table-row table:style-name="ro6">
          <table:table-cell office:value-type="float" office:value="4515" calcext:value-type="float">
            <text:p>4515</text:p>
          </table:table-cell>
          <table:table-cell office:value-type="string" calcext:value-type="string">
            <text:p>-166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82" calcext:value-type="float">
            <text:p><text:s/>29.8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903" calcext:value-type="float">
            <text:p>235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74-001001-SEÑALETICAS DE TRABAJO GALVANI</text:p>
          </table:table-cell>
        </table:table-row>
        <table:table-row table:style-name="ro6">
          <table:table-cell office:value-type="float" office:value="4516" calcext:value-type="float">
            <text:p>4516</text:p>
          </table:table-cell>
          <table:table-cell office:value-type="string" calcext:value-type="string">
            <text:p>-170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46" calcext:value-type="float">
            <text:p><text:s/>4.4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803" calcext:value-type="float">
            <text:p>235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43-001100-LLAVE DE TUBO 36"-PINTURA SPRA</text:p>
          </table:table-cell>
        </table:table-row>
        <table:table-row table:style-name="ro6">
          <table:table-cell office:value-type="float" office:value="4517" calcext:value-type="float">
            <text:p>4517</text:p>
          </table:table-cell>
          <table:table-cell office:value-type="string" calcext:value-type="string">
            <text:p>-184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7" calcext:value-type="float">
            <text:p><text:s/>13.3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403" calcext:value-type="float">
            <text:p>235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42-001001-IBROPISONADOR COMPACTADOR A GA</text:p>
          </table:table-cell>
        </table:table-row>
        <table:table-row table:style-name="ro6">
          <table:table-cell office:value-type="float" office:value="4518" calcext:value-type="float">
            <text:p>4518</text:p>
          </table:table-cell>
          <table:table-cell office:value-type="string" calcext:value-type="string">
            <text:p>-200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" calcext:value-type="float">
            <text:p><text:s/>16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203" calcext:value-type="float">
            <text:p>235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0-001101-SUB BASE</text:p>
          </table:table-cell>
        </table:table-row>
        <table:table-row table:style-name="ro6">
          <table:table-cell office:value-type="float" office:value="4519" calcext:value-type="float">
            <text:p>4519</text:p>
          </table:table-cell>
          <table:table-cell office:value-type="string" calcext:value-type="string">
            <text:p>-216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" calcext:value-type="float">
            <text:p><text:s/>16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103" calcext:value-type="float">
            <text:p>235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89-001101-SUB BASE</text:p>
          </table:table-cell>
        </table:table-row>
        <table:table-row table:style-name="ro6">
          <table:table-cell office:value-type="float" office:value="4520" calcext:value-type="float">
            <text:p>4520</text:p>
          </table:table-cell>
          <table:table-cell office:value-type="string" calcext:value-type="string">
            <text:p>-224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56" calcext:value-type="float">
            <text:p><text:s/>7.5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803" calcext:value-type="float">
            <text:p>234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27459-003006-TUBO E.M.T. FUJI NAC</text:p>
          </table:table-cell>
        </table:table-row>
        <table:table-row table:style-name="ro6">
          <table:table-cell office:value-type="float" office:value="4521" calcext:value-type="float">
            <text:p>4521</text:p>
          </table:table-cell>
          <table:table-cell office:value-type="string" calcext:value-type="string">
            <text:p>-241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" calcext:value-type="float">
            <text:p><text:s/>16.80 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503" calcext:value-type="float">
            <text:p>239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9-001101-SUB-BASE</text:p>
          </table:table-cell>
        </table:table-row>
        <table:table-row table:style-name="ro6">
          <table:table-cell office:value-type="float" office:value="4522" calcext:value-type="float">
            <text:p>4522</text:p>
          </table:table-cell>
          <table:table-cell office:value-type="string" calcext:value-type="string">
            <text:p>-242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5" calcext:value-type="float">
            <text:p><text:s/>1.25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CLASIFICACION TRANSACCION #239003 PROVEEDOR MERGAMA</text:p>
          </table:table-cell>
        </table:table-row>
        <table:table-row table:style-name="ro6">
          <table:table-cell office:value-type="float" office:value="4523" calcext:value-type="float">
            <text:p>4523</text:p>
          </table:table-cell>
          <table:table-cell office:value-type="string" calcext:value-type="string">
            <text:p><text:s/>.00</text:p>
          </table:table-cell>
          <table:table-cell office:value-type="float" office:value="242.56" calcext:value-type="float">
            <text:p><text:s/>242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524" calcext:value-type="float">
            <text:p>4524</text:p>
          </table:table-cell>
          <table:table-cell office:value-type="string" calcext:value-type="string">
            <text:p>-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" calcext:value-type="float">
            <text:p><text:s/>4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703" calcext:value-type="float">
            <text:p>241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588-001001-8 TANQUEROS DE AGUA</text:p>
          </table:table-cell>
        </table:table-row>
        <table:table-row table:style-name="ro6">
          <table:table-cell office:value-type="float" office:value="4525" calcext:value-type="float">
            <text:p>4525</text:p>
          </table:table-cell>
          <table:table-cell office:value-type="string" calcext:value-type="string">
            <text:p><text:s/>.00</text:p>
          </table:table-cell>
          <table:table-cell office:value-type="float" office:value="4" calcext:value-type="float">
            <text:p><text:s/>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526" calcext:value-type="float">
            <text:p>4526</text:p>
          </table:table-cell>
          <table:table-cell office:value-type="string" calcext:value-type="string">
            <text:p>-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403" calcext:value-type="float">
            <text:p>250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6-001001-LOGISTICA Y MOVILIZACIÓN: MINI</text:p>
          </table:table-cell>
        </table:table-row>
        <table:table-row table:style-name="ro6">
          <table:table-cell office:value-type="float" office:value="4527" calcext:value-type="float">
            <text:p>4527</text:p>
          </table:table-cell>
          <table:table-cell office:value-type="string" calcext:value-type="string">
            <text:p>-21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58" calcext:value-type="float">
            <text:p><text:s/>20.5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303" calcext:value-type="float">
            <text:p>250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0-001002-TRANSPORTE DE DESALOJO PROYECT</text:p>
          </table:table-cell>
        </table:table-row>
        <table:table-row table:style-name="ro6">
          <table:table-cell office:value-type="float" office:value="4528" calcext:value-type="float">
            <text:p>4528</text:p>
          </table:table-cell>
          <table:table-cell office:value-type="string" calcext:value-type="string">
            <text:p>-35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86" calcext:value-type="float">
            <text:p><text:s/>13.8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203" calcext:value-type="float">
            <text:p>250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1-001002-TRANSPORTE DE DESALOJO PROYECT</text:p>
          </table:table-cell>
        </table:table-row>
        <table:table-row table:style-name="ro6">
          <table:table-cell office:value-type="float" office:value="4529" calcext:value-type="float">
            <text:p>4529</text:p>
          </table:table-cell>
          <table:table-cell office:value-type="string" calcext:value-type="string">
            <text:p>-38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1" calcext:value-type="float">
            <text:p><text:s/>3.1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603" calcext:value-type="float">
            <text:p>246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52-001001-FABRICACION DE PASADOR CON ROS</text:p>
          </table:table-cell>
        </table:table-row>
        <table:table-row table:style-name="ro6">
          <table:table-cell office:value-type="float" office:value="4530" calcext:value-type="float">
            <text:p>4530</text:p>
          </table:table-cell>
          <table:table-cell office:value-type="string" calcext:value-type="string">
            <text:p>-45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83" calcext:value-type="float">
            <text:p><text:s/>6.8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103" calcext:value-type="float">
            <text:p>253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4-001100-MALLA HEX 1/2" 1X50M</text:p>
          </table:table-cell>
        </table:table-row>
        <table:table-row table:style-name="ro6">
          <table:table-cell office:value-type="float" office:value="4531" calcext:value-type="float">
            <text:p>4531</text:p>
          </table:table-cell>
          <table:table-cell office:value-type="string" calcext:value-type="string">
            <text:p>-46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503" calcext:value-type="float">
            <text:p>250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3-001001-LOGISTICA Y MOVILIZACION: MINI</text:p>
          </table:table-cell>
        </table:table-row>
        <table:table-row table:style-name="ro6">
          <table:table-cell office:value-type="float" office:value="4532" calcext:value-type="float">
            <text:p>4532</text:p>
          </table:table-cell>
          <table:table-cell office:value-type="string" calcext:value-type="string">
            <text:p>-55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6" calcext:value-type="float">
            <text:p><text:s/>9.6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403" calcext:value-type="float">
            <text:p>249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97-001171-SERVICIO TRANSPORTE</text:p>
          </table:table-cell>
        </table:table-row>
        <table:table-row table:style-name="ro6">
          <table:table-cell office:value-type="float" office:value="4533" calcext:value-type="float">
            <text:p>4533</text:p>
          </table:table-cell>
          <table:table-cell office:value-type="string" calcext:value-type="string">
            <text:p>-57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" calcext:value-type="float">
            <text:p><text:s/>1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703" calcext:value-type="float">
            <text:p>249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638-001001-3 TANQUEROS DE AGUA</text:p>
          </table:table-cell>
        </table:table-row>
        <table:table-row table:style-name="ro6">
          <table:table-cell office:value-type="float" office:value="4534" calcext:value-type="float">
            <text:p>4534</text:p>
          </table:table-cell>
          <table:table-cell office:value-type="string" calcext:value-type="string">
            <text:p><text:s/>1.00</text:p>
          </table:table-cell>
          <table:table-cell office:value-type="float" office:value="58.47" calcext:value-type="float">
            <text:p><text:s/>58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535" calcext:value-type="float">
            <text:p>453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603" calcext:value-type="float">
            <text:p>249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7-001001-2 TANQUEROS DE AGUA</text:p>
          </table:table-cell>
        </table:table-row>
        <table:table-row table:style-name="ro6">
          <table:table-cell office:value-type="float" office:value="4536" calcext:value-type="float">
            <text:p>4536</text:p>
          </table:table-cell>
          <table:table-cell office:value-type="string" calcext:value-type="string">
            <text:p>-3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36" calcext:value-type="float">
            <text:p><text:s/>3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203" calcext:value-type="float">
            <text:p>263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093-001002-TRANSPORTE DESALOJO</text:p>
          </table:table-cell>
        </table:table-row>
        <table:table-row table:style-name="ro6">
          <table:table-cell office:value-type="float" office:value="4537" calcext:value-type="float">
            <text:p>4537</text:p>
          </table:table-cell>
          <table:table-cell office:value-type="string" calcext:value-type="string">
            <text:p>-3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" calcext:value-type="float">
            <text:p><text:s/>0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903" calcext:value-type="float">
            <text:p>262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191-001001-LOGISTICA Y MOVILIZACIÓN: ROLL</text:p>
          </table:table-cell>
        </table:table-row>
        <table:table-row table:style-name="ro6">
          <table:table-cell office:value-type="float" office:value="4538" calcext:value-type="float">
            <text:p>4538</text:p>
          </table:table-cell>
          <table:table-cell office:value-type="string" calcext:value-type="string">
            <text:p>-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" calcext:value-type="float">
            <text:p><text:s/>0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603" calcext:value-type="float">
            <text:p>261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06-001001-SERVICIO TRANSPORTE DESDE CAMP</text:p>
          </table:table-cell>
        </table:table-row>
        <table:table-row table:style-name="ro6">
          <table:table-cell office:value-type="float" office:value="4539" calcext:value-type="float">
            <text:p>4539</text:p>
          </table:table-cell>
          <table:table-cell office:value-type="string" calcext:value-type="string">
            <text:p>-7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4" calcext:value-type="float">
            <text:p><text:s/>3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203" calcext:value-type="float">
            <text:p>26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36-001171-SERVICIO DE TRANSPORTE</text:p>
          </table:table-cell>
        </table:table-row>
        <table:table-row table:style-name="ro6">
          <table:table-cell office:value-type="float" office:value="4540" calcext:value-type="float">
            <text:p>4540</text:p>
          </table:table-cell>
          <table:table-cell office:value-type="string" calcext:value-type="string">
            <text:p>-16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" calcext:value-type="float">
            <text:p><text:s/>9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103" calcext:value-type="float">
            <text:p>260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432-001171-SERVICIO DE TRANSPORTE</text:p>
          </table:table-cell>
        </table:table-row>
        <table:table-row table:style-name="ro6">
          <table:table-cell office:value-type="float" office:value="4541" calcext:value-type="float">
            <text:p>4541</text:p>
          </table:table-cell>
          <table:table-cell office:value-type="string" calcext:value-type="string">
            <text:p>-17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" calcext:value-type="float">
            <text:p><text:s/>0.8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103" calcext:value-type="float">
            <text:p>261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72-002051-SERVICIO DE TRANSPORTE</text:p>
          </table:table-cell>
        </table:table-row>
        <table:table-row table:style-name="ro6">
          <table:table-cell office:value-type="float" office:value="4542" calcext:value-type="float">
            <text:p>4542</text:p>
          </table:table-cell>
          <table:table-cell office:value-type="string" calcext:value-type="string">
            <text:p><text:s/>.00</text:p>
          </table:table-cell>
          <table:table-cell office:value-type="float" office:value="17.76" calcext:value-type="float">
            <text:p><text:s/>17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543" calcext:value-type="float">
            <text:p>4543</text:p>
          </table:table-cell>
          <table:table-cell office:value-type="string" calcext:value-type="string">
            <text:p>-1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" calcext:value-type="float">
            <text:p><text:s/>1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803" calcext:value-type="float">
            <text:p>27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9-001101-TRANSPORTE DE CISCO</text:p>
          </table:table-cell>
        </table:table-row>
        <table:table-row table:style-name="ro6">
          <table:table-cell office:value-type="float" office:value="4544" calcext:value-type="float">
            <text:p>4544</text:p>
          </table:table-cell>
          <table:table-cell office:value-type="string" calcext:value-type="string">
            <text:p>-1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" calcext:value-type="float">
            <text:p><text:s/>2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103" calcext:value-type="float">
            <text:p>271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28-001001-SERVICIO TRANSPORTE VIA DAULE </text:p>
          </table:table-cell>
        </table:table-row>
        <table:table-row table:style-name="ro6">
          <table:table-cell office:value-type="float" office:value="4545" calcext:value-type="float">
            <text:p>4545</text:p>
          </table:table-cell>
          <table:table-cell office:value-type="string" calcext:value-type="string">
            <text:p><text:s/>.00</text:p>
          </table:table-cell>
          <table:table-cell office:value-type="float" office:value="12" calcext:value-type="float">
            <text:p><text:s/>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546" calcext:value-type="float">
            <text:p>4546</text:p>
          </table:table-cell>
          <table:table-cell office:value-type="string" calcext:value-type="string">
            <text:p>-3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3" calcext:value-type="float">
            <text:p><text:s/>3.3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903" calcext:value-type="float">
            <text:p>293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1-001171-CARGARAUSTRAL SA F# 491 SERVIC</text:p>
          </table:table-cell>
        </table:table-row>
        <table:table-row table:style-name="ro6">
          <table:table-cell office:value-type="float" office:value="4547" calcext:value-type="float">
            <text:p>4547</text:p>
          </table:table-cell>
          <table:table-cell office:value-type="string" calcext:value-type="string">
            <text:p>-5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4" calcext:value-type="float">
            <text:p><text:s/>2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003" calcext:value-type="float">
            <text:p>28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3-001171-CARGARAUSTRAL SA F# 473 SERVIC</text:p>
          </table:table-cell>
        </table:table-row>
        <table:table-row table:style-name="ro6">
          <table:table-cell office:value-type="float" office:value="4548" calcext:value-type="float">
            <text:p>4548</text:p>
          </table:table-cell>
          <table:table-cell office:value-type="string" calcext:value-type="string">
            <text:p><text:s/>44.85</text:p>
          </table:table-cell>
          <table:table-cell office:value-type="float" office:value="50.55" calcext:value-type="float">
            <text:p><text:s/>50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549" calcext:value-type="float">
            <text:p>4549</text:p>
          </table:table-cell>
          <table:table-cell office:value-type="string" calcext:value-type="string">
            <text:p><text:s/>36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04" calcext:value-type="float">
            <text:p><text:s/>8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003" calcext:value-type="float">
            <text:p>294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2-001171-CARGARAUSTRAL SA F# 492 SERVIC</text:p>
          </table:table-cell>
        </table:table-row>
        <table:table-row table:style-name="ro6">
          <table:table-cell office:value-type="float" office:value="4550" calcext:value-type="float">
            <text:p>4550</text:p>
          </table:table-cell>
          <table:table-cell office:value-type="string" calcext:value-type="string">
            <text:p><text:s/>3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" calcext:value-type="float">
            <text:p><text:s/>6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103" calcext:value-type="float">
            <text:p>294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3-001171-CARGARAUSTRAL SA F# 493 SERVIC</text:p>
          </table:table-cell>
        </table:table-row>
        <table:table-row table:style-name="ro6">
          <table:table-cell office:value-type="float" office:value="4551" calcext:value-type="float">
            <text:p>4551</text:p>
          </table:table-cell>
          <table:table-cell office:value-type="string" calcext:value-type="string">
            <text:p><text:s/>2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5" calcext:value-type="float">
            <text:p><text:s/>5.5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203" calcext:value-type="float">
            <text:p>29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8-001171-CARGARAUSTRAL SA F# 498 SERVIC</text:p>
          </table:table-cell>
        </table:table-row>
        <table:table-row table:style-name="ro6">
          <table:table-cell office:value-type="float" office:value="4552" calcext:value-type="float">
            <text:p>4552</text:p>
          </table:table-cell>
          <table:table-cell office:value-type="string" calcext:value-type="string">
            <text:p><text:s/>21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" calcext:value-type="float">
            <text:p><text:s/>4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303" calcext:value-type="float">
            <text:p>29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9-001171-CARGARAUSTRAL SA F# 499 SERVIC</text:p>
          </table:table-cell>
        </table:table-row>
        <table:table-row table:style-name="ro6">
          <table:table-cell office:value-type="float" office:value="4553" calcext:value-type="float">
            <text:p>4553</text:p>
          </table:table-cell>
          <table:table-cell office:value-type="string" calcext:value-type="string">
            <text:p><text:s/>18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" calcext:value-type="float">
            <text:p><text:s/>2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403" calcext:value-type="float">
            <text:p>296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0-001171-CARGARAUSTRAL SA F# 500 SERVIC</text:p>
          </table:table-cell>
        </table:table-row>
        <table:table-row table:style-name="ro6">
          <table:table-cell office:value-type="float" office:value="4554" calcext:value-type="float">
            <text:p>4554</text:p>
          </table:table-cell>
          <table:table-cell office:value-type="string" calcext:value-type="string">
            <text:p><text:s/>18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1" calcext:value-type="float">
            <text:p><text:s/>0.3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003" calcext:value-type="float">
            <text:p>29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97186-001101-CONTRUCC. MATUTE JIMENEZ F# 97</text:p>
          </table:table-cell>
        </table:table-row>
        <table:table-row table:style-name="ro6">
          <table:table-cell office:value-type="float" office:value="4555" calcext:value-type="float">
            <text:p>4555</text:p>
          </table:table-cell>
          <table:table-cell office:value-type="string" calcext:value-type="string">
            <text:p><text:s/>12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6" calcext:value-type="float">
            <text:p><text:s/>5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803" calcext:value-type="float">
            <text:p>28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69-001171-CARGARAUSTRAL SA F# 469 SERVIC</text:p>
          </table:table-cell>
        </table:table-row>
        <table:table-row table:style-name="ro6">
          <table:table-cell office:value-type="float" office:value="4556" calcext:value-type="float">
            <text:p>455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6" calcext:value-type="float">
            <text:p><text:s/>12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903" calcext:value-type="float">
            <text:p>28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2-001171-CARGARAUSTRAL SA F# 472 SERVIC</text:p>
          </table:table-cell>
        </table:table-row>
        <table:table-row table:style-name="ro6">
          <table:table-cell office:value-type="float" office:value="4557" calcext:value-type="float">
            <text:p>4557</text:p>
          </table:table-cell>
          <table:table-cell office:value-type="string" calcext:value-type="string">
            <text:p><text:s/>7.05</text:p>
          </table:table-cell>
          <table:table-cell office:value-type="float" office:value="7.05" calcext:value-type="float">
            <text:p><text:s/>7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558" calcext:value-type="float">
            <text:p>4558</text:p>
          </table:table-cell>
          <table:table-cell office:value-type="string" calcext:value-type="string">
            <text:p><text:s/>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" calcext:value-type="float">
            <text:p><text:s/>0.8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003" calcext:value-type="float">
            <text:p>309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477-001001-WILFRIDO ZAMBRANO F# 477 SERVI</text:p>
          </table:table-cell>
        </table:table-row>
        <table:table-row table:style-name="ro6">
          <table:table-cell office:value-type="float" office:value="4559" calcext:value-type="float">
            <text:p>4559</text:p>
          </table:table-cell>
          <table:table-cell office:value-type="string" calcext:value-type="string">
            <text:p><text:s/>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5" calcext:value-type="float">
            <text:p><text:s/>0.2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203" calcext:value-type="float">
            <text:p>304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60705-001102-CONTRUCC. MATUTE JIMENEZ F# 60</text:p>
          </table:table-cell>
        </table:table-row>
        <table:table-row table:style-name="ro6">
          <table:table-cell office:value-type="float" office:value="4560" calcext:value-type="float">
            <text:p>4560</text:p>
          </table:table-cell>
          <table:table-cell office:value-type="string" calcext:value-type="string">
            <text:p><text:s/>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" calcext:value-type="float">
            <text:p><text:s/>4.8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903" calcext:value-type="float">
            <text:p>302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773-001001-VIBARCAL F# 1773 TANQUERO DE A</text:p>
          </table:table-cell>
        </table:table-row>
        <table:table-row table:style-name="ro6">
          <table:table-cell office:value-type="float" office:value="4561" calcext:value-type="float">
            <text:p>456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603" calcext:value-type="float">
            <text:p>308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1664-001001-JULIO ANDRADE F# 11664 ALQUILE</text:p>
          </table:table-cell>
        </table:table-row>
        <table:table-row table:style-name="ro7">
          <table:table-cell table:style-name="ce279" office:value-type="float" office:value="4565" calcext:value-type="float">
            <text:p>4565</text:p>
          </table:table-cell>
          <table:table-cell table:style-name="ce281" office:value-type="string" calcext:value-type="string">
            <text:p>2-1-1-01-02-002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2% Retencione Fuente" calcext:value-type="string">
            <text:p><text:s/>2% Retencione Fuente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566" calcext:value-type="float">
            <text:p>4566</text:p>
          </table:table-cell>
          <table:table-cell office:value-type="string" calcext:value-type="string">
            <text:p>-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14" calcext:value-type="float">
            <text:p><text:s/>2.14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303" calcext:value-type="float">
            <text:p>220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29370515-001064-CONSUMO CELULAR MES DICIEMBRE </text:p>
          </table:table-cell>
        </table:table-row>
        <table:table-row table:style-name="ro6">
          <table:table-cell office:value-type="float" office:value="4567" calcext:value-type="float">
            <text:p>4567</text:p>
          </table:table-cell>
          <table:table-cell office:value-type="string" calcext:value-type="string">
            <text:p>-3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75" calcext:value-type="float">
            <text:p><text:s/>1.75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203" calcext:value-type="float">
            <text:p>220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2785-001138-CONSUMO CELULAR MES DICIEMBRE </text:p>
          </table:table-cell>
        </table:table-row>
        <table:table-row table:style-name="ro6">
          <table:table-cell office:value-type="float" office:value="4568" calcext:value-type="float">
            <text:p>4568</text:p>
          </table:table-cell>
          <table:table-cell office:value-type="string" calcext:value-type="string">
            <text:p>-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" calcext:value-type="float">
            <text:p><text:s/>4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003" calcext:value-type="float">
            <text:p>2210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6-001002-SERVICIO GUARDIANIA</text:p>
          </table:table-cell>
        </table:table-row>
        <table:table-row table:style-name="ro6">
          <table:table-cell office:value-type="float" office:value="4569" calcext:value-type="float">
            <text:p>4569</text:p>
          </table:table-cell>
          <table:table-cell office:value-type="string" calcext:value-type="string">
            <text:p>-20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1" calcext:value-type="float">
            <text:p><text:s/>12.1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203" calcext:value-type="float">
            <text:p>221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630-001001-MANTENIMIENTO DEL ACCESORIO DE</text:p>
          </table:table-cell>
        </table:table-row>
        <table:table-row table:style-name="ro6">
          <table:table-cell office:value-type="float" office:value="4570" calcext:value-type="float">
            <text:p>4570</text:p>
          </table:table-cell>
          <table:table-cell office:value-type="string" calcext:value-type="string">
            <text:p>-24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" calcext:value-type="float">
            <text:p><text:s/>4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103" calcext:value-type="float">
            <text:p>2211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7-001002-SERVICIO DE GUARDIANIA ADICION</text:p>
          </table:table-cell>
        </table:table-row>
        <table:table-row table:style-name="ro6">
          <table:table-cell office:value-type="float" office:value="4571" calcext:value-type="float">
            <text:p>4571</text:p>
          </table:table-cell>
          <table:table-cell office:value-type="string" calcext:value-type="string">
            <text:p><text:s/>210.76</text:p>
          </table:table-cell>
          <table:table-cell office:value-type="float" office:value="235.75" calcext:value-type="float">
            <text:p><text:s/>235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572" calcext:value-type="float">
            <text:p>4572</text:p>
          </table:table-cell>
          <table:table-cell office:value-type="string" calcext:value-type="string">
            <text:p><text:s/>20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7" calcext:value-type="float">
            <text:p><text:s/>2.7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903" calcext:value-type="float">
            <text:p>221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3860-001002-SERVICIO GUARDIANIA</text:p>
          </table:table-cell>
        </table:table-row>
        <table:table-row table:style-name="ro6">
          <table:table-cell office:value-type="float" office:value="4573" calcext:value-type="float">
            <text:p>4573</text:p>
          </table:table-cell>
          <table:table-cell office:value-type="string" calcext:value-type="string">
            <text:p><text:s/>17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" calcext:value-type="float">
            <text:p><text:s/>30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4574" calcext:value-type="float">
            <text:p>4574</text:p>
          </table:table-cell>
          <table:table-cell office:value-type="string" calcext:value-type="string">
            <text:p><text:s/>160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8" calcext:value-type="float">
            <text:p><text:s/>17.8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603" calcext:value-type="float">
            <text:p>221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2207-001001-CERCO Y TAPA TIPO CALZADA (65X</text:p>
          </table:table-cell>
        </table:table-row>
        <table:table-row table:style-name="ro6">
          <table:table-cell office:value-type="float" office:value="4575" calcext:value-type="float">
            <text:p>4575</text:p>
          </table:table-cell>
          <table:table-cell office:value-type="string" calcext:value-type="string">
            <text:p><text:s/>14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41" calcext:value-type="float">
            <text:p><text:s/>19.4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103" calcext:value-type="float">
            <text:p>222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9-001001-ALQUILER CAMIONETA DEL 18 NOV-</text:p>
          </table:table-cell>
        </table:table-row>
        <table:table-row table:style-name="ro6">
          <table:table-cell office:value-type="float" office:value="4576" calcext:value-type="float">
            <text:p>4576</text:p>
          </table:table-cell>
          <table:table-cell office:value-type="string" calcext:value-type="string">
            <text:p><text:s/>123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85" calcext:value-type="float">
            <text:p><text:s/>17.8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003" calcext:value-type="float">
            <text:p>222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33-001001-SERVICIO ALQUILER CAMIONETA DE</text:p>
          </table:table-cell>
        </table:table-row>
        <table:table-row table:style-name="ro6">
          <table:table-cell office:value-type="float" office:value="4577" calcext:value-type="float">
            <text:p>4577</text:p>
          </table:table-cell>
          <table:table-cell office:value-type="string" calcext:value-type="string">
            <text:p><text:s/>12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" calcext:value-type="float">
            <text:p><text:s/>2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703" calcext:value-type="float">
            <text:p>223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724-001001-FABRICACION EJE DE RUEDA PARA </text:p>
          </table:table-cell>
        </table:table-row>
        <table:table-row table:style-name="ro6">
          <table:table-cell office:value-type="float" office:value="4578" calcext:value-type="float">
            <text:p>4578</text:p>
          </table:table-cell>
          <table:table-cell office:value-type="string" calcext:value-type="string">
            <text:p><text:s/>8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" calcext:value-type="float">
            <text:p><text:s/>36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203" calcext:value-type="float">
            <text:p>225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7-001001-MANTENIMIENTO DE BRAZO DEL MIN</text:p>
          </table:table-cell>
        </table:table-row>
        <table:table-row table:style-name="ro6">
          <table:table-cell office:value-type="float" office:value="4579" calcext:value-type="float">
            <text:p>4579</text:p>
          </table:table-cell>
          <table:table-cell office:value-type="string" calcext:value-type="string">
            <text:p><text:s/>5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" calcext:value-type="float">
            <text:p><text:s/>30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903" calcext:value-type="float">
            <text:p>223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9-001001-JORNADAS DE TRABAJO 02/01/2020</text:p>
          </table:table-cell>
        </table:table-row>
        <table:table-row table:style-name="ro6">
          <table:table-cell office:value-type="float" office:value="4580" calcext:value-type="float">
            <text:p>4580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" calcext:value-type="float">
            <text:p><text:s/>55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103" calcext:value-type="float">
            <text:p>224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6-001001-JORNADAS DE TRABAJO 01/11/19 G</text:p>
          </table:table-cell>
        </table:table-row>
        <table:table-row table:style-name="ro6">
          <table:table-cell office:value-type="float" office:value="4581" calcext:value-type="float">
            <text:p>4581</text:p>
          </table:table-cell>
          <table:table-cell office:value-type="string" calcext:value-type="string">
            <text:p>-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" calcext:value-type="float">
            <text:p><text:s/>4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003" calcext:value-type="float">
            <text:p>226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3-001001-AGUJEROS POR CORREGIR EN BARRA</text:p>
          </table:table-cell>
        </table:table-row>
        <table:table-row table:style-name="ro6">
          <table:table-cell office:value-type="float" office:value="4582" calcext:value-type="float">
            <text:p>4582</text:p>
          </table:table-cell>
          <table:table-cell office:value-type="string" calcext:value-type="string">
            <text:p>-6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.6" calcext:value-type="float">
            <text:p><text:s/>65.6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303" calcext:value-type="float">
            <text:p>227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82-001001-6 JORNADAS DE TRABAJO SUPERVIS</text:p>
          </table:table-cell>
        </table:table-row>
        <table:table-row table:style-name="ro6">
          <table:table-cell office:value-type="float" office:value="4583" calcext:value-type="float">
            <text:p>4583</text:p>
          </table:table-cell>
          <table:table-cell office:value-type="string" calcext:value-type="string">
            <text:p>-12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" calcext:value-type="float">
            <text:p><text:s/>60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703" calcext:value-type="float">
            <text:p>226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03-001001-TRABAJOS DE OBRA CIVIL, CANALI</text:p>
          </table:table-cell>
        </table:table-row>
        <table:table-row table:style-name="ro6">
          <table:table-cell office:value-type="float" office:value="4584" calcext:value-type="float">
            <text:p>4584</text:p>
          </table:table-cell>
          <table:table-cell office:value-type="string" calcext:value-type="string">
            <text:p>-131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1" calcext:value-type="float">
            <text:p><text:s/>2.21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703" calcext:value-type="float">
            <text:p>228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29941665-001064-CONSUMO MES ENERO 2020</text:p>
          </table:table-cell>
        </table:table-row>
        <table:table-row table:style-name="ro6">
          <table:table-cell office:value-type="float" office:value="4585" calcext:value-type="float">
            <text:p>4585</text:p>
          </table:table-cell>
          <table:table-cell office:value-type="string" calcext:value-type="string">
            <text:p>-133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603" calcext:value-type="float">
            <text:p>229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5-001001-TRABAJOS POR PERFORAR HUECO,PO</text:p>
          </table:table-cell>
        </table:table-row>
        <table:table-row table:style-name="ro6">
          <table:table-cell office:value-type="float" office:value="4586" calcext:value-type="float">
            <text:p>4586</text:p>
          </table:table-cell>
          <table:table-cell office:value-type="string" calcext:value-type="string">
            <text:p>-13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3" calcext:value-type="float">
            <text:p><text:s/>2.53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903" calcext:value-type="float">
            <text:p>225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GI 000003999-002012-ADUANAS TRAMITES Y MANEJOS, BO</text:p>
          </table:table-cell>
        </table:table-row>
        <table:table-row table:style-name="ro6">
          <table:table-cell office:value-type="float" office:value="4587" calcext:value-type="float">
            <text:p>4587</text:p>
          </table:table-cell>
          <table:table-cell office:value-type="string" calcext:value-type="string">
            <text:p>-142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48" calcext:value-type="float">
            <text:p><text:s/>6.4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803" calcext:value-type="float">
            <text:p>227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9-001001-SERVICIO DE ALQUILER TRANSPORT</text:p>
          </table:table-cell>
        </table:table-row>
        <table:table-row table:style-name="ro6">
          <table:table-cell office:value-type="float" office:value="4588" calcext:value-type="float">
            <text:p>4588</text:p>
          </table:table-cell>
          <table:table-cell office:value-type="string" calcext:value-type="string">
            <text:p>-168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1" calcext:value-type="float">
            <text:p><text:s/>26.1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903" calcext:value-type="float">
            <text:p>226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107-001002-SERVICIO DE GUARDIANIA</text:p>
          </table:table-cell>
        </table:table-row>
        <table:table-row table:style-name="ro6">
          <table:table-cell office:value-type="float" office:value="4589" calcext:value-type="float">
            <text:p>4589</text:p>
          </table:table-cell>
          <table:table-cell office:value-type="string" calcext:value-type="string">
            <text:p>-169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303" calcext:value-type="float">
            <text:p>226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1-001001-LOGISTICA Y TRASLADO DE 100 CA</text:p>
          </table:table-cell>
        </table:table-row>
        <table:table-row table:style-name="ro6">
          <table:table-cell office:value-type="float" office:value="4590" calcext:value-type="float">
            <text:p>4590</text:p>
          </table:table-cell>
          <table:table-cell office:value-type="string" calcext:value-type="string">
            <text:p>-171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" calcext:value-type="float">
            <text:p><text:s/>2.2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603" calcext:value-type="float">
            <text:p>227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8-001001-DESALOJOS DE MATERIAL HECHO A </text:p>
          </table:table-cell>
        </table:table-row>
        <table:table-row table:style-name="ro6">
          <table:table-cell office:value-type="float" office:value="4591" calcext:value-type="float">
            <text:p>4591</text:p>
          </table:table-cell>
          <table:table-cell office:value-type="string" calcext:value-type="string">
            <text:p>-209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" calcext:value-type="float">
            <text:p><text:s/>38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003" calcext:value-type="float">
            <text:p>227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5-001001-MANTENIMIENTO DE MINICARGADOR </text:p>
          </table:table-cell>
        </table:table-row>
        <table:table-row table:style-name="ro6">
          <table:table-cell office:value-type="float" office:value="4592" calcext:value-type="float">
            <text:p>4592</text:p>
          </table:table-cell>
          <table:table-cell office:value-type="string" calcext:value-type="string">
            <text:p>-21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6" calcext:value-type="float">
            <text:p><text:s/>5.6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503" calcext:value-type="float">
            <text:p>227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20723-001001-ALQUILER MENSUAL DE SANITARIO </text:p>
          </table:table-cell>
        </table:table-row>
        <table:table-row table:style-name="ro6">
          <table:table-cell office:value-type="float" office:value="4593" calcext:value-type="float">
            <text:p>4593</text:p>
          </table:table-cell>
          <table:table-cell office:value-type="string" calcext:value-type="string">
            <text:p>-225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5" calcext:value-type="float">
            <text:p><text:s/>10.5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403" calcext:value-type="float">
            <text:p>226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085-001002-SERVICIOS DE GUARDIANIA</text:p>
          </table:table-cell>
        </table:table-row>
        <table:table-row table:style-name="ro6">
          <table:table-cell office:value-type="float" office:value="4594" calcext:value-type="float">
            <text:p>4594</text:p>
          </table:table-cell>
          <table:table-cell office:value-type="string" calcext:value-type="string">
            <text:p>-22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6" calcext:value-type="float">
            <text:p><text:s/>0.9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603" calcext:value-type="float">
            <text:p>226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2-001001-MANTENIMIENTO PREVENTIVO Y COR</text:p>
          </table:table-cell>
        </table:table-row>
        <table:table-row table:style-name="ro6">
          <table:table-cell office:value-type="float" office:value="4595" calcext:value-type="float">
            <text:p>4595</text:p>
          </table:table-cell>
          <table:table-cell office:value-type="string" calcext:value-type="string">
            <text:p>-227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203" calcext:value-type="float">
            <text:p>226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0-001001-LOGISTICA Y TRASLADO DE 50 PLA</text:p>
          </table:table-cell>
        </table:table-row>
        <table:table-row table:style-name="ro6">
          <table:table-cell office:value-type="float" office:value="4596" calcext:value-type="float">
            <text:p>4596</text:p>
          </table:table-cell>
          <table:table-cell office:value-type="string" calcext:value-type="string">
            <text:p>-22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103" calcext:value-type="float">
            <text:p>227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7-001001-DESALOJO DE MATERIAL EN PASCUA</text:p>
          </table:table-cell>
        </table:table-row>
        <table:table-row table:style-name="ro6">
          <table:table-cell office:value-type="float" office:value="4597" calcext:value-type="float">
            <text:p>4597</text:p>
          </table:table-cell>
          <table:table-cell office:value-type="string" calcext:value-type="string">
            <text:p>-246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38" calcext:value-type="float">
            <text:p><text:s/>17.3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203" calcext:value-type="float">
            <text:p>227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6-001001-SERVICIO ALQUILER DE CAMIONETA</text:p>
          </table:table-cell>
        </table:table-row>
        <table:table-row table:style-name="ro6">
          <table:table-cell office:value-type="float" office:value="4598" calcext:value-type="float">
            <text:p>4598</text:p>
          </table:table-cell>
          <table:table-cell office:value-type="string" calcext:value-type="string">
            <text:p><text:s/>.00</text:p>
          </table:table-cell>
          <table:table-cell office:value-type="float" office:value="246.16" calcext:value-type="float">
            <text:p><text:s/>246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599" calcext:value-type="float">
            <text:p>4599</text:p>
          </table:table-cell>
          <table:table-cell office:value-type="string" calcext:value-type="string">
            <text:p>-21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.5" calcext:value-type="float">
            <text:p><text:s/>21.5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303" calcext:value-type="float">
            <text:p>237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7-001001-ARREGLOS DE TUBERIA EN CIENCIA</text:p>
          </table:table-cell>
        </table:table-row>
        <table:table-row table:style-name="ro6">
          <table:table-cell office:value-type="float" office:value="4600" calcext:value-type="float">
            <text:p>4600</text:p>
          </table:table-cell>
          <table:table-cell office:value-type="string" calcext:value-type="string">
            <text:p><text:s/>1,027.45</text:p>
          </table:table-cell>
          <table:table-cell office:value-type="float" office:value="1048.95" calcext:value-type="float">
            <text:p><text:s/>1,048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601" calcext:value-type="float">
            <text:p>4601</text:p>
          </table:table-cell>
          <table:table-cell office:value-type="string" calcext:value-type="string">
            <text:p><text:s/>98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08" calcext:value-type="float">
            <text:p><text:s/>40.0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903" calcext:value-type="float">
            <text:p>233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48-001001-SERVICIO ALQUILER DE RETROEXCA</text:p>
          </table:table-cell>
        </table:table-row>
        <table:table-row table:style-name="ro6">
          <table:table-cell office:value-type="float" office:value="4602" calcext:value-type="float">
            <text:p>4602</text:p>
          </table:table-cell>
          <table:table-cell office:value-type="string" calcext:value-type="string">
            <text:p><text:s/>979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" calcext:value-type="float">
            <text:p><text:s/>8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803" calcext:value-type="float">
            <text:p>238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49-001001-CABLE SUPERFLEX, CODO PVC, BRE</text:p>
          </table:table-cell>
        </table:table-row>
        <table:table-row table:style-name="ro6">
          <table:table-cell office:value-type="float" office:value="4603" calcext:value-type="float">
            <text:p>4603</text:p>
          </table:table-cell>
          <table:table-cell office:value-type="string" calcext:value-type="string">
            <text:p><text:s/>85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2.71" calcext:value-type="float">
            <text:p><text:s/>122.71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903" calcext:value-type="float">
            <text:p>238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8-001001-CONTRUCCION DE CAJAS DE INPECC</text:p>
          </table:table-cell>
        </table:table-row>
        <table:table-row table:style-name="ro6">
          <table:table-cell office:value-type="float" office:value="4604" calcext:value-type="float">
            <text:p>4604</text:p>
          </table:table-cell>
          <table:table-cell office:value-type="string" calcext:value-type="string">
            <text:p><text:s/>854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" calcext:value-type="float">
            <text:p><text:s/>2.5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003" calcext:value-type="float">
            <text:p>239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48274-001002-PH JUMBO EQUILIBRIO BLANCO HD </text:p>
          </table:table-cell>
        </table:table-row>
        <table:table-row table:style-name="ro6">
          <table:table-cell office:value-type="float" office:value="4605" calcext:value-type="float">
            <text:p>4605</text:p>
          </table:table-cell>
          <table:table-cell office:value-type="string" calcext:value-type="string">
            <text:p><text:s/>852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003" calcext:value-type="float">
            <text:p>234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0-001001-SERVICIO DE MANTENIMIENTO DE C</text:p>
          </table:table-cell>
        </table:table-row>
        <table:table-row table:style-name="ro6">
          <table:table-cell office:value-type="float" office:value="4606" calcext:value-type="float">
            <text:p>4606</text:p>
          </table:table-cell>
          <table:table-cell office:value-type="string" calcext:value-type="string">
            <text:p><text:s/>834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" calcext:value-type="float">
            <text:p><text:s/>18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803" calcext:value-type="float">
            <text:p>237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8-001001-ALQUILER EQUIPO COMPACTACION, </text:p>
          </table:table-cell>
        </table:table-row>
        <table:table-row table:style-name="ro6">
          <table:table-cell office:value-type="float" office:value="4607" calcext:value-type="float">
            <text:p>4607</text:p>
          </table:table-cell>
          <table:table-cell office:value-type="string" calcext:value-type="string">
            <text:p><text:s/>81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6" calcext:value-type="float">
            <text:p><text:s/>15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903" calcext:value-type="float">
            <text:p>237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9-001001-ALQUILER EQUIPOS DE COMPACTACI</text:p>
          </table:table-cell>
        </table:table-row>
        <table:table-row table:style-name="ro6">
          <table:table-cell office:value-type="float" office:value="4608" calcext:value-type="float">
            <text:p>4608</text:p>
          </table:table-cell>
          <table:table-cell office:value-type="string" calcext:value-type="string">
            <text:p><text:s/>817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4" calcext:value-type="float">
            <text:p><text:s/>2.2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003" calcext:value-type="float">
            <text:p>238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5-001001-MANTENIMIENTO REALIZADO EN OBR</text:p>
          </table:table-cell>
        </table:table-row>
        <table:table-row table:style-name="ro6">
          <table:table-cell office:value-type="float" office:value="4609" calcext:value-type="float">
            <text:p>4609</text:p>
          </table:table-cell>
          <table:table-cell office:value-type="string" calcext:value-type="string">
            <text:p><text:s/>816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6" calcext:value-type="float">
            <text:p><text:s/>0.3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103" calcext:value-type="float">
            <text:p>238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6-001001-MANTENIMIENTO REALIZADO EN OBR</text:p>
          </table:table-cell>
        </table:table-row>
        <table:table-row table:style-name="ro6">
          <table:table-cell office:value-type="float" office:value="4610" calcext:value-type="float">
            <text:p>4610</text:p>
          </table:table-cell>
          <table:table-cell office:value-type="string" calcext:value-type="string">
            <text:p><text:s/>699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.6" calcext:value-type="float">
            <text:p><text:s/>117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103" calcext:value-type="float">
            <text:p>234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6-001001-SERVICIO DE TRANSPORTE DE DESA</text:p>
          </table:table-cell>
        </table:table-row>
        <table:table-row table:style-name="ro6">
          <table:table-cell office:value-type="float" office:value="4611" calcext:value-type="float">
            <text:p>4611</text:p>
          </table:table-cell>
          <table:table-cell office:value-type="string" calcext:value-type="string">
            <text:p><text:s/>659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" calcext:value-type="float">
            <text:p><text:s/>40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403" calcext:value-type="float">
            <text:p>234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83-001001-4 JORNADAS DE TRABAJO SUPERVIS</text:p>
          </table:table-cell>
        </table:table-row>
        <table:table-row table:style-name="ro6">
          <table:table-cell office:value-type="float" office:value="4612" calcext:value-type="float">
            <text:p>4612</text:p>
          </table:table-cell>
          <table:table-cell office:value-type="string" calcext:value-type="string">
            <text:p><text:s/>653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" calcext:value-type="float">
            <text:p><text:s/>6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203" calcext:value-type="float">
            <text:p>237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6-001001-REPARACION TUBERIA 160" EN CIE</text:p>
          </table:table-cell>
        </table:table-row>
        <table:table-row table:style-name="ro6">
          <table:table-cell office:value-type="float" office:value="4613" calcext:value-type="float">
            <text:p>4613</text:p>
          </table:table-cell>
          <table:table-cell office:value-type="string" calcext:value-type="string">
            <text:p><text:s/>617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4" calcext:value-type="float">
            <text:p><text:s/>35.4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703" calcext:value-type="float">
            <text:p>233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09-001001-LOGISTICA Y TRASLADO DE MATERI</text:p>
          </table:table-cell>
        </table:table-row>
        <table:table-row table:style-name="ro6">
          <table:table-cell office:value-type="float" office:value="4614" calcext:value-type="float">
            <text:p>4614</text:p>
          </table:table-cell>
          <table:table-cell office:value-type="string" calcext:value-type="string">
            <text:p><text:s/>615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" calcext:value-type="float">
            <text:p><text:s/>2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803" calcext:value-type="float">
            <text:p>236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8-001001-MANTENIMIENTO CORRECTIVO DE BO</text:p>
          </table:table-cell>
        </table:table-row>
        <table:table-row table:style-name="ro6">
          <table:table-cell office:value-type="float" office:value="4615" calcext:value-type="float">
            <text:p>4615</text:p>
          </table:table-cell>
          <table:table-cell office:value-type="string" calcext:value-type="string">
            <text:p><text:s/>608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82" calcext:value-type="float">
            <text:p><text:s/>6.8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703" calcext:value-type="float">
            <text:p>236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7-001001-MANTENIMIENTO CORRECTIVO DE CO</text:p>
          </table:table-cell>
        </table:table-row>
        <table:table-row table:style-name="ro6">
          <table:table-cell office:value-type="float" office:value="4616" calcext:value-type="float">
            <text:p>4616</text:p>
          </table:table-cell>
          <table:table-cell office:value-type="string" calcext:value-type="string">
            <text:p><text:s/>607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603" calcext:value-type="float">
            <text:p>236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6-001001-LOGITISCA Y TRASLADO DE PLANCH</text:p>
          </table:table-cell>
        </table:table-row>
        <table:table-row table:style-name="ro6">
          <table:table-cell office:value-type="float" office:value="4617" calcext:value-type="float">
            <text:p>4617</text:p>
          </table:table-cell>
          <table:table-cell office:value-type="string" calcext:value-type="string">
            <text:p><text:s/>508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12" calcext:value-type="float">
            <text:p><text:s/>99.1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503" calcext:value-type="float">
            <text:p>236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8-001001-SERVICIO ALQUILER RETROEXCAVAD</text:p>
          </table:table-cell>
        </table:table-row>
        <table:table-row table:style-name="ro6">
          <table:table-cell office:value-type="float" office:value="4618" calcext:value-type="float">
            <text:p>4618</text:p>
          </table:table-cell>
          <table:table-cell office:value-type="string" calcext:value-type="string">
            <text:p><text:s/>446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16" calcext:value-type="float">
            <text:p><text:s/>62.1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403" calcext:value-type="float">
            <text:p>236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7-001001-SERVICIO TRANSPORTE DE DESALOJ</text:p>
          </table:table-cell>
        </table:table-row>
        <table:table-row table:style-name="ro6">
          <table:table-cell office:value-type="float" office:value="4619" calcext:value-type="float">
            <text:p>4619</text:p>
          </table:table-cell>
          <table:table-cell office:value-type="string" calcext:value-type="string">
            <text:p><text:s/>39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92" calcext:value-type="float">
            <text:p><text:s/>54.9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303" calcext:value-type="float">
            <text:p>236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4-001001-TRABAJO OBRA CIVIL, CANALIZACI</text:p>
          </table:table-cell>
        </table:table-row>
        <table:table-row table:style-name="ro6">
          <table:table-cell office:value-type="float" office:value="4620" calcext:value-type="float">
            <text:p>4620</text:p>
          </table:table-cell>
          <table:table-cell office:value-type="string" calcext:value-type="string">
            <text:p><text:s/>242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76" calcext:value-type="float">
            <text:p><text:s/>148.7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203" calcext:value-type="float">
            <text:p>236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3-001001-TRABAJOS OBRA CIVIL, CONSTRUCC</text:p>
          </table:table-cell>
        </table:table-row>
        <table:table-row table:style-name="ro6">
          <table:table-cell office:value-type="float" office:value="4621" calcext:value-type="float">
            <text:p>4621</text:p>
          </table:table-cell>
          <table:table-cell office:value-type="string" calcext:value-type="string">
            <text:p><text:s/>227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71" calcext:value-type="float">
            <text:p><text:s/>15.71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003" calcext:value-type="float">
            <text:p>236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4-001001-TRABAJOS OBRA CIVIL, CANALIZAC</text:p>
          </table:table-cell>
        </table:table-row>
        <table:table-row table:style-name="ro6">
          <table:table-cell office:value-type="float" office:value="4622" calcext:value-type="float">
            <text:p>4622</text:p>
          </table:table-cell>
          <table:table-cell office:value-type="string" calcext:value-type="string">
            <text:p><text:s/>160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.72" calcext:value-type="float">
            <text:p><text:s/>66.7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603" calcext:value-type="float">
            <text:p>233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09-001001-TRABAJOS OBRA CIVIL, CONSTRUCC</text:p>
          </table:table-cell>
        </table:table-row>
        <table:table-row table:style-name="ro6">
          <table:table-cell office:value-type="float" office:value="4623" calcext:value-type="float">
            <text:p>4623</text:p>
          </table:table-cell>
          <table:table-cell office:value-type="string" calcext:value-type="string">
            <text:p><text:s/>15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703" calcext:value-type="float">
            <text:p>237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30487820-001064-CONSUMO CELULAR FEBRERO 2020</text:p>
          </table:table-cell>
        </table:table-row>
        <table:table-row table:style-name="ro6">
          <table:table-cell office:value-type="float" office:value="4624" calcext:value-type="float">
            <text:p>4624</text:p>
          </table:table-cell>
          <table:table-cell office:value-type="string" calcext:value-type="string">
            <text:p><text:s/>150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" calcext:value-type="float">
            <text:p><text:s/>7.2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203" calcext:value-type="float">
            <text:p>233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20794-001001-ALQUILER MENSUAL DE SANITARIO </text:p>
          </table:table-cell>
        </table:table-row>
        <table:table-row table:style-name="ro6">
          <table:table-cell office:value-type="float" office:value="4625" calcext:value-type="float">
            <text:p>4625</text:p>
          </table:table-cell>
          <table:table-cell office:value-type="string" calcext:value-type="string">
            <text:p><text:s/>138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6" calcext:value-type="float">
            <text:p><text:s/>11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303" calcext:value-type="float">
            <text:p>234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1-001001-SERVICIO DE MANTENIMIENTO DE M</text:p>
          </table:table-cell>
        </table:table-row>
        <table:table-row table:style-name="ro6">
          <table:table-cell office:value-type="float" office:value="4626" calcext:value-type="float">
            <text:p>4626</text:p>
          </table:table-cell>
          <table:table-cell office:value-type="string" calcext:value-type="string">
            <text:p><text:s/>13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1" calcext:value-type="float">
            <text:p><text:s/>1.1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403" calcext:value-type="float">
            <text:p>233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744-001001-3 PINES PASADORES POR MODIFICA</text:p>
          </table:table-cell>
        </table:table-row>
        <table:table-row table:style-name="ro6">
          <table:table-cell office:value-type="float" office:value="4627" calcext:value-type="float">
            <text:p>4627</text:p>
          </table:table-cell>
          <table:table-cell office:value-type="string" calcext:value-type="string">
            <text:p><text:s/>77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76" calcext:value-type="float">
            <text:p><text:s/>59.7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103" calcext:value-type="float">
            <text:p>239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4733-001001-TRABAJOS DE INSTALACIONES ELEC</text:p>
          </table:table-cell>
        </table:table-row>
        <table:table-row table:style-name="ro6">
          <table:table-cell office:value-type="float" office:value="4628" calcext:value-type="float">
            <text:p>4628</text:p>
          </table:table-cell>
          <table:table-cell office:value-type="string" calcext:value-type="string">
            <text:p><text:s/>5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2" calcext:value-type="float">
            <text:p><text:s/>20.2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503" calcext:value-type="float">
            <text:p>234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3-001001-TRABAJOS DE OBRA CIVIL, CANALI</text:p>
          </table:table-cell>
        </table:table-row>
        <table:table-row table:style-name="ro6">
          <table:table-cell office:value-type="float" office:value="4629" calcext:value-type="float">
            <text:p>4629</text:p>
          </table:table-cell>
          <table:table-cell office:value-type="string" calcext:value-type="string">
            <text:p><text:s/>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05" calcext:value-type="float">
            <text:p><text:s/>51.05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803" calcext:value-type="float">
            <text:p>233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0-001001-TRABAJO OBRA CIVIL, CANALIZACI</text:p>
          </table:table-cell>
        </table:table-row>
        <table:table-row table:style-name="ro6">
          <table:table-cell office:value-type="float" office:value="4630" calcext:value-type="float">
            <text:p>4630</text:p>
          </table:table-cell>
          <table:table-cell office:value-type="string" calcext:value-type="string">
            <text:p><text:s/>9.10</text:p>
          </table:table-cell>
          <table:table-cell office:value-type="float" office:value="2.5" calcext:value-type="float">
            <text:p><text:s/>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CLASIFICACION TRANSACCION #239003 PROVEEDOR MERGAMA</text:p>
          </table:table-cell>
        </table:table-row>
        <table:table-row table:style-name="ro6">
          <table:table-cell office:value-type="float" office:value="4631" calcext:value-type="float">
            <text:p>463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1" calcext:value-type="float">
            <text:p><text:s/>9.1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603" calcext:value-type="float">
            <text:p>234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578-001001-REPOSICION DE CARPETA ASFALTIC</text:p>
          </table:table-cell>
        </table:table-row>
        <table:table-row table:style-name="ro6">
          <table:table-cell office:value-type="float" office:value="4632" calcext:value-type="float">
            <text:p>4632</text:p>
          </table:table-cell>
          <table:table-cell office:value-type="string" calcext:value-type="string">
            <text:p>-86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.16" calcext:value-type="float">
            <text:p><text:s/>86.16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803" calcext:value-type="float">
            <text:p>240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777-001001-ALQUILER DE MAQUINARIAS</text:p>
          </table:table-cell>
        </table:table-row>
        <table:table-row table:style-name="ro6">
          <table:table-cell office:value-type="float" office:value="4633" calcext:value-type="float">
            <text:p>4633</text:p>
          </table:table-cell>
          <table:table-cell office:value-type="string" calcext:value-type="string">
            <text:p>-111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94" calcext:value-type="float">
            <text:p><text:s/>24.94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803" calcext:value-type="float">
            <text:p>241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2-001001-SERVICIO DE ALQUILER DE CAMION</text:p>
          </table:table-cell>
        </table:table-row>
        <table:table-row table:style-name="ro6">
          <table:table-cell office:value-type="float" office:value="4634" calcext:value-type="float">
            <text:p>4634</text:p>
          </table:table-cell>
          <table:table-cell office:value-type="string" calcext:value-type="string">
            <text:p>-112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" calcext:value-type="float">
            <text:p><text:s/>1.6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003" calcext:value-type="float">
            <text:p>242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5-001001-ENLLANTAJE PARA MINICARGADOR C</text:p>
          </table:table-cell>
        </table:table-row>
        <table:table-row table:style-name="ro6">
          <table:table-cell office:value-type="float" office:value="4635" calcext:value-type="float">
            <text:p>4635</text:p>
          </table:table-cell>
          <table:table-cell office:value-type="string" calcext:value-type="string">
            <text:p>-133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67" calcext:value-type="float">
            <text:p><text:s/>20.67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603" calcext:value-type="float">
            <text:p>239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077-001001-SEMANA DE TRABAJO: JUEVES 20 F</text:p>
          </table:table-cell>
        </table:table-row>
        <table:table-row table:style-name="ro6">
          <table:table-cell office:value-type="float" office:value="4636" calcext:value-type="float">
            <text:p>4636</text:p>
          </table:table-cell>
          <table:table-cell office:value-type="string" calcext:value-type="string">
            <text:p>-142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16" calcext:value-type="float">
            <text:p><text:s/>9.16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503" calcext:value-type="float">
            <text:p>2415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8-001001-REPOSICION DE ACERA Y CONSTRUC</text:p>
          </table:table-cell>
        </table:table-row>
        <table:table-row table:style-name="ro6">
          <table:table-cell office:value-type="float" office:value="4637" calcext:value-type="float">
            <text:p>4637</text:p>
          </table:table-cell>
          <table:table-cell office:value-type="string" calcext:value-type="string">
            <text:p><text:s/>138.37</text:p>
          </table:table-cell>
          <table:table-cell office:value-type="float" office:value="280.9" calcext:value-type="float">
            <text:p><text:s/>280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638" calcext:value-type="float">
            <text:p>4638</text:p>
          </table:table-cell>
          <table:table-cell office:value-type="string" calcext:value-type="string">
            <text:p><text:s/>133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" calcext:value-type="float">
            <text:p><text:s/>4.5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203" calcext:value-type="float">
            <text:p>241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5-001001-TRABAJOS DE OBRA CIVIL: ROTURA</text:p>
          </table:table-cell>
        </table:table-row>
        <table:table-row table:style-name="ro6">
          <table:table-cell office:value-type="float" office:value="4639" calcext:value-type="float">
            <text:p>4639</text:p>
          </table:table-cell>
          <table:table-cell office:value-type="string" calcext:value-type="string">
            <text:p><text:s/>128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" calcext:value-type="float">
            <text:p><text:s/>5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603" calcext:value-type="float">
            <text:p>241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9-001001-DESALOJOS HECHO A MANO CON TRA</text:p>
          </table:table-cell>
        </table:table-row>
        <table:table-row table:style-name="ro6">
          <table:table-cell office:value-type="float" office:value="4640" calcext:value-type="float">
            <text:p>4640</text:p>
          </table:table-cell>
          <table:table-cell office:value-type="string" calcext:value-type="string">
            <text:p><text:s/>110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66" calcext:value-type="float">
            <text:p><text:s/>18.66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403" calcext:value-type="float">
            <text:p>241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7-001001-CANALIZACION 4 VIAS, CONTRUCCI</text:p>
          </table:table-cell>
        </table:table-row>
        <table:table-row table:style-name="ro6">
          <table:table-cell office:value-type="float" office:value="4641" calcext:value-type="float">
            <text:p>4641</text:p>
          </table:table-cell>
          <table:table-cell office:value-type="string" calcext:value-type="string">
            <text:p><text:s/>107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4" calcext:value-type="float">
            <text:p><text:s/>2.4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903" calcext:value-type="float">
            <text:p>241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4-001001-MANGUERA HIDRAULICA PARA MARTI</text:p>
          </table:table-cell>
        </table:table-row>
        <table:table-row table:style-name="ro6">
          <table:table-cell office:value-type="float" office:value="4642" calcext:value-type="float">
            <text:p>4642</text:p>
          </table:table-cell>
          <table:table-cell office:value-type="string" calcext:value-type="string">
            <text:p><text:s/>2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62" calcext:value-type="float">
            <text:p><text:s/>80.62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103" calcext:value-type="float">
            <text:p>2411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820-001001-CANALIZACION 4 Y 13 VIAS, REPO</text:p>
          </table:table-cell>
        </table:table-row>
        <table:table-row table:style-name="ro6">
          <table:table-cell office:value-type="float" office:value="4643" calcext:value-type="float">
            <text:p>4643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.19" calcext:value-type="float">
            <text:p><text:s/>27.19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303" calcext:value-type="float">
            <text:p>2413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6-001001-CANALIZACION 4 VIAS, CONTRUCCI</text:p>
          </table:table-cell>
        </table:table-row>
        <table:table-row table:style-name="ro6">
          <table:table-cell office:value-type="float" office:value="4644" calcext:value-type="float">
            <text:p>4644</text:p>
          </table:table-cell>
          <table:table-cell office:value-type="string" calcext:value-type="string">
            <text:p>-3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6" calcext:value-type="float">
            <text:p><text:s/>3.6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603" calcext:value-type="float">
            <text:p>242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1146-001001-MOTOBOMBA, CORTADORA,COMPACTAD</text:p>
          </table:table-cell>
        </table:table-row>
        <table:table-row table:style-name="ro6">
          <table:table-cell office:value-type="float" office:value="4645" calcext:value-type="float">
            <text:p>4645</text:p>
          </table:table-cell>
          <table:table-cell office:value-type="string" calcext:value-type="string">
            <text:p>-48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.12" calcext:value-type="float">
            <text:p><text:s/>45.12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703" calcext:value-type="float">
            <text:p>243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4-001001-ALQUILER DE RETROEXCAVADORA 07</text:p>
          </table:table-cell>
        </table:table-row>
        <table:table-row table:style-name="ro6">
          <table:table-cell office:value-type="float" office:value="4646" calcext:value-type="float">
            <text:p>4646</text:p>
          </table:table-cell>
          <table:table-cell office:value-type="string" calcext:value-type="string">
            <text:p>-61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36" calcext:value-type="float">
            <text:p><text:s/>12.36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503" calcext:value-type="float">
            <text:p>244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580-001001-REPOSICION DE ASFALTO EN LOS S</text:p>
          </table:table-cell>
        </table:table-row>
        <table:table-row table:style-name="ro6">
          <table:table-cell office:value-type="float" office:value="4647" calcext:value-type="float">
            <text:p>4647</text:p>
          </table:table-cell>
          <table:table-cell office:value-type="string" calcext:value-type="string">
            <text:p>-71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" calcext:value-type="float">
            <text:p><text:s/>10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003" calcext:value-type="float">
            <text:p>244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2055-001001-SERV. TEC. CONSORCIO UNIVERSID</text:p>
          </table:table-cell>
        </table:table-row>
        <table:table-row table:style-name="ro6">
          <table:table-cell office:value-type="float" office:value="4648" calcext:value-type="float">
            <text:p>4648</text:p>
          </table:table-cell>
          <table:table-cell office:value-type="string" calcext:value-type="string">
            <text:p><text:s/>144.97</text:p>
          </table:table-cell>
          <table:table-cell office:value-type="float" office:value="216.05" calcext:value-type="float">
            <text:p><text:s/>216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649" calcext:value-type="float">
            <text:p>4649</text:p>
          </table:table-cell>
          <table:table-cell office:value-type="string" calcext:value-type="string">
            <text:p><text:s/>90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25" calcext:value-type="float">
            <text:p><text:s/>54.25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303" calcext:value-type="float">
            <text:p>244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103-001001-SEMANA DE TRABAJO DESDE 09-03-</text:p>
          </table:table-cell>
        </table:table-row>
        <table:table-row table:style-name="ro6">
          <table:table-cell office:value-type="float" office:value="4650" calcext:value-type="float">
            <text:p>4650</text:p>
          </table:table-cell>
          <table:table-cell office:value-type="string" calcext:value-type="string">
            <text:p><text:s/>61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4" calcext:value-type="float">
            <text:p><text:s/>29.4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403" calcext:value-type="float">
            <text:p>244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5-001001-(42 )VIAJES VOLQUETAS POR DESA</text:p>
          </table:table-cell>
        </table:table-row>
        <table:table-row table:style-name="ro6">
          <table:table-cell office:value-type="float" office:value="4651" calcext:value-type="float">
            <text:p>4651</text:p>
          </table:table-cell>
          <table:table-cell office:value-type="string" calcext:value-type="string">
            <text:p><text:s/>4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" calcext:value-type="float">
            <text:p><text:s/>21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803" calcext:value-type="float">
            <text:p>243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5-001001-ALQUILER DE CAMIONETA 02-03-20</text:p>
          </table:table-cell>
        </table:table-row>
        <table:table-row table:style-name="ro6">
          <table:table-cell office:value-type="float" office:value="4652" calcext:value-type="float">
            <text:p>4652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32" calcext:value-type="float">
            <text:p><text:s/>40.32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903" calcext:value-type="float">
            <text:p>2439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3-001001-VIAJES DESALOJOS UNIVERSIDAD G</text:p>
          </table:table-cell>
        </table:table-row>
        <table:table-row table:style-name="ro6">
          <table:table-cell office:value-type="float" office:value="4653" calcext:value-type="float">
            <text:p>4653</text:p>
          </table:table-cell>
          <table:table-cell office:value-type="string" calcext:value-type="string">
            <text:p>-25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99" calcext:value-type="float">
            <text:p><text:s/>25.9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803" calcext:value-type="float">
            <text:p>249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758-001001-TRABAJOS DE INSTALACIONES ELEC</text:p>
          </table:table-cell>
        </table:table-row>
        <table:table-row table:style-name="ro6">
          <table:table-cell office:value-type="float" office:value="4654" calcext:value-type="float">
            <text:p>4654</text:p>
          </table:table-cell>
          <table:table-cell office:value-type="string" calcext:value-type="string">
            <text:p><text:s/>560.30</text:p>
          </table:table-cell>
          <table:table-cell office:value-type="float" office:value="586.29" calcext:value-type="float">
            <text:p><text:s/>586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655" calcext:value-type="float">
            <text:p>4655</text:p>
          </table:table-cell>
          <table:table-cell office:value-type="string" calcext:value-type="string">
            <text:p><text:s/>554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5" calcext:value-type="float">
            <text:p><text:s/>5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403" calcext:value-type="float">
            <text:p>247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2-001002-SERVICIO DE GUARDIANIA</text:p>
          </table:table-cell>
        </table:table-row>
        <table:table-row table:style-name="ro6">
          <table:table-cell office:value-type="float" office:value="4656" calcext:value-type="float">
            <text:p>4656</text:p>
          </table:table-cell>
          <table:table-cell office:value-type="string" calcext:value-type="string">
            <text:p><text:s/>545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" calcext:value-type="float">
            <text:p><text:s/>9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503" calcext:value-type="float">
            <text:p>247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3-001002-SERVICIO GUARDIANIA</text:p>
          </table:table-cell>
        </table:table-row>
        <table:table-row table:style-name="ro6">
          <table:table-cell office:value-type="float" office:value="4657" calcext:value-type="float">
            <text:p>4657</text:p>
          </table:table-cell>
          <table:table-cell office:value-type="string" calcext:value-type="string">
            <text:p><text:s/>544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" calcext:value-type="float">
            <text:p><text:s/>1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703" calcext:value-type="float">
            <text:p>247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4-001002-SERVICIO GUARDIANIA</text:p>
          </table:table-cell>
        </table:table-row>
        <table:table-row table:style-name="ro6">
          <table:table-cell office:value-type="float" office:value="4658" calcext:value-type="float">
            <text:p>4658</text:p>
          </table:table-cell>
          <table:table-cell office:value-type="string" calcext:value-type="string">
            <text:p><text:s/>539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" calcext:value-type="float">
            <text:p><text:s/>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903" calcext:value-type="float">
            <text:p>248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73-001002-ALQUILER DE GRUA</text:p>
          </table:table-cell>
        </table:table-row>
        <table:table-row table:style-name="ro6">
          <table:table-cell office:value-type="float" office:value="4659" calcext:value-type="float">
            <text:p>4659</text:p>
          </table:table-cell>
          <table:table-cell office:value-type="string" calcext:value-type="string">
            <text:p><text:s/>508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.08" calcext:value-type="float">
            <text:p><text:s/>31.0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803" calcext:value-type="float">
            <text:p>247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676-001001-SERVICIO TRANSPORTE DESALOJO 0</text:p>
          </table:table-cell>
        </table:table-row>
        <table:table-row table:style-name="ro6">
          <table:table-cell office:value-type="float" office:value="4660" calcext:value-type="float">
            <text:p>4660</text:p>
          </table:table-cell>
          <table:table-cell office:value-type="string" calcext:value-type="string">
            <text:p><text:s/>50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6" calcext:value-type="float">
            <text:p><text:s/>3.6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603" calcext:value-type="float">
            <text:p>248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0966-001001-ALQUILER MENSUAL DE SANITARIO </text:p>
          </table:table-cell>
        </table:table-row>
        <table:table-row table:style-name="ro6">
          <table:table-cell office:value-type="float" office:value="4661" calcext:value-type="float">
            <text:p>4661</text:p>
          </table:table-cell>
          <table:table-cell office:value-type="string" calcext:value-type="string">
            <text:p><text:s/>373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81" calcext:value-type="float">
            <text:p><text:s/>130.8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503" calcext:value-type="float">
            <text:p>248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7-001001-CANALIZACIÓN DE 13 VIAS, CORTE</text:p>
          </table:table-cell>
        </table:table-row>
        <table:table-row table:style-name="ro6">
          <table:table-cell office:value-type="float" office:value="4662" calcext:value-type="float">
            <text:p>4662</text:p>
          </table:table-cell>
          <table:table-cell office:value-type="string" calcext:value-type="string">
            <text:p><text:s/>37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73" calcext:value-type="float">
            <text:p><text:s/>1.7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203" calcext:value-type="float">
            <text:p>248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6-001001-MANTENIMIENTO DE LA BOMBA DE F</text:p>
          </table:table-cell>
        </table:table-row>
        <table:table-row table:style-name="ro6">
          <table:table-cell office:value-type="float" office:value="4663" calcext:value-type="float">
            <text:p>4663</text:p>
          </table:table-cell>
          <table:table-cell office:value-type="string" calcext:value-type="string">
            <text:p><text:s/>347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6" calcext:value-type="float">
            <text:p><text:s/>24.6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803" calcext:value-type="float">
            <text:p>246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48-001002-SERVICIOS DE GUARDIANA</text:p>
          </table:table-cell>
        </table:table-row>
        <table:table-row table:style-name="ro6">
          <table:table-cell office:value-type="float" office:value="4664" calcext:value-type="float">
            <text:p>4664</text:p>
          </table:table-cell>
          <table:table-cell office:value-type="string" calcext:value-type="string">
            <text:p><text:s/>34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6" calcext:value-type="float">
            <text:p><text:s/>3.6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303" calcext:value-type="float">
            <text:p>248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5-001001-LOGISTICA Y MOVILIZACION: MINI</text:p>
          </table:table-cell>
        </table:table-row>
        <table:table-row table:style-name="ro6">
          <table:table-cell office:value-type="float" office:value="4665" calcext:value-type="float">
            <text:p>4665</text:p>
          </table:table-cell>
          <table:table-cell office:value-type="string" calcext:value-type="string">
            <text:p><text:s/>128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5.01" calcext:value-type="float">
            <text:p><text:s/>215.0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803" calcext:value-type="float">
            <text:p>244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6-001001-CONSTRUCCION DE CAJAS DE 1X1X1</text:p>
          </table:table-cell>
        </table:table-row>
        <table:table-row table:style-name="ro6">
          <table:table-cell office:value-type="float" office:value="4666" calcext:value-type="float">
            <text:p>4666</text:p>
          </table:table-cell>
          <table:table-cell office:value-type="string" calcext:value-type="string">
            <text:p><text:s/>56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.47" calcext:value-type="float">
            <text:p><text:s/>72.4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003" calcext:value-type="float">
            <text:p>245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582-001001-CORTE PAVIMENTO, CANALIZACION </text:p>
          </table:table-cell>
        </table:table-row>
        <table:table-row table:style-name="ro6">
          <table:table-cell office:value-type="float" office:value="4667" calcext:value-type="float">
            <text:p>4667</text:p>
          </table:table-cell>
          <table:table-cell office:value-type="string" calcext:value-type="string">
            <text:p><text:s/>54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6" calcext:value-type="float">
            <text:p><text:s/>1.5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103" calcext:value-type="float">
            <text:p>245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49780-001002-ZAKKA DESINFECTANTE AMONIO CUA</text:p>
          </table:table-cell>
        </table:table-row>
        <table:table-row table:style-name="ro6">
          <table:table-cell office:value-type="float" office:value="4668" calcext:value-type="float">
            <text:p>4668</text:p>
          </table:table-cell>
          <table:table-cell office:value-type="string" calcext:value-type="string">
            <text:p><text:s/>30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72" calcext:value-type="float">
            <text:p><text:s/>24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103" calcext:value-type="float">
            <text:p>249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9-001001-ALQUILER DE EQUIPOS (RETROEXCA</text:p>
          </table:table-cell>
        </table:table-row>
        <table:table-row table:style-name="ro6">
          <table:table-cell office:value-type="float" office:value="4669" calcext:value-type="float">
            <text:p>4669</text:p>
          </table:table-cell>
          <table:table-cell office:value-type="string" calcext:value-type="string">
            <text:p><text:s/>31.68</text:p>
          </table:table-cell>
          <table:table-cell office:value-type="float" office:value="1.56" calcext:value-type="float">
            <text:p><text:s/>1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003" calcext:value-type="float">
            <text:p>254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JC 000049780-000000-JC APLICA TRANSACCION #245103</text:p>
          </table:table-cell>
        </table:table-row>
        <table:table-row table:style-name="ro6">
          <table:table-cell office:value-type="float" office:value="4670" calcext:value-type="float">
            <text:p>4670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.68" calcext:value-type="float">
            <text:p><text:s/>31.6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003" calcext:value-type="float">
            <text:p>249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8-001001-ALQUILER DE EQUIPOS (RETROEXCA</text:p>
          </table:table-cell>
        </table:table-row>
        <table:table-row table:style-name="ro6">
          <table:table-cell office:value-type="float" office:value="4671" calcext:value-type="float">
            <text:p>4671</text:p>
          </table:table-cell>
          <table:table-cell office:value-type="string" calcext:value-type="string">
            <text:p>-15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57" calcext:value-type="float">
            <text:p><text:s/>15.5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003" calcext:value-type="float">
            <text:p>263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05-001001-INSTALACION PUNTOS DE ENRGIA G</text:p>
          </table:table-cell>
        </table:table-row>
        <table:table-row table:style-name="ro6">
          <table:table-cell office:value-type="float" office:value="4672" calcext:value-type="float">
            <text:p>4672</text:p>
          </table:table-cell>
          <table:table-cell office:value-type="string" calcext:value-type="string">
            <text:p>-266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72" calcext:value-type="float">
            <text:p><text:s/>250.7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703" calcext:value-type="float">
            <text:p>25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8-001001-CANALIZACION, REPOSICION DE AC</text:p>
          </table:table-cell>
        </table:table-row>
        <table:table-row table:style-name="ro6">
          <table:table-cell office:value-type="float" office:value="4673" calcext:value-type="float">
            <text:p>4673</text:p>
          </table:table-cell>
          <table:table-cell office:value-type="string" calcext:value-type="string">
            <text:p>-271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6" calcext:value-type="float">
            <text:p><text:s/>5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303" calcext:value-type="float">
            <text:p>261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5-001001-BRIDA CON OREJA CON PLANCHA AN</text:p>
          </table:table-cell>
        </table:table-row>
        <table:table-row table:style-name="ro6">
          <table:table-cell office:value-type="float" office:value="4674" calcext:value-type="float">
            <text:p>4674</text:p>
          </table:table-cell>
          <table:table-cell office:value-type="string" calcext:value-type="string">
            <text:p>-278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" calcext:value-type="float">
            <text:p><text:s/>7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403" calcext:value-type="float">
            <text:p>261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4-001001-7 TANQUEROS DE AGUA PROYECTO U</text:p>
          </table:table-cell>
        </table:table-row>
        <table:table-row table:style-name="ro6">
          <table:table-cell office:value-type="float" office:value="4675" calcext:value-type="float">
            <text:p>4675</text:p>
          </table:table-cell>
          <table:table-cell office:value-type="string" calcext:value-type="string">
            <text:p>-281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" calcext:value-type="float">
            <text:p><text:s/>3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503" calcext:value-type="float">
            <text:p>261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5-001001-3 TANQUEROS DE AGUA</text:p>
          </table:table-cell>
        </table:table-row>
        <table:table-row table:style-name="ro6">
          <table:table-cell office:value-type="float" office:value="4676" calcext:value-type="float">
            <text:p>4676</text:p>
          </table:table-cell>
          <table:table-cell office:value-type="string" calcext:value-type="string">
            <text:p>-308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19" calcext:value-type="float">
            <text:p><text:s/>26.1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803" calcext:value-type="float">
            <text:p>261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9-001001-SERVICIO DE ALQUILER DE CAMINO</text:p>
          </table:table-cell>
        </table:table-row>
        <table:table-row table:style-name="ro6">
          <table:table-cell office:value-type="float" office:value="4677" calcext:value-type="float">
            <text:p>4677</text:p>
          </table:table-cell>
          <table:table-cell office:value-type="string" calcext:value-type="string">
            <text:p>-535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7.55" calcext:value-type="float">
            <text:p><text:s/>227.5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803" calcext:value-type="float">
            <text:p>262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0-001001-CORTES PAVIMENTO EN ACERAS, CA</text:p>
          </table:table-cell>
        </table:table-row>
        <table:table-row table:style-name="ro6">
          <table:table-cell office:value-type="float" office:value="4678" calcext:value-type="float">
            <text:p>4678</text:p>
          </table:table-cell>
          <table:table-cell office:value-type="string" calcext:value-type="string">
            <text:p>-537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82" calcext:value-type="float">
            <text:p><text:s/>1.8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903" calcext:value-type="float">
            <text:p>261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0-001001-MANGUERA HIDRAULICA CON ACOPLE</text:p>
          </table:table-cell>
        </table:table-row>
        <table:table-row table:style-name="ro6">
          <table:table-cell office:value-type="float" office:value="4679" calcext:value-type="float">
            <text:p>4679</text:p>
          </table:table-cell>
          <table:table-cell office:value-type="string" calcext:value-type="string">
            <text:p>-542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" calcext:value-type="float">
            <text:p><text:s/>5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003" calcext:value-type="float">
            <text:p>262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1-001001-MANGUERA HIDRAULICA DE UNA MIN</text:p>
          </table:table-cell>
        </table:table-row>
        <table:table-row table:style-name="ro6">
          <table:table-cell office:value-type="float" office:value="4680" calcext:value-type="float">
            <text:p>4680</text:p>
          </table:table-cell>
          <table:table-cell office:value-type="string" calcext:value-type="string">
            <text:p>-60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8" calcext:value-type="float">
            <text:p><text:s/>58.8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103" calcext:value-type="float">
            <text:p>262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2-001001-SERVICIO ALQUILER RETROEXCAVAD</text:p>
          </table:table-cell>
        </table:table-row>
        <table:table-row table:style-name="ro6">
          <table:table-cell office:value-type="float" office:value="4681" calcext:value-type="float">
            <text:p>4681</text:p>
          </table:table-cell>
          <table:table-cell office:value-type="string" calcext:value-type="string">
            <text:p>-72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8" calcext:value-type="float">
            <text:p><text:s/>121.8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203" calcext:value-type="float">
            <text:p>262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3-001001-SERVICIO TRANSPORTE DESALOJO D</text:p>
          </table:table-cell>
        </table:table-row>
        <table:table-row table:style-name="ro6">
          <table:table-cell office:value-type="float" office:value="4682" calcext:value-type="float">
            <text:p>4682</text:p>
          </table:table-cell>
          <table:table-cell office:value-type="string" calcext:value-type="string">
            <text:p>-724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02" calcext:value-type="float">
            <text:p><text:s/>1.0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303" calcext:value-type="float">
            <text:p>262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5-001001-MANTENIMIENTO Y ACOPLE DE UNA </text:p>
          </table:table-cell>
        </table:table-row>
        <table:table-row table:style-name="ro6">
          <table:table-cell office:value-type="float" office:value="4683" calcext:value-type="float">
            <text:p>4683</text:p>
          </table:table-cell>
          <table:table-cell office:value-type="string" calcext:value-type="string">
            <text:p>-725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8" calcext:value-type="float">
            <text:p><text:s/>1.6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403" calcext:value-type="float">
            <text:p>262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7-001001-DESALOJO EN UN CRUCE CALLE ISI</text:p>
          </table:table-cell>
        </table:table-row>
        <table:table-row table:style-name="ro6">
          <table:table-cell office:value-type="float" office:value="4684" calcext:value-type="float">
            <text:p>4684</text:p>
          </table:table-cell>
          <table:table-cell office:value-type="string" calcext:value-type="string">
            <text:p>-74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" calcext:value-type="float">
            <text:p><text:s/>23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503" calcext:value-type="float">
            <text:p>262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9-001001-SERVICIO ALQUILER CAMIONETA</text:p>
          </table:table-cell>
        </table:table-row>
        <table:table-row table:style-name="ro6">
          <table:table-cell office:value-type="float" office:value="4685" calcext:value-type="float">
            <text:p>4685</text:p>
          </table:table-cell>
          <table:table-cell office:value-type="string" calcext:value-type="string">
            <text:p>-785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2" calcext:value-type="float">
            <text:p><text:s/>37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603" calcext:value-type="float">
            <text:p>262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7-001001-SERVICIO MANTENIMIENTO DE 2 MI</text:p>
          </table:table-cell>
        </table:table-row>
        <table:table-row table:style-name="ro6">
          <table:table-cell office:value-type="float" office:value="4686" calcext:value-type="float">
            <text:p>4686</text:p>
          </table:table-cell>
          <table:table-cell office:value-type="string" calcext:value-type="string">
            <text:p>-799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2" calcext:value-type="float">
            <text:p><text:s/>13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203" calcext:value-type="float">
            <text:p>25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2-001001-DESALOJO HECHO A MANO</text:p>
          </table:table-cell>
        </table:table-row>
        <table:table-row table:style-name="ro6">
          <table:table-cell office:value-type="float" office:value="4687" calcext:value-type="float">
            <text:p>4687</text:p>
          </table:table-cell>
          <table:table-cell office:value-type="string" calcext:value-type="string">
            <text:p>-825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75" calcext:value-type="float">
            <text:p><text:s/>26.7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303" calcext:value-type="float">
            <text:p>25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1-001001-SERVICIO ALQUILER CAMIONETA DE</text:p>
          </table:table-cell>
        </table:table-row>
        <table:table-row table:style-name="ro6">
          <table:table-cell office:value-type="float" office:value="4688" calcext:value-type="float">
            <text:p>4688</text:p>
          </table:table-cell>
          <table:table-cell office:value-type="string" calcext:value-type="string">
            <text:p>-901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.36" calcext:value-type="float">
            <text:p><text:s/>75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403" calcext:value-type="float">
            <text:p>25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0-001001-SERVICIO ALQUILER DE RETROEXCA</text:p>
          </table:table-cell>
        </table:table-row>
        <table:table-row table:style-name="ro6">
          <table:table-cell office:value-type="float" office:value="4689" calcext:value-type="float">
            <text:p>4689</text:p>
          </table:table-cell>
          <table:table-cell office:value-type="string" calcext:value-type="string">
            <text:p>-981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64" calcext:value-type="float">
            <text:p><text:s/>80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503" calcext:value-type="float">
            <text:p>25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79-001001-SERVICIO TRANSPORTE DESALOJO D</text:p>
          </table:table-cell>
        </table:table-row>
        <table:table-row table:style-name="ro6">
          <table:table-cell office:value-type="float" office:value="4690" calcext:value-type="float">
            <text:p>4690</text:p>
          </table:table-cell>
          <table:table-cell office:value-type="string" calcext:value-type="string">
            <text:p>-98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24" calcext:value-type="float">
            <text:p><text:s/>6.2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603" calcext:value-type="float">
            <text:p>25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8-001001-MANTENIMIENTO Y REPARACION DE </text:p>
          </table:table-cell>
        </table:table-row>
        <table:table-row table:style-name="ro6">
          <table:table-cell office:value-type="float" office:value="4691" calcext:value-type="float">
            <text:p>4691</text:p>
          </table:table-cell>
          <table:table-cell office:value-type="string" calcext:value-type="string">
            <text:p>-1,001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1" calcext:value-type="float">
            <text:p><text:s/>13.3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703" calcext:value-type="float">
            <text:p>255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5-001001-MANTENIMIENTO, REPARACION DE 2</text:p>
          </table:table-cell>
        </table:table-row>
        <table:table-row table:style-name="ro6">
          <table:table-cell office:value-type="float" office:value="4692" calcext:value-type="float">
            <text:p>4692</text:p>
          </table:table-cell>
          <table:table-cell office:value-type="string" calcext:value-type="string">
            <text:p>-1,00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8" calcext:value-type="float">
            <text:p><text:s/>7.8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803" calcext:value-type="float">
            <text:p>25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7-001001-MANTENIMIENTO Y REPARACION DE </text:p>
          </table:table-cell>
        </table:table-row>
        <table:table-row table:style-name="ro6">
          <table:table-cell office:value-type="float" office:value="4693" calcext:value-type="float">
            <text:p>4693</text:p>
          </table:table-cell>
          <table:table-cell office:value-type="string" calcext:value-type="string">
            <text:p>-1,010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903" calcext:value-type="float">
            <text:p>25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6-001001-MANGUERA HIDRAULICA PARA PERFO</text:p>
          </table:table-cell>
        </table:table-row>
        <table:table-row table:style-name="ro6">
          <table:table-cell office:value-type="float" office:value="4694" calcext:value-type="float">
            <text:p>4694</text:p>
          </table:table-cell>
          <table:table-cell office:value-type="string" calcext:value-type="string">
            <text:p>-1,01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2" calcext:value-type="float">
            <text:p><text:s/>0.8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003" calcext:value-type="float">
            <text:p>25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4-001001-SERVICIO ACOPLE NUEVO PARA MAN</text:p>
          </table:table-cell>
        </table:table-row>
        <table:table-row table:style-name="ro6">
          <table:table-cell office:value-type="float" office:value="4695" calcext:value-type="float">
            <text:p>4695</text:p>
          </table:table-cell>
          <table:table-cell office:value-type="string" calcext:value-type="string">
            <text:p>-1,012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" calcext:value-type="float">
            <text:p><text:s/>1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103" calcext:value-type="float">
            <text:p>256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3-001001-CAMBIO 4 LLANTAS DE MINICARGAD</text:p>
          </table:table-cell>
        </table:table-row>
        <table:table-row table:style-name="ro6">
          <table:table-cell office:value-type="float" office:value="4696" calcext:value-type="float">
            <text:p>4696</text:p>
          </table:table-cell>
          <table:table-cell office:value-type="string" calcext:value-type="string">
            <text:p>-1,017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8" calcext:value-type="float">
            <text:p><text:s/>4.8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603" calcext:value-type="float">
            <text:p>26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9652-001002-HOSPEDAJE HOTEL CASTELL INSTRU</text:p>
          </table:table-cell>
        </table:table-row>
        <table:table-row table:style-name="ro6">
          <table:table-cell office:value-type="float" office:value="4697" calcext:value-type="float">
            <text:p>4697</text:p>
          </table:table-cell>
          <table:table-cell office:value-type="string" calcext:value-type="string">
            <text:p>-1,024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26" calcext:value-type="float">
            <text:p><text:s/>6.2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003" calcext:value-type="float">
            <text:p>25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2211-001001-139 BOTELLONES DE AGUA</text:p>
          </table:table-cell>
        </table:table-row>
        <table:table-row table:style-name="ro6">
          <table:table-cell office:value-type="float" office:value="4698" calcext:value-type="float">
            <text:p>4698</text:p>
          </table:table-cell>
          <table:table-cell office:value-type="string" calcext:value-type="string">
            <text:p>-1,03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24" calcext:value-type="float">
            <text:p><text:s/>9.2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103" calcext:value-type="float">
            <text:p>258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9-001001-VIAJES DE DESALOJOS PROYECTO U</text:p>
          </table:table-cell>
        </table:table-row>
        <table:table-row table:style-name="ro6">
          <table:table-cell office:value-type="float" office:value="4699" calcext:value-type="float">
            <text:p>4699</text:p>
          </table:table-cell>
          <table:table-cell office:value-type="string" calcext:value-type="string">
            <text:p>-1,040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" calcext:value-type="float">
            <text:p><text:s/>7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503" calcext:value-type="float">
            <text:p>260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089-001001-ALQUILER MENSUAL SANITARIO POR</text:p>
          </table:table-cell>
        </table:table-row>
        <table:table-row table:style-name="ro6">
          <table:table-cell office:value-type="float" office:value="4700" calcext:value-type="float">
            <text:p>4700</text:p>
          </table:table-cell>
          <table:table-cell office:value-type="string" calcext:value-type="string">
            <text:p>-1,041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" calcext:value-type="float">
            <text:p><text:s/>0.8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103" calcext:value-type="float">
            <text:p>263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3-001001-REPARACIÓN DE ROSCA DE CILINDR</text:p>
          </table:table-cell>
        </table:table-row>
        <table:table-row table:style-name="ro6">
          <table:table-cell office:value-type="float" office:value="4701" calcext:value-type="float">
            <text:p>4701</text:p>
          </table:table-cell>
          <table:table-cell office:value-type="string" calcext:value-type="string">
            <text:p>-1,049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9" calcext:value-type="float">
            <text:p><text:s/>7.9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203" calcext:value-type="float">
            <text:p>26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2-001001-MANTENIMIENTO CONCRETERA COLOR</text:p>
          </table:table-cell>
        </table:table-row>
        <table:table-row table:style-name="ro6">
          <table:table-cell office:value-type="float" office:value="4702" calcext:value-type="float">
            <text:p>4702</text:p>
          </table:table-cell>
          <table:table-cell office:value-type="string" calcext:value-type="string">
            <text:p>-1,05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4" calcext:value-type="float">
            <text:p><text:s/>2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803" calcext:value-type="float">
            <text:p>26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3-001001-MANTENIMIENTO DE LAS PALANCAS </text:p>
          </table:table-cell>
        </table:table-row>
        <table:table-row table:style-name="ro6">
          <table:table-cell office:value-type="float" office:value="4703" calcext:value-type="float">
            <text:p>4703</text:p>
          </table:table-cell>
          <table:table-cell office:value-type="string" calcext:value-type="string">
            <text:p>-1,071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76" calcext:value-type="float">
            <text:p><text:s/>19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003" calcext:value-type="float">
            <text:p>26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3-001001-CORTE DE PAVIMENTO/ACERO- ROTU</text:p>
          </table:table-cell>
        </table:table-row>
        <table:table-row table:style-name="ro6">
          <table:table-cell office:value-type="float" office:value="4704" calcext:value-type="float">
            <text:p>4704</text:p>
          </table:table-cell>
          <table:table-cell office:value-type="string" calcext:value-type="string">
            <text:p>-1,09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" calcext:value-type="float">
            <text:p><text:s/>24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303" calcext:value-type="float">
            <text:p>26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28-001001-ALQUILER 20 CUERPOS DE ANDAMIO</text:p>
          </table:table-cell>
        </table:table-row>
        <table:table-row table:style-name="ro6">
          <table:table-cell office:value-type="float" office:value="4705" calcext:value-type="float">
            <text:p>4705</text:p>
          </table:table-cell>
          <table:table-cell office:value-type="string" calcext:value-type="string">
            <text:p>-1,111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5" calcext:value-type="float">
            <text:p><text:s/>16.5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203" calcext:value-type="float">
            <text:p>258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19-001001-ALQUILER COMPACTADORA TIPO BAI</text:p>
          </table:table-cell>
        </table:table-row>
        <table:table-row table:style-name="ro6">
          <table:table-cell office:value-type="float" office:value="4706" calcext:value-type="float">
            <text:p>4706</text:p>
          </table:table-cell>
          <table:table-cell office:value-type="string" calcext:value-type="string">
            <text:p>-1,158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.08" calcext:value-type="float">
            <text:p><text:s/>47.0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403" calcext:value-type="float">
            <text:p>26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1-001001-REPOSICION DE ACERA (LOZA DE C</text:p>
          </table:table-cell>
        </table:table-row>
        <table:table-row table:style-name="ro6">
          <table:table-cell office:value-type="float" office:value="4707" calcext:value-type="float">
            <text:p>4707</text:p>
          </table:table-cell>
          <table:table-cell office:value-type="string" calcext:value-type="string">
            <text:p>-1,410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1.27" calcext:value-type="float">
            <text:p><text:s/>251.2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503" calcext:value-type="float">
            <text:p>266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3-001001-CANALIZACION DE MONODUCTOS, RE</text:p>
          </table:table-cell>
        </table:table-row>
        <table:table-row table:style-name="ro6">
          <table:table-cell office:value-type="float" office:value="4708" calcext:value-type="float">
            <text:p>4708</text:p>
          </table:table-cell>
          <table:table-cell office:value-type="string" calcext:value-type="string">
            <text:p>-1,54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.24" calcext:value-type="float">
            <text:p><text:s/>135.2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603" calcext:value-type="float">
            <text:p>266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1-001001-SERVICIO DE TRANSPORTE DE DESA</text:p>
          </table:table-cell>
        </table:table-row>
        <table:table-row table:style-name="ro6">
          <table:table-cell office:value-type="float" office:value="4709" calcext:value-type="float">
            <text:p>4709</text:p>
          </table:table-cell>
          <table:table-cell office:value-type="string" calcext:value-type="string">
            <text:p>-1,582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2" calcext:value-type="float">
            <text:p><text:s/>37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703" calcext:value-type="float">
            <text:p>26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8-001001-DOS MANTENIMIENTOS DE 2 MINICA</text:p>
          </table:table-cell>
        </table:table-row>
        <table:table-row table:style-name="ro6">
          <table:table-cell office:value-type="float" office:value="4710" calcext:value-type="float">
            <text:p>4710</text:p>
          </table:table-cell>
          <table:table-cell office:value-type="string" calcext:value-type="string">
            <text:p>-1,651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.64" calcext:value-type="float">
            <text:p><text:s/>68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803" calcext:value-type="float">
            <text:p>266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9-001001-SERVICIO ALQUILER DE RETROEXCA</text:p>
          </table:table-cell>
        </table:table-row>
        <table:table-row table:style-name="ro6">
          <table:table-cell office:value-type="float" office:value="4711" calcext:value-type="float">
            <text:p>4711</text:p>
          </table:table-cell>
          <table:table-cell office:value-type="string" calcext:value-type="string">
            <text:p>-1,657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45" calcext:value-type="float">
            <text:p><text:s/>6.4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903" calcext:value-type="float">
            <text:p>266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6-001001-GENERADOR YAMAHA- CORTADORA DE</text:p>
          </table:table-cell>
        </table:table-row>
        <table:table-row table:style-name="ro6">
          <table:table-cell office:value-type="float" office:value="4712" calcext:value-type="float">
            <text:p>4712</text:p>
          </table:table-cell>
          <table:table-cell office:value-type="string" calcext:value-type="string">
            <text:p>-1,670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6" calcext:value-type="float">
            <text:p><text:s/>12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003" calcext:value-type="float">
            <text:p>26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5-001001-MANTENIMIENTO CORRECTIVO Y PRE</text:p>
          </table:table-cell>
        </table:table-row>
        <table:table-row table:style-name="ro6">
          <table:table-cell office:value-type="float" office:value="4713" calcext:value-type="float">
            <text:p>4713</text:p>
          </table:table-cell>
          <table:table-cell office:value-type="string" calcext:value-type="string">
            <text:p>-1,671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2" calcext:value-type="float">
            <text:p><text:s/>1.2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103" calcext:value-type="float">
            <text:p>26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4-001001-MANTENIMIENTO DE CORRECCION Y </text:p>
          </table:table-cell>
        </table:table-row>
        <table:table-row table:style-name="ro6">
          <table:table-cell office:value-type="float" office:value="4714" calcext:value-type="float">
            <text:p>4714</text:p>
          </table:table-cell>
          <table:table-cell office:value-type="string" calcext:value-type="string">
            <text:p><text:s/>.00</text:p>
          </table:table-cell>
          <table:table-cell office:value-type="float" office:value="1671.51" calcext:value-type="float">
            <text:p><text:s/>1,671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715" calcext:value-type="float">
            <text:p>4715</text:p>
          </table:table-cell>
          <table:table-cell office:value-type="string" calcext:value-type="string">
            <text:p>-28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56" calcext:value-type="float">
            <text:p><text:s/>28.5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203" calcext:value-type="float">
            <text:p>277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5-001001-F# 725 SERVICIO DE ALQUILER DE</text:p>
          </table:table-cell>
        </table:table-row>
        <table:table-row table:style-name="ro6">
          <table:table-cell office:value-type="float" office:value="4716" calcext:value-type="float">
            <text:p>4716</text:p>
          </table:table-cell>
          <table:table-cell office:value-type="string" calcext:value-type="string">
            <text:p><text:s/>1,735.99</text:p>
          </table:table-cell>
          <table:table-cell office:value-type="float" office:value="1764.55" calcext:value-type="float">
            <text:p><text:s/>1,764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717" calcext:value-type="float">
            <text:p>4717</text:p>
          </table:table-cell>
          <table:table-cell office:value-type="string" calcext:value-type="string">
            <text:p><text:s/>1,71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4" calcext:value-type="float">
            <text:p><text:s/>24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003" calcext:value-type="float">
            <text:p>276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0-001001-F# 590 TRABAJOS DEL 16 AL 30 D</text:p>
          </table:table-cell>
        </table:table-row>
        <table:table-row table:style-name="ro6">
          <table:table-cell office:value-type="float" office:value="4718" calcext:value-type="float">
            <text:p>4718</text:p>
          </table:table-cell>
          <table:table-cell office:value-type="string" calcext:value-type="string">
            <text:p><text:s/>1,693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79" calcext:value-type="float">
            <text:p><text:s/>17.7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103" calcext:value-type="float">
            <text:p>276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8-001001-F# 588 RETIRO DE ADOQUINES PEA</text:p>
          </table:table-cell>
        </table:table-row>
        <table:table-row table:style-name="ro6">
          <table:table-cell office:value-type="float" office:value="4719" calcext:value-type="float">
            <text:p>4719</text:p>
          </table:table-cell>
          <table:table-cell office:value-type="string" calcext:value-type="string">
            <text:p><text:s/>1,690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6" calcext:value-type="float">
            <text:p><text:s/>3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303" calcext:value-type="float">
            <text:p>276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2-001001-F# 3112 ALQUILER DE RODILLO DO</text:p>
          </table:table-cell>
        </table:table-row>
        <table:table-row table:style-name="ro6">
          <table:table-cell office:value-type="float" office:value="4720" calcext:value-type="float">
            <text:p>4720</text:p>
          </table:table-cell>
          <table:table-cell office:value-type="string" calcext:value-type="string">
            <text:p><text:s/>1,682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" calcext:value-type="float">
            <text:p><text:s/>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403" calcext:value-type="float">
            <text:p>276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1-001001-F# 3111 ALQUILER DE UNA CONCRE</text:p>
          </table:table-cell>
        </table:table-row>
        <table:table-row table:style-name="ro6">
          <table:table-cell office:value-type="float" office:value="4721" calcext:value-type="float">
            <text:p>4721</text:p>
          </table:table-cell>
          <table:table-cell office:value-type="string" calcext:value-type="string">
            <text:p><text:s/>1,674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" calcext:value-type="float">
            <text:p><text:s/>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503" calcext:value-type="float">
            <text:p>276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0-001001-F# 3110 ALQUILER DE UNA CONCRE</text:p>
          </table:table-cell>
        </table:table-row>
        <table:table-row table:style-name="ro6">
          <table:table-cell office:value-type="float" office:value="4722" calcext:value-type="float">
            <text:p>4722</text:p>
          </table:table-cell>
          <table:table-cell office:value-type="string" calcext:value-type="string">
            <text:p><text:s/>1,657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5" calcext:value-type="float">
            <text:p><text:s/>16.5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603" calcext:value-type="float">
            <text:p>276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4-001001-F# 18334 ALQUILER DE COMPACTAD</text:p>
          </table:table-cell>
        </table:table-row>
        <table:table-row table:style-name="ro6">
          <table:table-cell office:value-type="float" office:value="4723" calcext:value-type="float">
            <text:p>4723</text:p>
          </table:table-cell>
          <table:table-cell office:value-type="string" calcext:value-type="string">
            <text:p><text:s/>1,355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2.66" calcext:value-type="float">
            <text:p><text:s/>302.6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403" calcext:value-type="float">
            <text:p>27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2-001001-ESTRUCTURAS METALICAS LOS TRAB</text:p>
          </table:table-cell>
        </table:table-row>
        <table:table-row table:style-name="ro6">
          <table:table-cell office:value-type="float" office:value="4724" calcext:value-type="float">
            <text:p>4724</text:p>
          </table:table-cell>
          <table:table-cell office:value-type="string" calcext:value-type="string">
            <text:p><text:s/>1,35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92" calcext:value-type="float">
            <text:p><text:s/>1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003" calcext:value-type="float">
            <text:p>26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3-001001-CAMBIO DE UBICACION ROTULO DE </text:p>
          </table:table-cell>
        </table:table-row>
        <table:table-row table:style-name="ro6">
          <table:table-cell office:value-type="float" office:value="4725" calcext:value-type="float">
            <text:p>4725</text:p>
          </table:table-cell>
          <table:table-cell office:value-type="string" calcext:value-type="string">
            <text:p><text:s/>1,34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12" calcext:value-type="float">
            <text:p><text:s/>11.1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103" calcext:value-type="float">
            <text:p>269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2-001001-SEÑAL DE PARED- PLACAS DE RECO</text:p>
          </table:table-cell>
        </table:table-row>
        <table:table-row table:style-name="ro6">
          <table:table-cell office:value-type="float" office:value="4726" calcext:value-type="float">
            <text:p>4726</text:p>
          </table:table-cell>
          <table:table-cell office:value-type="string" calcext:value-type="string">
            <text:p><text:s/>1,339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" calcext:value-type="float">
            <text:p><text:s/>3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703" calcext:value-type="float">
            <text:p>27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1709-001001-3 TANQUEROS DE AGUA PROYECTO U</text:p>
          </table:table-cell>
        </table:table-row>
        <table:table-row table:style-name="ro6">
          <table:table-cell office:value-type="float" office:value="4727" calcext:value-type="float">
            <text:p>4727</text:p>
          </table:table-cell>
          <table:table-cell office:value-type="string" calcext:value-type="string">
            <text:p><text:s/>1,327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56" calcext:value-type="float">
            <text:p><text:s/>11.5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803" calcext:value-type="float">
            <text:p>27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3-001001-F# 713 SERVICIO DE ALQUILER TR</text:p>
          </table:table-cell>
        </table:table-row>
        <table:table-row table:style-name="ro6">
          <table:table-cell office:value-type="float" office:value="4728" calcext:value-type="float">
            <text:p>4728</text:p>
          </table:table-cell>
          <table:table-cell office:value-type="string" calcext:value-type="string">
            <text:p><text:s/>1,19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.56" calcext:value-type="float">
            <text:p><text:s/>133.5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903" calcext:value-type="float">
            <text:p>27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1-001001-F# 711 SERVICIO DE TRANSPORTE </text:p>
          </table:table-cell>
        </table:table-row>
        <table:table-row table:style-name="ro6">
          <table:table-cell office:value-type="float" office:value="4729" calcext:value-type="float">
            <text:p>4729</text:p>
          </table:table-cell>
          <table:table-cell office:value-type="string" calcext:value-type="string">
            <text:p><text:s/>1,177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4" calcext:value-type="float">
            <text:p><text:s/>16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303" calcext:value-type="float">
            <text:p>275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95-001201-F#495 TOMA CURADA Y ROTURA DE </text:p>
          </table:table-cell>
        </table:table-row>
        <table:table-row table:style-name="ro6">
          <table:table-cell office:value-type="float" office:value="4730" calcext:value-type="float">
            <text:p>4730</text:p>
          </table:table-cell>
          <table:table-cell office:value-type="string" calcext:value-type="string">
            <text:p><text:s/>1,086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.72" calcext:value-type="float">
            <text:p><text:s/>90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503" calcext:value-type="float">
            <text:p>275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3-001001-F# 723 SERVICIO TRANSPORTE DES</text:p>
          </table:table-cell>
        </table:table-row>
        <table:table-row table:style-name="ro6">
          <table:table-cell office:value-type="float" office:value="4731" calcext:value-type="float">
            <text:p>4731</text:p>
          </table:table-cell>
          <table:table-cell office:value-type="string" calcext:value-type="string">
            <text:p><text:s/>1,084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4" calcext:value-type="float">
            <text:p><text:s/>2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603" calcext:value-type="float">
            <text:p>275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0-001001-F# 720 CAMBIO DE LAS BOTAS PAR</text:p>
          </table:table-cell>
        </table:table-row>
        <table:table-row table:style-name="ro6">
          <table:table-cell office:value-type="float" office:value="4732" calcext:value-type="float">
            <text:p>4732</text:p>
          </table:table-cell>
          <table:table-cell office:value-type="string" calcext:value-type="string">
            <text:p><text:s/>1,079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" calcext:value-type="float">
            <text:p><text:s/>4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703" calcext:value-type="float">
            <text:p>275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1-001001-F# 721 MANTENIMIENTO Y ADAPTAC</text:p>
          </table:table-cell>
        </table:table-row>
        <table:table-row table:style-name="ro6">
          <table:table-cell office:value-type="float" office:value="4733" calcext:value-type="float">
            <text:p>4733</text:p>
          </table:table-cell>
          <table:table-cell office:value-type="string" calcext:value-type="string">
            <text:p><text:s/>1,067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7" calcext:value-type="float">
            <text:p><text:s/>11.7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003" calcext:value-type="float">
            <text:p>27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5-001001-F# 715 MANTENIMIENTO DEL MINIC</text:p>
          </table:table-cell>
        </table:table-row>
        <table:table-row table:style-name="ro6">
          <table:table-cell office:value-type="float" office:value="4734" calcext:value-type="float">
            <text:p>4734</text:p>
          </table:table-cell>
          <table:table-cell office:value-type="string" calcext:value-type="string">
            <text:p><text:s/>1,064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5" calcext:value-type="float">
            <text:p><text:s/>3.5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103" calcext:value-type="float">
            <text:p>27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6-001001-F# 716 FABRICACION DE 3 ACOPLE</text:p>
          </table:table-cell>
        </table:table-row>
        <table:table-row table:style-name="ro6">
          <table:table-cell office:value-type="float" office:value="4735" calcext:value-type="float">
            <text:p>4735</text:p>
          </table:table-cell>
          <table:table-cell office:value-type="string" calcext:value-type="string">
            <text:p><text:s/>1,040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" calcext:value-type="float">
            <text:p><text:s/>24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803" calcext:value-type="float">
            <text:p>276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5-001001-F# 18335 ALQUILER 20 CUERPOS D</text:p>
          </table:table-cell>
        </table:table-row>
        <table:table-row table:style-name="ro6">
          <table:table-cell office:value-type="float" office:value="4736" calcext:value-type="float">
            <text:p>4736</text:p>
          </table:table-cell>
          <table:table-cell office:value-type="string" calcext:value-type="string">
            <text:p><text:s/>1,026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" calcext:value-type="float">
            <text:p><text:s/>14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903" calcext:value-type="float">
            <text:p>276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6-001001-F# 18336 ALQUILER DE COMPACTAD</text:p>
          </table:table-cell>
        </table:table-row>
        <table:table-row table:style-name="ro6">
          <table:table-cell office:value-type="float" office:value="4737" calcext:value-type="float">
            <text:p>4737</text:p>
          </table:table-cell>
          <table:table-cell office:value-type="string" calcext:value-type="string">
            <text:p><text:s/>1,00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.33" calcext:value-type="float">
            <text:p><text:s/>21.3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503" calcext:value-type="float">
            <text:p>277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8-001001-F# 838 TRABAJOS DE CONSTRUCCIO</text:p>
          </table:table-cell>
        </table:table-row>
        <table:table-row table:style-name="ro6"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953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.87" calcext:value-type="float">
            <text:p><text:s/>50.8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603" calcext:value-type="float">
            <text:p>277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9-001001-F# 839 COLOCACIÓN DE ADOQUIN E</text:p>
          </table:table-cell>
        </table:table-row>
        <table:table-row table:style-name="ro6">
          <table:table-cell office:value-type="float" office:value="4739" calcext:value-type="float">
            <text:p>4739</text:p>
          </table:table-cell>
          <table:table-cell office:value-type="string" calcext:value-type="string">
            <text:p><text:s/>936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4" calcext:value-type="float">
            <text:p><text:s/>17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903" calcext:value-type="float">
            <text:p>277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006-001001-F# 006 4 PUERTAS DE MADERA DIS</text:p>
          </table:table-cell>
        </table:table-row>
        <table:table-row table:style-name="ro6">
          <table:table-cell office:value-type="float" office:value="4740" calcext:value-type="float">
            <text:p>4740</text:p>
          </table:table-cell>
          <table:table-cell office:value-type="string" calcext:value-type="string">
            <text:p><text:s/>919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5" calcext:value-type="float">
            <text:p><text:s/>16.5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703" calcext:value-type="float">
            <text:p>26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1-001001-ALQUILER DE COMPACTADORA TIPO </text:p>
          </table:table-cell>
        </table:table-row>
        <table:table-row table:style-name="ro6">
          <table:table-cell office:value-type="float" office:value="4741" calcext:value-type="float">
            <text:p>4741</text:p>
          </table:table-cell>
          <table:table-cell office:value-type="string" calcext:value-type="string">
            <text:p><text:s/>914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" calcext:value-type="float">
            <text:p><text:s/>5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803" calcext:value-type="float">
            <text:p>269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5-001001-SERVICIO TECNICO INSTALACIONES</text:p>
          </table:table-cell>
        </table:table-row>
        <table:table-row table:style-name="ro6">
          <table:table-cell office:value-type="float" office:value="4742" calcext:value-type="float">
            <text:p>4742</text:p>
          </table:table-cell>
          <table:table-cell office:value-type="string" calcext:value-type="string">
            <text:p><text:s/>902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85" calcext:value-type="float">
            <text:p><text:s/>12.8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903" calcext:value-type="float">
            <text:p>269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6-001001-SERVICIO INSTALACIONES ELECTRI</text:p>
          </table:table-cell>
        </table:table-row>
        <table:table-row table:style-name="ro6">
          <table:table-cell office:value-type="float" office:value="4743" calcext:value-type="float">
            <text:p>4743</text:p>
          </table:table-cell>
          <table:table-cell office:value-type="string" calcext:value-type="string">
            <text:p><text:s/>87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" calcext:value-type="float">
            <text:p><text:s/>2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503" calcext:value-type="float">
            <text:p>27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4-001001-F#714 SERVICIO DE ALQUILER DE </text:p>
          </table:table-cell>
        </table:table-row>
        <table:table-row table:style-name="ro6">
          <table:table-cell office:value-type="float" office:value="4744" calcext:value-type="float">
            <text:p>4744</text:p>
          </table:table-cell>
          <table:table-cell office:value-type="string" calcext:value-type="string">
            <text:p><text:s/>806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.68" calcext:value-type="float">
            <text:p><text:s/>67.6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603" calcext:value-type="float">
            <text:p>27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2-001001-F# 712 SERVICIO ALQUILER RETRO</text:p>
          </table:table-cell>
        </table:table-row>
        <table:table-row table:style-name="ro6">
          <table:table-cell office:value-type="float" office:value="4745" calcext:value-type="float">
            <text:p>4745</text:p>
          </table:table-cell>
          <table:table-cell office:value-type="string" calcext:value-type="string">
            <text:p><text:s/>80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4" calcext:value-type="float">
            <text:p><text:s/>5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203" calcext:value-type="float">
            <text:p>275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647-001004-F# 3647 ASISTENCIA TECNICA, MO</text:p>
          </table:table-cell>
        </table:table-row>
        <table:table-row table:style-name="ro6">
          <table:table-cell office:value-type="float" office:value="4746" calcext:value-type="float">
            <text:p>4746</text:p>
          </table:table-cell>
          <table:table-cell office:value-type="string" calcext:value-type="string">
            <text:p><text:s/>740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303" calcext:value-type="float">
            <text:p>277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4-001001-F# 724 SERVICIO ALQUILER RETRO</text:p>
          </table:table-cell>
        </table:table-row>
        <table:table-row table:style-name="ro6">
          <table:table-cell office:value-type="float" office:value="4747" calcext:value-type="float">
            <text:p>4747</text:p>
          </table:table-cell>
          <table:table-cell office:value-type="string" calcext:value-type="string">
            <text:p><text:s/>671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.97" calcext:value-type="float">
            <text:p><text:s/>68.9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403" calcext:value-type="float">
            <text:p>277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40-001001-F# 840 LEVANTAMIENTO DE ADOQUI</text:p>
          </table:table-cell>
        </table:table-row>
        <table:table-row table:style-name="ro6">
          <table:table-cell office:value-type="float" office:value="4748" calcext:value-type="float">
            <text:p>4748</text:p>
          </table:table-cell>
          <table:table-cell office:value-type="string" calcext:value-type="string">
            <text:p><text:s/>66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2" calcext:value-type="float">
            <text:p><text:s/>4.5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203" calcext:value-type="float">
            <text:p>27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7-001001-F# 717 MANTENIMIENTO ROTOMARTI</text:p>
          </table:table-cell>
        </table:table-row>
        <table:table-row table:style-name="ro6">
          <table:table-cell office:value-type="float" office:value="4749" calcext:value-type="float">
            <text:p>4749</text:p>
          </table:table-cell>
          <table:table-cell office:value-type="string" calcext:value-type="string">
            <text:p><text:s/>65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8" calcext:value-type="float">
            <text:p><text:s/>7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303" calcext:value-type="float">
            <text:p>27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8-001001-F# 718 MANTENIMIENTO DE LA BAS</text:p>
          </table:table-cell>
        </table:table-row>
        <table:table-row table:style-name="ro6">
          <table:table-cell office:value-type="float" office:value="4750" calcext:value-type="float">
            <text:p>4750</text:p>
          </table:table-cell>
          <table:table-cell office:value-type="string" calcext:value-type="string">
            <text:p><text:s/>656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64" calcext:value-type="float">
            <text:p><text:s/>2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403" calcext:value-type="float">
            <text:p>27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9-001001-F# 719 MINICARGADOR CATERPILLA</text:p>
          </table:table-cell>
        </table:table-row>
        <table:table-row table:style-name="ro6">
          <table:table-cell office:value-type="float" office:value="4751" calcext:value-type="float">
            <text:p>4751</text:p>
          </table:table-cell>
          <table:table-cell office:value-type="string" calcext:value-type="string">
            <text:p><text:s/>642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2" calcext:value-type="float">
            <text:p><text:s/>13.4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703" calcext:value-type="float">
            <text:p>27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6-001001-F# 586 PROYECTO EN LA UNIVERSI</text:p>
          </table:table-cell>
        </table:table-row>
        <table:table-row table:style-name="ro6">
          <table:table-cell office:value-type="float" office:value="4752" calcext:value-type="float">
            <text:p>4752</text:p>
          </table:table-cell>
          <table:table-cell office:value-type="string" calcext:value-type="string">
            <text:p><text:s/>635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45" calcext:value-type="float">
            <text:p><text:s/>7.4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803" calcext:value-type="float">
            <text:p>27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7-001001-F# 587 PROYECTO EN LA UNIVERSI</text:p>
          </table:table-cell>
        </table:table-row>
        <table:table-row table:style-name="ro6">
          <table:table-cell office:value-type="float" office:value="4753" calcext:value-type="float">
            <text:p>4753</text:p>
          </table:table-cell>
          <table:table-cell office:value-type="string" calcext:value-type="string">
            <text:p><text:s/>622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" calcext:value-type="float">
            <text:p><text:s/>13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903" calcext:value-type="float">
            <text:p>273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5-001001-F# 835 REPARACIONES DE DAÑOS E</text:p>
          </table:table-cell>
        </table:table-row>
        <table:table-row table:style-name="ro6">
          <table:table-cell office:value-type="float" office:value="4754" calcext:value-type="float">
            <text:p>4754</text:p>
          </table:table-cell>
          <table:table-cell office:value-type="string" calcext:value-type="string">
            <text:p><text:s/>607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" calcext:value-type="float">
            <text:p><text:s/>15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003" calcext:value-type="float">
            <text:p>274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4-001001-F# 834 SERVICIO DE ALQUILER DE</text:p>
          </table:table-cell>
        </table:table-row>
        <table:table-row table:style-name="ro6">
          <table:table-cell office:value-type="float" office:value="4755" calcext:value-type="float">
            <text:p>4755</text:p>
          </table:table-cell>
          <table:table-cell office:value-type="string" calcext:value-type="string">
            <text:p><text:s/>5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1.4" calcext:value-type="float">
            <text:p><text:s/>551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303" calcext:value-type="float">
            <text:p>27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1-001001-ESTRUCTURAS METALICAS: TRABAJO</text:p>
          </table:table-cell>
        </table:table-row>
        <table:table-row table:style-name="ro6">
          <table:table-cell office:value-type="float" office:value="4756" calcext:value-type="float">
            <text:p>475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.87" calcext:value-type="float">
            <text:p><text:s/>55.8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903" calcext:value-type="float">
            <text:p>275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1-001001-F# 591 CORTE DE PAVIMENTO-ROTU</text:p>
          </table:table-cell>
        </table:table-row>
        <table:table-row table:style-name="ro6">
          <table:table-cell office:value-type="float" office:value="4757" calcext:value-type="float">
            <text:p>4757</text:p>
          </table:table-cell>
          <table:table-cell office:value-type="string" calcext:value-type="string">
            <text:p>-185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.68" calcext:value-type="float">
            <text:p><text:s/>185.6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003" calcext:value-type="float">
            <text:p>293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9-001001-LIGORGURO PABLO F# 349 FABRICA</text:p>
          </table:table-cell>
        </table:table-row>
        <table:table-row table:style-name="ro6">
          <table:table-cell office:value-type="float" office:value="4758" calcext:value-type="float">
            <text:p>4758</text:p>
          </table:table-cell>
          <table:table-cell office:value-type="string" calcext:value-type="string">
            <text:p><text:s/>2,173.12</text:p>
          </table:table-cell>
          <table:table-cell office:value-type="float" office:value="2358.8" calcext:value-type="float">
            <text:p><text:s/>2,35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759" calcext:value-type="float">
            <text:p>4759</text:p>
          </table:table-cell>
          <table:table-cell office:value-type="string" calcext:value-type="string">
            <text:p><text:s/>2,15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" calcext:value-type="float">
            <text:p><text:s/>20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203" calcext:value-type="float">
            <text:p>293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7-001001-LIGORGURO PABLO F# 347 FABRICA</text:p>
          </table:table-cell>
        </table:table-row>
        <table:table-row table:style-name="ro6">
          <table:table-cell office:value-type="float" office:value="4760" calcext:value-type="float">
            <text:p>4760</text:p>
          </table:table-cell>
          <table:table-cell office:value-type="string" calcext:value-type="string">
            <text:p><text:s/>2,04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.36" calcext:value-type="float">
            <text:p><text:s/>108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103" calcext:value-type="float">
            <text:p>292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6-001001-FRANCISCO TORRES F# 726 SERVIC</text:p>
          </table:table-cell>
        </table:table-row>
        <table:table-row table:style-name="ro6">
          <table:table-cell office:value-type="float" office:value="4761" calcext:value-type="float">
            <text:p>4761</text:p>
          </table:table-cell>
          <table:table-cell office:value-type="string" calcext:value-type="string">
            <text:p><text:s/>1,984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72" calcext:value-type="float">
            <text:p><text:s/>60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303" calcext:value-type="float">
            <text:p>292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7-001001-FRANCISCO TORRES F# 727 SERVIC</text:p>
          </table:table-cell>
        </table:table-row>
        <table:table-row table:style-name="ro6">
          <table:table-cell office:value-type="float" office:value="4762" calcext:value-type="float">
            <text:p>4762</text:p>
          </table:table-cell>
          <table:table-cell office:value-type="string" calcext:value-type="string">
            <text:p><text:s/>1,97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17" calcext:value-type="float">
            <text:p><text:s/>8.1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003" calcext:value-type="float">
            <text:p>292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76-001001-GEDEQUIP F# 676 MANTENIMIENTO </text:p>
          </table:table-cell>
        </table:table-row>
        <table:table-row table:style-name="ro6">
          <table:table-cell office:value-type="float" office:value="4763" calcext:value-type="float">
            <text:p>4763</text:p>
          </table:table-cell>
          <table:table-cell office:value-type="string" calcext:value-type="string">
            <text:p><text:s/>1,971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31" calcext:value-type="float">
            <text:p><text:s/>4.3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603" calcext:value-type="float">
            <text:p>291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390-001001-JESUS GUIRACOCHA F# 1390 SIEMB</text:p>
          </table:table-cell>
        </table:table-row>
        <table:table-row table:style-name="ro6">
          <table:table-cell office:value-type="float" office:value="4764" calcext:value-type="float">
            <text:p>4764</text:p>
          </table:table-cell>
          <table:table-cell office:value-type="string" calcext:value-type="string">
            <text:p><text:s/>1,962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" calcext:value-type="float">
            <text:p><text:s/>9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103" calcext:value-type="float">
            <text:p>29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54-002002-BOWEN MENDOZA JOSE F# 354 CANA</text:p>
          </table:table-cell>
        </table:table-row>
        <table:table-row table:style-name="ro6">
          <table:table-cell office:value-type="float" office:value="4765" calcext:value-type="float">
            <text:p>4765</text:p>
          </table:table-cell>
          <table:table-cell office:value-type="string" calcext:value-type="string">
            <text:p><text:s/>1,961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" calcext:value-type="float">
            <text:p><text:s/>1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903" calcext:value-type="float">
            <text:p>29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745-001001-VIBARCAL F# 1745 TANQUERO DE A</text:p>
          </table:table-cell>
        </table:table-row>
        <table:table-row table:style-name="ro6">
          <table:table-cell office:value-type="float" office:value="4766" calcext:value-type="float">
            <text:p>4766</text:p>
          </table:table-cell>
          <table:table-cell office:value-type="string" calcext:value-type="string">
            <text:p><text:s/>1,92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76" calcext:value-type="float">
            <text:p><text:s/>33.7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103" calcext:value-type="float">
            <text:p>30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2-001001-FACINSER SA F# 2112 SERVICIO T</text:p>
          </table:table-cell>
        </table:table-row>
        <table:table-row table:style-name="ro6">
          <table:table-cell office:value-type="float" office:value="4767" calcext:value-type="float">
            <text:p>4767</text:p>
          </table:table-cell>
          <table:table-cell office:value-type="string" calcext:value-type="string">
            <text:p><text:s/>1,863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.84" calcext:value-type="float">
            <text:p><text:s/>63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203" calcext:value-type="float">
            <text:p>30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32-001001-NUÑEZ CALLE JOSE F# 832 ALQUIL</text:p>
          </table:table-cell>
        </table:table-row>
        <table:table-row table:style-name="ro6">
          <table:table-cell office:value-type="float" office:value="4768" calcext:value-type="float">
            <text:p>4768</text:p>
          </table:table-cell>
          <table:table-cell office:value-type="string" calcext:value-type="string">
            <text:p><text:s/>1,84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2" calcext:value-type="float">
            <text:p><text:s/>19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403" calcext:value-type="float">
            <text:p>293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81-001001-CORDOVA ARMIJOS JUAN F# 781 AL</text:p>
          </table:table-cell>
        </table:table-row>
        <table:table-row table:style-name="ro6">
          <table:table-cell office:value-type="float" office:value="4769" calcext:value-type="float">
            <text:p>4769</text:p>
          </table:table-cell>
          <table:table-cell office:value-type="string" calcext:value-type="string">
            <text:p><text:s/>1,739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74" calcext:value-type="float">
            <text:p><text:s/>104.7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603" calcext:value-type="float">
            <text:p>293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23-001001-FACINSER SA F# 2123 SERVICIO T</text:p>
          </table:table-cell>
        </table:table-row>
        <table:table-row table:style-name="ro6">
          <table:table-cell office:value-type="float" office:value="4770" calcext:value-type="float">
            <text:p>4770</text:p>
          </table:table-cell>
          <table:table-cell office:value-type="string" calcext:value-type="string">
            <text:p><text:s/>1,642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.41" calcext:value-type="float">
            <text:p><text:s/>97.4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403" calcext:value-type="float">
            <text:p>28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6-001001-LIGORGURO PABLO F# 346 ACERO E</text:p>
          </table:table-cell>
        </table:table-row>
        <table:table-row table:style-name="ro6">
          <table:table-cell office:value-type="float" office:value="4771" calcext:value-type="float">
            <text:p>4771</text:p>
          </table:table-cell>
          <table:table-cell office:value-type="string" calcext:value-type="string">
            <text:p><text:s/>548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3.94" calcext:value-type="float">
            <text:p><text:s/>1,093.9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803" calcext:value-type="float">
            <text:p>293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226-001001-MERCHAN ZAMBRANO LUIS F# 226 F</text:p>
          </table:table-cell>
        </table:table-row>
        <table:table-row table:style-name="ro6">
          <table:table-cell office:value-type="float" office:value="4772" calcext:value-type="float">
            <text:p>4772</text:p>
          </table:table-cell>
          <table:table-cell office:value-type="string" calcext:value-type="string">
            <text:p><text:s/>434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48" calcext:value-type="float">
            <text:p><text:s/>113.4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103" calcext:value-type="float">
            <text:p>293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8-001001-LIGORGURO PABLO F# 348 ACERO E</text:p>
          </table:table-cell>
        </table:table-row>
        <table:table-row table:style-name="ro6">
          <table:table-cell office:value-type="float" office:value="4773" calcext:value-type="float">
            <text:p>4773</text:p>
          </table:table-cell>
          <table:table-cell office:value-type="string" calcext:value-type="string">
            <text:p><text:s/>426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" calcext:value-type="float">
            <text:p><text:s/>8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903" calcext:value-type="float">
            <text:p>294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28-001001-MENDEZ COGOLLO EDWIN F# 628 RE</text:p>
          </table:table-cell>
        </table:table-row>
        <table:table-row table:style-name="ro6">
          <table:table-cell office:value-type="float" office:value="4774" calcext:value-type="float">
            <text:p>4774</text:p>
          </table:table-cell>
          <table:table-cell office:value-type="string" calcext:value-type="string">
            <text:p><text:s/>384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.34" calcext:value-type="float">
            <text:p><text:s/>42.3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803" calcext:value-type="float">
            <text:p>294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3-001001-NUÑEZ CALLE JOSÉ F# 843 TRABAJ</text:p>
          </table:table-cell>
        </table:table-row>
        <table:table-row table:style-name="ro6">
          <table:table-cell office:value-type="float" office:value="4775" calcext:value-type="float">
            <text:p>4775</text:p>
          </table:table-cell>
          <table:table-cell office:value-type="string" calcext:value-type="string">
            <text:p><text:s/>313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.67" calcext:value-type="float">
            <text:p><text:s/>70.6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703" calcext:value-type="float">
            <text:p>294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2-001001-NUÑEZ CALLE JOSÉ F# 842 TRABAJ</text:p>
          </table:table-cell>
        </table:table-row>
        <table:table-row table:style-name="ro6">
          <table:table-cell office:value-type="float" office:value="4776" calcext:value-type="float">
            <text:p>4776</text:p>
          </table:table-cell>
          <table:table-cell office:value-type="string" calcext:value-type="string">
            <text:p><text:s/>309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" calcext:value-type="float">
            <text:p><text:s/>4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603" calcext:value-type="float">
            <text:p>294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1-001001-TORRES RONQUILLO FRANCISCO F# </text:p>
          </table:table-cell>
        </table:table-row>
        <table:table-row table:style-name="ro6">
          <table:table-cell office:value-type="float" office:value="4777" calcext:value-type="float">
            <text:p>4777</text:p>
          </table:table-cell>
          <table:table-cell office:value-type="string" calcext:value-type="string">
            <text:p><text:s/>297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7" calcext:value-type="float">
            <text:p><text:s/>11.7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503" calcext:value-type="float">
            <text:p>294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0-001001-TORRES RONQUILLO FRANCISCO F# </text:p>
          </table:table-cell>
        </table:table-row>
        <table:table-row table:style-name="ro6">
          <table:table-cell office:value-type="float" office:value="4778" calcext:value-type="float">
            <text:p>4778</text:p>
          </table:table-cell>
          <table:table-cell office:value-type="string" calcext:value-type="string">
            <text:p><text:s/>28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6" calcext:value-type="float">
            <text:p><text:s/>11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403" calcext:value-type="float">
            <text:p>294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9-001001-TORRES RONQUILLO FRANCISCO F# </text:p>
          </table:table-cell>
        </table:table-row>
        <table:table-row table:style-name="ro6">
          <table:table-cell office:value-type="float" office:value="4779" calcext:value-type="float">
            <text:p>4779</text:p>
          </table:table-cell>
          <table:table-cell office:value-type="string" calcext:value-type="string">
            <text:p><text:s/>24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" calcext:value-type="float">
            <text:p><text:s/>36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303" calcext:value-type="float">
            <text:p>294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8-001001-TORRES RONQUILLO FRANCISCO F# </text:p>
          </table:table-cell>
        </table:table-row>
        <table:table-row table:style-name="ro6">
          <table:table-cell office:value-type="float" office:value="4780" calcext:value-type="float">
            <text:p>4780</text:p>
          </table:table-cell>
          <table:table-cell office:value-type="string" calcext:value-type="string">
            <text:p><text:s/>18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64" calcext:value-type="float">
            <text:p><text:s/>61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603" calcext:value-type="float">
            <text:p>28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1-001001-NUÑEZ CALLE JOSÉ F# 841 COLOCA</text:p>
          </table:table-cell>
        </table:table-row>
        <table:table-row table:style-name="ro6">
          <table:table-cell office:value-type="float" office:value="4781" calcext:value-type="float">
            <text:p>4781</text:p>
          </table:table-cell>
          <table:table-cell office:value-type="string" calcext:value-type="string">
            <text:p><text:s/>81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.94" calcext:value-type="float">
            <text:p><text:s/>106.9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503" calcext:value-type="float">
            <text:p>28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5-001001-LIGORGURO PABLO F# 345 ACERO E</text:p>
          </table:table-cell>
        </table:table-row>
        <table:table-row table:style-name="ro6">
          <table:table-cell office:value-type="float" office:value="4782" calcext:value-type="float">
            <text:p>4782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3" calcext:value-type="float">
            <text:p><text:s/>81.3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403" calcext:value-type="float">
            <text:p>28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9-001001-FACINSER SA F# 2119 SERVICIO T</text:p>
          </table:table-cell>
        </table:table-row>
        <table:table-row table:style-name="ro6">
          <table:table-cell office:value-type="float" office:value="4783" calcext:value-type="float">
            <text:p>4783</text:p>
          </table:table-cell>
          <table:table-cell office:value-type="string" calcext:value-type="string">
            <text:p>-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" calcext:value-type="float">
            <text:p><text:s/>4.5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103" calcext:value-type="float">
            <text:p>302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6-001001-TORRES FRANCISCO F# 736 SERVIC</text:p>
          </table:table-cell>
        </table:table-row>
        <table:table-row table:style-name="ro6">
          <table:table-cell office:value-type="float" office:value="4784" calcext:value-type="float">
            <text:p>4784</text:p>
          </table:table-cell>
          <table:table-cell office:value-type="string" calcext:value-type="string">
            <text:p><text:s/>1,296.40</text:p>
          </table:table-cell>
          <table:table-cell office:value-type="float" office:value="1300.9" calcext:value-type="float">
            <text:p><text:s/>1,300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785" calcext:value-type="float">
            <text:p>4785</text:p>
          </table:table-cell>
          <table:table-cell office:value-type="string" calcext:value-type="string">
            <text:p><text:s/>1,288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" calcext:value-type="float">
            <text:p><text:s/>8.0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503" calcext:value-type="float">
            <text:p>307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8-001001-VINITALY F# 3188 ALQUILER DE M</text:p>
          </table:table-cell>
        </table:table-row>
        <table:table-row table:style-name="ro6">
          <table:table-cell office:value-type="float" office:value="4786" calcext:value-type="float">
            <text:p>4786</text:p>
          </table:table-cell>
          <table:table-cell office:value-type="string" calcext:value-type="string">
            <text:p><text:s/>1,260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.75" calcext:value-type="float">
            <text:p><text:s/>27.7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403" calcext:value-type="float">
            <text:p>302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9-001001-TORRES FRANCISCO F# 739 ALQUIL</text:p>
          </table:table-cell>
        </table:table-row>
        <table:table-row table:style-name="ro6">
          <table:table-cell office:value-type="float" office:value="4787" calcext:value-type="float">
            <text:p>4787</text:p>
          </table:table-cell>
          <table:table-cell office:value-type="string" calcext:value-type="string">
            <text:p><text:s/>1,21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3" calcext:value-type="float">
            <text:p><text:s/>49.3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103" calcext:value-type="float">
            <text:p>307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7-001001-LIGORGURO PABLO F# 357 OC 1759</text:p>
          </table:table-cell>
        </table:table-row>
        <table:table-row table:style-name="ro6">
          <table:table-cell office:value-type="float" office:value="4788" calcext:value-type="float">
            <text:p>4788</text:p>
          </table:table-cell>
          <table:table-cell office:value-type="string" calcext:value-type="string">
            <text:p><text:s/>1,12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99" calcext:value-type="float">
            <text:p><text:s/>81.9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303" calcext:value-type="float">
            <text:p>307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5-001001-NUÑEZ CALLE JOSÉ F# 905 TRABAJ</text:p>
          </table:table-cell>
        </table:table-row>
        <table:table-row table:style-name="ro6">
          <table:table-cell office:value-type="float" office:value="4789" calcext:value-type="float">
            <text:p>4789</text:p>
          </table:table-cell>
          <table:table-cell office:value-type="string" calcext:value-type="string">
            <text:p><text:s/>1,12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" calcext:value-type="float">
            <text:p><text:s/>2.8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303" calcext:value-type="float">
            <text:p>302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8-001001-TORRES FRANCISCO F# 738 MANTEN</text:p>
          </table:table-cell>
        </table:table-row>
        <table:table-row table:style-name="ro6">
          <table:table-cell office:value-type="float" office:value="4790" calcext:value-type="float">
            <text:p>4790</text:p>
          </table:table-cell>
          <table:table-cell office:value-type="string" calcext:value-type="string">
            <text:p><text:s/>1,121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2" calcext:value-type="float">
            <text:p><text:s/>5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603" calcext:value-type="float">
            <text:p>308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1664-001001-JULIO ANDRADE F# 11664 ALQUILE</text:p>
          </table:table-cell>
        </table:table-row>
        <table:table-row table:style-name="ro6">
          <table:table-cell office:value-type="float" office:value="4791" calcext:value-type="float">
            <text:p>4791</text:p>
          </table:table-cell>
          <table:table-cell office:value-type="string" calcext:value-type="string">
            <text:p><text:s/>947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3.88" calcext:value-type="float">
            <text:p><text:s/>173.8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903" calcext:value-type="float">
            <text:p>303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5-001001-TORRES FRANCISCO F# 735 SERVIC</text:p>
          </table:table-cell>
        </table:table-row>
        <table:table-row table:style-name="ro6">
          <table:table-cell office:value-type="float" office:value="4792" calcext:value-type="float">
            <text:p>4792</text:p>
          </table:table-cell>
          <table:table-cell office:value-type="string" calcext:value-type="string">
            <text:p><text:s/>94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6" calcext:value-type="float">
            <text:p><text:s/>3.6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203" calcext:value-type="float">
            <text:p>302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7-001001-TORRES FRANCISCO F# 737 MANTEN</text:p>
          </table:table-cell>
        </table:table-row>
        <table:table-row table:style-name="ro6">
          <table:table-cell office:value-type="float" office:value="4793" calcext:value-type="float">
            <text:p>4793</text:p>
          </table:table-cell>
          <table:table-cell office:value-type="string" calcext:value-type="string">
            <text:p><text:s/>813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8" calcext:value-type="float">
            <text:p><text:s/>130.8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803" calcext:value-type="float">
            <text:p>303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2-001001-TORRES FRANCISCO F# 732 SERVIC</text:p>
          </table:table-cell>
        </table:table-row>
        <table:table-row table:style-name="ro6">
          <table:table-cell office:value-type="float" office:value="4794" calcext:value-type="float">
            <text:p>4794</text:p>
          </table:table-cell>
          <table:table-cell office:value-type="string" calcext:value-type="string">
            <text:p><text:s/>77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9" calcext:value-type="float">
            <text:p><text:s/>35.9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503" calcext:value-type="float">
            <text:p>302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844-001001-NUÑEZ CALLE JOSÉ F# 844 TRABAJ</text:p>
          </table:table-cell>
        </table:table-row>
        <table:table-row table:style-name="ro6">
          <table:table-cell office:value-type="float" office:value="4795" calcext:value-type="float">
            <text:p>4795</text:p>
          </table:table-cell>
          <table:table-cell office:value-type="string" calcext:value-type="string">
            <text:p><text:s/>591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" calcext:value-type="float">
            <text:p><text:s/>186.0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103" calcext:value-type="float">
            <text:p>303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2-001001-SUMBA ORTEGA IVAN F# 602 REPOS</text:p>
          </table:table-cell>
        </table:table-row>
        <table:table-row table:style-name="ro6">
          <table:table-cell office:value-type="float" office:value="4796" calcext:value-type="float">
            <text:p>4796</text:p>
          </table:table-cell>
          <table:table-cell office:value-type="string" calcext:value-type="string">
            <text:p><text:s/>456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4.17" calcext:value-type="float">
            <text:p><text:s/>134.1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003" calcext:value-type="float">
            <text:p>302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3-001001-NUÑEZ CALLE JOSÉ F# 903 TRABAJ</text:p>
          </table:table-cell>
        </table:table-row>
        <table:table-row table:style-name="ro6">
          <table:table-cell office:value-type="float" office:value="4797" calcext:value-type="float">
            <text:p>4797</text:p>
          </table:table-cell>
          <table:table-cell office:value-type="string" calcext:value-type="string">
            <text:p><text:s/>318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.82" calcext:value-type="float">
            <text:p><text:s/>138.8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003" calcext:value-type="float">
            <text:p>307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8-001001-LIGORGURO PABLO F# 358 INSTALA</text:p>
          </table:table-cell>
        </table:table-row>
        <table:table-row table:style-name="ro6">
          <table:table-cell office:value-type="float" office:value="4798" calcext:value-type="float">
            <text:p>4798</text:p>
          </table:table-cell>
          <table:table-cell office:value-type="string" calcext:value-type="string">
            <text:p><text:s/>302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2" calcext:value-type="float">
            <text:p><text:s/>15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703" calcext:value-type="float">
            <text:p>308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8344-001001-MARCELO NARVAEZ F# 18344 ALQUI</text:p>
          </table:table-cell>
        </table:table-row>
        <table:table-row table:style-name="ro6">
          <table:table-cell office:value-type="float" office:value="4799" calcext:value-type="float">
            <text:p>4799</text:p>
          </table:table-cell>
          <table:table-cell office:value-type="string" calcext:value-type="string">
            <text:p><text:s/>296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4" calcext:value-type="float">
            <text:p><text:s/>6.4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603" calcext:value-type="float">
            <text:p>307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9-001001-VINITALY F# 3189 ALQUILER DE M</text:p>
          </table:table-cell>
        </table:table-row>
        <table:table-row table:style-name="ro6">
          <table:table-cell office:value-type="float" office:value="4800" calcext:value-type="float">
            <text:p>4800</text:p>
          </table:table-cell>
          <table:table-cell office:value-type="string" calcext:value-type="string">
            <text:p><text:s/>35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0.9" calcext:value-type="float">
            <text:p><text:s/>260.9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903" calcext:value-type="float">
            <text:p>308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64-001001-LIGORGURO PABLO F# 364 OC 2103</text:p>
          </table:table-cell>
        </table:table-row>
        <table:table-row table:style-name="ro6">
          <table:table-cell office:value-type="float" office:value="4801" calcext:value-type="float">
            <text:p>480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6" calcext:value-type="float">
            <text:p><text:s/>35.6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803" calcext:value-type="float">
            <text:p>308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5-001001-SUMBA ORTEGA IVAN F# 605 REPOS</text:p>
          </table:table-cell>
        </table:table-row>
        <table:table-row table:style-name="ro7">
          <table:table-cell table:style-name="ce279" office:value-type="float" office:value="4808" calcext:value-type="float">
            <text:p>4808</text:p>
          </table:table-cell>
          <table:table-cell table:style-name="ce281" office:value-type="string" calcext:value-type="string">
            <text:p>2-1-1-01-02-004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10% Retencion Fuente" calcext:value-type="string">
            <text:p><text:s/>10% Retencion Fuente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809" calcext:value-type="float">
            <text:p>4809</text:p>
          </table:table-cell>
          <table:table-cell office:value-type="string" calcext:value-type="string">
            <text:p>-12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603" calcext:value-type="float">
            <text:p>2206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33-002001-HONORARIOS COMO INTERVENTOR PO</text:p>
          </table:table-cell>
        </table:table-row>
        <table:table-row table:style-name="ro6">
          <table:table-cell office:value-type="float" office:value="4810" calcext:value-type="float">
            <text:p>4810</text:p>
          </table:table-cell>
          <table:table-cell office:value-type="string" calcext:value-type="string">
            <text:p><text:s/>.00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811" calcext:value-type="float">
            <text:p>4811</text:p>
          </table:table-cell>
          <table:table-cell office:value-type="string" calcext:value-type="string">
            <text:p>-12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103" calcext:value-type="float">
            <text:p>229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57-002001-HONORARIOS COMO INTERVENTOR PO</text:p>
          </table:table-cell>
        </table:table-row>
        <table:table-row table:style-name="ro6">
          <table:table-cell office:value-type="float" office:value="4812" calcext:value-type="float">
            <text:p>4812</text:p>
          </table:table-cell>
          <table:table-cell office:value-type="string" calcext:value-type="string">
            <text:p><text:s/>.00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813" calcext:value-type="float">
            <text:p>4813</text:p>
          </table:table-cell>
          <table:table-cell office:value-type="string" calcext:value-type="string">
            <text:p>-12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403" calcext:value-type="float">
            <text:p>239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867-002001-HONORARIOS COMO INTERVENTOR ME</text:p>
          </table:table-cell>
        </table:table-row>
        <table:table-row table:style-name="ro6">
          <table:table-cell office:value-type="float" office:value="4814" calcext:value-type="float">
            <text:p>4814</text:p>
          </table:table-cell>
          <table:table-cell office:value-type="string" calcext:value-type="string">
            <text:p><text:s/>.00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815" calcext:value-type="float">
            <text:p>4815</text:p>
          </table:table-cell>
          <table:table-cell office:value-type="string" calcext:value-type="string">
            <text:p>-12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303" calcext:value-type="float">
            <text:p>243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C 000000884-002001-HONORARIOS COMO INTERVENTOR PO</text:p>
          </table:table-cell>
        </table:table-row>
        <table:table-row table:style-name="ro6">
          <table:table-cell office:value-type="float" office:value="4816" calcext:value-type="float">
            <text:p>4816</text:p>
          </table:table-cell>
          <table:table-cell office:value-type="string" calcext:value-type="string">
            <text:p>-2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303" calcext:value-type="float">
            <text:p>242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76-002001-HONORARIOS COMO INTERVENTOR PO</text:p>
          </table:table-cell>
        </table:table-row>
        <table:table-row table:style-name="ro6">
          <table:table-cell office:value-type="float" office:value="4817" calcext:value-type="float">
            <text:p>4817</text:p>
          </table:table-cell>
          <table:table-cell office:value-type="string" calcext:value-type="string">
            <text:p><text:s/>.00</text:p>
          </table:table-cell>
          <table:table-cell office:value-type="float" office:value="250" calcext:value-type="float">
            <text:p><text:s/>2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818" calcext:value-type="float">
            <text:p>4818</text:p>
          </table:table-cell>
          <table:table-cell office:value-type="string" calcext:value-type="string">
            <text:p>-12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403" calcext:value-type="float">
            <text:p>248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901-002001-HONORARIOS COMO INTERVENTOR PO</text:p>
          </table:table-cell>
        </table:table-row>
        <table:table-row table:style-name="ro6">
          <table:table-cell office:value-type="float" office:value="4819" calcext:value-type="float">
            <text:p>4819</text:p>
          </table:table-cell>
          <table:table-cell office:value-type="string" calcext:value-type="string">
            <text:p><text:s/>.00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820" calcext:value-type="float">
            <text:p>4820</text:p>
          </table:table-cell>
          <table:table-cell office:value-type="string" calcext:value-type="string">
            <text:p>-12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303" calcext:value-type="float">
            <text:p>263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C 000000919-002001-HONORARIOS COMO INTERVENTOR DE</text:p>
          </table:table-cell>
        </table:table-row>
        <table:table-row table:style-name="ro6">
          <table:table-cell office:value-type="float" office:value="4821" calcext:value-type="float">
            <text:p>4821</text:p>
          </table:table-cell>
          <table:table-cell office:value-type="string" calcext:value-type="string">
            <text:p><text:s/>.00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822" calcext:value-type="float">
            <text:p>4822</text:p>
          </table:table-cell>
          <table:table-cell office:value-type="string" calcext:value-type="string">
            <text:p>-9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" calcext:value-type="float">
            <text:p><text:s/>91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803" calcext:value-type="float">
            <text:p>275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9-001001-F# 589 TRABAJOS DE TOPOGRAFIA </text:p>
          </table:table-cell>
        </table:table-row>
        <table:table-row table:style-name="ro6">
          <table:table-cell office:value-type="float" office:value="4823" calcext:value-type="float">
            <text:p>4823</text:p>
          </table:table-cell>
          <table:table-cell office:value-type="string" calcext:value-type="string">
            <text:p><text:s/>125.00</text:p>
          </table:table-cell>
          <table:table-cell office:value-type="float" office:value="216" calcext:value-type="float">
            <text:p><text:s/>2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824" calcext:value-type="float">
            <text:p>4824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003" calcext:value-type="float">
            <text:p>281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C 000000929-002001-F# 929 HONORARIOS COMO INTERVE</text:p>
          </table:table-cell>
        </table:table-row>
        <table:table-row table:style-name="ro6">
          <table:table-cell office:value-type="float" office:value="4825" calcext:value-type="float">
            <text:p>4825</text:p>
          </table:table-cell>
          <table:table-cell office:value-type="string" calcext:value-type="string">
            <text:p>-12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003" calcext:value-type="float">
            <text:p>295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C 000000945-002001-MANUEL NOGALES F# 945 HONORARI</text:p>
          </table:table-cell>
        </table:table-row>
        <table:table-row table:style-name="ro6">
          <table:table-cell office:value-type="float" office:value="4826" calcext:value-type="float">
            <text:p>4826</text:p>
          </table:table-cell>
          <table:table-cell office:value-type="string" calcext:value-type="string">
            <text:p><text:s/>.00</text:p>
          </table:table-cell>
          <table:table-cell office:value-type="float" office:value="125" calcext:value-type="float">
            <text:p><text:s/>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7">
          <table:table-cell table:style-name="ce279" office:value-type="float" office:value="4827" calcext:value-type="float">
            <text:p>4827</text:p>
          </table:table-cell>
          <table:table-cell table:style-name="ce281" office:value-type="string" calcext:value-type="string">
            <text:p>2-1-1-01-02-005</text:p>
          </table:table-cell>
          <table:table-cell table:style-name="ce283" office:value-type="float" office:value="-228468.35" calcext:value-type="float">
            <text:p><text:s/>(228,468.35)</text:p>
          </table:table-cell>
          <table:table-cell table:style-name="ce283" office:value-type="string" office:string-value="Impto. Renta por Pagar" calcext:value-type="string">
            <text:p><text:s/>Impto. Renta por Pagar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828" calcext:value-type="float">
            <text:p>4828</text:p>
          </table:table-cell>
          <table:table-cell office:value-type="string" calcext:value-type="string">
            <text:p><text:s/>1,670.10</text:p>
          </table:table-cell>
          <table:table-cell office:value-type="float" office:value="230138.45" calcext:value-type="float">
            <text:p><text:s/>230,138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102" calcext:value-type="float">
            <text:p>292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8091-0 :ND:0-08091 PAGO IMPUESTO A RENTA AÑO 2</text:p>
          </table:table-cell>
        </table:table-row>
        <table:table-row table:style-name="ro6">
          <table:table-cell office:value-type="float" office:value="4829" calcext:value-type="float">
            <text:p>4829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0.1" calcext:value-type="float">
            <text:p><text:s/>1,670.10 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2102 MACHALA: RECLASIFICACIÓN</text:p>
          </table:table-cell>
        </table:table-row>
        <table:table-row table:style-name="ro7">
          <table:table-cell table:style-name="ce279" office:value-type="float" office:value="4830" calcext:value-type="float">
            <text:p>4830</text:p>
          </table:table-cell>
          <table:table-cell table:style-name="ce281" office:value-type="string" calcext:value-type="string">
            <text:p>2-1-1-01-02-006</text:p>
          </table:table-cell>
          <table:table-cell table:style-name="ce283" office:value-type="float" office:value="-41.14" calcext:value-type="float">
            <text:p><text:s/>(41.14)</text:p>
          </table:table-cell>
          <table:table-cell table:style-name="ce283" office:value-type="string" office:string-value="Retenciones en la Fuente por Pagar" calcext:value-type="string">
            <text:p><text:s/>Retenciones en la Fuente por Pagar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831" calcext:value-type="float">
            <text:p>4831</text:p>
          </table:table-cell>
          <table:table-cell office:value-type="string" calcext:value-type="string">
            <text:p>-49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6" calcext:value-type="float">
            <text:p><text:s/>8.60 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AJUSTE DE SALDO VALORES DE INTERES PAGADOS EN 2018 REF ND 6964</text:p>
          </table:table-cell>
        </table:table-row>
        <table:table-row table:style-name="ro6">
          <table:table-cell office:value-type="float" office:value="4832" calcext:value-type="float">
            <text:p>4832</text:p>
          </table:table-cell>
          <table:table-cell office:value-type="string" calcext:value-type="string">
            <text:p>-133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86" calcext:value-type="float">
            <text:p><text:s/>83.86 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INTERES PAGADO EN ND 6964 DECL SUST RET FEB 2018</text:p>
          </table:table-cell>
        </table:table-row>
        <table:table-row table:style-name="ro6">
          <table:table-cell office:value-type="float" office:value="4833" calcext:value-type="float">
            <text:p>4833</text:p>
          </table:table-cell>
          <table:table-cell office:value-type="string" calcext:value-type="string">
            <text:p>-25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834" calcext:value-type="float">
            <text:p>4834</text:p>
          </table:table-cell>
          <table:table-cell office:value-type="string" calcext:value-type="string">
            <text:p>-494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.75" calcext:value-type="float">
            <text:p><text:s/>235.75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835" calcext:value-type="float">
            <text:p>4835</text:p>
          </table:table-cell>
          <table:table-cell office:value-type="string" calcext:value-type="string">
            <text:p>-681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.8" calcext:value-type="float">
            <text:p><text:s/>186.80 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</table:table-row>
        <table:table-row table:style-name="ro6">
          <table:table-cell office:value-type="float" office:value="4836" calcext:value-type="float">
            <text:p>4836</text:p>
          </table:table-cell>
          <table:table-cell office:value-type="string" calcext:value-type="string">
            <text:p>-552.95</text:p>
          </table:table-cell>
          <table:table-cell office:value-type="float" office:value="128.2" calcext:value-type="float">
            <text:p><text:s/>128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302" calcext:value-type="float">
            <text:p>265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39-0 :ND:0-4239 PAGO SRI RETENCION FUENTE DIC</text:p>
          </table:table-cell>
        </table:table-row>
        <table:table-row table:style-name="ro6">
          <table:table-cell office:value-type="float" office:value="4837" calcext:value-type="float">
            <text:p>4837</text:p>
          </table:table-cell>
          <table:table-cell office:value-type="string" calcext:value-type="string">
            <text:p>-677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838" calcext:value-type="float">
            <text:p>4838</text:p>
          </table:table-cell>
          <table:table-cell office:value-type="string" calcext:value-type="string">
            <text:p>-92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6.16" calcext:value-type="float">
            <text:p><text:s/>246.16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839" calcext:value-type="float">
            <text:p>4839</text:p>
          </table:table-cell>
          <table:table-cell office:value-type="string" calcext:value-type="string">
            <text:p>-1,196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68" calcext:value-type="float">
            <text:p><text:s/>272.68 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Traspaso impueso mes Febrero 2020</text:p>
          </table:table-cell>
        </table:table-row>
        <table:table-row table:style-name="ro6">
          <table:table-cell office:value-type="float" office:value="4840" calcext:value-type="float">
            <text:p>4840</text:p>
          </table:table-cell>
          <table:table-cell office:value-type="string" calcext:value-type="string">
            <text:p>-649.22</text:p>
          </table:table-cell>
          <table:table-cell office:value-type="float" office:value="547.57" calcext:value-type="float">
            <text:p><text:s/>547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402" calcext:value-type="float">
            <text:p>274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770-0 :ND:0-36770 Pago retencion fuente mes E</text:p>
          </table:table-cell>
        </table:table-row>
        <table:table-row table:style-name="ro6">
          <table:table-cell office:value-type="float" office:value="4841" calcext:value-type="float">
            <text:p>4841</text:p>
          </table:table-cell>
          <table:table-cell office:value-type="string" calcext:value-type="string">
            <text:p>-1,69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8.95" calcext:value-type="float">
            <text:p><text:s/>1,048.95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842" calcext:value-type="float">
            <text:p>4842</text:p>
          </table:table-cell>
          <table:table-cell office:value-type="string" calcext:value-type="string">
            <text:p>-1,940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2.56" calcext:value-type="float">
            <text:p><text:s/>242.56 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raspaso impueso mes Marzo 2020</text:p>
          </table:table-cell>
        </table:table-row>
        <table:table-row table:style-name="ro6">
          <table:table-cell office:value-type="float" office:value="4843" calcext:value-type="float">
            <text:p>4843</text:p>
          </table:table-cell>
          <table:table-cell office:value-type="string" calcext:value-type="string">
            <text:p>-1,296.90</text:p>
          </table:table-cell>
          <table:table-cell office:value-type="float" office:value="643.83" calcext:value-type="float">
            <text:p><text:s/>643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002" calcext:value-type="float">
            <text:p>288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3677-0 :ND:0-03677 PAGO RTE FUENTE MES FEBRERO</text:p>
          </table:table-cell>
        </table:table-row>
        <table:table-row table:style-name="ro6">
          <table:table-cell office:value-type="float" office:value="4844" calcext:value-type="float">
            <text:p>4844</text:p>
          </table:table-cell>
          <table:table-cell office:value-type="string" calcext:value-type="string">
            <text:p>-1,29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44" calcext:value-type="float">
            <text:p><text:s/>2.44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845" calcext:value-type="float">
            <text:p>4845</text:p>
          </table:table-cell>
          <table:table-cell office:value-type="string" calcext:value-type="string">
            <text:p>-1,485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.88" calcext:value-type="float">
            <text:p><text:s/>185.88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846" calcext:value-type="float">
            <text:p>4846</text:p>
          </table:table-cell>
          <table:table-cell office:value-type="string" calcext:value-type="string">
            <text:p>-1,766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0.9" calcext:value-type="float">
            <text:p><text:s/>280.90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847" calcext:value-type="float">
            <text:p>4847</text:p>
          </table:table-cell>
          <table:table-cell office:value-type="string" calcext:value-type="string">
            <text:p>-1,891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848" calcext:value-type="float">
            <text:p>4848</text:p>
          </table:table-cell>
          <table:table-cell office:value-type="string" calcext:value-type="string">
            <text:p>-1,895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" calcext:value-type="float">
            <text:p><text:s/>4.00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849" calcext:value-type="float">
            <text:p>4849</text:p>
          </table:table-cell>
          <table:table-cell office:value-type="string" calcext:value-type="string">
            <text:p>-622.76</text:p>
          </table:table-cell>
          <table:table-cell office:value-type="float" office:value="1272.36" calcext:value-type="float">
            <text:p><text:s/>1,272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002" calcext:value-type="float">
            <text:p>290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5703-0 :ND:0-05703 PAGO RTE FUENTE MES MARZO 2</text:p>
          </table:table-cell>
        </table:table-row>
        <table:table-row table:style-name="ro6">
          <table:table-cell office:value-type="float" office:value="4850" calcext:value-type="float">
            <text:p>4850</text:p>
          </table:table-cell>
          <table:table-cell office:value-type="string" calcext:value-type="string">
            <text:p>-83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6.05" calcext:value-type="float">
            <text:p><text:s/>216.05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851" calcext:value-type="float">
            <text:p>4851</text:p>
          </table:table-cell>
          <table:table-cell office:value-type="string" calcext:value-type="string">
            <text:p>-1,08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" calcext:value-type="float">
            <text:p><text:s/>250.00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852" calcext:value-type="float">
            <text:p>4852</text:p>
          </table:table-cell>
          <table:table-cell office:value-type="string" calcext:value-type="string">
            <text:p>-490.60</text:p>
          </table:table-cell>
          <table:table-cell office:value-type="float" office:value="598.21" calcext:value-type="float">
            <text:p><text:s/>598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802" calcext:value-type="float">
            <text:p>294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921-0 :ND:0-02921 PAGO RTE FUENTE MES ABRIL 2</text:p>
          </table:table-cell>
        </table:table-row>
        <table:table-row table:style-name="ro6">
          <table:table-cell office:value-type="float" office:value="4853" calcext:value-type="float">
            <text:p>4853</text:p>
          </table:table-cell>
          <table:table-cell office:value-type="string" calcext:value-type="string">
            <text:p>-485.20</text:p>
          </table:table-cell>
          <table:table-cell office:value-type="float" office:value="5.4" calcext:value-type="float">
            <text:p><text:s/>5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/DÉBITO #292702: PAGO DE RETENCIÓN A LA FUENTE POR PAGAR SUSTITUTIVA MES ABRIL-2020</text:p>
          </table:table-cell>
        </table:table-row>
        <table:table-row table:style-name="ro6">
          <table:table-cell office:value-type="float" office:value="4854" calcext:value-type="float">
            <text:p>4854</text:p>
          </table:table-cell>
          <table:table-cell office:value-type="string" calcext:value-type="string">
            <text:p>-622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.52" calcext:value-type="float">
            <text:p><text:s/>137.52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855" calcext:value-type="float">
            <text:p>4855</text:p>
          </table:table-cell>
          <table:table-cell office:value-type="string" calcext:value-type="string">
            <text:p>-629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4" calcext:value-type="float">
            <text:p><text:s/>7.24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856" calcext:value-type="float">
            <text:p>4856</text:p>
          </table:table-cell>
          <table:table-cell office:value-type="string" calcext:value-type="string">
            <text:p>-610.72</text:p>
          </table:table-cell>
          <table:table-cell office:value-type="float" office:value="19.24" calcext:value-type="float">
            <text:p><text:s/>19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/DÉBITO #295302: PAGO DE IMPUESTOS SRI MES ABRIL-2020</text:p>
          </table:table-cell>
        </table:table-row>
        <table:table-row table:style-name="ro6">
          <table:table-cell office:value-type="float" office:value="4857" calcext:value-type="float">
            <text:p>4857</text:p>
          </table:table-cell>
          <table:table-cell office:value-type="string" calcext:value-type="string">
            <text:p><text:s/>.10</text:p>
          </table:table-cell>
          <table:table-cell office:value-type="float" office:value="610.82" calcext:value-type="float">
            <text:p><text:s/>610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402" calcext:value-type="float">
            <text:p>300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512-0 :ND:0-02512 Pago ies retenciones en la </text:p>
          </table:table-cell>
        </table:table-row>
        <table:table-row table:style-name="ro6">
          <table:table-cell office:value-type="float" office:value="4858" calcext:value-type="float">
            <text:p>4858</text:p>
          </table:table-cell>
          <table:table-cell office:value-type="string" calcext:value-type="string">
            <text:p>-656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6.34" calcext:value-type="float">
            <text:p><text:s/>656.34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859" calcext:value-type="float">
            <text:p>4859</text:p>
          </table:table-cell>
          <table:table-cell office:value-type="string" calcext:value-type="string">
            <text:p>-781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860" calcext:value-type="float">
            <text:p>4860</text:p>
          </table:table-cell>
          <table:table-cell office:value-type="string" calcext:value-type="string">
            <text:p>-1,367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6.29" calcext:value-type="float">
            <text:p><text:s/>586.29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861" calcext:value-type="float">
            <text:p>4861</text:p>
          </table:table-cell>
          <table:table-cell office:value-type="string" calcext:value-type="string">
            <text:p>-1,42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47" calcext:value-type="float">
            <text:p><text:s/>58.47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862" calcext:value-type="float">
            <text:p>4862</text:p>
          </table:table-cell>
          <table:table-cell office:value-type="string" calcext:value-type="string">
            <text:p>-1,456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35" calcext:value-type="float">
            <text:p><text:s/>30.35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863" calcext:value-type="float">
            <text:p>4863</text:p>
          </table:table-cell>
          <table:table-cell office:value-type="string" calcext:value-type="string">
            <text:p><text:s/>.10</text:p>
          </table:table-cell>
          <table:table-cell office:value-type="float" office:value="1456.45" calcext:value-type="float">
            <text:p><text:s/>1,456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002" calcext:value-type="float">
            <text:p>312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3923-0 :ND:0-03923 Pago SRI retencion en la fu</text:p>
          </table:table-cell>
        </table:table-row>
        <table:table-row table:style-name="ro6">
          <table:table-cell office:value-type="float" office:value="4864" calcext:value-type="float">
            <text:p>4864</text:p>
          </table:table-cell>
          <table:table-cell office:value-type="string" calcext:value-type="string">
            <text:p>-1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06" calcext:value-type="float">
            <text:p><text:s/>2.06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865" calcext:value-type="float">
            <text:p>4865</text:p>
          </table:table-cell>
          <table:table-cell office:value-type="string" calcext:value-type="string">
            <text:p>-1,382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0.46" calcext:value-type="float">
            <text:p><text:s/>1,380.46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866" calcext:value-type="float">
            <text:p>4866</text:p>
          </table:table-cell>
          <table:table-cell office:value-type="string" calcext:value-type="string">
            <text:p>-3,053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1.51" calcext:value-type="float">
            <text:p><text:s/>1,671.51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867" calcext:value-type="float">
            <text:p>4867</text:p>
          </table:table-cell>
          <table:table-cell office:value-type="string" calcext:value-type="string">
            <text:p>-3,071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76" calcext:value-type="float">
            <text:p><text:s/>17.76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868" calcext:value-type="float">
            <text:p>4868</text:p>
          </table:table-cell>
          <table:table-cell office:value-type="string" calcext:value-type="string">
            <text:p>-3,196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869" calcext:value-type="float">
            <text:p>4869</text:p>
          </table:table-cell>
          <table:table-cell office:value-type="string" calcext:value-type="string">
            <text:p>-3,294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.91" calcext:value-type="float">
            <text:p><text:s/>97.91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870" calcext:value-type="float">
            <text:p>4870</text:p>
          </table:table-cell>
          <table:table-cell office:value-type="string" calcext:value-type="string">
            <text:p>-5,059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4.55" calcext:value-type="float">
            <text:p><text:s/>1,764.55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871" calcext:value-type="float">
            <text:p>4871</text:p>
          </table:table-cell>
          <table:table-cell office:value-type="string" calcext:value-type="string">
            <text:p>-11,588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29.08" calcext:value-type="float">
            <text:p><text:s/>6,529.08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872" calcext:value-type="float">
            <text:p>4872</text:p>
          </table:table-cell>
          <table:table-cell office:value-type="string" calcext:value-type="string">
            <text:p>-11,600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" calcext:value-type="float">
            <text:p><text:s/>12.00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873" calcext:value-type="float">
            <text:p>4873</text:p>
          </table:table-cell>
          <table:table-cell office:value-type="string" calcext:value-type="string">
            <text:p>-8,403.49</text:p>
          </table:table-cell>
          <table:table-cell office:value-type="float" office:value="3196.74" calcext:value-type="float">
            <text:p><text:s/>3,196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702" calcext:value-type="float">
            <text:p>322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046-1 :ND:1-3046 Pago SRI Retencion en la fuen</text:p>
          </table:table-cell>
        </table:table-row>
        <table:table-row table:style-name="ro6">
          <table:table-cell office:value-type="float" office:value="4874" calcext:value-type="float">
            <text:p>4874</text:p>
          </table:table-cell>
          <table:table-cell office:value-type="string" calcext:value-type="string">
            <text:p>-8,619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6" calcext:value-type="float">
            <text:p><text:s/>216.00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875" calcext:value-type="float">
            <text:p>4875</text:p>
          </table:table-cell>
          <table:table-cell office:value-type="string" calcext:value-type="string">
            <text:p>-8,626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01" calcext:value-type="float">
            <text:p><text:s/>7.01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4876" calcext:value-type="float">
            <text:p>4876</text:p>
          </table:table-cell>
          <table:table-cell office:value-type="string" calcext:value-type="string">
            <text:p>-9,623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6.6" calcext:value-type="float">
            <text:p><text:s/>996.60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877" calcext:value-type="float">
            <text:p>4877</text:p>
          </table:table-cell>
          <table:table-cell office:value-type="string" calcext:value-type="string">
            <text:p>-11,981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8.8" calcext:value-type="float">
            <text:p><text:s/>2,358.80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878" calcext:value-type="float">
            <text:p>4878</text:p>
          </table:table-cell>
          <table:table-cell office:value-type="string" calcext:value-type="string">
            <text:p>-13,84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5.64" calcext:value-type="float">
            <text:p><text:s/>1,865.64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879" calcext:value-type="float">
            <text:p>4879</text:p>
          </table:table-cell>
          <table:table-cell office:value-type="string" calcext:value-type="string">
            <text:p>-13,89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.55" calcext:value-type="float">
            <text:p><text:s/>50.55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880" calcext:value-type="float">
            <text:p>4880</text:p>
          </table:table-cell>
          <table:table-cell office:value-type="string" calcext:value-type="string">
            <text:p>-5,271.54</text:p>
          </table:table-cell>
          <table:table-cell office:value-type="float" office:value="8626.55" calcext:value-type="float">
            <text:p><text:s/>8,626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702" calcext:value-type="float">
            <text:p>333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5357-1 :PAGO SRI - RETENCION EN LA FUENTE MES A</text:p>
          </table:table-cell>
        </table:table-row>
        <table:table-row table:style-name="ro6">
          <table:table-cell office:value-type="float" office:value="4881" calcext:value-type="float">
            <text:p>4881</text:p>
          </table:table-cell>
          <table:table-cell office:value-type="string" calcext:value-type="string">
            <text:p>-5,396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" calcext:value-type="float">
            <text:p><text:s/>125.00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882" calcext:value-type="float">
            <text:p>4882</text:p>
          </table:table-cell>
          <table:table-cell office:value-type="string" calcext:value-type="string">
            <text:p>-5,412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37" calcext:value-type="float">
            <text:p><text:s/>16.37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4883" calcext:value-type="float">
            <text:p>4883</text:p>
          </table:table-cell>
          <table:table-cell office:value-type="string" calcext:value-type="string">
            <text:p>-5,419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05" calcext:value-type="float">
            <text:p><text:s/>7.05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884" calcext:value-type="float">
            <text:p>4884</text:p>
          </table:table-cell>
          <table:table-cell office:value-type="string" calcext:value-type="string">
            <text:p>-6,779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9.19" calcext:value-type="float">
            <text:p><text:s/>1,359.19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885" calcext:value-type="float">
            <text:p>4885</text:p>
          </table:table-cell>
          <table:table-cell office:value-type="string" calcext:value-type="string">
            <text:p>-8,080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0.9" calcext:value-type="float">
            <text:p><text:s/>1,300.90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886" calcext:value-type="float">
            <text:p>4886</text:p>
          </table:table-cell>
          <table:table-cell office:value-type="string" calcext:value-type="string">
            <text:p>-8,12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.11" calcext:value-type="float">
            <text:p><text:s/>45.11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887" calcext:value-type="float">
            <text:p>4887</text:p>
          </table:table-cell>
          <table:table-cell office:value-type="string" calcext:value-type="string">
            <text:p>-8,151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7" calcext:value-type="float">
            <text:p><text:s/>26.70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4888" calcext:value-type="float">
            <text:p>4888</text:p>
          </table:table-cell>
          <table:table-cell office:value-type="string" calcext:value-type="string">
            <text:p>-2,738.90</text:p>
          </table:table-cell>
          <table:table-cell office:value-type="float" office:value="5412.96" calcext:value-type="float">
            <text:p><text:s/>5,412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302" calcext:value-type="float">
            <text:p>341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4944-1 :ND:1-4944 Pago SRI - Retencion en la fu</text:p>
          </table:table-cell>
        </table:table-row>
        <table:table-row table:style-name="ro7">
          <table:table-cell table:style-name="ce279" office:value-type="float" office:value="4895" calcext:value-type="float">
            <text:p>4895</text:p>
          </table:table-cell>
          <table:table-cell table:style-name="ce281" office:value-type="string" calcext:value-type="string">
            <text:p>2-1-1-01-02-007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Ret. Impto. 1.75% sobre Compras" calcext:value-type="string">
            <text:p><text:s/>Ret. Impto. 1.75% sobre Compras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4896" calcext:value-type="float">
            <text:p>4896</text:p>
          </table:table-cell>
          <table:table-cell office:value-type="string" calcext:value-type="string">
            <text:p>-22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73" calcext:value-type="float">
            <text:p><text:s/>22.7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003" calcext:value-type="float">
            <text:p>241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7-001011-PORTABLE HP PROBOOK 450 G7 L7 </text:p>
          </table:table-cell>
        </table:table-row>
        <table:table-row table:style-name="ro6">
          <table:table-cell office:value-type="float" office:value="4897" calcext:value-type="float">
            <text:p>4897</text:p>
          </table:table-cell>
          <table:table-cell office:value-type="string" calcext:value-type="string">
            <text:p><text:s/>163.15</text:p>
          </table:table-cell>
          <table:table-cell office:value-type="float" office:value="185.88" calcext:value-type="float">
            <text:p><text:s/>185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4898" calcext:value-type="float">
            <text:p>4898</text:p>
          </table:table-cell>
          <table:table-cell office:value-type="string" calcext:value-type="string">
            <text:p><text:s/>22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.42" calcext:value-type="float">
            <text:p><text:s/>140.42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703" calcext:value-type="float">
            <text:p>240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161-002002-CAJA DE CLAVO DE ACERO-TIRA SE</text:p>
          </table:table-cell>
        </table:table-row>
        <table:table-row table:style-name="ro6">
          <table:table-cell office:value-type="float" office:value="4899" calcext:value-type="float">
            <text:p>4899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73" calcext:value-type="float">
            <text:p><text:s/>22.7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903" calcext:value-type="float">
            <text:p>240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6-001011-PORTABLE HP PROBOOK 450 G7-LIC</text:p>
          </table:table-cell>
        </table:table-row>
        <table:table-row table:style-name="ro6">
          <table:table-cell office:value-type="float" office:value="4900" calcext:value-type="float">
            <text:p>4900</text:p>
          </table:table-cell>
          <table:table-cell office:value-type="string" calcext:value-type="string">
            <text:p>-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9" calcext:value-type="float">
            <text:p><text:s/>0.59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703" calcext:value-type="float">
            <text:p>242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67-002002-BRIDA PP90 PN16 DN80 PPST- POR</text:p>
          </table:table-cell>
        </table:table-row>
        <table:table-row table:style-name="ro6">
          <table:table-cell office:value-type="float" office:value="4901" calcext:value-type="float">
            <text:p>4901</text:p>
          </table:table-cell>
          <table:table-cell office:value-type="string" calcext:value-type="string">
            <text:p>-1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6" calcext:value-type="float">
            <text:p><text:s/>10.46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403" calcext:value-type="float">
            <text:p>242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54914-036001-GENERADOR 5000 GASOL MONOF</text:p>
          </table:table-cell>
        </table:table-row>
        <table:table-row table:style-name="ro6">
          <table:table-cell office:value-type="float" office:value="4902" calcext:value-type="float">
            <text:p>4902</text:p>
          </table:table-cell>
          <table:table-cell office:value-type="string" calcext:value-type="string">
            <text:p>-9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21" calcext:value-type="float">
            <text:p><text:s/>84.21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203" calcext:value-type="float">
            <text:p>2442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0-001101-(17 ) ARENA- (108) PIEDRA 3/4</text:p>
          </table:table-cell>
        </table:table-row>
        <table:table-row table:style-name="ro6">
          <table:table-cell office:value-type="float" office:value="4903" calcext:value-type="float">
            <text:p>4903</text:p>
          </table:table-cell>
          <table:table-cell office:value-type="string" calcext:value-type="string">
            <text:p>-105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6" calcext:value-type="float">
            <text:p><text:s/>10.46 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803" calcext:value-type="float">
            <text:p>267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54914-000000-CI APLICA POR RETENCION</text:p>
          </table:table-cell>
        </table:table-row>
        <table:table-row table:style-name="ro6">
          <table:table-cell office:value-type="float" office:value="4904" calcext:value-type="float">
            <text:p>4904</text:p>
          </table:table-cell>
          <table:table-cell office:value-type="string" calcext:value-type="string">
            <text:p>-143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8" calcext:value-type="float">
            <text:p><text:s/>37.8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103" calcext:value-type="float">
            <text:p>244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1-001001-SUB-BASE PROYECTO UNIVERSIDAD </text:p>
          </table:table-cell>
        </table:table-row>
        <table:table-row table:style-name="ro6">
          <table:table-cell office:value-type="float" office:value="4905" calcext:value-type="float">
            <text:p>4905</text:p>
          </table:table-cell>
          <table:table-cell office:value-type="string" calcext:value-type="string">
            <text:p>-6.00</text:p>
          </table:table-cell>
          <table:table-cell office:value-type="float" office:value="137.52" calcext:value-type="float">
            <text:p><text:s/>137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4906" calcext:value-type="float">
            <text:p>4906</text:p>
          </table:table-cell>
          <table:table-cell office:value-type="string" calcext:value-type="string">
            <text:p>-1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46" calcext:value-type="float">
            <text:p><text:s/>4.46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503" calcext:value-type="float">
            <text:p>242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435-001001-3 BOMBA MANUEL 20L- 3 KIT DESI</text:p>
          </table:table-cell>
        </table:table-row>
        <table:table-row table:style-name="ro6">
          <table:table-cell office:value-type="float" office:value="4907" calcext:value-type="float">
            <text:p>4907</text:p>
          </table:table-cell>
          <table:table-cell office:value-type="string" calcext:value-type="string">
            <text:p>-227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.12" calcext:value-type="float">
            <text:p><text:s/>217.1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703" calcext:value-type="float">
            <text:p>253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3643-001501-ADOQUIN HOLANDES 8 CM COLOR - </text:p>
          </table:table-cell>
        </table:table-row>
        <table:table-row table:style-name="ro6">
          <table:table-cell office:value-type="float" office:value="4908" calcext:value-type="float">
            <text:p>4908</text:p>
          </table:table-cell>
          <table:table-cell office:value-type="string" calcext:value-type="string">
            <text:p><text:s/>428.76</text:p>
          </table:table-cell>
          <table:table-cell office:value-type="float" office:value="656.34" calcext:value-type="float">
            <text:p><text:s/>656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4909" calcext:value-type="float">
            <text:p>4909</text:p>
          </table:table-cell>
          <table:table-cell office:value-type="string" calcext:value-type="string">
            <text:p><text:s/>428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" calcext:value-type="float">
            <text:p><text:s/>0.2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303" calcext:value-type="float">
            <text:p>245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45-001001-6 UNID. DISCO DE CORTE METAL D</text:p>
          </table:table-cell>
        </table:table-row>
        <table:table-row table:style-name="ro6">
          <table:table-cell office:value-type="float" office:value="4910" calcext:value-type="float">
            <text:p>4910</text:p>
          </table:table-cell>
          <table:table-cell office:value-type="string" calcext:value-type="string">
            <text:p><text:s/>40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69" calcext:value-type="float">
            <text:p><text:s/>22.6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403" calcext:value-type="float">
            <text:p>245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94-002002-78 UNID. ANGULO 50X50X2MM - 78</text:p>
          </table:table-cell>
        </table:table-row>
        <table:table-row table:style-name="ro6">
          <table:table-cell office:value-type="float" office:value="4911" calcext:value-type="float">
            <text:p>4911</text:p>
          </table:table-cell>
          <table:table-cell office:value-type="string" calcext:value-type="string">
            <text:p><text:s/>391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7" calcext:value-type="float">
            <text:p><text:s/>14.7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503" calcext:value-type="float">
            <text:p>245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08-001101-42 UNID. SUB BASE</text:p>
          </table:table-cell>
        </table:table-row>
        <table:table-row table:style-name="ro6">
          <table:table-cell office:value-type="float" office:value="4912" calcext:value-type="float">
            <text:p>4912</text:p>
          </table:table-cell>
          <table:table-cell office:value-type="string" calcext:value-type="string">
            <text:p><text:s/>390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2" calcext:value-type="float">
            <text:p><text:s/>0.5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603" calcext:value-type="float">
            <text:p>245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7-001100-5 UNID. DE LIQUIDO PENETRANTE</text:p>
          </table:table-cell>
        </table:table-row>
        <table:table-row table:style-name="ro6">
          <table:table-cell office:value-type="float" office:value="4913" calcext:value-type="float">
            <text:p>4913</text:p>
          </table:table-cell>
          <table:table-cell office:value-type="string" calcext:value-type="string">
            <text:p><text:s/>389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4" calcext:value-type="float">
            <text:p><text:s/>0.9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703" calcext:value-type="float">
            <text:p>245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6651-002002-MOTOROEL SAE 20W-50 SN</text:p>
          </table:table-cell>
        </table:table-row>
        <table:table-row table:style-name="ro6">
          <table:table-cell office:value-type="float" office:value="4914" calcext:value-type="float">
            <text:p>4914</text:p>
          </table:table-cell>
          <table:table-cell office:value-type="string" calcext:value-type="string">
            <text:p><text:s/>364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7" calcext:value-type="float">
            <text:p><text:s/>25.7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803" calcext:value-type="float">
            <text:p>245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3458-001003-CEMENTO HOLCIM FUERTE SACO 50K</text:p>
          </table:table-cell>
        </table:table-row>
        <table:table-row table:style-name="ro6">
          <table:table-cell office:value-type="float" office:value="4915" calcext:value-type="float">
            <text:p>4915</text:p>
          </table:table-cell>
          <table:table-cell office:value-type="string" calcext:value-type="string">
            <text:p><text:s/>34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4" calcext:value-type="float">
            <text:p><text:s/>16.8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903" calcext:value-type="float">
            <text:p>245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2910-001101-PLASTICO NEGRO 1.5MTS-MARTILLO</text:p>
          </table:table-cell>
        </table:table-row>
        <table:table-row table:style-name="ro6">
          <table:table-cell office:value-type="float" office:value="4916" calcext:value-type="float">
            <text:p>4916</text:p>
          </table:table-cell>
          <table:table-cell office:value-type="string" calcext:value-type="string">
            <text:p><text:s/>328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31" calcext:value-type="float">
            <text:p><text:s/>18.3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003" calcext:value-type="float">
            <text:p>246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3303-001101-ELECTROMALLAS- CUARTON SEMIDUR</text:p>
          </table:table-cell>
        </table:table-row>
        <table:table-row table:style-name="ro6">
          <table:table-cell office:value-type="float" office:value="4917" calcext:value-type="float">
            <text:p>4917</text:p>
          </table:table-cell>
          <table:table-cell office:value-type="string" calcext:value-type="string">
            <text:p><text:s/>325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5" calcext:value-type="float">
            <text:p><text:s/>3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903" calcext:value-type="float">
            <text:p>246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9-001001-4 TANQUEROS DE AGUA</text:p>
          </table:table-cell>
        </table:table-row>
        <table:table-row table:style-name="ro6">
          <table:table-cell office:value-type="float" office:value="4918" calcext:value-type="float">
            <text:p>4918</text:p>
          </table:table-cell>
          <table:table-cell office:value-type="string" calcext:value-type="string">
            <text:p><text:s/>320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25" calcext:value-type="float">
            <text:p><text:s/>5.2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003" calcext:value-type="float">
            <text:p>247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40-001001-6 TANQUEROS DE AGUA</text:p>
          </table:table-cell>
        </table:table-row>
        <table:table-row table:style-name="ro6">
          <table:table-cell office:value-type="float" office:value="4919" calcext:value-type="float">
            <text:p>4919</text:p>
          </table:table-cell>
          <table:table-cell office:value-type="string" calcext:value-type="string">
            <text:p><text:s/>315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36" calcext:value-type="float">
            <text:p><text:s/>4.3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603" calcext:value-type="float">
            <text:p>250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68-001001-6 UNID CODAL DE ALUMINIO DE 3 </text:p>
          </table:table-cell>
        </table:table-row>
        <table:table-row table:style-name="ro6">
          <table:table-cell office:value-type="float" office:value="4920" calcext:value-type="float">
            <text:p>4920</text:p>
          </table:table-cell>
          <table:table-cell office:value-type="string" calcext:value-type="string">
            <text:p><text:s/>294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85" calcext:value-type="float">
            <text:p><text:s/>20.8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703" calcext:value-type="float">
            <text:p>250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911-001001-HORMIGON 140KG/CM2 STANDARD-28</text:p>
          </table:table-cell>
        </table:table-row>
        <table:table-row table:style-name="ro6">
          <table:table-cell office:value-type="float" office:value="4921" calcext:value-type="float">
            <text:p>4921</text:p>
          </table:table-cell>
          <table:table-cell office:value-type="string" calcext:value-type="string">
            <text:p><text:s/>285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17" calcext:value-type="float">
            <text:p><text:s/>9.1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803" calcext:value-type="float">
            <text:p>253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845-022901-MALLA ARMEX R-196 625X240X10X5</text:p>
          </table:table-cell>
        </table:table-row>
        <table:table-row table:style-name="ro6">
          <table:table-cell office:value-type="float" office:value="4922" calcext:value-type="float">
            <text:p>4922</text:p>
          </table:table-cell>
          <table:table-cell office:value-type="string" calcext:value-type="string">
            <text:p><text:s/>276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45" calcext:value-type="float">
            <text:p><text:s/>9.4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603" calcext:value-type="float">
            <text:p>253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3324-001002-CORDEL RAFIA 3H CC CON CENTRO</text:p>
          </table:table-cell>
        </table:table-row>
        <table:table-row table:style-name="ro6">
          <table:table-cell office:value-type="float" office:value="4923" calcext:value-type="float">
            <text:p>4923</text:p>
          </table:table-cell>
          <table:table-cell office:value-type="string" calcext:value-type="string">
            <text:p><text:s/>235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96" calcext:value-type="float">
            <text:p><text:s/>40.9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703" calcext:value-type="float">
            <text:p>248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46-001001-HORMIGON 140KG/CM2 STANDAR-28 </text:p>
          </table:table-cell>
        </table:table-row>
        <table:table-row table:style-name="ro6">
          <table:table-cell office:value-type="float" office:value="4924" calcext:value-type="float">
            <text:p>4924</text:p>
          </table:table-cell>
          <table:table-cell office:value-type="string" calcext:value-type="string">
            <text:p><text:s/>21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32" calcext:value-type="float">
            <text:p><text:s/>25.3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803" calcext:value-type="float">
            <text:p>248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830-001001-HORMIGON 140KG/CM2 STANDARD</text:p>
          </table:table-cell>
        </table:table-row>
        <table:table-row table:style-name="ro6">
          <table:table-cell office:value-type="float" office:value="4925" calcext:value-type="float">
            <text:p>4925</text:p>
          </table:table-cell>
          <table:table-cell office:value-type="string" calcext:value-type="string">
            <text:p><text:s/>209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7" calcext:value-type="float">
            <text:p><text:s/>0.5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803" calcext:value-type="float">
            <text:p>250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0088-001002-FUNDA DE BASURA BLANCA 18X20 P</text:p>
          </table:table-cell>
        </table:table-row>
        <table:table-row table:style-name="ro6">
          <table:table-cell office:value-type="float" office:value="4926" calcext:value-type="float">
            <text:p>4926</text:p>
          </table:table-cell>
          <table:table-cell office:value-type="string" calcext:value-type="string">
            <text:p><text:s/>206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28" calcext:value-type="float">
            <text:p><text:s/>3.2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103" calcext:value-type="float">
            <text:p>251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6-001011-TABLET SAMSUNG SM T 295-PANTAL</text:p>
          </table:table-cell>
        </table:table-row>
        <table:table-row table:style-name="ro6">
          <table:table-cell office:value-type="float" office:value="4927" calcext:value-type="float">
            <text:p>4927</text:p>
          </table:table-cell>
          <table:table-cell office:value-type="string" calcext:value-type="string">
            <text:p><text:s/>189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29" calcext:value-type="float">
            <text:p><text:s/>16.2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003" calcext:value-type="float">
            <text:p>251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5-001011-CINTA DE ACERO, VOLQUETADA DE </text:p>
          </table:table-cell>
        </table:table-row>
        <table:table-row table:style-name="ro6">
          <table:table-cell office:value-type="float" office:value="4928" calcext:value-type="float">
            <text:p>4928</text:p>
          </table:table-cell>
          <table:table-cell office:value-type="string" calcext:value-type="string">
            <text:p><text:s/>18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8" calcext:value-type="float">
            <text:p><text:s/>0.9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903" calcext:value-type="float">
            <text:p>250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4-001011-TUBO EMT 4</text:p>
          </table:table-cell>
        </table:table-row>
        <table:table-row table:style-name="ro6">
          <table:table-cell office:value-type="float" office:value="4929" calcext:value-type="float">
            <text:p>4929</text:p>
          </table:table-cell>
          <table:table-cell office:value-type="string" calcext:value-type="string">
            <text:p><text:s/>188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1" calcext:value-type="float">
            <text:p><text:s/>0.2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303" calcext:value-type="float">
            <text:p>251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7-001011-JEAN TALLA 32 CN CINTA REFLECT</text:p>
          </table:table-cell>
        </table:table-row>
        <table:table-row table:style-name="ro6">
          <table:table-cell office:value-type="float" office:value="4930" calcext:value-type="float">
            <text:p>4930</text:p>
          </table:table-cell>
          <table:table-cell office:value-type="string" calcext:value-type="string">
            <text:p><text:s/>18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2" calcext:value-type="float">
            <text:p><text:s/>0.4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403" calcext:value-type="float">
            <text:p>251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09-001011-JEAN TALLA 38 CON CINTA REFLEC</text:p>
          </table:table-cell>
        </table:table-row>
        <table:table-row table:style-name="ro6">
          <table:table-cell office:value-type="float" office:value="4931" calcext:value-type="float">
            <text:p>4931</text:p>
          </table:table-cell>
          <table:table-cell office:value-type="string" calcext:value-type="string">
            <text:p><text:s/>18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6" calcext:value-type="float">
            <text:p><text:s/>0.8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503" calcext:value-type="float">
            <text:p>251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0-001011-BOTA DIELECTRICA CON PUNTA DE </text:p>
          </table:table-cell>
        </table:table-row>
        <table:table-row table:style-name="ro6">
          <table:table-cell office:value-type="float" office:value="4932" calcext:value-type="float">
            <text:p>4932</text:p>
          </table:table-cell>
          <table:table-cell office:value-type="string" calcext:value-type="string">
            <text:p><text:s/>186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1" calcext:value-type="float">
            <text:p><text:s/>0.5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603" calcext:value-type="float">
            <text:p>251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1-001011-TRAJE DE PROTECCION KLEENGUARD</text:p>
          </table:table-cell>
        </table:table-row>
        <table:table-row table:style-name="ro6">
          <table:table-cell office:value-type="float" office:value="4933" calcext:value-type="float">
            <text:p>4933</text:p>
          </table:table-cell>
          <table:table-cell office:value-type="string" calcext:value-type="string">
            <text:p><text:s/>18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01" calcext:value-type="float">
            <text:p><text:s/>1.0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703" calcext:value-type="float">
            <text:p>251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2-001011-MOCHILA MULTIUSO-JEAN TALLA 32</text:p>
          </table:table-cell>
        </table:table-row>
        <table:table-row table:style-name="ro6">
          <table:table-cell office:value-type="float" office:value="4934" calcext:value-type="float">
            <text:p>4934</text:p>
          </table:table-cell>
          <table:table-cell office:value-type="string" calcext:value-type="string">
            <text:p><text:s/>18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3" calcext:value-type="float">
            <text:p><text:s/>0.3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803" calcext:value-type="float">
            <text:p>251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3-001011-GAFAS NEMESYS -JEAN TALLA 32 C</text:p>
          </table:table-cell>
        </table:table-row>
        <table:table-row table:style-name="ro6">
          <table:table-cell office:value-type="float" office:value="4935" calcext:value-type="float">
            <text:p>4935</text:p>
          </table:table-cell>
          <table:table-cell office:value-type="string" calcext:value-type="string">
            <text:p><text:s/>185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903" calcext:value-type="float">
            <text:p>251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4-001011-JEAN TALLA 36 CON CINTA REFLEC</text:p>
          </table:table-cell>
        </table:table-row>
        <table:table-row table:style-name="ro6">
          <table:table-cell office:value-type="float" office:value="4936" calcext:value-type="float">
            <text:p>4936</text:p>
          </table:table-cell>
          <table:table-cell office:value-type="string" calcext:value-type="string">
            <text:p><text:s/>185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1" calcext:value-type="float">
            <text:p><text:s/>0.2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003" calcext:value-type="float">
            <text:p>252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5-001011-JEAN TALLA 36 CON CINTA REFLEC</text:p>
          </table:table-cell>
        </table:table-row>
        <table:table-row table:style-name="ro6">
          <table:table-cell office:value-type="float" office:value="4937" calcext:value-type="float">
            <text:p>4937</text:p>
          </table:table-cell>
          <table:table-cell office:value-type="string" calcext:value-type="string">
            <text:p><text:s/>184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103" calcext:value-type="float">
            <text:p>252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6-001011-BOTA DIELECTRICA TALLA 41</text:p>
          </table:table-cell>
        </table:table-row>
        <table:table-row table:style-name="ro6">
          <table:table-cell office:value-type="float" office:value="4938" calcext:value-type="float">
            <text:p>4938</text:p>
          </table:table-cell>
          <table:table-cell office:value-type="string" calcext:value-type="string">
            <text:p><text:s/>18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1" calcext:value-type="float">
            <text:p><text:s/>0.2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903" calcext:value-type="float">
            <text:p>249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9272-003006-TUBO RIGIDO IMC 1/2 - 3/4 IPAC</text:p>
          </table:table-cell>
        </table:table-row>
        <table:table-row table:style-name="ro6">
          <table:table-cell office:value-type="float" office:value="4939" calcext:value-type="float">
            <text:p>4939</text:p>
          </table:table-cell>
          <table:table-cell office:value-type="string" calcext:value-type="string">
            <text:p><text:s/>132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06" calcext:value-type="float">
            <text:p><text:s/>51.0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203" calcext:value-type="float">
            <text:p>252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7-001011-LLANTA12-16 5L5NHS MINICARGADO</text:p>
          </table:table-cell>
        </table:table-row>
        <table:table-row table:style-name="ro6">
          <table:table-cell office:value-type="float" office:value="4940" calcext:value-type="float">
            <text:p>4940</text:p>
          </table:table-cell>
          <table:table-cell office:value-type="string" calcext:value-type="string">
            <text:p><text:s/>132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303" calcext:value-type="float">
            <text:p>252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8-001011-BOTA DIELECTRICA TALLA 40</text:p>
          </table:table-cell>
        </table:table-row>
        <table:table-row table:style-name="ro6">
          <table:table-cell office:value-type="float" office:value="4941" calcext:value-type="float">
            <text:p>4941</text:p>
          </table:table-cell>
          <table:table-cell office:value-type="string" calcext:value-type="string">
            <text:p><text:s/>130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7" calcext:value-type="float">
            <text:p><text:s/>1.5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403" calcext:value-type="float">
            <text:p>252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0-001011-TUBO PEAD 100/90MM</text:p>
          </table:table-cell>
        </table:table-row>
        <table:table-row table:style-name="ro6">
          <table:table-cell office:value-type="float" office:value="4942" calcext:value-type="float">
            <text:p>4942</text:p>
          </table:table-cell>
          <table:table-cell office:value-type="string" calcext:value-type="string">
            <text:p><text:s/>129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7" calcext:value-type="float">
            <text:p><text:s/>0.5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503" calcext:value-type="float">
            <text:p>252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1-001011-LIMPIADOR CONTACTO ELECTRONICO</text:p>
          </table:table-cell>
        </table:table-row>
        <table:table-row table:style-name="ro6">
          <table:table-cell office:value-type="float" office:value="4943" calcext:value-type="float">
            <text:p>4943</text:p>
          </table:table-cell>
          <table:table-cell office:value-type="string" calcext:value-type="string">
            <text:p><text:s/>127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72" calcext:value-type="float">
            <text:p><text:s/>2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603" calcext:value-type="float">
            <text:p>252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2-001011-PINTURA SPRAY AZUL-CARPA 2X2 L</text:p>
          </table:table-cell>
        </table:table-row>
        <table:table-row table:style-name="ro6">
          <table:table-cell office:value-type="float" office:value="4944" calcext:value-type="float">
            <text:p>4944</text:p>
          </table:table-cell>
          <table:table-cell office:value-type="string" calcext:value-type="string">
            <text:p><text:s/>126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4" calcext:value-type="float">
            <text:p><text:s/>0.7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703" calcext:value-type="float">
            <text:p>252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3-001011-JEAN TALLA 32 CON CINTA REFLEC</text:p>
          </table:table-cell>
        </table:table-row>
        <table:table-row table:style-name="ro6">
          <table:table-cell office:value-type="float" office:value="4945" calcext:value-type="float">
            <text:p>4945</text:p>
          </table:table-cell>
          <table:table-cell office:value-type="string" calcext:value-type="string">
            <text:p><text:s/>12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803" calcext:value-type="float">
            <text:p>252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4-001011-BOTA DIELECTRICA TALLA 40</text:p>
          </table:table-cell>
        </table:table-row>
        <table:table-row table:style-name="ro6">
          <table:table-cell office:value-type="float" office:value="4946" calcext:value-type="float">
            <text:p>4946</text:p>
          </table:table-cell>
          <table:table-cell office:value-type="string" calcext:value-type="string">
            <text:p><text:s/>122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55" calcext:value-type="float">
            <text:p><text:s/>2.5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003" calcext:value-type="float">
            <text:p>253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1-001100-LLAVE DE TUBO 36"</text:p>
          </table:table-cell>
        </table:table-row>
        <table:table-row table:style-name="ro6">
          <table:table-cell office:value-type="float" office:value="4947" calcext:value-type="float">
            <text:p>4947</text:p>
          </table:table-cell>
          <table:table-cell office:value-type="string" calcext:value-type="string">
            <text:p><text:s/>122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1" calcext:value-type="float">
            <text:p><text:s/>0.3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203" calcext:value-type="float">
            <text:p>253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99-001100-LIQUIDO PENETRANTE 11ONZ</text:p>
          </table:table-cell>
        </table:table-row>
        <table:table-row table:style-name="ro6">
          <table:table-cell office:value-type="float" office:value="4948" calcext:value-type="float">
            <text:p>4948</text:p>
          </table:table-cell>
          <table:table-cell office:value-type="string" calcext:value-type="string">
            <text:p><text:s/>119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47" calcext:value-type="float">
            <text:p><text:s/>3.4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903" calcext:value-type="float">
            <text:p>247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1995-001001-88 BOTELLONES DE AGUA</text:p>
          </table:table-cell>
        </table:table-row>
        <table:table-row table:style-name="ro6">
          <table:table-cell office:value-type="float" office:value="4949" calcext:value-type="float">
            <text:p>4949</text:p>
          </table:table-cell>
          <table:table-cell office:value-type="string" calcext:value-type="string">
            <text:p><text:s/>7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96" calcext:value-type="float">
            <text:p><text:s/>40.9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003" calcext:value-type="float">
            <text:p>248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62-001001-HORMIGON 140KG/CM2 STANDAR-28 </text:p>
          </table:table-cell>
        </table:table-row>
        <table:table-row table:style-name="ro6">
          <table:table-cell office:value-type="float" office:value="4950" calcext:value-type="float">
            <text:p>4950</text:p>
          </table:table-cell>
          <table:table-cell office:value-type="string" calcext:value-type="string">
            <text:p><text:s/>7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2" calcext:value-type="float">
            <text:p><text:s/>0.3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303" calcext:value-type="float">
            <text:p>246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3-001100-SACO VACIO 25KG CLASICC</text:p>
          </table:table-cell>
        </table:table-row>
        <table:table-row table:style-name="ro6">
          <table:table-cell office:value-type="float" office:value="4951" calcext:value-type="float">
            <text:p>4951</text:p>
          </table:table-cell>
          <table:table-cell office:value-type="string" calcext:value-type="string">
            <text:p>-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.7" calcext:value-type="float">
            <text:p><text:s/>87.7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503" calcext:value-type="float">
            <text:p>246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13-002002-TUBERIA PEAD 160 X 11.80MM 1.2</text:p>
          </table:table-cell>
        </table:table-row>
        <table:table-row table:style-name="ro6">
          <table:table-cell office:value-type="float" office:value="4952" calcext:value-type="float">
            <text:p>4952</text:p>
          </table:table-cell>
          <table:table-cell office:value-type="string" calcext:value-type="string">
            <text:p>-1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9" calcext:value-type="float">
            <text:p><text:s/>0.6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203" calcext:value-type="float">
            <text:p>245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27-001001-2 UNID TACHO BASURA ROJO 64CM </text:p>
          </table:table-cell>
        </table:table-row>
        <table:table-row table:style-name="ro6">
          <table:table-cell office:value-type="float" office:value="4953" calcext:value-type="float">
            <text:p>4953</text:p>
          </table:table-cell>
          <table:table-cell office:value-type="string" calcext:value-type="string">
            <text:p>-31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85" calcext:value-type="float">
            <text:p><text:s/>20.8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703" calcext:value-type="float">
            <text:p>259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48-001001-HORMIGON140 KG/CM2 STANDARD-28</text:p>
          </table:table-cell>
        </table:table-row>
        <table:table-row table:style-name="ro6">
          <table:table-cell office:value-type="float" office:value="4954" calcext:value-type="float">
            <text:p>4954</text:p>
          </table:table-cell>
          <table:table-cell office:value-type="string" calcext:value-type="string">
            <text:p><text:s/>1,349.15</text:p>
          </table:table-cell>
          <table:table-cell office:value-type="float" office:value="1380.46" calcext:value-type="float">
            <text:p><text:s/>1,380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4955" calcext:value-type="float">
            <text:p>4955</text:p>
          </table:table-cell>
          <table:table-cell office:value-type="string" calcext:value-type="string">
            <text:p><text:s/>1,328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85" calcext:value-type="float">
            <text:p><text:s/>20.8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803" calcext:value-type="float">
            <text:p>259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83-001001-HORMIGON 140KG/CM2 STANDARD</text:p>
          </table:table-cell>
        </table:table-row>
        <table:table-row table:style-name="ro6">
          <table:table-cell office:value-type="float" office:value="4956" calcext:value-type="float">
            <text:p>4956</text:p>
          </table:table-cell>
          <table:table-cell office:value-type="string" calcext:value-type="string">
            <text:p><text:s/>1,26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76" calcext:value-type="float">
            <text:p><text:s/>62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403" calcext:value-type="float">
            <text:p>263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58-022901-SELLADOR UNISEAL-ECONOSEAL MAT</text:p>
          </table:table-cell>
        </table:table-row>
        <table:table-row table:style-name="ro6">
          <table:table-cell office:value-type="float" office:value="4957" calcext:value-type="float">
            <text:p>4957</text:p>
          </table:table-cell>
          <table:table-cell office:value-type="string" calcext:value-type="string">
            <text:p><text:s/>1,23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99" calcext:value-type="float">
            <text:p><text:s/>25.9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503" calcext:value-type="float">
            <text:p>263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207-001001-55 METROS ADOQUIN</text:p>
          </table:table-cell>
        </table:table-row>
        <table:table-row table:style-name="ro6">
          <table:table-cell office:value-type="float" office:value="4958" calcext:value-type="float">
            <text:p>4958</text:p>
          </table:table-cell>
          <table:table-cell office:value-type="string" calcext:value-type="string">
            <text:p><text:s/>1,237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1" calcext:value-type="float">
            <text:p><text:s/>2.1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603" calcext:value-type="float">
            <text:p>263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53-001001-PLANCHA PLYWOOD 3MM - PERNO AU</text:p>
          </table:table-cell>
        </table:table-row>
        <table:table-row table:style-name="ro6">
          <table:table-cell office:value-type="float" office:value="4959" calcext:value-type="float">
            <text:p>4959</text:p>
          </table:table-cell>
          <table:table-cell office:value-type="string" calcext:value-type="string">
            <text:p><text:s/>1,22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68" calcext:value-type="float">
            <text:p><text:s/>8.6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203" calcext:value-type="float">
            <text:p>25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433-001003-VARILLA CORRUGADA 12MM X 12 MT</text:p>
          </table:table-cell>
        </table:table-row>
        <table:table-row table:style-name="ro6">
          <table:table-cell office:value-type="float" office:value="4960" calcext:value-type="float">
            <text:p>4960</text:p>
          </table:table-cell>
          <table:table-cell office:value-type="string" calcext:value-type="string">
            <text:p><text:s/>1,222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73" calcext:value-type="float">
            <text:p><text:s/>6.7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303" calcext:value-type="float">
            <text:p>25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50-001100-MALLA TEJIDA IDEAL ALAMBREC</text:p>
          </table:table-cell>
        </table:table-row>
        <table:table-row table:style-name="ro6">
          <table:table-cell office:value-type="float" office:value="4961" calcext:value-type="float">
            <text:p>4961</text:p>
          </table:table-cell>
          <table:table-cell office:value-type="string" calcext:value-type="string">
            <text:p><text:s/>1,136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1" calcext:value-type="float">
            <text:p><text:s/>85.1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403" calcext:value-type="float">
            <text:p>25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26-001003-BLOQUE VICTORIA 9X20X40 - BLOQ</text:p>
          </table:table-cell>
        </table:table-row>
        <table:table-row table:style-name="ro6">
          <table:table-cell office:value-type="float" office:value="4962" calcext:value-type="float">
            <text:p>4962</text:p>
          </table:table-cell>
          <table:table-cell office:value-type="string" calcext:value-type="string">
            <text:p><text:s/>1,131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64" calcext:value-type="float">
            <text:p><text:s/>5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903" calcext:value-type="float">
            <text:p>254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93964-001101-PLANCHA PLYWOOD 4X8X18MM-</text:p>
          </table:table-cell>
        </table:table-row>
        <table:table-row table:style-name="ro6">
          <table:table-cell office:value-type="float" office:value="4963" calcext:value-type="float">
            <text:p>4963</text:p>
          </table:table-cell>
          <table:table-cell office:value-type="string" calcext:value-type="string">
            <text:p><text:s/>1,105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46" calcext:value-type="float">
            <text:p><text:s/>25.4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003" calcext:value-type="float">
            <text:p>25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3263-001102-ELECTROMALLAS 8- 15</text:p>
          </table:table-cell>
        </table:table-row>
        <table:table-row table:style-name="ro6">
          <table:table-cell office:value-type="float" office:value="4964" calcext:value-type="float">
            <text:p>4964</text:p>
          </table:table-cell>
          <table:table-cell office:value-type="string" calcext:value-type="string">
            <text:p><text:s/>1,101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94" calcext:value-type="float">
            <text:p><text:s/>3.9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103" calcext:value-type="float">
            <text:p>25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82845-001008-BATERIAS 30H HD S3</text:p>
          </table:table-cell>
        </table:table-row>
        <table:table-row table:style-name="ro6">
          <table:table-cell office:value-type="float" office:value="4965" calcext:value-type="float">
            <text:p>4965</text:p>
          </table:table-cell>
          <table:table-cell office:value-type="string" calcext:value-type="string">
            <text:p><text:s/>1,07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1" calcext:value-type="float">
            <text:p><text:s/>26.8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303" calcext:value-type="float">
            <text:p>258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78-001001-HORMIGON140KG/CM2 STANDARD-28 </text:p>
          </table:table-cell>
        </table:table-row>
        <table:table-row table:style-name="ro6">
          <table:table-cell office:value-type="float" office:value="4966" calcext:value-type="float">
            <text:p>4966</text:p>
          </table:table-cell>
          <table:table-cell office:value-type="string" calcext:value-type="string">
            <text:p><text:s/>1,039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61" calcext:value-type="float">
            <text:p><text:s/>35.6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103" calcext:value-type="float">
            <text:p>26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9057-001101-CEMENTO HOLCIM FUERTE TIPO GU </text:p>
          </table:table-cell>
        </table:table-row>
        <table:table-row table:style-name="ro6">
          <table:table-cell office:value-type="float" office:value="4967" calcext:value-type="float">
            <text:p>4967</text:p>
          </table:table-cell>
          <table:table-cell office:value-type="string" calcext:value-type="string">
            <text:p><text:s/>1,034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4" calcext:value-type="float">
            <text:p><text:s/>5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203" calcext:value-type="float">
            <text:p>26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30-001001-RUEDAS LLANTAS ANTIPINCHAZO DE</text:p>
          </table:table-cell>
        </table:table-row>
        <table:table-row table:style-name="ro6">
          <table:table-cell office:value-type="float" office:value="4968" calcext:value-type="float">
            <text:p>4968</text:p>
          </table:table-cell>
          <table:table-cell office:value-type="string" calcext:value-type="string">
            <text:p><text:s/>974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3" calcext:value-type="float">
            <text:p><text:s/>59.3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303" calcext:value-type="float">
            <text:p>26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809-001003-CEMENTO HOLCIM FUERTE TIPO GU </text:p>
          </table:table-cell>
        </table:table-row>
        <table:table-row table:style-name="ro6">
          <table:table-cell office:value-type="float" office:value="4969" calcext:value-type="float">
            <text:p>4969</text:p>
          </table:table-cell>
          <table:table-cell office:value-type="string" calcext:value-type="string">
            <text:p><text:s/>972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76" calcext:value-type="float">
            <text:p><text:s/>2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503" calcext:value-type="float">
            <text:p>26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47601-002001-GRAPA EMT1/2" -CONECTOR EMT3/4</text:p>
          </table:table-cell>
        </table:table-row>
        <table:table-row table:style-name="ro6">
          <table:table-cell office:value-type="float" office:value="4970" calcext:value-type="float">
            <text:p>4970</text:p>
          </table:table-cell>
          <table:table-cell office:value-type="string" calcext:value-type="string">
            <text:p><text:s/>95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25" calcext:value-type="float">
            <text:p><text:s/>12.2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603" calcext:value-type="float">
            <text:p>26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46-001001-SACO DE PIEDRA GRANITO LAVABLE</text:p>
          </table:table-cell>
        </table:table-row>
        <table:table-row table:style-name="ro6">
          <table:table-cell office:value-type="float" office:value="4971" calcext:value-type="float">
            <text:p>4971</text:p>
          </table:table-cell>
          <table:table-cell office:value-type="string" calcext:value-type="string">
            <text:p><text:s/>951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61" calcext:value-type="float">
            <text:p><text:s/>8.6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803" calcext:value-type="float">
            <text:p>26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71-001003-PALLETS DE MADERA PINO</text:p>
          </table:table-cell>
        </table:table-row>
        <table:table-row table:style-name="ro6">
          <table:table-cell office:value-type="float" office:value="4972" calcext:value-type="float">
            <text:p>4972</text:p>
          </table:table-cell>
          <table:table-cell office:value-type="string" calcext:value-type="string">
            <text:p><text:s/>933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5" calcext:value-type="float">
            <text:p><text:s/>17.5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103" calcext:value-type="float">
            <text:p>26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4-001101-CISCO PARA PRYECTO UG</text:p>
          </table:table-cell>
        </table:table-row>
        <table:table-row table:style-name="ro6">
          <table:table-cell office:value-type="float" office:value="4973" calcext:value-type="float">
            <text:p>4973</text:p>
          </table:table-cell>
          <table:table-cell office:value-type="string" calcext:value-type="string">
            <text:p><text:s/>911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.84" calcext:value-type="float">
            <text:p><text:s/>21.8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203" calcext:value-type="float">
            <text:p>26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5-001101-ARENA PROYECTO UG</text:p>
          </table:table-cell>
        </table:table-row>
        <table:table-row table:style-name="ro6">
          <table:table-cell office:value-type="float" office:value="4974" calcext:value-type="float">
            <text:p>4974</text:p>
          </table:table-cell>
          <table:table-cell office:value-type="string" calcext:value-type="string">
            <text:p><text:s/>910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6" calcext:value-type="float">
            <text:p><text:s/>1.6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303" calcext:value-type="float">
            <text:p>26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6-001001-LUBE</text:p>
          </table:table-cell>
        </table:table-row>
        <table:table-row table:style-name="ro6">
          <table:table-cell office:value-type="float" office:value="4975" calcext:value-type="float">
            <text:p>4975</text:p>
          </table:table-cell>
          <table:table-cell office:value-type="string" calcext:value-type="string">
            <text:p><text:s/>90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33" calcext:value-type="float">
            <text:p><text:s/>3.3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403" calcext:value-type="float">
            <text:p>26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5-001001-LUBE (2)</text:p>
          </table:table-cell>
        </table:table-row>
        <table:table-row table:style-name="ro6">
          <table:table-cell office:value-type="float" office:value="4976" calcext:value-type="float">
            <text:p>4976</text:p>
          </table:table-cell>
          <table:table-cell office:value-type="string" calcext:value-type="string">
            <text:p><text:s/>75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5.83" calcext:value-type="float">
            <text:p><text:s/>155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903" calcext:value-type="float">
            <text:p>259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7397-018501-RIVOLA 45X45 PIETRA- HYDRA 60X</text:p>
          </table:table-cell>
        </table:table-row>
        <table:table-row table:style-name="ro6">
          <table:table-cell office:value-type="float" office:value="4977" calcext:value-type="float">
            <text:p>4977</text:p>
          </table:table-cell>
          <table:table-cell office:value-type="string" calcext:value-type="string">
            <text:p><text:s/>726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35" calcext:value-type="float">
            <text:p><text:s/>24.3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003" calcext:value-type="float">
            <text:p>260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30100-003006-ALAMBRE GALVANIZADO- CONECTOR </text:p>
          </table:table-cell>
        </table:table-row>
        <table:table-row table:style-name="ro6">
          <table:table-cell office:value-type="float" office:value="4978" calcext:value-type="float">
            <text:p>4978</text:p>
          </table:table-cell>
          <table:table-cell office:value-type="string" calcext:value-type="string">
            <text:p><text:s/>724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34" calcext:value-type="float">
            <text:p><text:s/>2.3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203" calcext:value-type="float">
            <text:p>260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389-003001-ARCHIVADOR UNICO OFICIO- RESMA</text:p>
          </table:table-cell>
        </table:table-row>
        <table:table-row table:style-name="ro6">
          <table:table-cell office:value-type="float" office:value="4979" calcext:value-type="float">
            <text:p>4979</text:p>
          </table:table-cell>
          <table:table-cell office:value-type="string" calcext:value-type="string">
            <text:p><text:s/>717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39" calcext:value-type="float">
            <text:p><text:s/>6.3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303" calcext:value-type="float">
            <text:p>260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3348-001002-CORDEL RAFIA 3H CC CON CENTRO</text:p>
          </table:table-cell>
        </table:table-row>
        <table:table-row table:style-name="ro6">
          <table:table-cell office:value-type="float" office:value="4980" calcext:value-type="float">
            <text:p>4980</text:p>
          </table:table-cell>
          <table:table-cell office:value-type="string" calcext:value-type="string">
            <text:p><text:s/>708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36" calcext:value-type="float">
            <text:p><text:s/>9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903" calcext:value-type="float">
            <text:p>263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81-022901-SYKA PREMIUM 5KG</text:p>
          </table:table-cell>
        </table:table-row>
        <table:table-row table:style-name="ro6">
          <table:table-cell office:value-type="float" office:value="4981" calcext:value-type="float">
            <text:p>4981</text:p>
          </table:table-cell>
          <table:table-cell office:value-type="string" calcext:value-type="string">
            <text:p><text:s/>650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7" calcext:value-type="float">
            <text:p><text:s/>57.7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003" calcext:value-type="float">
            <text:p>25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608-001003-VARILLA CORRUGADA 10MM X 12 MT</text:p>
          </table:table-cell>
        </table:table-row>
        <table:table-row table:style-name="ro6">
          <table:table-cell office:value-type="float" office:value="4982" calcext:value-type="float">
            <text:p>4982</text:p>
          </table:table-cell>
          <table:table-cell office:value-type="string" calcext:value-type="string">
            <text:p><text:s/>633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76" calcext:value-type="float">
            <text:p><text:s/>17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103" calcext:value-type="float">
            <text:p>25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5-002002-ALAMBRE GALVANIZADO-ALAMBRE RE</text:p>
          </table:table-cell>
        </table:table-row>
        <table:table-row table:style-name="ro6">
          <table:table-cell office:value-type="float" office:value="4983" calcext:value-type="float">
            <text:p>4983</text:p>
          </table:table-cell>
          <table:table-cell office:value-type="string" calcext:value-type="string">
            <text:p><text:s/>574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46" calcext:value-type="float">
            <text:p><text:s/>58.4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203" calcext:value-type="float">
            <text:p>25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9-002002-TUBERIA PEAD 160 X 11,80MM 1.2</text:p>
          </table:table-cell>
        </table:table-row>
        <table:table-row table:style-name="ro6">
          <table:table-cell office:value-type="float" office:value="4984" calcext:value-type="float">
            <text:p>4984</text:p>
          </table:table-cell>
          <table:table-cell office:value-type="string" calcext:value-type="string">
            <text:p><text:s/>527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76" calcext:value-type="float">
            <text:p><text:s/>46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303" calcext:value-type="float">
            <text:p>25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3-002002-PLAYWOOD DE 18MM -VARILLA CORR</text:p>
          </table:table-cell>
        </table:table-row>
        <table:table-row table:style-name="ro6">
          <table:table-cell office:value-type="float" office:value="4985" calcext:value-type="float">
            <text:p>4985</text:p>
          </table:table-cell>
          <table:table-cell office:value-type="string" calcext:value-type="string">
            <text:p><text:s/>487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.92" calcext:value-type="float">
            <text:p><text:s/>39.9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403" calcext:value-type="float">
            <text:p>25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4-002002-VARILLA CORRUGADA DE 14MM X 12</text:p>
          </table:table-cell>
        </table:table-row>
        <table:table-row table:style-name="ro6">
          <table:table-cell office:value-type="float" office:value="4986" calcext:value-type="float">
            <text:p>4986</text:p>
          </table:table-cell>
          <table:table-cell office:value-type="string" calcext:value-type="string">
            <text:p><text:s/>474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59" calcext:value-type="float">
            <text:p><text:s/>13.5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503" calcext:value-type="float">
            <text:p>25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5-002002-ADAPTADOR ROSCABLE P/LIMP 110M</text:p>
          </table:table-cell>
        </table:table-row>
        <table:table-row table:style-name="ro6">
          <table:table-cell office:value-type="float" office:value="4987" calcext:value-type="float">
            <text:p>4987</text:p>
          </table:table-cell>
          <table:table-cell office:value-type="string" calcext:value-type="string">
            <text:p><text:s/>471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72" calcext:value-type="float">
            <text:p><text:s/>2.7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703" calcext:value-type="float">
            <text:p>25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7-002002-PEGA TUBOS PVC KALIPEGA GALON </text:p>
          </table:table-cell>
        </table:table-row>
        <table:table-row table:style-name="ro6">
          <table:table-cell office:value-type="float" office:value="4988" calcext:value-type="float">
            <text:p>4988</text:p>
          </table:table-cell>
          <table:table-cell office:value-type="string" calcext:value-type="string">
            <text:p><text:s/>469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8" calcext:value-type="float">
            <text:p><text:s/>1.8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903" calcext:value-type="float">
            <text:p>257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317204-022902-ESCOBA CERDA NEGRA- CEPILLO DE</text:p>
          </table:table-cell>
        </table:table-row>
        <table:table-row table:style-name="ro6">
          <table:table-cell office:value-type="float" office:value="4989" calcext:value-type="float">
            <text:p>4989</text:p>
          </table:table-cell>
          <table:table-cell office:value-type="string" calcext:value-type="string">
            <text:p><text:s/>469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8" calcext:value-type="float">
            <text:p><text:s/>0.2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403" calcext:value-type="float">
            <text:p>260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25-001100-PILA ALCALINA MAX "C" 1.5V ENE</text:p>
          </table:table-cell>
        </table:table-row>
        <table:table-row table:style-name="ro6">
          <table:table-cell office:value-type="float" office:value="4990" calcext:value-type="float">
            <text:p>4990</text:p>
          </table:table-cell>
          <table:table-cell office:value-type="string" calcext:value-type="string">
            <text:p><text:s/>469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16" calcext:value-type="float">
            <text:p><text:s/>0.1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703" calcext:value-type="float">
            <text:p>260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8-001100-DISCO CORTE METAL 7" X 1/16" X</text:p>
          </table:table-cell>
        </table:table-row>
        <table:table-row table:style-name="ro6">
          <table:table-cell office:value-type="float" office:value="4991" calcext:value-type="float">
            <text:p>4991</text:p>
          </table:table-cell>
          <table:table-cell office:value-type="string" calcext:value-type="string">
            <text:p><text:s/>468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36" calcext:value-type="float">
            <text:p><text:s/>1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203" calcext:value-type="float">
            <text:p>25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0644-001002-ZAKKA DESINFECTANTE AMONONIO C</text:p>
          </table:table-cell>
        </table:table-row>
        <table:table-row table:style-name="ro6">
          <table:table-cell office:value-type="float" office:value="4992" calcext:value-type="float">
            <text:p>4992</text:p>
          </table:table-cell>
          <table:table-cell office:value-type="string" calcext:value-type="string">
            <text:p><text:s/>467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1" calcext:value-type="float">
            <text:p><text:s/>0.2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303" calcext:value-type="float">
            <text:p>25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9615-003006-TUBO EMT FUNJI NAC 1/2 UNION E</text:p>
          </table:table-cell>
        </table:table-row>
        <table:table-row table:style-name="ro6">
          <table:table-cell office:value-type="float" office:value="4993" calcext:value-type="float">
            <text:p>4993</text:p>
          </table:table-cell>
          <table:table-cell office:value-type="string" calcext:value-type="string">
            <text:p><text:s/>466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4" calcext:value-type="float">
            <text:p><text:s/>1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503" calcext:value-type="float">
            <text:p>25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7-001001-DISCO DE CORTE P/HORMIGON SIMP</text:p>
          </table:table-cell>
        </table:table-row>
        <table:table-row table:style-name="ro6">
          <table:table-cell office:value-type="float" office:value="4994" calcext:value-type="float">
            <text:p>4994</text:p>
          </table:table-cell>
          <table:table-cell office:value-type="string" calcext:value-type="string">
            <text:p><text:s/>452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4" calcext:value-type="float">
            <text:p><text:s/>13.3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603" calcext:value-type="float">
            <text:p>25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4-001001-DISCOS DE CORTE PARA HORMIGON </text:p>
          </table:table-cell>
        </table:table-row>
        <table:table-row table:style-name="ro6">
          <table:table-cell office:value-type="float" office:value="4995" calcext:value-type="float">
            <text:p>4995</text:p>
          </table:table-cell>
          <table:table-cell office:value-type="string" calcext:value-type="string">
            <text:p><text:s/>44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95" calcext:value-type="float">
            <text:p><text:s/>11.9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803" calcext:value-type="float">
            <text:p>25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7-001100-MALLA HEXAGONAL 1/2" 1X50M IDE</text:p>
          </table:table-cell>
        </table:table-row>
        <table:table-row table:style-name="ro6">
          <table:table-cell office:value-type="float" office:value="4996" calcext:value-type="float">
            <text:p>4996</text:p>
          </table:table-cell>
          <table:table-cell office:value-type="string" calcext:value-type="string">
            <text:p><text:s/>399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71" calcext:value-type="float">
            <text:p><text:s/>41.7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503" calcext:value-type="float">
            <text:p>25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80-001001-HORMIGON140KG/CM2 STANDARD-28</text:p>
          </table:table-cell>
        </table:table-row>
        <table:table-row table:style-name="ro6">
          <table:table-cell office:value-type="float" office:value="4997" calcext:value-type="float">
            <text:p>4997</text:p>
          </table:table-cell>
          <table:table-cell office:value-type="string" calcext:value-type="string">
            <text:p><text:s/>38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3" calcext:value-type="float">
            <text:p><text:s/>10.4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603" calcext:value-type="float">
            <text:p>258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47-001001-HORMIGON140KG/CM2 STANDARD-28</text:p>
          </table:table-cell>
        </table:table-row>
        <table:table-row table:style-name="ro6">
          <table:table-cell office:value-type="float" office:value="4998" calcext:value-type="float">
            <text:p>4998</text:p>
          </table:table-cell>
          <table:table-cell office:value-type="string" calcext:value-type="string">
            <text:p><text:s/>378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3" calcext:value-type="float">
            <text:p><text:s/>10.4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703" calcext:value-type="float">
            <text:p>258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71-001001-HORMIGON140KG/CM2 STANDARD-28</text:p>
          </table:table-cell>
        </table:table-row>
        <table:table-row table:style-name="ro6">
          <table:table-cell office:value-type="float" office:value="4999" calcext:value-type="float">
            <text:p>4999</text:p>
          </table:table-cell>
          <table:table-cell office:value-type="string" calcext:value-type="string">
            <text:p><text:s/>33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83" calcext:value-type="float">
            <text:p><text:s/>41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903" calcext:value-type="float">
            <text:p>258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5-001001-HORMIGON140KG/CM2 STANDARD</text:p>
          </table:table-cell>
        </table:table-row>
        <table:table-row table:style-name="ro6"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302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55" calcext:value-type="float">
            <text:p><text:s/>33.5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003" calcext:value-type="float">
            <text:p>259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4-001001-HORMIGON210KG/CM2 ESPECIAL-7 1</text:p>
          </table:table-cell>
        </table:table-row>
        <table:table-row table:style-name="ro6">
          <table:table-cell office:value-type="float" office:value="5001" calcext:value-type="float">
            <text:p>5001</text:p>
          </table:table-cell>
          <table:table-cell office:value-type="string" calcext:value-type="string">
            <text:p><text:s/>24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77" calcext:value-type="float">
            <text:p><text:s/>62.7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103" calcext:value-type="float">
            <text:p>259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3-001001-HORMIGON210KG/CM2 ESPECIAL-7 1</text:p>
          </table:table-cell>
        </table:table-row>
        <table:table-row table:style-name="ro6">
          <table:table-cell office:value-type="float" office:value="5002" calcext:value-type="float">
            <text:p>5002</text:p>
          </table:table-cell>
          <table:table-cell office:value-type="string" calcext:value-type="string">
            <text:p><text:s/>201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.67" calcext:value-type="float">
            <text:p><text:s/>38.6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303" calcext:value-type="float">
            <text:p>26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4915-001004-SUPREMO SATIN BLANCO- BASE SUP</text:p>
          </table:table-cell>
        </table:table-row>
        <table:table-row table:style-name="ro6">
          <table:table-cell office:value-type="float" office:value="5003" calcext:value-type="float">
            <text:p>5003</text:p>
          </table:table-cell>
          <table:table-cell office:value-type="string" calcext:value-type="string">
            <text:p><text:s/>197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58" calcext:value-type="float">
            <text:p><text:s/>3.5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403" calcext:value-type="float">
            <text:p>26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6-001100-CODO DESAGUE 45- CODO DESAGUE </text:p>
          </table:table-cell>
        </table:table-row>
        <table:table-row table:style-name="ro6">
          <table:table-cell office:value-type="float" office:value="5004" calcext:value-type="float">
            <text:p>5004</text:p>
          </table:table-cell>
          <table:table-cell office:value-type="string" calcext:value-type="string">
            <text:p><text:s/>18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83" calcext:value-type="float">
            <text:p><text:s/>9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503" calcext:value-type="float">
            <text:p>26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5-001100-TUBO EMT 3/4 - TUBO EMT 1"</text:p>
          </table:table-cell>
        </table:table-row>
        <table:table-row table:style-name="ro6">
          <table:table-cell office:value-type="float" office:value="5005" calcext:value-type="float">
            <text:p>5005</text:p>
          </table:table-cell>
          <table:table-cell office:value-type="string" calcext:value-type="string">
            <text:p><text:s/>171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39" calcext:value-type="float">
            <text:p><text:s/>16.3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203" calcext:value-type="float">
            <text:p>259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234-001001-HORMIGON140KG/CM2</text:p>
          </table:table-cell>
        </table:table-row>
        <table:table-row table:style-name="ro6">
          <table:table-cell office:value-type="float" office:value="5006" calcext:value-type="float">
            <text:p>5006</text:p>
          </table:table-cell>
          <table:table-cell office:value-type="string" calcext:value-type="string">
            <text:p><text:s/>161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3" calcext:value-type="float">
            <text:p><text:s/>10.4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603" calcext:value-type="float">
            <text:p>259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6-001001-HORMIGON 140KG/CM2 STANDARD</text:p>
          </table:table-cell>
        </table:table-row>
        <table:table-row table:style-name="ro6">
          <table:table-cell office:value-type="float" office:value="5007" calcext:value-type="float">
            <text:p>5007</text:p>
          </table:table-cell>
          <table:table-cell office:value-type="string" calcext:value-type="string">
            <text:p>-1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1.72" calcext:value-type="float">
            <text:p><text:s/>171.72 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503" calcext:value-type="float">
            <text:p>26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99-022901-PIEDRA ARRECIFE ARENA 50X10X2</text:p>
          </table:table-cell>
        </table:table-row>
        <table:table-row table:style-name="ro6">
          <table:table-cell office:value-type="float" office:value="5008" calcext:value-type="float">
            <text:p>5008</text:p>
          </table:table-cell>
          <table:table-cell office:value-type="string" calcext:value-type="string">
            <text:p>-1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3" calcext:value-type="float">
            <text:p><text:s/>0.0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603" calcext:value-type="float">
            <text:p>257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0-002002-CODO ROSCABLE HH 1/2 X90</text:p>
          </table:table-cell>
        </table:table-row>
        <table:table-row table:style-name="ro6">
          <table:table-cell office:value-type="float" office:value="5009" calcext:value-type="float">
            <text:p>5009</text:p>
          </table:table-cell>
          <table:table-cell office:value-type="string" calcext:value-type="string">
            <text:p>-19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45" calcext:value-type="float">
            <text:p><text:s/>9.4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103" calcext:value-type="float">
            <text:p>277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35-001001-F# 1535 COMPRA 20 METROS ADOQU</text:p>
          </table:table-cell>
        </table:table-row>
        <table:table-row table:style-name="ro6">
          <table:table-cell office:value-type="float" office:value="5010" calcext:value-type="float">
            <text:p>5010</text:p>
          </table:table-cell>
          <table:table-cell office:value-type="string" calcext:value-type="string">
            <text:p>-69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44" calcext:value-type="float">
            <text:p><text:s/>49.4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303" calcext:value-type="float">
            <text:p>27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0913-003006-ALAMBRE SOLIDO AWG #12 BLANCO-</text:p>
          </table:table-cell>
        </table:table-row>
        <table:table-row table:style-name="ro6">
          <table:table-cell office:value-type="float" office:value="5011" calcext:value-type="float">
            <text:p>5011</text:p>
          </table:table-cell>
          <table:table-cell office:value-type="string" calcext:value-type="string">
            <text:p>-94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2" calcext:value-type="float">
            <text:p><text:s/>25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203" calcext:value-type="float">
            <text:p>278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20-001101-F# 120 <text:s/>SUB BASE</text:p>
          </table:table-cell>
        </table:table-row>
        <table:table-row table:style-name="ro6">
          <table:table-cell office:value-type="float" office:value="5012" calcext:value-type="float">
            <text:p>5012</text:p>
          </table:table-cell>
          <table:table-cell office:value-type="string" calcext:value-type="string">
            <text:p>-112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69" calcext:value-type="float">
            <text:p><text:s/>17.6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303" calcext:value-type="float">
            <text:p>278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1209-003006-F# 31209 CONECTOR EMT 1/2 IMPO</text:p>
          </table:table-cell>
        </table:table-row>
        <table:table-row table:style-name="ro6">
          <table:table-cell office:value-type="float" office:value="5013" calcext:value-type="float">
            <text:p>5013</text:p>
          </table:table-cell>
          <table:table-cell office:value-type="string" calcext:value-type="string">
            <text:p>-123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66" calcext:value-type="float">
            <text:p><text:s/>11.6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403" calcext:value-type="float">
            <text:p>278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2118-001001-F# 2118 REFLECTOR LED DE 100W </text:p>
          </table:table-cell>
        </table:table-row>
        <table:table-row table:style-name="ro6">
          <table:table-cell office:value-type="float" office:value="5014" calcext:value-type="float">
            <text:p>5014</text:p>
          </table:table-cell>
          <table:table-cell office:value-type="string" calcext:value-type="string">
            <text:p>-130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77" calcext:value-type="float">
            <text:p><text:s/>6.7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503" calcext:value-type="float">
            <text:p>278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27-001001-F# 1527 RESINA 15 KILOS - SELL</text:p>
          </table:table-cell>
        </table:table-row>
        <table:table-row table:style-name="ro6">
          <table:table-cell office:value-type="float" office:value="5015" calcext:value-type="float">
            <text:p>5015</text:p>
          </table:table-cell>
          <table:table-cell office:value-type="string" calcext:value-type="string">
            <text:p>-131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5" calcext:value-type="float">
            <text:p><text:s/>0.4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603" calcext:value-type="float">
            <text:p>27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49-001002-F# 8349 PORCELANA CAOBA LATINA</text:p>
          </table:table-cell>
        </table:table-row>
        <table:table-row table:style-name="ro6">
          <table:table-cell office:value-type="float" office:value="5016" calcext:value-type="float">
            <text:p>5016</text:p>
          </table:table-cell>
          <table:table-cell office:value-type="string" calcext:value-type="string">
            <text:p>-132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39" calcext:value-type="float">
            <text:p><text:s/>1.3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803" calcext:value-type="float">
            <text:p>27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905-001001-F# 905 COMPRA TAPON HEMBRA DE </text:p>
          </table:table-cell>
        </table:table-row>
        <table:table-row table:style-name="ro6">
          <table:table-cell office:value-type="float" office:value="5017" calcext:value-type="float">
            <text:p>5017</text:p>
          </table:table-cell>
          <table:table-cell office:value-type="string" calcext:value-type="string">
            <text:p>-169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38" calcext:value-type="float">
            <text:p><text:s/>37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903" calcext:value-type="float">
            <text:p>27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43-001001-F# 343 CANALES METALICOS TIPO </text:p>
          </table:table-cell>
        </table:table-row>
        <table:table-row table:style-name="ro6">
          <table:table-cell office:value-type="float" office:value="5018" calcext:value-type="float">
            <text:p>5018</text:p>
          </table:table-cell>
          <table:table-cell office:value-type="string" calcext:value-type="string">
            <text:p>-17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003" calcext:value-type="float">
            <text:p>27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469-001100-F# 61469 COMPRA CODO DESAGUE 5</text:p>
          </table:table-cell>
        </table:table-row>
        <table:table-row table:style-name="ro6">
          <table:table-cell office:value-type="float" office:value="5019" calcext:value-type="float">
            <text:p>5019</text:p>
          </table:table-cell>
          <table:table-cell office:value-type="string" calcext:value-type="string">
            <text:p>-177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03" calcext:value-type="float">
            <text:p><text:s/>7.0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203" calcext:value-type="float">
            <text:p>27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25-001100-F# 61525 COMPRA CUARTON SEMIDU</text:p>
          </table:table-cell>
        </table:table-row>
        <table:table-row table:style-name="ro6">
          <table:table-cell office:value-type="float" office:value="5020" calcext:value-type="float">
            <text:p>5020</text:p>
          </table:table-cell>
          <table:table-cell office:value-type="string" calcext:value-type="string">
            <text:p>-18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33" calcext:value-type="float">
            <text:p><text:s/>4.3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303" calcext:value-type="float">
            <text:p>27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41-022901-F# 1941 COMPRA 3 SELLADOR UNIS</text:p>
          </table:table-cell>
        </table:table-row>
        <table:table-row table:style-name="ro6">
          <table:table-cell office:value-type="float" office:value="5021" calcext:value-type="float">
            <text:p>5021</text:p>
          </table:table-cell>
          <table:table-cell office:value-type="string" calcext:value-type="string">
            <text:p>-24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3" calcext:value-type="float">
            <text:p><text:s/>59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703" calcext:value-type="float">
            <text:p>268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465-001003-CEMENTO HOLCIM FUERTE TIPO GUS</text:p>
          </table:table-cell>
        </table:table-row>
        <table:table-row table:style-name="ro6">
          <table:table-cell office:value-type="float" office:value="5022" calcext:value-type="float">
            <text:p>5022</text:p>
          </table:table-cell>
          <table:table-cell office:value-type="string" calcext:value-type="string">
            <text:p>-246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61" calcext:value-type="float">
            <text:p><text:s/>5.6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803" calcext:value-type="float">
            <text:p>26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2-001100-TUBO PVC DESAGUE 76MM X 3M - C</text:p>
          </table:table-cell>
        </table:table-row>
        <table:table-row table:style-name="ro6">
          <table:table-cell office:value-type="float" office:value="5023" calcext:value-type="float">
            <text:p>5023</text:p>
          </table:table-cell>
          <table:table-cell office:value-type="string" calcext:value-type="string">
            <text:p>-26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38" calcext:value-type="float">
            <text:p><text:s/>1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903" calcext:value-type="float">
            <text:p>26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95331-001101-TABLA SEMIDURA- CUARTON SEMIDU</text:p>
          </table:table-cell>
        </table:table-row>
        <table:table-row table:style-name="ro6">
          <table:table-cell office:value-type="float" office:value="5024" calcext:value-type="float">
            <text:p>5024</text:p>
          </table:table-cell>
          <table:table-cell office:value-type="string" calcext:value-type="string">
            <text:p>-27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56" calcext:value-type="float">
            <text:p><text:s/>9.5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203" calcext:value-type="float">
            <text:p>26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9-001100-MALLA EXAGONAL 1/2" 1X50M IDEA</text:p>
          </table:table-cell>
        </table:table-row>
        <table:table-row table:style-name="ro6">
          <table:table-cell office:value-type="float" office:value="5025" calcext:value-type="float">
            <text:p>5025</text:p>
          </table:table-cell>
          <table:table-cell office:value-type="string" calcext:value-type="string">
            <text:p>-270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6" calcext:value-type="float">
            <text:p><text:s/>0.4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303" calcext:value-type="float">
            <text:p>26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16-001001-CODO CONDUIT L/R - TUBO CONDUI</text:p>
          </table:table-cell>
        </table:table-row>
        <table:table-row table:style-name="ro6">
          <table:table-cell office:value-type="float" office:value="5026" calcext:value-type="float">
            <text:p>5026</text:p>
          </table:table-cell>
          <table:table-cell office:value-type="string" calcext:value-type="string">
            <text:p>-270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7" calcext:value-type="float">
            <text:p><text:s/>0.0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403" calcext:value-type="float">
            <text:p>269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22-001001-CODO CONDUIT L/R 3/4X45</text:p>
          </table:table-cell>
        </table:table-row>
        <table:table-row table:style-name="ro6">
          <table:table-cell office:value-type="float" office:value="5027" calcext:value-type="float">
            <text:p>5027</text:p>
          </table:table-cell>
          <table:table-cell office:value-type="string" calcext:value-type="string">
            <text:p>-301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38" calcext:value-type="float">
            <text:p><text:s/>30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503" calcext:value-type="float">
            <text:p>269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15-001002-CEMENTO HOLCIM FUERTE TIPO GU-</text:p>
          </table:table-cell>
        </table:table-row>
        <table:table-row table:style-name="ro6">
          <table:table-cell office:value-type="float" office:value="5028" calcext:value-type="float">
            <text:p>5028</text:p>
          </table:table-cell>
          <table:table-cell office:value-type="string" calcext:value-type="string">
            <text:p>-369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" calcext:value-type="float">
            <text:p><text:s/>6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603" calcext:value-type="float">
            <text:p>269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309-001001-PLANCHAS GRANITO-SACO BONDEX-D</text:p>
          </table:table-cell>
        </table:table-row>
        <table:table-row table:style-name="ro6">
          <table:table-cell office:value-type="float" office:value="5029" calcext:value-type="float">
            <text:p>5029</text:p>
          </table:table-cell>
          <table:table-cell office:value-type="string" calcext:value-type="string">
            <text:p>-37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55" calcext:value-type="float">
            <text:p><text:s/>6.5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403" calcext:value-type="float">
            <text:p>270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79-001001-CORTADORA MANUAL DE PORCELANAT</text:p>
          </table:table-cell>
        </table:table-row>
        <table:table-row table:style-name="ro6">
          <table:table-cell office:value-type="float" office:value="5030" calcext:value-type="float">
            <text:p>5030</text:p>
          </table:table-cell>
          <table:table-cell office:value-type="string" calcext:value-type="string">
            <text:p>-381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5" calcext:value-type="float">
            <text:p><text:s/>5.7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603" calcext:value-type="float">
            <text:p>27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2222-001001-COMPRA DE 146 BOTELLONES DE AG</text:p>
          </table:table-cell>
        </table:table-row>
        <table:table-row table:style-name="ro6">
          <table:table-cell office:value-type="float" office:value="5031" calcext:value-type="float">
            <text:p>5031</text:p>
          </table:table-cell>
          <table:table-cell office:value-type="string" calcext:value-type="string">
            <text:p>-38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1" calcext:value-type="float">
            <text:p><text:s/>4.8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703" calcext:value-type="float">
            <text:p>28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63-001002-OC# 1944 F# 8363 COMPRA CEMENT</text:p>
          </table:table-cell>
        </table:table-row>
        <table:table-row table:style-name="ro6">
          <table:table-cell office:value-type="float" office:value="5032" calcext:value-type="float">
            <text:p>5032</text:p>
          </table:table-cell>
          <table:table-cell office:value-type="string" calcext:value-type="string">
            <text:p>-410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11" calcext:value-type="float">
            <text:p><text:s/>24.1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103" calcext:value-type="float">
            <text:p>28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4-001011-F# 421004 COMPRA <text:s/>CINTA PARA E</text:p>
          </table:table-cell>
        </table:table-row>
        <table:table-row table:style-name="ro6">
          <table:table-cell office:value-type="float" office:value="5033" calcext:value-type="float">
            <text:p>5033</text:p>
          </table:table-cell>
          <table:table-cell office:value-type="string" calcext:value-type="string">
            <text:p>-669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9.36" calcext:value-type="float">
            <text:p><text:s/>259.3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203" calcext:value-type="float">
            <text:p>282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5-001011-F# 421005 CEMENTO HOLCIN SACO </text:p>
          </table:table-cell>
        </table:table-row>
        <table:table-row table:style-name="ro6">
          <table:table-cell office:value-type="float" office:value="5034" calcext:value-type="float">
            <text:p>5034</text:p>
          </table:table-cell>
          <table:table-cell office:value-type="string" calcext:value-type="string">
            <text:p>-717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.41" calcext:value-type="float">
            <text:p><text:s/>47.4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303" calcext:value-type="float">
            <text:p>28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6-001011-F# 421006 CEMENTO HOLCIN SACO </text:p>
          </table:table-cell>
        </table:table-row>
        <table:table-row table:style-name="ro6">
          <table:table-cell office:value-type="float" office:value="5035" calcext:value-type="float">
            <text:p>5035</text:p>
          </table:table-cell>
          <table:table-cell office:value-type="string" calcext:value-type="string">
            <text:p>-4,394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77.67" calcext:value-type="float">
            <text:p><text:s/>3,677.6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403" calcext:value-type="float">
            <text:p>28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7-001011-F# 421007 TUBERIA PEAD 160MM X</text:p>
          </table:table-cell>
        </table:table-row>
        <table:table-row table:style-name="ro6">
          <table:table-cell office:value-type="float" office:value="5036" calcext:value-type="float">
            <text:p>5036</text:p>
          </table:table-cell>
          <table:table-cell office:value-type="string" calcext:value-type="string">
            <text:p>-4,438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.95" calcext:value-type="float">
            <text:p><text:s/>43.9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503" calcext:value-type="float">
            <text:p>28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8-001011-F# 421008 GUANTE LATEX TALLA M</text:p>
          </table:table-cell>
        </table:table-row>
        <table:table-row table:style-name="ro6">
          <table:table-cell office:value-type="float" office:value="5037" calcext:value-type="float">
            <text:p>5037</text:p>
          </table:table-cell>
          <table:table-cell office:value-type="string" calcext:value-type="string">
            <text:p>-4,529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.07" calcext:value-type="float">
            <text:p><text:s/>91.0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603" calcext:value-type="float">
            <text:p>28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9-001011-F# 421009 <text:s/>PORTA CREDENCIAL DE</text:p>
          </table:table-cell>
        </table:table-row>
        <table:table-row table:style-name="ro6">
          <table:table-cell office:value-type="float" office:value="5038" calcext:value-type="float">
            <text:p>5038</text:p>
          </table:table-cell>
          <table:table-cell office:value-type="string" calcext:value-type="string">
            <text:p>-4,558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8" calcext:value-type="float">
            <text:p><text:s/>28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103" calcext:value-type="float">
            <text:p>270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70-001002-CEMENTO HOLCIM FUERTE TIPO GU </text:p>
          </table:table-cell>
        </table:table-row>
        <table:table-row table:style-name="ro6">
          <table:table-cell office:value-type="float" office:value="5039" calcext:value-type="float">
            <text:p>5039</text:p>
          </table:table-cell>
          <table:table-cell office:value-type="string" calcext:value-type="string">
            <text:p>-4,561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39" calcext:value-type="float">
            <text:p><text:s/>2.3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203" calcext:value-type="float">
            <text:p>270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85-001100-MALLA HEXAGONAL 1/2" 1X50M IDE</text:p>
          </table:table-cell>
        </table:table-row>
        <table:table-row table:style-name="ro6">
          <table:table-cell office:value-type="float" office:value="5040" calcext:value-type="float">
            <text:p>5040</text:p>
          </table:table-cell>
          <table:table-cell office:value-type="string" calcext:value-type="string">
            <text:p>-4,564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06" calcext:value-type="float">
            <text:p><text:s/>3.0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303" calcext:value-type="float">
            <text:p>270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93-001100-DISCO CORTE METAL 7" X 1/16" 7</text:p>
          </table:table-cell>
        </table:table-row>
        <table:table-row table:style-name="ro6">
          <table:table-cell office:value-type="float" office:value="5041" calcext:value-type="float">
            <text:p>5041</text:p>
          </table:table-cell>
          <table:table-cell office:value-type="string" calcext:value-type="string">
            <text:p>-4,596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61" calcext:value-type="float">
            <text:p><text:s/>32.6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703" calcext:value-type="float">
            <text:p>27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56-001100-F# 61556 COMPRA MAXIEMPASTE EX</text:p>
          </table:table-cell>
        </table:table-row>
        <table:table-row table:style-name="ro6">
          <table:table-cell office:value-type="float" office:value="5042" calcext:value-type="float">
            <text:p>5042</text:p>
          </table:table-cell>
          <table:table-cell office:value-type="string" calcext:value-type="string">
            <text:p>-4,608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43" calcext:value-type="float">
            <text:p><text:s/>11.4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203" calcext:value-type="float">
            <text:p>28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1-001011-F# 421001 COMPRA TABLET SAMSUN</text:p>
          </table:table-cell>
        </table:table-row>
        <table:table-row table:style-name="ro6">
          <table:table-cell office:value-type="float" office:value="5043" calcext:value-type="float">
            <text:p>5043</text:p>
          </table:table-cell>
          <table:table-cell office:value-type="string" calcext:value-type="string">
            <text:p>-5,55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8.34" calcext:value-type="float">
            <text:p><text:s/>948.3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303" calcext:value-type="float">
            <text:p>28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4-001011-F# 421024 UNION PVC DESAGUUE 1</text:p>
          </table:table-cell>
        </table:table-row>
        <table:table-row table:style-name="ro6">
          <table:table-cell office:value-type="float" office:value="5044" calcext:value-type="float">
            <text:p>5044</text:p>
          </table:table-cell>
          <table:table-cell office:value-type="string" calcext:value-type="string">
            <text:p>-5,671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.03" calcext:value-type="float">
            <text:p><text:s/>115.0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403" calcext:value-type="float">
            <text:p>28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5-001011-F# 421025 COMPRA DE TIRA SEMID</text:p>
          </table:table-cell>
        </table:table-row>
        <table:table-row table:style-name="ro6">
          <table:table-cell office:value-type="float" office:value="5045" calcext:value-type="float">
            <text:p>5045</text:p>
          </table:table-cell>
          <table:table-cell office:value-type="string" calcext:value-type="string">
            <text:p>-5,672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503" calcext:value-type="float">
            <text:p>28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2-001011-F# 421022 COMPRA BOTA DIELECTR</text:p>
          </table:table-cell>
        </table:table-row>
        <table:table-row table:style-name="ro6">
          <table:table-cell office:value-type="float" office:value="5046" calcext:value-type="float">
            <text:p>5046</text:p>
          </table:table-cell>
          <table:table-cell office:value-type="string" calcext:value-type="string">
            <text:p>-5,67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77" calcext:value-type="float">
            <text:p><text:s/>1.7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603" calcext:value-type="float">
            <text:p>281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1-001011-F# 421021 COMPRA DE PLATINA 2 </text:p>
          </table:table-cell>
        </table:table-row>
        <table:table-row table:style-name="ro6">
          <table:table-cell office:value-type="float" office:value="5047" calcext:value-type="float">
            <text:p>5047</text:p>
          </table:table-cell>
          <table:table-cell office:value-type="string" calcext:value-type="string">
            <text:p>-5,677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003" calcext:value-type="float">
            <text:p>28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3-001011-F# 421003 COMPRA GUANTES NITRA</text:p>
          </table:table-cell>
        </table:table-row>
        <table:table-row table:style-name="ro6">
          <table:table-cell office:value-type="float" office:value="5048" calcext:value-type="float">
            <text:p>5048</text:p>
          </table:table-cell>
          <table:table-cell office:value-type="string" calcext:value-type="string">
            <text:p>-5,84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1.72" calcext:value-type="float">
            <text:p><text:s/>171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703" calcext:value-type="float">
            <text:p>271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28-022901-PIEDRA ARRECIFE ARENA 50X10X2</text:p>
          </table:table-cell>
        </table:table-row>
        <table:table-row table:style-name="ro6">
          <table:table-cell office:value-type="float" office:value="5049" calcext:value-type="float">
            <text:p>5049</text:p>
          </table:table-cell>
          <table:table-cell office:value-type="string" calcext:value-type="string">
            <text:p>-5,85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" calcext:value-type="float">
            <text:p><text:s/>1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903" calcext:value-type="float">
            <text:p>271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0-001002-PLYWOOD ECO 122 - TABLAS SEMID</text:p>
          </table:table-cell>
        </table:table-row>
        <table:table-row table:style-name="ro6">
          <table:table-cell office:value-type="float" office:value="5050" calcext:value-type="float">
            <text:p>5050</text:p>
          </table:table-cell>
          <table:table-cell office:value-type="string" calcext:value-type="string">
            <text:p>-5,887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8" calcext:value-type="float">
            <text:p><text:s/>28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003" calcext:value-type="float">
            <text:p>27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7-001002-CEMENTO HOLCIM FUERTE 50 KG</text:p>
          </table:table-cell>
        </table:table-row>
        <table:table-row table:style-name="ro6">
          <table:table-cell office:value-type="float" office:value="5051" calcext:value-type="float">
            <text:p>5051</text:p>
          </table:table-cell>
          <table:table-cell office:value-type="string" calcext:value-type="string">
            <text:p>-5,96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.78" calcext:value-type="float">
            <text:p><text:s/>75.7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003" calcext:value-type="float">
            <text:p>270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24052-001501-ADOQUIN HOLANDES 8 CM GRIS NAT</text:p>
          </table:table-cell>
        </table:table-row>
        <table:table-row table:style-name="ro6">
          <table:table-cell office:value-type="float" office:value="5052" calcext:value-type="float">
            <text:p>5052</text:p>
          </table:table-cell>
          <table:table-cell office:value-type="string" calcext:value-type="string">
            <text:p>-5,96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47" calcext:value-type="float">
            <text:p><text:s/>1.4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903" calcext:value-type="float">
            <text:p>28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0-001001-F# 890 COMPRA TACO DE EXPANSIO</text:p>
          </table:table-cell>
        </table:table-row>
        <table:table-row table:style-name="ro6">
          <table:table-cell office:value-type="float" office:value="5053" calcext:value-type="float">
            <text:p>5053</text:p>
          </table:table-cell>
          <table:table-cell office:value-type="string" calcext:value-type="string">
            <text:p>-5,979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59" calcext:value-type="float">
            <text:p><text:s/>14.5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103" calcext:value-type="float">
            <text:p>27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32-001002-F# 8232 PLYWOOD ECO 122X2.44X1</text:p>
          </table:table-cell>
        </table:table-row>
        <table:table-row table:style-name="ro6">
          <table:table-cell office:value-type="float" office:value="5054" calcext:value-type="float">
            <text:p>5054</text:p>
          </table:table-cell>
          <table:table-cell office:value-type="string" calcext:value-type="string">
            <text:p>-6,008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8" calcext:value-type="float">
            <text:p><text:s/>28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103" calcext:value-type="float">
            <text:p>278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65-001002-F# 8265 COMPRA DE 240 SACOS DE</text:p>
          </table:table-cell>
        </table:table-row>
        <table:table-row table:style-name="ro6">
          <table:table-cell office:value-type="float" office:value="5055" calcext:value-type="float">
            <text:p>5055</text:p>
          </table:table-cell>
          <table:table-cell office:value-type="string" calcext:value-type="string">
            <text:p>-6,07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.2" calcext:value-type="float">
            <text:p><text:s/>67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503" calcext:value-type="float">
            <text:p>27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8-001101-SUB BASE</text:p>
          </table:table-cell>
        </table:table-row>
        <table:table-row table:style-name="ro6">
          <table:table-cell office:value-type="float" office:value="5056" calcext:value-type="float">
            <text:p>5056</text:p>
          </table:table-cell>
          <table:table-cell office:value-type="string" calcext:value-type="string">
            <text:p>-6,113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.67" calcext:value-type="float">
            <text:p><text:s/>37.6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703" calcext:value-type="float">
            <text:p>282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0-001011-F# 421010 ALCOHOL INDUSTRIAL G</text:p>
          </table:table-cell>
        </table:table-row>
        <table:table-row table:style-name="ro6">
          <table:table-cell office:value-type="float" office:value="5057" calcext:value-type="float">
            <text:p>5057</text:p>
          </table:table-cell>
          <table:table-cell office:value-type="string" calcext:value-type="string">
            <text:p>-6,173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42" calcext:value-type="float">
            <text:p><text:s/>60.4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803" calcext:value-type="float">
            <text:p>28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1-001011-F# 421011 TUBO PVC PROSCABLE 1</text:p>
          </table:table-cell>
        </table:table-row>
        <table:table-row table:style-name="ro6">
          <table:table-cell office:value-type="float" office:value="5058" calcext:value-type="float">
            <text:p>5058</text:p>
          </table:table-cell>
          <table:table-cell office:value-type="string" calcext:value-type="string">
            <text:p>-6,177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64" calcext:value-type="float">
            <text:p><text:s/>3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903" calcext:value-type="float">
            <text:p>28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2-001011-F# 421012 DISCO CORTE METAL PL</text:p>
          </table:table-cell>
        </table:table-row>
        <table:table-row table:style-name="ro6">
          <table:table-cell office:value-type="float" office:value="5059" calcext:value-type="float">
            <text:p>5059</text:p>
          </table:table-cell>
          <table:table-cell office:value-type="string" calcext:value-type="string">
            <text:p>-6,184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9" calcext:value-type="float">
            <text:p><text:s/>7.2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003" calcext:value-type="float">
            <text:p>28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3-001011-F# 421013 BAILEJO BELLOTA F CO</text:p>
          </table:table-cell>
        </table:table-row>
        <table:table-row table:style-name="ro6">
          <table:table-cell office:value-type="float" office:value="5060" calcext:value-type="float">
            <text:p>5060</text:p>
          </table:table-cell>
          <table:table-cell office:value-type="string" calcext:value-type="string">
            <text:p>-6,21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35" calcext:value-type="float">
            <text:p><text:s/>32.3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103" calcext:value-type="float">
            <text:p>28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4-001011-F# 421014 ALAMBRE RECOCIDO NEG</text:p>
          </table:table-cell>
        </table:table-row>
        <table:table-row table:style-name="ro6">
          <table:table-cell office:value-type="float" office:value="5061" calcext:value-type="float">
            <text:p>5061</text:p>
          </table:table-cell>
          <table:table-cell office:value-type="string" calcext:value-type="string">
            <text:p>-6,23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16" calcext:value-type="float">
            <text:p><text:s/>14.1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203" calcext:value-type="float">
            <text:p>28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5-001011-F# 421015 TRAJES DUPONT TYVEK </text:p>
          </table:table-cell>
        </table:table-row>
        <table:table-row table:style-name="ro6">
          <table:table-cell office:value-type="float" office:value="5062" calcext:value-type="float">
            <text:p>5062</text:p>
          </table:table-cell>
          <table:table-cell office:value-type="string" calcext:value-type="string">
            <text:p>-6,533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1.98" calcext:value-type="float">
            <text:p><text:s/>301.9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803" calcext:value-type="float">
            <text:p>28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2-001011-F# 421002 COMPRA DE JUEGO DE T</text:p>
          </table:table-cell>
        </table:table-row>
        <table:table-row table:style-name="ro6">
          <table:table-cell office:value-type="float" office:value="5063" calcext:value-type="float">
            <text:p>5063</text:p>
          </table:table-cell>
          <table:table-cell office:value-type="string" calcext:value-type="string">
            <text:p>-6,535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93" calcext:value-type="float">
            <text:p><text:s/>2.9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303" calcext:value-type="float">
            <text:p>28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6-001011-F# 421016 BOTA GAMOS DE MUJER </text:p>
          </table:table-cell>
        </table:table-row>
        <table:table-row table:style-name="ro6">
          <table:table-cell office:value-type="float" office:value="5064" calcext:value-type="float">
            <text:p>5064</text:p>
          </table:table-cell>
          <table:table-cell office:value-type="string" calcext:value-type="string">
            <text:p>-6,546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88" calcext:value-type="float">
            <text:p><text:s/>10.8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403" calcext:value-type="float">
            <text:p>28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7-001011-F# 421017 PALLET ANTIDERRAM 4T</text:p>
          </table:table-cell>
        </table:table-row>
        <table:table-row table:style-name="ro6">
          <table:table-cell office:value-type="float" office:value="5065" calcext:value-type="float">
            <text:p>5065</text:p>
          </table:table-cell>
          <table:table-cell office:value-type="string" calcext:value-type="string">
            <text:p>-6,58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.36" calcext:value-type="float">
            <text:p><text:s/>36.3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503" calcext:value-type="float">
            <text:p>283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8-001011-F# 421018 TABLA SEMIDURA PLANC</text:p>
          </table:table-cell>
        </table:table-row>
        <table:table-row table:style-name="ro6">
          <table:table-cell office:value-type="float" office:value="5066" calcext:value-type="float">
            <text:p>5066</text:p>
          </table:table-cell>
          <table:table-cell office:value-type="string" calcext:value-type="string">
            <text:p>-6,701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8.71" calcext:value-type="float">
            <text:p><text:s/>118.7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603" calcext:value-type="float">
            <text:p>283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9-001011-F# 421019 WHIPE D HILO 2 KILOS</text:p>
          </table:table-cell>
        </table:table-row>
        <table:table-row table:style-name="ro6">
          <table:table-cell office:value-type="float" office:value="5067" calcext:value-type="float">
            <text:p>5067</text:p>
          </table:table-cell>
          <table:table-cell office:value-type="string" calcext:value-type="string">
            <text:p>-6,704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4" calcext:value-type="float">
            <text:p><text:s/>2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703" calcext:value-type="float">
            <text:p>28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0-001011-F# 421020 CAMISETA MANGA LARGA</text:p>
          </table:table-cell>
        </table:table-row>
        <table:table-row table:style-name="ro6">
          <table:table-cell office:value-type="float" office:value="5068" calcext:value-type="float">
            <text:p>5068</text:p>
          </table:table-cell>
          <table:table-cell office:value-type="string" calcext:value-type="string">
            <text:p>-6,706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41" calcext:value-type="float">
            <text:p><text:s/>1.4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803" calcext:value-type="float">
            <text:p>28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3-001011-F# 421023 CASCO DE SEGURIDAD C</text:p>
          </table:table-cell>
        </table:table-row>
        <table:table-row table:style-name="ro6">
          <table:table-cell office:value-type="float" office:value="5069" calcext:value-type="float">
            <text:p>5069</text:p>
          </table:table-cell>
          <table:table-cell office:value-type="string" calcext:value-type="string">
            <text:p>-6,711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1" calcext:value-type="float">
            <text:p><text:s/>5.1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103" calcext:value-type="float">
            <text:p>27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1-001001-CODAL ALUMINIO 6 MTS (REGLETA)</text:p>
          </table:table-cell>
        </table:table-row>
        <table:table-row table:style-name="ro6">
          <table:table-cell office:value-type="float" office:value="5070" calcext:value-type="float">
            <text:p>5070</text:p>
          </table:table-cell>
          <table:table-cell office:value-type="string" calcext:value-type="string">
            <text:p>-6,539.54</text:p>
          </table:table-cell>
          <table:table-cell office:value-type="float" office:value="171.72" calcext:value-type="float">
            <text:p><text:s/>171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003" calcext:value-type="float">
            <text:p>275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001899-000000-APLICA A FACTURA 1899 ALCANCE </text:p>
          </table:table-cell>
        </table:table-row>
        <table:table-row table:style-name="ro6">
          <table:table-cell office:value-type="float" office:value="5071" calcext:value-type="float">
            <text:p>5071</text:p>
          </table:table-cell>
          <table:table-cell office:value-type="string" calcext:value-type="string">
            <text:p>-10.46</text:p>
          </table:table-cell>
          <table:table-cell office:value-type="float" office:value="6529.08" calcext:value-type="float">
            <text:p><text:s/>6,529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5072" calcext:value-type="float">
            <text:p>5072</text:p>
          </table:table-cell>
          <table:table-cell office:value-type="string" calcext:value-type="string">
            <text:p>-125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.45" calcext:value-type="float">
            <text:p><text:s/>115.4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103" calcext:value-type="float">
            <text:p>28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539-001001-ALCIVAR BRICIO HUMBERTO F# 453</text:p>
          </table:table-cell>
        </table:table-row>
        <table:table-row table:style-name="ro6">
          <table:table-cell office:value-type="float" office:value="5073" calcext:value-type="float">
            <text:p>5073</text:p>
          </table:table-cell>
          <table:table-cell office:value-type="string" calcext:value-type="string">
            <text:p>-15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57" calcext:value-type="float">
            <text:p><text:s/>26.5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203" calcext:value-type="float">
            <text:p>28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895-006206-KITTON SA F# 4895 COMPRA 4 TAZ</text:p>
          </table:table-cell>
        </table:table-row>
        <table:table-row table:style-name="ro6">
          <table:table-cell office:value-type="float" office:value="5074" calcext:value-type="float">
            <text:p>5074</text:p>
          </table:table-cell>
          <table:table-cell office:value-type="string" calcext:value-type="string">
            <text:p>-154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07" calcext:value-type="float">
            <text:p><text:s/>2.0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303" calcext:value-type="float">
            <text:p>28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84-022901-COMERCIAL KYWI SA F# 1984 OC# </text:p>
          </table:table-cell>
        </table:table-row>
        <table:table-row table:style-name="ro6">
          <table:table-cell office:value-type="float" office:value="5075" calcext:value-type="float">
            <text:p>5075</text:p>
          </table:table-cell>
          <table:table-cell office:value-type="string" calcext:value-type="string">
            <text:p>-15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31" calcext:value-type="float">
            <text:p><text:s/>1.3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403" calcext:value-type="float">
            <text:p>28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1489-003006-ELECTROLEG SA F# 31489 COMPRA </text:p>
          </table:table-cell>
        </table:table-row>
        <table:table-row table:style-name="ro6">
          <table:table-cell office:value-type="float" office:value="5076" calcext:value-type="float">
            <text:p>5076</text:p>
          </table:table-cell>
          <table:table-cell office:value-type="string" calcext:value-type="string">
            <text:p>-457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1.84" calcext:value-type="float">
            <text:p><text:s/>301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703" calcext:value-type="float">
            <text:p>28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73-001104-ELECTMB SA F# 573 COMPRA UPS O</text:p>
          </table:table-cell>
        </table:table-row>
        <table:table-row table:style-name="ro6">
          <table:table-cell office:value-type="float" office:value="5077" calcext:value-type="float">
            <text:p>5077</text:p>
          </table:table-cell>
          <table:table-cell office:value-type="string" calcext:value-type="string">
            <text:p>-490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25" calcext:value-type="float">
            <text:p><text:s/>33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803" calcext:value-type="float">
            <text:p>28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41-002002-BOWEN MENDOZA JOSE F# 341 COMP</text:p>
          </table:table-cell>
        </table:table-row>
        <table:table-row table:style-name="ro6">
          <table:table-cell office:value-type="float" office:value="5078" calcext:value-type="float">
            <text:p>5078</text:p>
          </table:table-cell>
          <table:table-cell office:value-type="string" calcext:value-type="string">
            <text:p>-49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36" calcext:value-type="float">
            <text:p><text:s/>4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903" calcext:value-type="float">
            <text:p>28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909-006206-KITTON SA F# 4909 COMPRA 5 APL</text:p>
          </table:table-cell>
        </table:table-row>
        <table:table-row table:style-name="ro6">
          <table:table-cell office:value-type="float" office:value="5079" calcext:value-type="float">
            <text:p>5079</text:p>
          </table:table-cell>
          <table:table-cell office:value-type="string" calcext:value-type="string">
            <text:p>-495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6" calcext:value-type="float">
            <text:p><text:s/>0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503" calcext:value-type="float">
            <text:p>28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2727-001001-HENK CENTENO FREDDY F# 82727 C</text:p>
          </table:table-cell>
        </table:table-row>
        <table:table-row table:style-name="ro6">
          <table:table-cell office:value-type="float" office:value="5080" calcext:value-type="float">
            <text:p>5080</text:p>
          </table:table-cell>
          <table:table-cell office:value-type="string" calcext:value-type="string">
            <text:p>-509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4" calcext:value-type="float">
            <text:p><text:s/>14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003" calcext:value-type="float">
            <text:p>28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680-001002-COMERC. ORTIZLOFREDO ECORLOFF </text:p>
          </table:table-cell>
        </table:table-row>
        <table:table-row table:style-name="ro6">
          <table:table-cell office:value-type="float" office:value="5081" calcext:value-type="float">
            <text:p>5081</text:p>
          </table:table-cell>
          <table:table-cell office:value-type="string" calcext:value-type="string">
            <text:p>-527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94" calcext:value-type="float">
            <text:p><text:s/>17.9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103" calcext:value-type="float">
            <text:p>28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313-001100-SERVIDECONS SA F# 62313 COMPRA</text:p>
          </table:table-cell>
        </table:table-row>
        <table:table-row table:style-name="ro6">
          <table:table-cell office:value-type="float" office:value="5082" calcext:value-type="float">
            <text:p>5082</text:p>
          </table:table-cell>
          <table:table-cell office:value-type="string" calcext:value-type="string">
            <text:p>-537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64" calcext:value-type="float">
            <text:p><text:s/>9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203" calcext:value-type="float">
            <text:p>28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8-001002-COMERC. ORTIZLOFREDO F# 8548 C</text:p>
          </table:table-cell>
        </table:table-row>
        <table:table-row table:style-name="ro6">
          <table:table-cell office:value-type="float" office:value="5083" calcext:value-type="float">
            <text:p>5083</text:p>
          </table:table-cell>
          <table:table-cell office:value-type="string" calcext:value-type="string">
            <text:p>-542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8" calcext:value-type="float">
            <text:p><text:s/>4.8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303" calcext:value-type="float">
            <text:p>28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31-001001-GURUMENDI WASHINGTON F# 12231 </text:p>
          </table:table-cell>
        </table:table-row>
        <table:table-row table:style-name="ro6">
          <table:table-cell office:value-type="float" office:value="5084" calcext:value-type="float">
            <text:p>5084</text:p>
          </table:table-cell>
          <table:table-cell office:value-type="string" calcext:value-type="string">
            <text:p>-573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.46" calcext:value-type="float">
            <text:p><text:s/>31.4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703" calcext:value-type="float">
            <text:p>293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01-021001-UNION CEMENTERA NACIONAL F# 70</text:p>
          </table:table-cell>
        </table:table-row>
        <table:table-row table:style-name="ro6">
          <table:table-cell office:value-type="float" office:value="5085" calcext:value-type="float">
            <text:p>5085</text:p>
          </table:table-cell>
          <table:table-cell office:value-type="string" calcext:value-type="string">
            <text:p>-590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" calcext:value-type="float">
            <text:p><text:s/>16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803" calcext:value-type="float">
            <text:p>292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5-001101-BRENSAM BONILLA F# 125 <text:s/>SUB BA</text:p>
          </table:table-cell>
        </table:table-row>
        <table:table-row table:style-name="ro6">
          <table:table-cell office:value-type="float" office:value="5086" calcext:value-type="float">
            <text:p>5086</text:p>
          </table:table-cell>
          <table:table-cell office:value-type="string" calcext:value-type="string">
            <text:p>-60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4" calcext:value-type="float">
            <text:p><text:s/>14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703" calcext:value-type="float">
            <text:p>291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24-001002-COMERC. ORTIZLOFREDO ECORLOFF </text:p>
          </table:table-cell>
        </table:table-row>
        <table:table-row table:style-name="ro6">
          <table:table-cell office:value-type="float" office:value="5087" calcext:value-type="float">
            <text:p>5087</text:p>
          </table:table-cell>
          <table:table-cell office:value-type="string" calcext:value-type="string">
            <text:p><text:s/>1,260.55</text:p>
          </table:table-cell>
          <table:table-cell office:value-type="float" office:value="1865.64" calcext:value-type="float">
            <text:p><text:s/>1,865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5088" calcext:value-type="float">
            <text:p>5088</text:p>
          </table:table-cell>
          <table:table-cell office:value-type="string" calcext:value-type="string">
            <text:p><text:s/>1,254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6" calcext:value-type="float">
            <text:p><text:s/>5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203" calcext:value-type="float">
            <text:p>29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2-001101-BRENSAM BONILLA F# 122 COMPRA </text:p>
          </table:table-cell>
        </table:table-row>
        <table:table-row table:style-name="ro6">
          <table:table-cell office:value-type="float" office:value="5089" calcext:value-type="float">
            <text:p>5089</text:p>
          </table:table-cell>
          <table:table-cell office:value-type="string" calcext:value-type="string">
            <text:p><text:s/>1,251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28" calcext:value-type="float">
            <text:p><text:s/>3.2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303" calcext:value-type="float">
            <text:p>29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5-001002-COMERC. ORTIZLOFREDO ECORLOFF </text:p>
          </table:table-cell>
        </table:table-row>
        <table:table-row table:style-name="ro6">
          <table:table-cell office:value-type="float" office:value="5090" calcext:value-type="float">
            <text:p>5090</text:p>
          </table:table-cell>
          <table:table-cell office:value-type="string" calcext:value-type="string">
            <text:p><text:s/>1,234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" calcext:value-type="float">
            <text:p><text:s/>16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503" calcext:value-type="float">
            <text:p>29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984-001002-COMERC. ORTIZLOFFREDO F# 8984 </text:p>
          </table:table-cell>
        </table:table-row>
        <table:table-row table:style-name="ro6">
          <table:table-cell office:value-type="float" office:value="5091" calcext:value-type="float">
            <text:p>5091</text:p>
          </table:table-cell>
          <table:table-cell office:value-type="string" calcext:value-type="string">
            <text:p><text:s/>1,231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31" calcext:value-type="float">
            <text:p><text:s/>3.3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903" calcext:value-type="float">
            <text:p>29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2-001011-TELCONET F# 423942 COMPRA 4 PL</text:p>
          </table:table-cell>
        </table:table-row>
        <table:table-row table:style-name="ro6">
          <table:table-cell office:value-type="float" office:value="5092" calcext:value-type="float">
            <text:p>5092</text:p>
          </table:table-cell>
          <table:table-cell office:value-type="string" calcext:value-type="string">
            <text:p><text:s/>1,230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3" calcext:value-type="float">
            <text:p><text:s/>1.5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003" calcext:value-type="float">
            <text:p>29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1-001011-TELCONET F# 423941 COMPRA 30 C</text:p>
          </table:table-cell>
        </table:table-row>
        <table:table-row table:style-name="ro6">
          <table:table-cell office:value-type="float" office:value="5093" calcext:value-type="float">
            <text:p>5093</text:p>
          </table:table-cell>
          <table:table-cell office:value-type="string" calcext:value-type="string">
            <text:p><text:s/>1,228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5" calcext:value-type="float">
            <text:p><text:s/>1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103" calcext:value-type="float">
            <text:p>299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0-001011-TELCONET F# 423940 COMPRA 33 V</text:p>
          </table:table-cell>
        </table:table-row>
        <table:table-row table:style-name="ro6">
          <table:table-cell office:value-type="float" office:value="5094" calcext:value-type="float">
            <text:p>5094</text:p>
          </table:table-cell>
          <table:table-cell office:value-type="string" calcext:value-type="string">
            <text:p><text:s/>1,173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.46" calcext:value-type="float">
            <text:p><text:s/>55.4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203" calcext:value-type="float">
            <text:p>29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1-001011-TELCONET F# 423921 COMPRA 3 VO</text:p>
          </table:table-cell>
        </table:table-row>
        <table:table-row table:style-name="ro6">
          <table:table-cell office:value-type="float" office:value="5095" calcext:value-type="float">
            <text:p>5095</text:p>
          </table:table-cell>
          <table:table-cell office:value-type="string" calcext:value-type="string">
            <text:p><text:s/>1,172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303" calcext:value-type="float">
            <text:p>29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4-001011-TELCONET F# 424004 COMPRA 1 BO</text:p>
          </table:table-cell>
        </table:table-row>
        <table:table-row table:style-name="ro6">
          <table:table-cell office:value-type="float" office:value="5096" calcext:value-type="float">
            <text:p>5096</text:p>
          </table:table-cell>
          <table:table-cell office:value-type="string" calcext:value-type="string">
            <text:p><text:s/>1,171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403" calcext:value-type="float">
            <text:p>29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2-001011-TELCONET F# 424002 COMPRA 1 BO</text:p>
          </table:table-cell>
        </table:table-row>
        <table:table-row table:style-name="ro6">
          <table:table-cell office:value-type="float" office:value="5097" calcext:value-type="float">
            <text:p>5097</text:p>
          </table:table-cell>
          <table:table-cell office:value-type="string" calcext:value-type="string">
            <text:p><text:s/>1,170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3" calcext:value-type="float">
            <text:p><text:s/>0.6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503" calcext:value-type="float">
            <text:p>29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3-001011-TELCONET F# 424003 COMPRA 3 JE</text:p>
          </table:table-cell>
        </table:table-row>
        <table:table-row table:style-name="ro6">
          <table:table-cell office:value-type="float" office:value="5098" calcext:value-type="float">
            <text:p>5098</text:p>
          </table:table-cell>
          <table:table-cell office:value-type="string" calcext:value-type="string">
            <text:p><text:s/>1,170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2" calcext:value-type="float">
            <text:p><text:s/>0.4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603" calcext:value-type="float">
            <text:p>29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1-001011-TELCONET F# 424001 COMPRA 2 JE</text:p>
          </table:table-cell>
        </table:table-row>
        <table:table-row table:style-name="ro6">
          <table:table-cell office:value-type="float" office:value="5099" calcext:value-type="float">
            <text:p>5099</text:p>
          </table:table-cell>
          <table:table-cell office:value-type="string" calcext:value-type="string">
            <text:p><text:s/>1,169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46" calcext:value-type="float">
            <text:p><text:s/>1.4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403" calcext:value-type="float">
            <text:p>292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945-002001-JORCHU SA F# 48945 COMPRA 3 CA</text:p>
          </table:table-cell>
        </table:table-row>
        <table:table-row table:style-name="ro6"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1,166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79" calcext:value-type="float">
            <text:p><text:s/>2.7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503" calcext:value-type="float">
            <text:p>292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9435-018501-GRAIMAN F# 19435 COMPRA CERAMI</text:p>
          </table:table-cell>
        </table:table-row>
        <table:table-row table:style-name="ro6">
          <table:table-cell office:value-type="float" office:value="5101" calcext:value-type="float">
            <text:p>5101</text:p>
          </table:table-cell>
          <table:table-cell office:value-type="string" calcext:value-type="string">
            <text:p><text:s/>1,165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6" calcext:value-type="float">
            <text:p><text:s/>0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603" calcext:value-type="float">
            <text:p>292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41-001100-SERVIDECONS SA F# 62741 COMPRA</text:p>
          </table:table-cell>
        </table:table-row>
        <table:table-row table:style-name="ro6">
          <table:table-cell office:value-type="float" office:value="5102" calcext:value-type="float">
            <text:p>5102</text:p>
          </table:table-cell>
          <table:table-cell office:value-type="string" calcext:value-type="string">
            <text:p><text:s/>1,165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13" calcext:value-type="float">
            <text:p><text:s/>0.1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703" calcext:value-type="float">
            <text:p>292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39-001100-SERVIDECONS SA F# 62739 COMPRA</text:p>
          </table:table-cell>
        </table:table-row>
        <table:table-row table:style-name="ro6">
          <table:table-cell office:value-type="float" office:value="5103" calcext:value-type="float">
            <text:p>5103</text:p>
          </table:table-cell>
          <table:table-cell office:value-type="string" calcext:value-type="string">
            <text:p><text:s/>1,146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02" calcext:value-type="float">
            <text:p><text:s/>19.0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603" calcext:value-type="float">
            <text:p>29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879648-005002-ELECTRONICA SIGLO21 F# 879648 </text:p>
          </table:table-cell>
        </table:table-row>
        <table:table-row table:style-name="ro6">
          <table:table-cell office:value-type="float" office:value="5104" calcext:value-type="float">
            <text:p>5104</text:p>
          </table:table-cell>
          <table:table-cell office:value-type="string" calcext:value-type="string">
            <text:p><text:s/>1,142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14" calcext:value-type="float">
            <text:p><text:s/>4.1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403" calcext:value-type="float">
            <text:p>29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02-022901-COMERCIAL KYWI F# 2002 OC 2049</text:p>
          </table:table-cell>
        </table:table-row>
        <table:table-row table:style-name="ro6">
          <table:table-cell office:value-type="float" office:value="5105" calcext:value-type="float">
            <text:p>5105</text:p>
          </table:table-cell>
          <table:table-cell office:value-type="string" calcext:value-type="string">
            <text:p><text:s/>1,139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59" calcext:value-type="float">
            <text:p><text:s/>3.5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703" calcext:value-type="float">
            <text:p>290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324-002002-SWISSOIL F# 59324 COMPRA HIDRA</text:p>
          </table:table-cell>
        </table:table-row>
        <table:table-row table:style-name="ro6">
          <table:table-cell office:value-type="float" office:value="5106" calcext:value-type="float">
            <text:p>5106</text:p>
          </table:table-cell>
          <table:table-cell office:value-type="string" calcext:value-type="string">
            <text:p><text:s/>1,136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62" calcext:value-type="float">
            <text:p><text:s/>2.6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103" calcext:value-type="float">
            <text:p>29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4-001011-TELCONET F# 423934 COMPRA 1 BO</text:p>
          </table:table-cell>
        </table:table-row>
        <table:table-row table:style-name="ro6">
          <table:table-cell office:value-type="float" office:value="5107" calcext:value-type="float">
            <text:p>5107</text:p>
          </table:table-cell>
          <table:table-cell office:value-type="string" calcext:value-type="string">
            <text:p><text:s/>1,135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4" calcext:value-type="float">
            <text:p><text:s/>1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203" calcext:value-type="float">
            <text:p>29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0-001011-TELCONET F# 423930 COMPRA 1 CA</text:p>
          </table:table-cell>
        </table:table-row>
        <table:table-row table:style-name="ro6">
          <table:table-cell office:value-type="float" office:value="5108" calcext:value-type="float">
            <text:p>5108</text:p>
          </table:table-cell>
          <table:table-cell office:value-type="string" calcext:value-type="string">
            <text:p><text:s/>1,134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8" calcext:value-type="float">
            <text:p><text:s/>0.9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303" calcext:value-type="float">
            <text:p>29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9-001011-TELCONET F# 423929 COMPRA COMP</text:p>
          </table:table-cell>
        </table:table-row>
        <table:table-row table:style-name="ro6">
          <table:table-cell office:value-type="float" office:value="5109" calcext:value-type="float">
            <text:p>5109</text:p>
          </table:table-cell>
          <table:table-cell office:value-type="string" calcext:value-type="string">
            <text:p><text:s/>1,131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" calcext:value-type="float">
            <text:p><text:s/>2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803" calcext:value-type="float">
            <text:p>299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3-001101-BRENSAM BONILLA F# 123 COMPRA </text:p>
          </table:table-cell>
        </table:table-row>
        <table:table-row table:style-name="ro6">
          <table:table-cell office:value-type="float" office:value="5110" calcext:value-type="float">
            <text:p>5110</text:p>
          </table:table-cell>
          <table:table-cell office:value-type="string" calcext:value-type="string">
            <text:p><text:s/>1,129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87" calcext:value-type="float">
            <text:p><text:s/>1.8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003" calcext:value-type="float">
            <text:p>30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73-001001-CARRERA LLAGUNO JONATHAN F# 12</text:p>
          </table:table-cell>
        </table:table-row>
        <table:table-row table:style-name="ro6">
          <table:table-cell office:value-type="float" office:value="5111" calcext:value-type="float">
            <text:p>5111</text:p>
          </table:table-cell>
          <table:table-cell office:value-type="string" calcext:value-type="string">
            <text:p><text:s/>996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.24" calcext:value-type="float">
            <text:p><text:s/>133.2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403" calcext:value-type="float">
            <text:p>29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3-001011-TELCONET F# 423933 COMPRA 15 V</text:p>
          </table:table-cell>
        </table:table-row>
        <table:table-row table:style-name="ro6">
          <table:table-cell office:value-type="float" office:value="5112" calcext:value-type="float">
            <text:p>5112</text:p>
          </table:table-cell>
          <table:table-cell office:value-type="string" calcext:value-type="string">
            <text:p><text:s/>992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24" calcext:value-type="float">
            <text:p><text:s/>3.2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503" calcext:value-type="float">
            <text:p>29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3-001011-TELCONET F# 423923 COMPRA 12 C</text:p>
          </table:table-cell>
        </table:table-row>
        <table:table-row table:style-name="ro6">
          <table:table-cell office:value-type="float" office:value="5113" calcext:value-type="float">
            <text:p>5113</text:p>
          </table:table-cell>
          <table:table-cell office:value-type="string" calcext:value-type="string">
            <text:p><text:s/>992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4" calcext:value-type="float">
            <text:p><text:s/>0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603" calcext:value-type="float">
            <text:p>297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8-001011-TELCONET F# 423928 COMPRA 1 GA</text:p>
          </table:table-cell>
        </table:table-row>
        <table:table-row table:style-name="ro6">
          <table:table-cell office:value-type="float" office:value="5114" calcext:value-type="float">
            <text:p>5114</text:p>
          </table:table-cell>
          <table:table-cell office:value-type="string" calcext:value-type="string">
            <text:p><text:s/>991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6" calcext:value-type="float">
            <text:p><text:s/>0.9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703" calcext:value-type="float">
            <text:p>29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7-001011-TELCONET F# 423927 COMPRA 2 JE</text:p>
          </table:table-cell>
        </table:table-row>
        <table:table-row table:style-name="ro6">
          <table:table-cell office:value-type="float" office:value="5115" calcext:value-type="float">
            <text:p>5115</text:p>
          </table:table-cell>
          <table:table-cell office:value-type="string" calcext:value-type="string">
            <text:p><text:s/>99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803" calcext:value-type="float">
            <text:p>29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2-001011-TELCONET F# 423922 COMPRA 1 BO</text:p>
          </table:table-cell>
        </table:table-row>
        <table:table-row table:style-name="ro6">
          <table:table-cell office:value-type="float" office:value="5116" calcext:value-type="float">
            <text:p>5116</text:p>
          </table:table-cell>
          <table:table-cell office:value-type="string" calcext:value-type="string">
            <text:p><text:s/>989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4" calcext:value-type="float">
            <text:p><text:s/>1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903" calcext:value-type="float">
            <text:p>29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1-001011-TELCONET F# 423931 COMPRA 1 CA</text:p>
          </table:table-cell>
        </table:table-row>
        <table:table-row table:style-name="ro6">
          <table:table-cell office:value-type="float" office:value="5117" calcext:value-type="float">
            <text:p>5117</text:p>
          </table:table-cell>
          <table:table-cell office:value-type="string" calcext:value-type="string">
            <text:p><text:s/>98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4" calcext:value-type="float">
            <text:p><text:s/>0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003" calcext:value-type="float">
            <text:p>29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6-001011-TELCONET F# 423926 COMPRA 1 GA</text:p>
          </table:table-cell>
        </table:table-row>
        <table:table-row table:style-name="ro6">
          <table:table-cell office:value-type="float" office:value="5118" calcext:value-type="float">
            <text:p>5118</text:p>
          </table:table-cell>
          <table:table-cell office:value-type="string" calcext:value-type="string">
            <text:p><text:s/>987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4" calcext:value-type="float">
            <text:p><text:s/>0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103" calcext:value-type="float">
            <text:p>29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5-001011-TELCONET F# 423925 COMPRA 1 GA</text:p>
          </table:table-cell>
        </table:table-row>
        <table:table-row table:style-name="ro6">
          <table:table-cell office:value-type="float" office:value="5119" calcext:value-type="float">
            <text:p>5119</text:p>
          </table:table-cell>
          <table:table-cell office:value-type="string" calcext:value-type="string">
            <text:p><text:s/>987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1" calcext:value-type="float">
            <text:p><text:s/>0.7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203" calcext:value-type="float">
            <text:p>29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4-001011-TELCONET F# 423924 COMPRA 1 GA</text:p>
          </table:table-cell>
        </table:table-row>
        <table:table-row table:style-name="ro6">
          <table:table-cell office:value-type="float" office:value="5120" calcext:value-type="float">
            <text:p>5120</text:p>
          </table:table-cell>
          <table:table-cell office:value-type="string" calcext:value-type="string">
            <text:p><text:s/>985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4" calcext:value-type="float">
            <text:p><text:s/>1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303" calcext:value-type="float">
            <text:p>29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2-001011-TELCONET F# 423932 COMPRA 1 CA</text:p>
          </table:table-cell>
        </table:table-row>
        <table:table-row table:style-name="ro6">
          <table:table-cell office:value-type="float" office:value="5121" calcext:value-type="float">
            <text:p>5121</text:p>
          </table:table-cell>
          <table:table-cell office:value-type="string" calcext:value-type="string">
            <text:p><text:s/>96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.12" calcext:value-type="float">
            <text:p><text:s/>21.1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403" calcext:value-type="float">
            <text:p>29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6-001011-TELCONET F# 423936 COMPRA 20 P</text:p>
          </table:table-cell>
        </table:table-row>
        <table:table-row table:style-name="ro6">
          <table:table-cell office:value-type="float" office:value="5122" calcext:value-type="float">
            <text:p>5122</text:p>
          </table:table-cell>
          <table:table-cell office:value-type="string" calcext:value-type="string">
            <text:p><text:s/>963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503" calcext:value-type="float">
            <text:p>298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8-001011-TELCONET F# 423938 COMPRA 1 BO</text:p>
          </table:table-cell>
        </table:table-row>
        <table:table-row table:style-name="ro6">
          <table:table-cell office:value-type="float" office:value="5123" calcext:value-type="float">
            <text:p>5123</text:p>
          </table:table-cell>
          <table:table-cell office:value-type="string" calcext:value-type="string">
            <text:p><text:s/>961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4" calcext:value-type="float">
            <text:p><text:s/>2.2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603" calcext:value-type="float">
            <text:p>298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7-001011-TELCONET F# 423937 COMPRA 1 CA</text:p>
          </table:table-cell>
        </table:table-row>
        <table:table-row table:style-name="ro6">
          <table:table-cell office:value-type="float" office:value="5124" calcext:value-type="float">
            <text:p>5124</text:p>
          </table:table-cell>
          <table:table-cell office:value-type="string" calcext:value-type="string">
            <text:p><text:s/>959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4" calcext:value-type="float">
            <text:p><text:s/>2.2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703" calcext:value-type="float">
            <text:p>298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5-001011-TELCONET F# 423935 COMPRA 1 CA</text:p>
          </table:table-cell>
        </table:table-row>
        <table:table-row table:style-name="ro6">
          <table:table-cell office:value-type="float" office:value="5125" calcext:value-type="float">
            <text:p>5125</text:p>
          </table:table-cell>
          <table:table-cell office:value-type="string" calcext:value-type="string">
            <text:p><text:s/>924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2" calcext:value-type="float">
            <text:p><text:s/>34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803" calcext:value-type="float">
            <text:p>29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9-001011-TELCONET F# 423939 COMPRA 11 V</text:p>
          </table:table-cell>
        </table:table-row>
        <table:table-row table:style-name="ro6">
          <table:table-cell office:value-type="float" office:value="5126" calcext:value-type="float">
            <text:p>5126</text:p>
          </table:table-cell>
          <table:table-cell office:value-type="string" calcext:value-type="string">
            <text:p><text:s/>923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76" calcext:value-type="float">
            <text:p><text:s/>1.7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803" calcext:value-type="float">
            <text:p>291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5529-001008-TECNOVA SA F# 85529 COMPRA 2 B</text:p>
          </table:table-cell>
        </table:table-row>
        <table:table-row table:style-name="ro6">
          <table:table-cell office:value-type="float" office:value="5127" calcext:value-type="float">
            <text:p>5127</text:p>
          </table:table-cell>
          <table:table-cell office:value-type="string" calcext:value-type="string">
            <text:p><text:s/>89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75" calcext:value-type="float">
            <text:p><text:s/>24.7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903" calcext:value-type="float">
            <text:p>291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15-022901-COMERCIAL KYWI F# 2015 COMPRA </text:p>
          </table:table-cell>
        </table:table-row>
        <table:table-row table:style-name="ro6">
          <table:table-cell office:value-type="float" office:value="5128" calcext:value-type="float">
            <text:p>5128</text:p>
          </table:table-cell>
          <table:table-cell office:value-type="string" calcext:value-type="string">
            <text:p><text:s/>88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04" calcext:value-type="float">
            <text:p><text:s/>11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203" calcext:value-type="float">
            <text:p>295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70-021001-UNION CEMENTERA NACIONAL F# 77</text:p>
          </table:table-cell>
        </table:table-row>
        <table:table-row table:style-name="ro6">
          <table:table-cell office:value-type="float" office:value="5129" calcext:value-type="float">
            <text:p>5129</text:p>
          </table:table-cell>
          <table:table-cell office:value-type="string" calcext:value-type="string">
            <text:p><text:s/>670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6.91" calcext:value-type="float">
            <text:p><text:s/>216.9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303" calcext:value-type="float">
            <text:p>295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3377-001001-TECNOVIAS SA F# 3377 COMPRA 67</text:p>
          </table:table-cell>
        </table:table-row>
        <table:table-row table:style-name="ro6">
          <table:table-cell office:value-type="float" office:value="5130" calcext:value-type="float">
            <text:p>5130</text:p>
          </table:table-cell>
          <table:table-cell office:value-type="string" calcext:value-type="string">
            <text:p><text:s/>667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62" calcext:value-type="float">
            <text:p><text:s/>2.6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503" calcext:value-type="float">
            <text:p>293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22892-003001-SUKER F# 22892 COMPRA 20 PAPEL</text:p>
          </table:table-cell>
        </table:table-row>
        <table:table-row table:style-name="ro6">
          <table:table-cell office:value-type="float" office:value="5131" calcext:value-type="float">
            <text:p>5131</text:p>
          </table:table-cell>
          <table:table-cell office:value-type="string" calcext:value-type="string">
            <text:p><text:s/>667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52" calcext:value-type="float">
            <text:p><text:s/>0.5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403" calcext:value-type="float">
            <text:p>295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2119-003006-ELECTROLEG SA F# 32119 COMPRA </text:p>
          </table:table-cell>
        </table:table-row>
        <table:table-row table:style-name="ro6">
          <table:table-cell office:value-type="float" office:value="5132" calcext:value-type="float">
            <text:p>5132</text:p>
          </table:table-cell>
          <table:table-cell office:value-type="string" calcext:value-type="string">
            <text:p><text:s/>652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4" calcext:value-type="float">
            <text:p><text:s/>14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803" calcext:value-type="float">
            <text:p>29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9-001002-COMERC. ORTIZLOFFREDO F# 8719 </text:p>
          </table:table-cell>
        </table:table-row>
        <table:table-row table:style-name="ro6">
          <table:table-cell office:value-type="float" office:value="5133" calcext:value-type="float">
            <text:p>5133</text:p>
          </table:table-cell>
          <table:table-cell office:value-type="string" calcext:value-type="string">
            <text:p><text:s/>64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78" calcext:value-type="float">
            <text:p><text:s/>7.7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903" calcext:value-type="float">
            <text:p>29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97151-001101-CONTRUCC. MATUTE F# 97151 COMP</text:p>
          </table:table-cell>
        </table:table-row>
        <table:table-row table:style-name="ro6">
          <table:table-cell office:value-type="float" office:value="5134" calcext:value-type="float">
            <text:p>5134</text:p>
          </table:table-cell>
          <table:table-cell office:value-type="string" calcext:value-type="string">
            <text:p><text:s/>635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53" calcext:value-type="float">
            <text:p><text:s/>9.5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003" calcext:value-type="float">
            <text:p>286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167459-001001-RENDON DE LA CUADRA JOSE F# 16</text:p>
          </table:table-cell>
        </table:table-row>
        <table:table-row table:style-name="ro6">
          <table:table-cell office:value-type="float" office:value="5135" calcext:value-type="float">
            <text:p>5135</text:p>
          </table:table-cell>
          <table:table-cell office:value-type="string" calcext:value-type="string">
            <text:p><text:s/>626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15" calcext:value-type="float">
            <text:p><text:s/>9.1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903" calcext:value-type="float">
            <text:p>285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4905-001008-TECNOVA SA F# 84905 COMPRA BAT</text:p>
          </table:table-cell>
        </table:table-row>
        <table:table-row table:style-name="ro6">
          <table:table-cell office:value-type="float" office:value="5136" calcext:value-type="float">
            <text:p>5136</text:p>
          </table:table-cell>
          <table:table-cell office:value-type="string" calcext:value-type="string">
            <text:p><text:s/>584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71" calcext:value-type="float">
            <text:p><text:s/>41.7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603" calcext:value-type="float">
            <text:p>29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6788-001001-HORMIGONES HERCULES F# 6788 CO</text:p>
          </table:table-cell>
        </table:table-row>
        <table:table-row table:style-name="ro6">
          <table:table-cell office:value-type="float" office:value="5137" calcext:value-type="float">
            <text:p>5137</text:p>
          </table:table-cell>
          <table:table-cell office:value-type="string" calcext:value-type="string">
            <text:p><text:s/>567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78" calcext:value-type="float">
            <text:p><text:s/>16.7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003" calcext:value-type="float">
            <text:p>292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76-001001-GEDEQUIP F# 676 MANTENIMIENTO </text:p>
          </table:table-cell>
        </table:table-row>
        <table:table-row table:style-name="ro6">
          <table:table-cell office:value-type="float" office:value="5138" calcext:value-type="float">
            <text:p>5138</text:p>
          </table:table-cell>
          <table:table-cell office:value-type="string" calcext:value-type="string">
            <text:p><text:s/>549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93" calcext:value-type="float">
            <text:p><text:s/>18.9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103" calcext:value-type="float">
            <text:p>291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451-021001-UNION CEMENTERA NACIONAL F# 45</text:p>
          </table:table-cell>
        </table:table-row>
        <table:table-row table:style-name="ro6">
          <table:table-cell office:value-type="float" office:value="5139" calcext:value-type="float">
            <text:p>5139</text:p>
          </table:table-cell>
          <table:table-cell office:value-type="string" calcext:value-type="string">
            <text:p><text:s/>538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04" calcext:value-type="float">
            <text:p><text:s/>11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203" calcext:value-type="float">
            <text:p>291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0-021001-UNION CEMENTERA NACIONAL F# 51</text:p>
          </table:table-cell>
        </table:table-row>
        <table:table-row table:style-name="ro6">
          <table:table-cell office:value-type="float" office:value="5140" calcext:value-type="float">
            <text:p>5140</text:p>
          </table:table-cell>
          <table:table-cell office:value-type="string" calcext:value-type="string">
            <text:p><text:s/>528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47" calcext:value-type="float">
            <text:p><text:s/>9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303" calcext:value-type="float">
            <text:p>291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2-021001-UNION CEMENTERA F# 512 COMPRA </text:p>
          </table:table-cell>
        </table:table-row>
        <table:table-row table:style-name="ro6">
          <table:table-cell office:value-type="float" office:value="5141" calcext:value-type="float">
            <text:p>5141</text:p>
          </table:table-cell>
          <table:table-cell office:value-type="string" calcext:value-type="string">
            <text:p><text:s/>51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04" calcext:value-type="float">
            <text:p><text:s/>11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403" calcext:value-type="float">
            <text:p>291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1-021001-UNION CEMENTERA NACIONAL F# 51</text:p>
          </table:table-cell>
        </table:table-row>
        <table:table-row table:style-name="ro6">
          <table:table-cell office:value-type="float" office:value="5142" calcext:value-type="float">
            <text:p>5142</text:p>
          </table:table-cell>
          <table:table-cell office:value-type="string" calcext:value-type="string">
            <text:p><text:s/>50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6" calcext:value-type="float">
            <text:p><text:s/>13.4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903" calcext:value-type="float">
            <text:p>28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00-001002-COMERC. ORTIZLOFREDO F# 8800 C</text:p>
          </table:table-cell>
        </table:table-row>
        <table:table-row table:style-name="ro6">
          <table:table-cell office:value-type="float" office:value="5143" calcext:value-type="float">
            <text:p>5143</text:p>
          </table:table-cell>
          <table:table-cell office:value-type="string" calcext:value-type="string">
            <text:p><text:s/>489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4" calcext:value-type="float">
            <text:p><text:s/>14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003" calcext:value-type="float">
            <text:p>29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82-001002-COMERC. ORTIZLOFREDO F# 8782 C</text:p>
          </table:table-cell>
        </table:table-row>
        <table:table-row table:style-name="ro6">
          <table:table-cell office:value-type="float" office:value="5144" calcext:value-type="float">
            <text:p>5144</text:p>
          </table:table-cell>
          <table:table-cell office:value-type="string" calcext:value-type="string">
            <text:p><text:s/>46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8" calcext:value-type="float">
            <text:p><text:s/>2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103" calcext:value-type="float">
            <text:p>286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18-001002-COMERC. ORTIZLOFREDO ECORLOFF </text:p>
          </table:table-cell>
        </table:table-row>
        <table:table-row table:style-name="ro6">
          <table:table-cell office:value-type="float" office:value="5145" calcext:value-type="float">
            <text:p>5145</text:p>
          </table:table-cell>
          <table:table-cell office:value-type="string" calcext:value-type="string">
            <text:p><text:s/>6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.33" calcext:value-type="float">
            <text:p><text:s/>395.3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203" calcext:value-type="float">
            <text:p>28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30-002002-BOWEN MENDOZA JOSE F# 330 COMP</text:p>
          </table:table-cell>
        </table:table-row>
        <table:table-row table:style-name="ro6">
          <table:table-cell office:value-type="float" office:value="5146" calcext:value-type="float">
            <text:p>5146</text:p>
          </table:table-cell>
          <table:table-cell office:value-type="string" calcext:value-type="string">
            <text:p><text:s/>62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18" calcext:value-type="float">
            <text:p><text:s/>3.1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303" calcext:value-type="float">
            <text:p>28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77-022901-COMERCIAL KYWI F# 1977 COMPRA </text:p>
          </table:table-cell>
        </table:table-row>
        <table:table-row table:style-name="ro6">
          <table:table-cell office:value-type="float" office:value="5147" calcext:value-type="float">
            <text:p>5147</text:p>
          </table:table-cell>
          <table:table-cell office:value-type="string" calcext:value-type="string">
            <text:p><text:s/>4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9" calcext:value-type="float">
            <text:p><text:s/>16.8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603" calcext:value-type="float">
            <text:p>28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120-001001-FACINSER SA F# 2120 COMPRA MAT</text:p>
          </table:table-cell>
        </table:table-row>
        <table:table-row table:style-name="ro6">
          <table:table-cell office:value-type="float" office:value="5148" calcext:value-type="float">
            <text:p>5148</text:p>
          </table:table-cell>
          <table:table-cell office:value-type="string" calcext:value-type="string">
            <text:p><text:s/>31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68" calcext:value-type="float">
            <text:p><text:s/>13.6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703" calcext:value-type="float">
            <text:p>28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1972-001100-SERVIDECONS SA F# 61972 COMPRA</text:p>
          </table:table-cell>
        </table:table-row>
        <table:table-row table:style-name="ro6">
          <table:table-cell office:value-type="float" office:value="5149" calcext:value-type="float">
            <text:p>5149</text:p>
          </table:table-cell>
          <table:table-cell office:value-type="string" calcext:value-type="string">
            <text:p><text:s/>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8" calcext:value-type="float">
            <text:p><text:s/>2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803" calcext:value-type="float">
            <text:p>28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7-001002-COMERC. ORTIZLOFREDO ECORLOFF </text:p>
          </table:table-cell>
        </table:table-row>
        <table:table-row table:style-name="ro6">
          <table:table-cell office:value-type="float" office:value="5150" calcext:value-type="float">
            <text:p>5150</text:p>
          </table:table-cell>
          <table:table-cell office:value-type="string" calcext:value-type="string">
            <text:p><text:s/>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65" calcext:value-type="float">
            <text:p><text:s/>2.6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903" calcext:value-type="float">
            <text:p>28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49-002001-JORCHU SA F# 48549 COMPRA 9 LA</text:p>
          </table:table-cell>
        </table:table-row>
        <table:table-row table:style-name="ro6">
          <table:table-cell office:value-type="float" office:value="5151" calcext:value-type="float">
            <text:p>5151</text:p>
          </table:table-cell>
          <table:table-cell office:value-type="string" calcext:value-type="string">
            <text:p>-1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78" calcext:value-type="float">
            <text:p><text:s/>10.7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003" calcext:value-type="float">
            <text:p>28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75-002001-JORCHU SA F# 48575 COMPRA OJO </text:p>
          </table:table-cell>
        </table:table-row>
        <table:table-row table:style-name="ro6">
          <table:table-cell office:value-type="float" office:value="5152" calcext:value-type="float">
            <text:p>5152</text:p>
          </table:table-cell>
          <table:table-cell office:value-type="string" calcext:value-type="string">
            <text:p>-11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4" calcext:value-type="float">
            <text:p><text:s/>0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503" calcext:value-type="float">
            <text:p>310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4-001011-TELCONET F# 427174 COMPRA 1 GA</text:p>
          </table:table-cell>
        </table:table-row>
        <table:table-row table:style-name="ro6">
          <table:table-cell office:value-type="float" office:value="5153" calcext:value-type="float">
            <text:p>5153</text:p>
          </table:table-cell>
          <table:table-cell office:value-type="string" calcext:value-type="string">
            <text:p><text:s/>1,348.09</text:p>
          </table:table-cell>
          <table:table-cell office:value-type="float" office:value="1359.19" calcext:value-type="float">
            <text:p><text:s/>1,35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5154" calcext:value-type="float">
            <text:p>5154</text:p>
          </table:table-cell>
          <table:table-cell office:value-type="string" calcext:value-type="string">
            <text:p><text:s/>1,346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25" calcext:value-type="float">
            <text:p><text:s/>1.2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203" calcext:value-type="float">
            <text:p>308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94-001004-PINTUSARIATO F# 6794 COMPRA 1 </text:p>
          </table:table-cell>
        </table:table-row>
        <table:table-row table:style-name="ro6">
          <table:table-cell office:value-type="float" office:value="5155" calcext:value-type="float">
            <text:p>5155</text:p>
          </table:table-cell>
          <table:table-cell office:value-type="string" calcext:value-type="string">
            <text:p><text:s/>1,336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72" calcext:value-type="float">
            <text:p><text:s/>10.7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303" calcext:value-type="float">
            <text:p>308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74-001002-COMERC. ORTIZLOFFREDO F# 9474 </text:p>
          </table:table-cell>
        </table:table-row>
        <table:table-row table:style-name="ro6">
          <table:table-cell office:value-type="float" office:value="5156" calcext:value-type="float">
            <text:p>5156</text:p>
          </table:table-cell>
          <table:table-cell office:value-type="string" calcext:value-type="string">
            <text:p><text:s/>1,333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35" calcext:value-type="float">
            <text:p><text:s/>2.3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403" calcext:value-type="float">
            <text:p>308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89-001002-COMERC. ORTIZLOFFREDO F# 9489 </text:p>
          </table:table-cell>
        </table:table-row>
        <table:table-row table:style-name="ro6">
          <table:table-cell office:value-type="float" office:value="5157" calcext:value-type="float">
            <text:p>5157</text:p>
          </table:table-cell>
          <table:table-cell office:value-type="string" calcext:value-type="string">
            <text:p><text:s/>924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.33" calcext:value-type="float">
            <text:p><text:s/>409.3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503" calcext:value-type="float">
            <text:p>308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30-001001-FACINSER SA F# 2130 TRABAJOS E</text:p>
          </table:table-cell>
        </table:table-row>
        <table:table-row table:style-name="ro6">
          <table:table-cell office:value-type="float" office:value="5158" calcext:value-type="float">
            <text:p>5158</text:p>
          </table:table-cell>
          <table:table-cell office:value-type="string" calcext:value-type="string">
            <text:p><text:s/>922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" calcext:value-type="float">
            <text:p><text:s/>2.0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903" calcext:value-type="float">
            <text:p>309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2-001011-TELCONET F# 426882 COMPRA 8 TU</text:p>
          </table:table-cell>
        </table:table-row>
        <table:table-row table:style-name="ro6">
          <table:table-cell office:value-type="float" office:value="5159" calcext:value-type="float">
            <text:p>5159</text:p>
          </table:table-cell>
          <table:table-cell office:value-type="string" calcext:value-type="string">
            <text:p><text:s/>900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09" calcext:value-type="float">
            <text:p><text:s/>22.0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903" calcext:value-type="float">
            <text:p>307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09-021001-UCEM F# 1209 COMPRA DE 14M3 HO</text:p>
          </table:table-cell>
        </table:table-row>
        <table:table-row table:style-name="ro6">
          <table:table-cell office:value-type="float" office:value="5160" calcext:value-type="float">
            <text:p>5160</text:p>
          </table:table-cell>
          <table:table-cell office:value-type="string" calcext:value-type="string">
            <text:p><text:s/>89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103" calcext:value-type="float">
            <text:p>309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8-001011-TELCONET F# 426888 COMPRA 1 BO</text:p>
          </table:table-cell>
        </table:table-row>
        <table:table-row table:style-name="ro6">
          <table:table-cell office:value-type="float" office:value="5161" calcext:value-type="float">
            <text:p>5161</text:p>
          </table:table-cell>
          <table:table-cell office:value-type="string" calcext:value-type="string">
            <text:p><text:s/>896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6" calcext:value-type="float">
            <text:p><text:s/>2.8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203" calcext:value-type="float">
            <text:p>309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0-001011-TELCONET F# 426890 COMPRA 1 TU</text:p>
          </table:table-cell>
        </table:table-row>
        <table:table-row table:style-name="ro6">
          <table:table-cell office:value-type="float" office:value="5162" calcext:value-type="float">
            <text:p>5162</text:p>
          </table:table-cell>
          <table:table-cell office:value-type="string" calcext:value-type="string">
            <text:p><text:s/>896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7" calcext:value-type="float">
            <text:p><text:s/>0.3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303" calcext:value-type="float">
            <text:p>309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4-001011-TELCONET F# 426884 COMPRA 100 </text:p>
          </table:table-cell>
        </table:table-row>
        <table:table-row table:style-name="ro6">
          <table:table-cell office:value-type="float" office:value="5163" calcext:value-type="float">
            <text:p>5163</text:p>
          </table:table-cell>
          <table:table-cell office:value-type="string" calcext:value-type="string">
            <text:p><text:s/>896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1" calcext:value-type="float">
            <text:p><text:s/>0.2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403" calcext:value-type="float">
            <text:p>309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7-001011-TELCONET F# 426887 COMPRA 1 JE</text:p>
          </table:table-cell>
        </table:table-row>
        <table:table-row table:style-name="ro6">
          <table:table-cell office:value-type="float" office:value="5164" calcext:value-type="float">
            <text:p>5164</text:p>
          </table:table-cell>
          <table:table-cell office:value-type="string" calcext:value-type="string">
            <text:p><text:s/>76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13" calcext:value-type="float">
            <text:p><text:s/>130.1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503" calcext:value-type="float">
            <text:p>309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6-001011-TELCONET F# 426886 COMPRA 1 EZ</text:p>
          </table:table-cell>
        </table:table-row>
        <table:table-row table:style-name="ro6">
          <table:table-cell office:value-type="float" office:value="5165" calcext:value-type="float">
            <text:p>5165</text:p>
          </table:table-cell>
          <table:table-cell office:value-type="string" calcext:value-type="string">
            <text:p><text:s/>761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73" calcext:value-type="float">
            <text:p><text:s/>4.7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603" calcext:value-type="float">
            <text:p>309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3-001011-TELCONET F# 426883 COMPRA 3 TU</text:p>
          </table:table-cell>
        </table:table-row>
        <table:table-row table:style-name="ro6">
          <table:table-cell office:value-type="float" office:value="5166" calcext:value-type="float">
            <text:p>5166</text:p>
          </table:table-cell>
          <table:table-cell office:value-type="string" calcext:value-type="string">
            <text:p><text:s/>751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57" calcext:value-type="float">
            <text:p><text:s/>9.5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703" calcext:value-type="float">
            <text:p>309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1-001011-TELCONET F# 426891 COMPRA 1 VO</text:p>
          </table:table-cell>
        </table:table-row>
        <table:table-row table:style-name="ro6">
          <table:table-cell office:value-type="float" office:value="5167" calcext:value-type="float">
            <text:p>5167</text:p>
          </table:table-cell>
          <table:table-cell office:value-type="string" calcext:value-type="string">
            <text:p><text:s/>74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7" calcext:value-type="float">
            <text:p><text:s/>10.7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803" calcext:value-type="float">
            <text:p>309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1-001011-TELCONET F# 426881 COMPRA 100 </text:p>
          </table:table-cell>
        </table:table-row>
        <table:table-row table:style-name="ro6">
          <table:table-cell office:value-type="float" office:value="5168" calcext:value-type="float">
            <text:p>5168</text:p>
          </table:table-cell>
          <table:table-cell office:value-type="string" calcext:value-type="string">
            <text:p><text:s/>716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59" calcext:value-type="float">
            <text:p><text:s/>24.5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003" calcext:value-type="float">
            <text:p>310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9-001011-TELCONET F# 426889 COMPRA 3 PA</text:p>
          </table:table-cell>
        </table:table-row>
        <table:table-row table:style-name="ro6">
          <table:table-cell office:value-type="float" office:value="5169" calcext:value-type="float">
            <text:p>5169</text:p>
          </table:table-cell>
          <table:table-cell office:value-type="string" calcext:value-type="string">
            <text:p><text:s/>715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" calcext:value-type="float">
            <text:p><text:s/>0.9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103" calcext:value-type="float">
            <text:p>310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0-001011-TELCONET F# 426880 COMPRA 1 BO</text:p>
          </table:table-cell>
        </table:table-row>
        <table:table-row table:style-name="ro6">
          <table:table-cell office:value-type="float" office:value="5170" calcext:value-type="float">
            <text:p>5170</text:p>
          </table:table-cell>
          <table:table-cell office:value-type="string" calcext:value-type="string">
            <text:p><text:s/>714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4" calcext:value-type="float">
            <text:p><text:s/>0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203" calcext:value-type="float">
            <text:p>310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3-001011-TELCONET F# 427133 COMPRA 1 GA</text:p>
          </table:table-cell>
        </table:table-row>
        <table:table-row table:style-name="ro6">
          <table:table-cell office:value-type="float" office:value="5171" calcext:value-type="float">
            <text:p>5171</text:p>
          </table:table-cell>
          <table:table-cell office:value-type="string" calcext:value-type="string">
            <text:p><text:s/>714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1" calcext:value-type="float">
            <text:p><text:s/>0.7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303" calcext:value-type="float">
            <text:p>310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4-001011-TELCONET F# 427134 COMPRA 1 GA</text:p>
          </table:table-cell>
        </table:table-row>
        <table:table-row table:style-name="ro6">
          <table:table-cell office:value-type="float" office:value="5172" calcext:value-type="float">
            <text:p>5172</text:p>
          </table:table-cell>
          <table:table-cell office:value-type="string" calcext:value-type="string">
            <text:p><text:s/>71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64" calcext:value-type="float">
            <text:p><text:s/>0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403" calcext:value-type="float">
            <text:p>310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5-001011-TELCONET F# 427175 COMPRA 1 GA</text:p>
          </table:table-cell>
        </table:table-row>
        <table:table-row table:style-name="ro6">
          <table:table-cell office:value-type="float" office:value="5173" calcext:value-type="float">
            <text:p>5173</text:p>
          </table:table-cell>
          <table:table-cell office:value-type="string" calcext:value-type="string">
            <text:p><text:s/>586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.79" calcext:value-type="float">
            <text:p><text:s/>126.7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803" calcext:value-type="float">
            <text:p>305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40-001001-PRIN-IT SA F# 2240 LETREROS-LE</text:p>
          </table:table-cell>
        </table:table-row>
        <table:table-row table:style-name="ro6">
          <table:table-cell office:value-type="float" office:value="5174" calcext:value-type="float">
            <text:p>5174</text:p>
          </table:table-cell>
          <table:table-cell office:value-type="string" calcext:value-type="string">
            <text:p><text:s/>454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.3" calcext:value-type="float">
            <text:p><text:s/>132.3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703" calcext:value-type="float">
            <text:p>305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39-001001-PRIN-IT SA F# 2239 LETREROS - </text:p>
          </table:table-cell>
        </table:table-row>
        <table:table-row table:style-name="ro6">
          <table:table-cell office:value-type="float" office:value="5175" calcext:value-type="float">
            <text:p>5175</text:p>
          </table:table-cell>
          <table:table-cell office:value-type="string" calcext:value-type="string">
            <text:p><text:s/>449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78" calcext:value-type="float">
            <text:p><text:s/>4.7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003" calcext:value-type="float">
            <text:p>306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579-001004-PINTUSARIATO F# 6579 COMPRA 3 </text:p>
          </table:table-cell>
        </table:table-row>
        <table:table-row table:style-name="ro6">
          <table:table-cell office:value-type="float" office:value="5176" calcext:value-type="float">
            <text:p>5176</text:p>
          </table:table-cell>
          <table:table-cell office:value-type="string" calcext:value-type="string">
            <text:p><text:s/>448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6" calcext:value-type="float">
            <text:p><text:s/>0.8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703" calcext:value-type="float">
            <text:p>302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23232-003001-SUKER F# 23232 COMPRA 20 PAPEL</text:p>
          </table:table-cell>
        </table:table-row>
        <table:table-row table:style-name="ro6">
          <table:table-cell office:value-type="float" office:value="5177" calcext:value-type="float">
            <text:p>5177</text:p>
          </table:table-cell>
          <table:table-cell office:value-type="string" calcext:value-type="string">
            <text:p><text:s/>443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04" calcext:value-type="float">
            <text:p><text:s/>5.0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803" calcext:value-type="float">
            <text:p>302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12245-001001-GURUMENDI WASHINGTON F# 12245 </text:p>
          </table:table-cell>
        </table:table-row>
        <table:table-row table:style-name="ro6">
          <table:table-cell office:value-type="float" office:value="5178" calcext:value-type="float">
            <text:p>5178</text:p>
          </table:table-cell>
          <table:table-cell office:value-type="string" calcext:value-type="string">
            <text:p><text:s/>440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94" calcext:value-type="float">
            <text:p><text:s/>2.9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003" calcext:value-type="float">
            <text:p>303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062-022901-COMERCIAL KYWI F# 2062 COMPRA </text:p>
          </table:table-cell>
        </table:table-row>
        <table:table-row table:style-name="ro6">
          <table:table-cell office:value-type="float" office:value="5179" calcext:value-type="float">
            <text:p>5179</text:p>
          </table:table-cell>
          <table:table-cell office:value-type="string" calcext:value-type="string">
            <text:p><text:s/>41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09" calcext:value-type="float">
            <text:p><text:s/>22.0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203" calcext:value-type="float">
            <text:p>303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4-021001-UCEM F# 984 COMPRA DE 14M3 HOR</text:p>
          </table:table-cell>
        </table:table-row>
        <table:table-row table:style-name="ro6">
          <table:table-cell office:value-type="float" office:value="5180" calcext:value-type="float">
            <text:p>5180</text:p>
          </table:table-cell>
          <table:table-cell office:value-type="string" calcext:value-type="string">
            <text:p><text:s/>39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09" calcext:value-type="float">
            <text:p><text:s/>22.0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303" calcext:value-type="float">
            <text:p>303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3-021001-UCEM F# 983 COMPRA DE 14M3 HOR</text:p>
          </table:table-cell>
        </table:table-row>
        <table:table-row table:style-name="ro6">
          <table:table-cell office:value-type="float" office:value="5181" calcext:value-type="float">
            <text:p>5181</text:p>
          </table:table-cell>
          <table:table-cell office:value-type="string" calcext:value-type="string">
            <text:p><text:s/>372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67" calcext:value-type="float">
            <text:p><text:s/>23.6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403" calcext:value-type="float">
            <text:p>303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2-021001-UCEM F# 982 COMPRA DE 7,5 M3 H</text:p>
          </table:table-cell>
        </table:table-row>
        <table:table-row table:style-name="ro6">
          <table:table-cell office:value-type="float" office:value="5182" calcext:value-type="float">
            <text:p>5182</text:p>
          </table:table-cell>
          <table:table-cell office:value-type="string" calcext:value-type="string">
            <text:p><text:s/>357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.73" calcext:value-type="float">
            <text:p><text:s/>15.7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503" calcext:value-type="float">
            <text:p>303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1-021001-UCEM F# 981 COMPRA DE 7M3 HORM</text:p>
          </table:table-cell>
        </table:table-row>
        <table:table-row table:style-name="ro6">
          <table:table-cell office:value-type="float" office:value="5183" calcext:value-type="float">
            <text:p>5183</text:p>
          </table:table-cell>
          <table:table-cell office:value-type="string" calcext:value-type="string">
            <text:p><text:s/>335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09" calcext:value-type="float">
            <text:p><text:s/>22.0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603" calcext:value-type="float">
            <text:p>303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0-021001-UCEM F# 980 COMPRA DE 14M3 HOR</text:p>
          </table:table-cell>
        </table:table-row>
        <table:table-row table:style-name="ro6">
          <table:table-cell office:value-type="float" office:value="5184" calcext:value-type="float">
            <text:p>5184</text:p>
          </table:table-cell>
          <table:table-cell office:value-type="string" calcext:value-type="string">
            <text:p><text:s/>334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1" calcext:value-type="float">
            <text:p><text:s/>0.3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703" calcext:value-type="float">
            <text:p>303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02-001001-GARCIA ALAÑA VICTOR F# 1002 CO</text:p>
          </table:table-cell>
        </table:table-row>
        <table:table-row table:style-name="ro6">
          <table:table-cell office:value-type="float" office:value="5185" calcext:value-type="float">
            <text:p>5185</text:p>
          </table:table-cell>
          <table:table-cell office:value-type="string" calcext:value-type="string">
            <text:p><text:s/>255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.53" calcext:value-type="float">
            <text:p><text:s/>79.5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203" calcext:value-type="float">
            <text:p>307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27-001001-FACINSER SA F# 2127 INSTALACIO</text:p>
          </table:table-cell>
        </table:table-row>
        <table:table-row table:style-name="ro6">
          <table:table-cell office:value-type="float" office:value="5186" calcext:value-type="float">
            <text:p>5186</text:p>
          </table:table-cell>
          <table:table-cell office:value-type="string" calcext:value-type="string">
            <text:p><text:s/>24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3" calcext:value-type="float">
            <text:p><text:s/>6.3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403" calcext:value-type="float">
            <text:p>307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21459-001001-SANIPORT SA F# 21459 ALQUILER </text:p>
          </table:table-cell>
        </table:table-row>
        <table:table-row table:style-name="ro6">
          <table:table-cell office:value-type="float" office:value="5187" calcext:value-type="float">
            <text:p>5187</text:p>
          </table:table-cell>
          <table:table-cell office:value-type="string" calcext:value-type="string">
            <text:p><text:s/>248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87" calcext:value-type="float">
            <text:p><text:s/>0.8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803" calcext:value-type="float">
            <text:p>307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51-001004-PINTUSARIATO F# 6751 COMPRA 3 </text:p>
          </table:table-cell>
        </table:table-row>
        <table:table-row table:style-name="ro6">
          <table:table-cell office:value-type="float" office:value="5188" calcext:value-type="float">
            <text:p>5188</text:p>
          </table:table-cell>
          <table:table-cell office:value-type="string" calcext:value-type="string">
            <text:p><text:s/>193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6" calcext:value-type="float">
            <text:p><text:s/>54.6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703" calcext:value-type="float">
            <text:p>301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214-001001-TOPIC G. MARIA LJUBICA F# 1214</text:p>
          </table:table-cell>
        </table:table-row>
        <table:table-row table:style-name="ro6">
          <table:table-cell office:value-type="float" office:value="5189" calcext:value-type="float">
            <text:p>5189</text:p>
          </table:table-cell>
          <table:table-cell office:value-type="string" calcext:value-type="string">
            <text:p><text:s/>16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2" calcext:value-type="float">
            <text:p><text:s/>25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003" calcext:value-type="float">
            <text:p>304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1-001101-BRENSAM BONILLA F# 141 <text:s/>SUB BA</text:p>
          </table:table-cell>
        </table:table-row>
        <table:table-row table:style-name="ro6">
          <table:table-cell office:value-type="float" office:value="5190" calcext:value-type="float">
            <text:p>5190</text:p>
          </table:table-cell>
          <table:table-cell office:value-type="string" calcext:value-type="string">
            <text:p><text:s/>16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69" calcext:value-type="float">
            <text:p><text:s/>3.6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103" calcext:value-type="float">
            <text:p>304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60708-001102-CONTRUCC. MATUTE F# 60708 COMP</text:p>
          </table:table-cell>
        </table:table-row>
        <table:table-row table:style-name="ro6">
          <table:table-cell office:value-type="float" office:value="5191" calcext:value-type="float">
            <text:p>5191</text:p>
          </table:table-cell>
          <table:table-cell office:value-type="string" calcext:value-type="string">
            <text:p><text:s/>15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43" calcext:value-type="float">
            <text:p><text:s/>9.4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303" calcext:value-type="float">
            <text:p>304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49-003006-ELECTROLEG SA F# 32449 COMPRA </text:p>
          </table:table-cell>
        </table:table-row>
        <table:table-row table:style-name="ro6">
          <table:table-cell office:value-type="float" office:value="5192" calcext:value-type="float">
            <text:p>5192</text:p>
          </table:table-cell>
          <table:table-cell office:value-type="string" calcext:value-type="string">
            <text:p><text:s/>126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35" calcext:value-type="float">
            <text:p><text:s/>28.3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403" calcext:value-type="float">
            <text:p>304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92-003006-ELECTROLEG SA F# 32492 COMPRA </text:p>
          </table:table-cell>
        </table:table-row>
        <table:table-row table:style-name="ro6">
          <table:table-cell office:value-type="float" office:value="5193" calcext:value-type="float">
            <text:p>5193</text:p>
          </table:table-cell>
          <table:table-cell office:value-type="string" calcext:value-type="string">
            <text:p><text:s/>107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71" calcext:value-type="float">
            <text:p><text:s/>19.7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503" calcext:value-type="float">
            <text:p>304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554-003006-ELECTROLEG SA F# 32554 COMPRA </text:p>
          </table:table-cell>
        </table:table-row>
        <table:table-row table:style-name="ro6">
          <table:table-cell office:value-type="float" office:value="5194" calcext:value-type="float">
            <text:p>5194</text:p>
          </table:table-cell>
          <table:table-cell office:value-type="string" calcext:value-type="string">
            <text:p><text:s/>104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" calcext:value-type="float">
            <text:p><text:s/>2.8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603" calcext:value-type="float">
            <text:p>304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4-001101-BRENSAM BONILLA F# 144 COMPRA </text:p>
          </table:table-cell>
        </table:table-row>
        <table:table-row table:style-name="ro6">
          <table:table-cell office:value-type="float" office:value="5195" calcext:value-type="float">
            <text:p>5195</text:p>
          </table:table-cell>
          <table:table-cell office:value-type="string" calcext:value-type="string">
            <text:p><text:s/>10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9" calcext:value-type="float">
            <text:p><text:s/>0.2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703" calcext:value-type="float">
            <text:p>304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49328-002001-JORCHU SA F# 49328 COMPRA 1 LA</text:p>
          </table:table-cell>
        </table:table-row>
        <table:table-row table:style-name="ro6">
          <table:table-cell office:value-type="float" office:value="5196" calcext:value-type="float">
            <text:p>5196</text:p>
          </table:table-cell>
          <table:table-cell office:value-type="string" calcext:value-type="string">
            <text:p><text:s/>91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6" calcext:value-type="float">
            <text:p><text:s/>12.6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803" calcext:value-type="float">
            <text:p>304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5-001101-BRENSAM BONILLA F# 145 <text:s/>SUB BA</text:p>
          </table:table-cell>
        </table:table-row>
        <table:table-row table:style-name="ro6">
          <table:table-cell office:value-type="float" office:value="5197" calcext:value-type="float">
            <text:p>5197</text:p>
          </table:table-cell>
          <table:table-cell office:value-type="string" calcext:value-type="string">
            <text:p><text:s/>82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4" calcext:value-type="float">
            <text:p><text:s/>8.4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903" calcext:value-type="float">
            <text:p>304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207-001002-COMERC. ORTIZLOFFREDO F# 9207 </text:p>
          </table:table-cell>
        </table:table-row>
        <table:table-row table:style-name="ro6">
          <table:table-cell office:value-type="float" office:value="5198" calcext:value-type="float">
            <text:p>5198</text:p>
          </table:table-cell>
          <table:table-cell office:value-type="string" calcext:value-type="string">
            <text:p><text:s/>51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.46" calcext:value-type="float">
            <text:p><text:s/>31.4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003" calcext:value-type="float">
            <text:p>305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23-021001-UCEM F# 1123 COMPRA DE 14M3 HO</text:p>
          </table:table-cell>
        </table:table-row>
        <table:table-row table:style-name="ro6">
          <table:table-cell office:value-type="float" office:value="5199" calcext:value-type="float">
            <text:p>5199</text:p>
          </table:table-cell>
          <table:table-cell office:value-type="string" calcext:value-type="string">
            <text:p><text:s/>29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.09" calcext:value-type="float">
            <text:p><text:s/>22.0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103" calcext:value-type="float">
            <text:p>305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43-021001-UCEM F# 1043 COMPRA DE 7M3 HOR</text:p>
          </table:table-cell>
        </table:table-row>
        <table:table-row table:style-name="ro6">
          <table:table-cell office:value-type="float" office:value="5200" calcext:value-type="float">
            <text:p>5200</text:p>
          </table:table-cell>
          <table:table-cell office:value-type="string" calcext:value-type="string">
            <text:p><text:s/>18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04" calcext:value-type="float">
            <text:p><text:s/>11.0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203" calcext:value-type="float">
            <text:p>305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87-021001-UCEM F# 1087 COMPRA DE 7M3 HOR</text:p>
          </table:table-cell>
        </table:table-row>
        <table:table-row table:style-name="ro6">
          <table:table-cell office:value-type="float" office:value="5201" calcext:value-type="float">
            <text:p>5201</text:p>
          </table:table-cell>
          <table:table-cell office:value-type="string" calcext:value-type="string">
            <text:p><text:s/>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83" calcext:value-type="float">
            <text:p><text:s/>11.8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303" calcext:value-type="float">
            <text:p>305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40-021001-UCEM F# 1140 COMPRA DE 14M3 HO</text:p>
          </table:table-cell>
        </table:table-row>
        <table:table-row table:style-name="ro6">
          <table:table-cell office:value-type="float" office:value="5202" calcext:value-type="float">
            <text:p>5202</text:p>
          </table:table-cell>
          <table:table-cell office:value-type="string" calcext:value-type="string">
            <text:p><text:s/>6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12" calcext:value-type="float">
            <text:p><text:s/>0.1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503" calcext:value-type="float">
            <text:p>305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25-001001-GARCIA ALAÑA VICTOR F# 1025 CO</text:p>
          </table:table-cell>
        </table:table-row>
        <table:table-row table:style-name="ro6">
          <table:table-cell office:value-type="float" office:value="5203" calcext:value-type="float">
            <text:p>5203</text:p>
          </table:table-cell>
          <table:table-cell office:value-type="string" calcext:value-type="string">
            <text:p><text:s/>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95" calcext:value-type="float">
            <text:p><text:s/>0.9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603" calcext:value-type="float">
            <text:p>305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092-001001-JC PORTAL DRILLING F# 92 COMPR</text:p>
          </table:table-cell>
        </table:table-row>
        <table:table-row table:style-name="ro6">
          <table:table-cell office:value-type="float" office:value="5204" calcext:value-type="float">
            <text:p>5204</text:p>
          </table:table-cell>
          <table:table-cell office:value-type="string" calcext:value-type="string">
            <text:p><text:s/>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7" calcext:value-type="float">
            <text:p><text:s/>4.8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903" calcext:value-type="float">
            <text:p>305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107-022901-COMERCIAL KYWI F# 2107 COMPRA </text:p>
          </table:table-cell>
        </table:table-row>
        <table:table-row table:style-name="ro6">
          <table:table-cell office:value-type="float" office:value="5205" calcext:value-type="float">
            <text:p>5205</text:p>
          </table:table-cell>
          <table:table-cell office:value-type="string" calcext:value-type="string">
            <text:p><text:s/>11.04</text:p>
          </table:table-cell>
          <table:table-cell office:value-type="float" office:value="10.46" calcext:value-type="float">
            <text:p><text:s/>10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ecx sa: Regularización de CI # 54914 aplicada por retención a la fuente</text:p>
          </table:table-cell>
        </table:table-row>
        <table:table-row table:style-name="ro6">
          <table:table-cell office:value-type="float" office:value="5206" calcext:value-type="float">
            <text:p>520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.04" calcext:value-type="float">
            <text:p><text:s/>11.0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703" calcext:value-type="float">
            <text:p>307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35-021001-UCEM F# 1235 COMPRA DE 14M3 HO</text:p>
          </table:table-cell>
        </table:table-row>
        <table:table-row table:style-name="ro7">
          <table:table-cell table:style-name="ce279" office:value-type="float" office:value="5230" calcext:value-type="float">
            <text:p>5230</text:p>
          </table:table-cell>
          <table:table-cell table:style-name="ce281" office:value-type="string" calcext:value-type="string">
            <text:p>2-1-1-01-02-008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Ret. Impto. 2.75% sobre Compras" calcext:value-type="string">
            <text:p><text:s/>Ret. Impto. 2.75% sobre Compras </text:p>
          </table:table-cell>
          <table:table-cell table:style-name="ce279"/>
          <table:table-cell table:style-name="ce285" table:number-columns-repeated="2"/>
          <table:table-cell table:style-name="ce279" table:number-columns-repeated="4"/>
        </table:table-row>
        <table:table-row table:style-name="ro6">
          <table:table-cell office:value-type="float" office:value="5231" calcext:value-type="float">
            <text:p>5231</text:p>
          </table:table-cell>
          <table:table-cell office:value-type="string" calcext:value-type="string">
            <text:p><text:s/>2.44</text:p>
          </table:table-cell>
          <table:table-cell office:value-type="float" office:value="2.44" calcext:value-type="float">
            <text:p><text:s/>2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ASPASO IMPUESTO MES ABRIL 2020</text:p>
          </table:table-cell>
        </table:table-row>
        <table:table-row table:style-name="ro6">
          <table:table-cell office:value-type="float" office:value="5232" calcext:value-type="float">
            <text:p>5232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44" calcext:value-type="float">
            <text:p><text:s/>2.44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203" calcext:value-type="float">
            <text:p>242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31055375-001064-CONSUMO CELULAR DEL 2 MARZO AL</text:p>
          </table:table-cell>
        </table:table-row>
        <table:table-row table:style-name="ro6">
          <table:table-cell office:value-type="float" office:value="5233" calcext:value-type="float">
            <text:p>5233</text:p>
          </table:table-cell>
          <table:table-cell office:value-type="string" calcext:value-type="string">
            <text:p>-2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9" calcext:value-type="float">
            <text:p><text:s/>2.29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003" calcext:value-type="float">
            <text:p>243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31590459-001064-CONSUMO CELULAR MES ABRIL 2020</text:p>
          </table:table-cell>
        </table:table-row>
        <table:table-row table:style-name="ro6">
          <table:table-cell office:value-type="float" office:value="5234" calcext:value-type="float">
            <text:p>5234</text:p>
          </table:table-cell>
          <table:table-cell office:value-type="string" calcext:value-type="string">
            <text:p>-7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95" calcext:value-type="float">
            <text:p><text:s/>4.95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803" calcext:value-type="float">
            <text:p>242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20937-001001-ALQUILER MENSUAL DE SANITARIO </text:p>
          </table:table-cell>
        </table:table-row>
        <table:table-row table:style-name="ro6">
          <table:table-cell office:value-type="float" office:value="5235" calcext:value-type="float">
            <text:p>5235</text:p>
          </table:table-cell>
          <table:table-cell office:value-type="string" calcext:value-type="string">
            <text:p><text:s/>.00</text:p>
          </table:table-cell>
          <table:table-cell office:value-type="float" office:value="7.24" calcext:value-type="float">
            <text:p><text:s/>7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</table:table-row>
        <table:table-row table:style-name="ro6">
          <table:table-cell office:value-type="float" office:value="5236" calcext:value-type="float">
            <text:p>5236</text:p>
          </table:table-cell>
          <table:table-cell office:value-type="string" calcext:value-type="string">
            <text:p>-3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17" calcext:value-type="float">
            <text:p><text:s/>3.1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903" calcext:value-type="float">
            <text:p>252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31797624-001064-CONSUMO CELULAR MES JUNIO</text:p>
          </table:table-cell>
        </table:table-row>
        <table:table-row table:style-name="ro6">
          <table:table-cell office:value-type="float" office:value="5237" calcext:value-type="float">
            <text:p>5237</text:p>
          </table:table-cell>
          <table:table-cell office:value-type="string" calcext:value-type="string">
            <text:p>-6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8" calcext:value-type="float">
            <text:p><text:s/>3.8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003" calcext:value-type="float">
            <text:p>250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1037-001001-ALQUILER POR 14 DIAS SANITARIO</text:p>
          </table:table-cell>
        </table:table-row>
        <table:table-row table:style-name="ro6">
          <table:table-cell office:value-type="float" office:value="5238" calcext:value-type="float">
            <text:p>5238</text:p>
          </table:table-cell>
          <table:table-cell office:value-type="string" calcext:value-type="string">
            <text:p>-30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38" calcext:value-type="float">
            <text:p><text:s/>23.3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503" calcext:value-type="float">
            <text:p>253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159-002050-SERVICIO AUDITORIA</text:p>
          </table:table-cell>
        </table:table-row>
        <table:table-row table:style-name="ro6">
          <table:table-cell office:value-type="float" office:value="5239" calcext:value-type="float">
            <text:p>5239</text:p>
          </table:table-cell>
          <table:table-cell office:value-type="string" calcext:value-type="string">
            <text:p><text:s/>.00</text:p>
          </table:table-cell>
          <table:table-cell office:value-type="float" office:value="30.35" calcext:value-type="float">
            <text:p><text:s/>30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aspaso impuesto mes Junio 2020</text:p>
          </table:table-cell>
        </table:table-row>
        <table:table-row table:style-name="ro6">
          <table:table-cell office:value-type="float" office:value="5240" calcext:value-type="float">
            <text:p>5240</text:p>
          </table:table-cell>
          <table:table-cell office:value-type="string" calcext:value-type="string">
            <text:p>-2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06" calcext:value-type="float">
            <text:p><text:s/>2.0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703" calcext:value-type="float">
            <text:p>261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4813-001002-SERVICIOS DE GUARDIANIA</text:p>
          </table:table-cell>
        </table:table-row>
        <table:table-row table:style-name="ro6">
          <table:table-cell office:value-type="float" office:value="5241" calcext:value-type="float">
            <text:p>5241</text:p>
          </table:table-cell>
          <table:table-cell office:value-type="string" calcext:value-type="string">
            <text:p><text:s/>.00</text:p>
          </table:table-cell>
          <table:table-cell office:value-type="float" office:value="2.06" calcext:value-type="float">
            <text:p><text:s/>2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ASPASO IMPUESTOS MES JULIO 2020</text:p>
          </table:table-cell>
        </table:table-row>
        <table:table-row table:style-name="ro6">
          <table:table-cell office:value-type="float" office:value="5242" calcext:value-type="float">
            <text:p>5242</text:p>
          </table:table-cell>
          <table:table-cell office:value-type="string" calcext:value-type="string">
            <text:p>-59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803" calcext:value-type="float">
            <text:p>27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2-001002-SERVICIOS GUARDIANIA</text:p>
          </table:table-cell>
        </table:table-row>
        <table:table-row table:style-name="ro6">
          <table:table-cell office:value-type="float" office:value="5243" calcext:value-type="float">
            <text:p>5243</text:p>
          </table:table-cell>
          <table:table-cell office:value-type="string" calcext:value-type="string">
            <text:p>-6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45" calcext:value-type="float">
            <text:p><text:s/>3.4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403" calcext:value-type="float">
            <text:p>27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32088801-001064-CONSUMO CELULAR</text:p>
          </table:table-cell>
        </table:table-row>
        <table:table-row table:style-name="ro6">
          <table:table-cell office:value-type="float" office:value="5244" calcext:value-type="float">
            <text:p>5244</text:p>
          </table:table-cell>
          <table:table-cell office:value-type="string" calcext:value-type="string">
            <text:p>-72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9" calcext:value-type="float">
            <text:p><text:s/>9.9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203" calcext:value-type="float">
            <text:p>27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21160-001001-ALQUILER MENSUAL SANITARIO POR</text:p>
          </table:table-cell>
        </table:table-row>
        <table:table-row table:style-name="ro6">
          <table:table-cell office:value-type="float" office:value="5245" calcext:value-type="float">
            <text:p>5245</text:p>
          </table:table-cell>
          <table:table-cell office:value-type="string" calcext:value-type="string">
            <text:p>-97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16" calcext:value-type="float">
            <text:p><text:s/>25.1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903" calcext:value-type="float">
            <text:p>27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3-001002-SERVICIO DE GUARDIANIA</text:p>
          </table:table-cell>
        </table:table-row>
        <table:table-row table:style-name="ro6">
          <table:table-cell office:value-type="float" office:value="5246" calcext:value-type="float">
            <text:p>5246</text:p>
          </table:table-cell>
          <table:table-cell office:value-type="string" calcext:value-type="string">
            <text:p><text:s/>.00</text:p>
          </table:table-cell>
          <table:table-cell office:value-type="float" office:value="97.91" calcext:value-type="float">
            <text:p><text:s/>97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ASPASO IMPUESTOS MES: AGOSTO - 2020</text:p>
          </table:table-cell>
        </table:table-row>
        <table:table-row table:style-name="ro6">
          <table:table-cell office:value-type="float" office:value="5247" calcext:value-type="float">
            <text:p>5247</text:p>
          </table:table-cell>
          <table:table-cell office:value-type="string" calcext:value-type="string">
            <text:p>-8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73" calcext:value-type="float">
            <text:p><text:s/>8.7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603" calcext:value-type="float">
            <text:p>295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10-001002-CAJAMARCA F# 5110 SERVICIOS DE</text:p>
          </table:table-cell>
        </table:table-row>
        <table:table-row table:style-name="ro6">
          <table:table-cell office:value-type="float" office:value="5248" calcext:value-type="float">
            <text:p>5248</text:p>
          </table:table-cell>
          <table:table-cell office:value-type="string" calcext:value-type="string">
            <text:p>-21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38" calcext:value-type="float">
            <text:p><text:s/>12.3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203" calcext:value-type="float">
            <text:p>294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84-001001-EDISON CONDOR F# 884 VIAJE DE </text:p>
          </table:table-cell>
        </table:table-row>
        <table:table-row table:style-name="ro6">
          <table:table-cell office:value-type="float" office:value="5249" calcext:value-type="float">
            <text:p>5249</text:p>
          </table:table-cell>
          <table:table-cell office:value-type="string" calcext:value-type="string">
            <text:p>-80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703" calcext:value-type="float">
            <text:p>295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09-001002-CAJAMARCA F# 5109 SERVICIOS DE</text:p>
          </table:table-cell>
        </table:table-row>
        <table:table-row table:style-name="ro6">
          <table:table-cell office:value-type="float" office:value="5250" calcext:value-type="float">
            <text:p>5250</text:p>
          </table:table-cell>
          <table:table-cell office:value-type="string" calcext:value-type="string">
            <text:p>-83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83" calcext:value-type="float">
            <text:p><text:s/>2.8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903" calcext:value-type="float">
            <text:p>292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3084-001138-CONECEL F# 3084 CONSUMO CELULA</text:p>
          </table:table-cell>
        </table:table-row>
        <table:table-row table:style-name="ro6">
          <table:table-cell office:value-type="float" office:value="5251" calcext:value-type="float">
            <text:p>5251</text:p>
          </table:table-cell>
          <table:table-cell office:value-type="string" calcext:value-type="string">
            <text:p><text:s/>913.26</text:p>
          </table:table-cell>
          <table:table-cell office:value-type="float" office:value="996.6" calcext:value-type="float">
            <text:p><text:s/>996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</table:table-row>
        <table:table-row table:style-name="ro6">
          <table:table-cell office:value-type="float" office:value="5252" calcext:value-type="float">
            <text:p>5252</text:p>
          </table:table-cell>
          <table:table-cell office:value-type="string" calcext:value-type="string">
            <text:p><text:s/>17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5.68" calcext:value-type="float">
            <text:p><text:s/>895.6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803" calcext:value-type="float">
            <text:p>295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041-001002-VIADIRECTA CONSTRUCCIONES F# 4</text:p>
          </table:table-cell>
        </table:table-row>
        <table:table-row table:style-name="ro6">
          <table:table-cell office:value-type="float" office:value="5253" calcext:value-type="float">
            <text:p>5253</text:p>
          </table:table-cell>
          <table:table-cell office:value-type="string" calcext:value-type="string">
            <text:p><text:s/>13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4" calcext:value-type="float">
            <text:p><text:s/>4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303" calcext:value-type="float">
            <text:p>28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4-001201-EQUIPOS Y PRUEBAS F# 504 TOMA </text:p>
          </table:table-cell>
        </table:table-row>
        <table:table-row table:style-name="ro6">
          <table:table-cell office:value-type="float" office:value="5254" calcext:value-type="float">
            <text:p>5254</text:p>
          </table:table-cell>
          <table:table-cell office:value-type="string" calcext:value-type="string">
            <text:p><text:s/>3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9" calcext:value-type="float">
            <text:p><text:s/>9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203" calcext:value-type="float">
            <text:p>28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21324-001001-SANIPORT SA F# 21324 ALQUILER </text:p>
          </table:table-cell>
        </table:table-row>
        <table:table-row table:style-name="ro6">
          <table:table-cell office:value-type="float" office:value="5255" calcext:value-type="float">
            <text:p>525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.28" calcext:value-type="float">
            <text:p><text:s/>3.2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503" calcext:value-type="float">
            <text:p>291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32137687-001064-CONECEL F# 32137687 CONSUMO CE</text:p>
          </table:table-cell>
        </table:table-row>
        <table:table-row table:style-name="ro6">
          <table:table-cell office:value-type="float" office:value="5256" calcext:value-type="float">
            <text:p>5256</text:p>
          </table:table-cell>
          <table:table-cell office:value-type="string" calcext:value-type="string">
            <text:p>-4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46" calcext:value-type="float">
            <text:p><text:s/>4.4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603" calcext:value-type="float">
            <text:p>301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32207799-001064-CONECEL F# 32207799 CONSUMO CE</text:p>
          </table:table-cell>
        </table:table-row>
        <table:table-row table:style-name="ro6">
          <table:table-cell office:value-type="float" office:value="5257" calcext:value-type="float">
            <text:p>5257</text:p>
          </table:table-cell>
          <table:table-cell office:value-type="string" calcext:value-type="string">
            <text:p><text:s/>40.65</text:p>
          </table:table-cell>
          <table:table-cell office:value-type="float" office:value="45.11" calcext:value-type="float">
            <text:p><text:s/>45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ASPASO IMPUESTOS MES: OCTUBRE-2020</text:p>
          </table:table-cell>
        </table:table-row>
        <table:table-row table:style-name="ro6">
          <table:table-cell office:value-type="float" office:value="5258" calcext:value-type="float">
            <text:p>5258</text:p>
          </table:table-cell>
          <table:table-cell office:value-type="string" calcext:value-type="string">
            <text:p><text:s/>33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37" calcext:value-type="float">
            <text:p><text:s/>7.3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903" calcext:value-type="float">
            <text:p>301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4-001001-OPTILOZANO SA F# 2694 CONSUMO </text:p>
          </table:table-cell>
        </table:table-row>
        <table:table-row table:style-name="ro6">
          <table:table-cell office:value-type="float" office:value="5259" calcext:value-type="float">
            <text:p>5259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28" calcext:value-type="float">
            <text:p><text:s/>33.2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203" calcext:value-type="float">
            <text:p>306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519-001201-EQUIPOS Y PRUEBAS F# 519 ENSAY</text:p>
          </table:table-cell>
        </table:table-row>
        <table:table-row table:style-name="ro7">
          <table:table-cell table:style-name="ce279" office:value-type="float" office:value="5270" calcext:value-type="float">
            <text:p>5270</text:p>
          </table:table-cell>
          <table:table-cell table:style-name="ce281" office:value-type="string" calcext:value-type="string">
            <text:p>2-1-1-01-02-009</text:p>
          </table:table-cell>
          <table:table-cell table:style-name="ce283" office:value-type="float" office:value="0" calcext:value-type="float">
            <text:p><text:s/>- </text:p>
          </table:table-cell>
          <table:table-cell table:style-name="ce283" office:value-type="string" office:string-value="Retención Impuesto Renta Empleados" calcext:value-type="string">
            <text:p><text:s/>Retención Impuesto Renta Empleados </text:p>
          </table:table-cell>
          <table:table-cell table:style-name="ce279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3:31:23.3891001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3:48:28.128573108</dc:date>
    <meta:editing-duration>PT34M59S</meta:editing-duration>
    <meta:editing-cycles>4</meta:editing-cycles>
    <meta:document-statistic meta:table-count="2" meta:cell-count="12062" meta:object-count="0"/>
  </office:meta>
</office:document-meta>
</file>